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4.00pt" fo:font-weight="bold" fo:font-family="'Quattrocento Sans'" style:font-family-asian="'Quattrocento Sans'" style:font-family-complex="'Quattrocento Sans'" fo:background-color="#ffffff" fo:color="#24292e"/>
    </style:style>
    <style:style style:name="T2" style:family="text">
      <style:text-properties fo:font-size="24.00pt" fo:font-weight="normal" fo:font-family="'Quattrocento Sans'" style:font-family-asian="'Quattrocento Sans'" style:font-family-complex="'Quattrocento Sans'" fo:background-color="#ffffff" fo:color="#24292e"/>
    </style:style>
    <style:style style:name="T3" style:family="text">
      <style:text-properties fo:font-size="24.00pt" fo:font-weight="bold" fo:font-family="'Quattrocento Sans'" style:font-family-asian="'Quattrocento Sans'" style:font-family-complex="'Quattrocento Sans'" fo:background-color="#ffffff" fo:color="#24292e"/>
    </style:style>
    <style:style style:name="T4" style:family="text">
      <style:text-properties fo:font-size="24.00pt" fo:font-weight="normal" fo:font-family="'Quattrocento Sans'" style:font-family-asian="'Quattrocento Sans'" style:font-family-complex="'Quattrocento Sans'" fo:background-color="#ffffff" fo:color="#24292e"/>
    </style:style>
    <style:style style:name="T5" style:family="text">
      <style:text-properties fo:font-size="24.00pt" fo:font-weight="bold" fo:font-family="'Quattrocento Sans'" style:font-family-asian="'Quattrocento Sans'" style:font-family-complex="'Quattrocento Sans'" fo:background-color="#ffffff" fo:color="#24292e"/>
    </style:style>
    <style:style style:name="T6" style:family="text">
      <style:text-properties fo:font-size="24.00pt" fo:font-weight="normal" fo:font-family="'Quattrocento Sans'" style:font-family-asian="'Quattrocento Sans'" style:font-family-complex="'Quattrocento Sans'" fo:background-color="#ffffff" fo:color="#24292e"/>
    </style:style>
    <style:style style:name="T7" style:family="text">
      <style:text-properties fo:font-size="12.00pt" fo:font-weight="normal" fo:font-family="'Quattrocento Sans'" style:font-family-asian="'Quattrocento Sans'" style:font-family-complex="'Quattrocento Sans'" fo:background-color="transparent" fo:color="#24292e"/>
    </style:style>
    <style:style style:name="T8" style:family="text">
      <style:text-properties fo:font-size="14.00pt" fo:font-weight="bold" fo:font-family="'Quattrocento Sans'" style:font-family-asian="'Quattrocento Sans'" style:font-family-complex="'Quattrocento Sans'" fo:background-color="transparent" fo:color="#24292e"/>
    </style:style>
    <style:style style:name="T9" style:family="text">
      <style:text-properties fo:font-size="14.00pt" fo:font-weight="normal" fo:font-family="'Quattrocento Sans'" style:font-family-asian="'Quattrocento Sans'" style:font-family-complex="'Quattrocento Sans'" fo:background-color="transparent" fo:color="#24292e"/>
    </style:style>
    <style:style style:name="T10" style:family="text">
      <style:text-properties fo:font-size="12.00pt" fo:font-weight="normal" fo:font-family="'Quattrocento Sans'" style:font-family-asian="'Quattrocento Sans'" style:font-family-complex="'Quattrocento Sans'" fo:background-color="transparent" fo:color="#24292e"/>
    </style:style>
    <style:style style:name="T11" style:family="text">
      <style:text-properties fo:font-size="11.00pt" fo:font-weight="normal" fo:font-family="Calibri" style:font-family-asian="Calibri" style:font-family-complex="Calibri" fo:background-color="transparent" fo:color="#24292e"/>
    </style:style>
    <style:style style:name="T12" style:family="text">
      <style:text-properties fo:font-size="12.00pt" fo:font-weight="normal" fo:font-family="'Quattrocento Sans'" style:font-family-asian="'Quattrocento Sans'" style:font-family-complex="'Quattrocento Sans'" fo:background-color="transparent" fo:color="#24292e"/>
    </style:style>
    <style:style style:name="T13" style:family="text">
      <style:text-properties fo:font-size="11.00pt" fo:font-weight="normal" fo:font-family="Calibri" style:font-family-asian="Calibri" style:font-family-complex="Calibri" fo:background-color="transparent" fo:color="#24292e"/>
    </style:style>
    <style:style style:name="T14" style:family="text">
      <style:text-properties fo:font-size="12.00pt" fo:font-weight="normal" fo:font-family="'Quattrocento Sans'" style:font-family-asian="'Quattrocento Sans'" style:font-family-complex="'Quattrocento Sans'" fo:background-color="transparent" fo:color="#24292e"/>
    </style:style>
    <style:style style:name="T15" style:family="text">
      <style:text-properties fo:font-size="11.00pt" fo:font-weight="normal" fo:font-family="Calibri" style:font-family-asian="Calibri" style:font-family-complex="Calibri" fo:background-color="transparent" fo:color="#24292e"/>
    </style:style>
    <style:style style:name="T16" style:family="text">
      <style:text-properties fo:font-size="12.00pt" fo:font-weight="normal" fo:font-family="'Quattrocento Sans'" style:font-family-asian="'Quattrocento Sans'" style:font-family-complex="'Quattrocento Sans'" fo:background-color="transparent" fo:color="#24292e"/>
    </style:style>
    <style:style style:name="T17" style:family="text">
      <style:text-properties fo:font-size="11.00pt" fo:font-weight="normal" fo:font-family="Calibri" style:font-family-asian="Calibri" style:font-family-complex="Calibri" fo:background-color="transparent" fo:color="#24292e"/>
    </style:style>
    <style:style style:name="T18" style:family="text">
      <style:text-properties fo:font-size="12.00pt" fo:font-weight="normal" fo:font-family="'Quattrocento Sans'" style:font-family-asian="'Quattrocento Sans'" style:font-family-complex="'Quattrocento Sans'" fo:background-color="transparent" fo:color="#24292e"/>
    </style:style>
    <style:style style:name="T19" style:family="text">
      <style:text-properties fo:font-size="11.00pt" fo:font-weight="normal" fo:font-family="Calibri" style:font-family-asian="Calibri" style:font-family-complex="Calibri" fo:background-color="transparent" fo:color="#24292e"/>
    </style:style>
    <style:style style:name="T20" style:family="text">
      <style:text-properties fo:font-size="12.00pt" fo:font-weight="normal" fo:font-family="'Quattrocento Sans'" style:font-family-asian="'Quattrocento Sans'" style:font-family-complex="'Quattrocento Sans'" fo:background-color="transparent" fo:color="#24292e"/>
    </style:style>
    <style:style style:name="T21" style:family="text">
      <style:text-properties fo:font-size="11.00pt" fo:font-weight="normal" fo:font-family="Calibri" style:font-family-asian="Calibri" style:font-family-complex="Calibri" fo:background-color="transparent" fo:color="#24292e"/>
    </style:style>
    <style:style style:name="T22" style:family="text">
      <style:text-properties fo:font-size="12.00pt" fo:font-weight="normal" fo:font-family="'Quattrocento Sans'" style:font-family-asian="'Quattrocento Sans'" style:font-family-complex="'Quattrocento Sans'" fo:background-color="transparent" fo:color="#000000"/>
    </style:style>
    <style:style style:name="T23" style:family="text">
      <style:text-properties fo:font-size="11.00pt" fo:font-weight="normal" fo:font-family="Calibri" style:font-family-asian="Calibri" style:font-family-complex="Calibri" fo:background-color="transparent" fo:color="#000000"/>
    </style:style>
    <style:style style:name="T24" style:family="text">
      <style:text-properties fo:font-size="12.00pt" fo:font-weight="normal" fo:font-family="'Quattrocento Sans'" style:font-family-asian="'Quattrocento Sans'" style:font-family-complex="'Quattrocento Sans'" fo:background-color="transparent" fo:color="#000000"/>
    </style:style>
    <style:style style:name="T25" style:family="text">
      <style:text-properties fo:font-size="11.00pt" fo:font-weight="normal" fo:font-family="Calibri" style:font-family-asian="Calibri" style:font-family-complex="Calibri" fo:background-color="transparent" fo:color="#000000"/>
    </style:style>
    <style:style style:name="T26" style:family="text">
      <style:text-properties fo:font-size="21.00pt" fo:font-weight="bold" fo:font-family="'Quattrocento Sans'" style:font-family-asian="'Quattrocento Sans'" style:font-family-complex="'Quattrocento Sans'" fo:background-color="transparent" fo:color="#24292e"/>
    </style:style>
    <style:style style:name="T27" style:family="text">
      <style:text-properties fo:font-size="21.00pt" fo:font-weight="normal" fo:font-family="'Quattrocento Sans'" style:font-family-asian="'Quattrocento Sans'" style:font-family-complex="'Quattrocento Sans'" fo:background-color="transparent" fo:color="#24292e"/>
    </style:style>
    <style:style style:name="T28" style:family="text">
      <style:text-properties fo:font-size="18.00pt" fo:font-weight="bold" fo:font-family="'Quattrocento Sans'" style:font-family-asian="'Quattrocento Sans'" style:font-family-complex="'Quattrocento Sans'" fo:background-color="transparent" fo:color="#24292e"/>
    </style:style>
    <style:style style:name="T29" style:family="text">
      <style:text-properties fo:font-size="18.00pt" fo:font-weight="normal" fo:font-family="'Quattrocento Sans'" style:font-family-asian="'Quattrocento Sans'" style:font-family-complex="'Quattrocento Sans'" fo:background-color="transparent" fo:color="#24292e"/>
    </style:style>
    <style:style style:name="T30" style:family="text">
      <style:text-properties fo:font-size="12.00pt" fo:font-weight="normal" fo:font-family="'Quattrocento Sans'" style:font-family-asian="'Quattrocento Sans'" style:font-family-complex="'Quattrocento Sans'" fo:background-color="transparent" fo:color="#24292e"/>
    </style:style>
    <style:style style:name="T31" style:family="text">
      <style:text-properties fo:font-size="11.00pt" fo:font-weight="normal" fo:font-family="Calibri" style:font-family-asian="Calibri" style:font-family-complex="Calibri" fo:background-color="transparent" fo:color="#24292e"/>
    </style:style>
    <style:style style:name="T32" style:family="text">
      <style:text-properties fo:font-size="12.00pt" fo:font-weight="normal" fo:font-family="'Quattrocento Sans'" style:font-family-asian="'Quattrocento Sans'" style:font-family-complex="'Quattrocento Sans'" fo:background-color="transparent" fo:color="#24292e"/>
    </style:style>
    <style:style style:name="T33" style:family="text">
      <style:text-properties fo:font-size="11.00pt" fo:font-weight="normal" fo:font-family="Calibri" style:font-family-asian="Calibri" style:font-family-complex="Calibri" fo:background-color="transparent" fo:color="#24292e"/>
    </style:style>
    <style:style style:name="T34" style:family="text">
      <style:text-properties fo:font-size="12.00pt" fo:font-weight="normal" fo:font-family="'Quattrocento Sans'" style:font-family-asian="'Quattrocento Sans'" style:font-family-complex="'Quattrocento Sans'" fo:background-color="transparent" fo:color="#000000"/>
    </style:style>
    <style:style style:name="T35" style:family="text">
      <style:text-properties fo:font-size="11.00pt" fo:font-weight="normal" fo:font-family="Calibri" style:font-family-asian="Calibri" style:font-family-complex="Calibri" fo:background-color="transparent" fo:color="#000000"/>
    </style:style>
    <style:style style:name="T36" style:family="text">
      <style:text-properties fo:font-size="12.00pt" fo:font-weight="normal" fo:font-family="'Quattrocento Sans'" style:font-family-asian="'Quattrocento Sans'" style:font-family-complex="'Quattrocento Sans'" fo:background-color="transparent" fo:color="#24292e"/>
    </style:style>
    <style:style style:name="T37" style:family="text">
      <style:text-properties fo:font-size="11.00pt" fo:font-weight="normal" fo:font-family="Calibri" style:font-family-asian="Calibri" style:font-family-complex="Calibri" fo:background-color="transparent" fo:color="#24292e"/>
    </style:style>
    <style:style style:name="T38" style:family="text">
      <style:text-properties fo:font-size="12.00pt" fo:font-weight="normal" fo:font-family="'Quattrocento Sans'" style:font-family-asian="'Quattrocento Sans'" style:font-family-complex="'Quattrocento Sans'" fo:background-color="transparent" fo:color="#24292e"/>
    </style:style>
    <style:style style:name="T39" style:family="text">
      <style:text-properties fo:font-size="11.00pt" fo:font-weight="normal" fo:font-family="Calibri" style:font-family-asian="Calibri" style:font-family-complex="Calibri" fo:background-color="transparent" fo:color="#24292e"/>
    </style:style>
    <style:style style:name="T40" style:family="text">
      <style:text-properties fo:font-size="12.00pt" fo:font-weight="normal" fo:font-family="'Quattrocento Sans'" style:font-family-asian="'Quattrocento Sans'" style:font-family-complex="'Quattrocento Sans'" fo:background-color="transparent" fo:color="#24292e"/>
    </style:style>
    <style:style style:name="T41" style:family="text">
      <style:text-properties fo:font-size="11.00pt" fo:font-weight="normal" fo:font-family="Calibri" style:font-family-asian="Calibri" style:font-family-complex="Calibri" fo:background-color="transparent" fo:color="#24292e"/>
    </style:style>
    <style:style style:name="T42" style:family="text">
      <style:text-properties fo:font-size="12.00pt" fo:font-weight="normal" fo:font-family="'Quattrocento Sans'" style:font-family-asian="'Quattrocento Sans'" style:font-family-complex="'Quattrocento Sans'" fo:background-color="transparent" fo:color="#24292e"/>
    </style:style>
    <style:style style:name="T43" style:family="text">
      <style:text-properties fo:font-size="11.00pt" fo:font-weight="normal" fo:font-family="Calibri" style:font-family-asian="Calibri" style:font-family-complex="Calibri" fo:background-color="transparent" fo:color="#24292e"/>
    </style:style>
    <style:style style:name="T44" style:family="text">
      <style:text-properties fo:font-size="12.00pt" fo:font-weight="normal" fo:font-family="'Quattrocento Sans'" style:font-family-asian="'Quattrocento Sans'" style:font-family-complex="'Quattrocento Sans'" fo:background-color="transparent" fo:color="#24292e"/>
    </style:style>
    <style:style style:name="T45" style:family="text">
      <style:text-properties fo:font-size="11.00pt" fo:font-weight="normal" fo:font-family="Calibri" style:font-family-asian="Calibri" style:font-family-complex="Calibri" fo:background-color="transparent" fo:color="#24292e"/>
    </style:style>
    <style:style style:name="T46" style:family="text">
      <style:text-properties fo:font-size="12.00pt" fo:font-weight="normal" fo:font-family="'Quattrocento Sans'" style:font-family-asian="'Quattrocento Sans'" style:font-family-complex="'Quattrocento Sans'" fo:background-color="transparent" fo:color="#24292e"/>
    </style:style>
    <style:style style:name="T47" style:family="text">
      <style:text-properties fo:font-size="12.00pt" fo:font-weight="normal" fo:font-family="'Quattrocento Sans'" style:font-family-asian="'Quattrocento Sans'" style:font-family-complex="'Quattrocento Sans'" fo:background-color="transparent" fo:color="#000000"/>
    </style:style>
    <style:style style:name="T48" style:family="text">
      <style:text-properties fo:font-size="11.00pt" fo:font-weight="normal" fo:font-family="Calibri" style:font-family-asian="Calibri" style:font-family-complex="Calibri" fo:background-color="transparent" fo:color="#24292e"/>
    </style:style>
    <style:style style:name="T49" style:family="text">
      <style:text-properties fo:font-size="12.00pt" fo:font-weight="normal" fo:font-family="'Quattrocento Sans'" style:font-family-asian="'Quattrocento Sans'" style:font-family-complex="'Quattrocento Sans'" fo:background-color="transparent" fo:color="#24292e"/>
    </style:style>
    <style:style style:name="T50" style:family="text">
      <style:text-properties fo:font-size="11.00pt" fo:font-weight="normal" fo:font-family="Calibri" style:font-family-asian="Calibri" style:font-family-complex="Calibri" fo:background-color="transparent" fo:color="#24292e"/>
    </style:style>
    <style:style style:name="T51" style:family="text">
      <style:text-properties fo:font-size="12.00pt" fo:font-weight="normal" fo:font-family="'Quattrocento Sans'" style:font-family-asian="'Quattrocento Sans'" style:font-family-complex="'Quattrocento Sans'" fo:background-color="transparent" fo:color="#000000"/>
    </style:style>
    <style:style style:name="T52" style:family="text">
      <style:text-properties fo:font-size="12.00pt" fo:font-weight="normal" fo:font-family="'Quattrocento Sans'" style:font-family-asian="'Quattrocento Sans'" style:font-family-complex="'Quattrocento Sans'" fo:background-color="transparent" style:use-window-font-color="true"/>
    </style:style>
    <style:style style:name="T53" style:family="text">
      <style:text-properties fo:font-size="12.00pt" fo:font-weight="normal" fo:font-family="'Quattrocento Sans'" style:font-family-asian="'Quattrocento Sans'" style:font-family-complex="'Quattrocento Sans'" fo:background-color="transparent" fo:color="#000000"/>
    </style:style>
    <style:style style:name="T54" style:family="text">
      <style:text-properties fo:font-size="11.00pt" fo:font-weight="normal" fo:font-family="Calibri" style:font-family-asian="Calibri" style:font-family-complex="Calibri" fo:background-color="transparent" fo:color="#000000"/>
    </style:style>
    <style:style style:name="T55" style:family="text">
      <style:text-properties fo:font-size="12.00pt" fo:font-weight="normal" fo:font-family="'Quattrocento Sans'" style:font-family-asian="'Quattrocento Sans'" style:font-family-complex="'Quattrocento Sans'" fo:background-color="transparent" fo:color="#24292e"/>
    </style:style>
    <style:style style:name="T56" style:family="text">
      <style:text-properties fo:font-size="11.00pt" fo:font-weight="normal" fo:font-family="Calibri" style:font-family-asian="Calibri" style:font-family-complex="Calibri" fo:background-color="transparent" fo:color="#24292e"/>
    </style:style>
    <style:style style:name="T57" style:family="text">
      <style:text-properties fo:font-size="15.00pt" fo:font-weight="bold" fo:font-family="'Quattrocento Sans'" style:font-family-asian="'Quattrocento Sans'" style:font-family-complex="'Quattrocento Sans'" fo:background-color="transparent" fo:color="#24292e"/>
    </style:style>
    <style:style style:name="T58" style:family="text">
      <style:text-properties fo:font-size="15.00pt" fo:font-weight="normal" fo:font-family="'Quattrocento Sans'" style:font-family-asian="'Quattrocento Sans'" style:font-family-complex="'Quattrocento Sans'" fo:background-color="transparent" fo:color="#24292e"/>
    </style:style>
    <style:style style:name="T59" style:family="text">
      <style:text-properties fo:font-size="12.00pt" fo:font-weight="normal" fo:font-family="'Quattrocento Sans'" style:font-family-asian="'Quattrocento Sans'" style:font-family-complex="'Quattrocento Sans'" fo:background-color="transparent" fo:color="#24292e"/>
    </style:style>
    <style:style style:name="T60" style:family="text">
      <style:text-properties fo:font-size="11.00pt" fo:font-weight="normal" fo:font-family="Calibri" style:font-family-asian="Calibri" style:font-family-complex="Calibri" fo:background-color="transparent" fo:color="#24292e"/>
    </style:style>
    <style:style style:name="T61" style:family="text">
      <style:text-properties fo:font-size="12.00pt" fo:font-weight="normal" fo:font-family="'Quattrocento Sans'" style:font-family-asian="'Quattrocento Sans'" style:font-family-complex="'Quattrocento Sans'" fo:background-color="transparent" fo:color="#24292e"/>
    </style:style>
    <style:style style:name="T62" style:family="text">
      <style:text-properties fo:font-size="11.00pt" fo:font-weight="normal" fo:font-family="Calibri" style:font-family-asian="Calibri" style:font-family-complex="Calibri" fo:background-color="transparent" fo:color="#24292e"/>
    </style:style>
    <style:style style:name="T63" style:family="text">
      <style:text-properties fo:font-size="12.00pt" fo:font-weight="normal" fo:font-family="'Quattrocento Sans'" style:font-family-asian="'Quattrocento Sans'" style:font-family-complex="'Quattrocento Sans'" fo:background-color="transparent" fo:color="#24292e"/>
    </style:style>
    <style:style style:name="T64" style:family="text">
      <style:text-properties fo:font-size="11.00pt" fo:font-weight="normal" fo:font-family="Calibri" style:font-family-asian="Calibri" style:font-family-complex="Calibri" fo:background-color="transparent" fo:color="#24292e"/>
    </style:style>
    <style:style style:name="T65" style:family="text">
      <style:text-properties fo:font-size="12.00pt" fo:font-weight="normal" fo:font-family="'Quattrocento Sans'" style:font-family-asian="'Quattrocento Sans'" style:font-family-complex="'Quattrocento Sans'" fo:background-color="transparent" fo:color="#24292e"/>
    </style:style>
    <style:style style:name="T66" style:family="text">
      <style:text-properties fo:font-size="11.00pt" fo:font-weight="normal" fo:font-family="Calibri" style:font-family-asian="Calibri" style:font-family-complex="Calibri" fo:background-color="transparent" fo:color="#24292e"/>
    </style:style>
    <style:style style:name="T67" style:family="text">
      <style:text-properties fo:font-size="12.00pt" fo:font-weight="normal" fo:font-family="'Quattrocento Sans'" style:font-family-asian="'Quattrocento Sans'" style:font-family-complex="'Quattrocento Sans'" fo:background-color="transparent" fo:color="#24292e"/>
    </style:style>
    <style:style style:name="T68" style:family="text">
      <style:text-properties fo:font-size="11.00pt" fo:font-weight="normal" fo:font-family="Calibri" style:font-family-asian="Calibri" style:font-family-complex="Calibri" fo:background-color="transparent" fo:color="#24292e"/>
    </style:style>
    <style:style style:name="T69" style:family="text">
      <style:text-properties fo:font-size="12.00pt" fo:font-weight="normal" fo:font-family="'Quattrocento Sans'" style:font-family-asian="'Quattrocento Sans'" style:font-family-complex="'Quattrocento Sans'" fo:background-color="transparent" fo:color="#24292e"/>
    </style:style>
    <style:style style:name="T70" style:family="text">
      <style:text-properties fo:font-size="11.00pt" fo:font-weight="normal" fo:font-family="Calibri" style:font-family-asian="Calibri" style:font-family-complex="Calibri" fo:background-color="transparent" fo:color="#24292e"/>
    </style:style>
    <style:style style:name="T71" style:family="text">
      <style:text-properties fo:font-size="12.00pt" fo:font-weight="normal" fo:font-family="'Quattrocento Sans'" style:font-family-asian="'Quattrocento Sans'" style:font-family-complex="'Quattrocento Sans'" fo:background-color="transparent" fo:color="#24292e"/>
    </style:style>
    <style:style style:name="T72" style:family="text">
      <style:text-properties fo:font-size="11.00pt" fo:font-weight="normal" fo:font-family="Calibri" style:font-family-asian="Calibri" style:font-family-complex="Calibri" fo:background-color="transparent" fo:color="#24292e"/>
    </style:style>
    <style:style style:name="T73" style:family="text">
      <style:text-properties fo:font-size="15.00pt" fo:font-weight="bold" fo:font-family="'Quattrocento Sans'" style:font-family-asian="'Quattrocento Sans'" style:font-family-complex="'Quattrocento Sans'" fo:background-color="transparent" fo:color="#000000"/>
    </style:style>
    <style:style style:name="T74" style:family="text">
      <style:text-properties fo:font-size="15.00pt" fo:font-weight="normal" fo:font-family="'Quattrocento Sans'" style:font-family-asian="'Quattrocento Sans'" style:font-family-complex="'Quattrocento Sans'" fo:background-color="transparent" fo:color="#000000"/>
    </style:style>
    <style:style style:name="T75" style:family="text">
      <style:text-properties fo:font-size="12.00pt" fo:font-weight="normal" fo:font-family="'Quattrocento Sans'" style:font-family-asian="'Quattrocento Sans'" style:font-family-complex="'Quattrocento Sans'" fo:background-color="transparent" fo:color="#000000"/>
    </style:style>
    <style:style style:name="T76" style:family="text">
      <style:text-properties fo:font-size="12.00pt" fo:font-weight="normal" fo:font-family="'Quattrocento Sans'" style:font-family-asian="'Quattrocento Sans'" style:font-family-complex="'Quattrocento Sans'" fo:background-color="transparent" style:use-window-font-color="true"/>
    </style:style>
    <style:style style:name="T77" style:family="text">
      <style:text-properties fo:font-size="12.00pt" fo:font-weight="normal" fo:font-family="'Quattrocento Sans'" style:font-family-asian="'Quattrocento Sans'" style:font-family-complex="'Quattrocento Sans'" fo:background-color="transparent" fo:color="#000000"/>
    </style:style>
    <style:style style:name="T78" style:family="text">
      <style:text-properties fo:font-size="11.00pt" fo:font-weight="normal" fo:font-family="Calibri" style:font-family-asian="Calibri" style:font-family-complex="Calibri" fo:background-color="transparent" fo:color="#000000"/>
    </style:style>
    <style:style style:name="T79" style:family="text">
      <style:text-properties fo:font-size="12.00pt" fo:font-weight="normal" fo:font-family="'Quattrocento Sans'" style:font-family-asian="'Quattrocento Sans'" style:font-family-complex="'Quattrocento Sans'" fo:background-color="transparent" fo:color="#000000"/>
    </style:style>
    <style:style style:name="T80" style:family="text">
      <style:text-properties fo:font-size="11.00pt" fo:font-weight="normal" fo:font-family="Calibri" style:font-family-asian="Calibri" style:font-family-complex="Calibri" fo:background-color="transparent" fo:color="#000000"/>
    </style:style>
    <style:style style:name="T81" style:family="text">
      <style:text-properties fo:font-size="12.00pt" fo:font-weight="normal" fo:font-family="'Quattrocento Sans'" style:font-family-asian="'Quattrocento Sans'" style:font-family-complex="'Quattrocento Sans'" fo:background-color="transparent" fo:color="#000000"/>
    </style:style>
    <style:style style:name="T82" style:family="text">
      <style:text-properties fo:font-size="11.00pt" fo:font-weight="normal" fo:font-family="Calibri" style:font-family-asian="Calibri" style:font-family-complex="Calibri" fo:background-color="transparent" fo:color="#000000"/>
    </style:style>
    <style:style style:name="T83" style:family="text">
      <style:text-properties fo:font-size="12.00pt" fo:font-weight="normal" fo:font-family="'Quattrocento Sans'" style:font-family-asian="'Quattrocento Sans'" style:font-family-complex="'Quattrocento Sans'" fo:background-color="transparent" fo:color="#000000"/>
    </style:style>
    <style:style style:name="T84" style:family="text">
      <style:text-properties fo:font-size="12.00pt" fo:font-weight="normal" fo:font-family="'Quattrocento Sans'" style:font-family-asian="'Quattrocento Sans'" style:font-family-complex="'Quattrocento Sans'" fo:background-color="transparent" style:use-window-font-color="true"/>
    </style:style>
    <style:style style:name="T85" style:family="text">
      <style:text-properties fo:font-size="12.00pt" fo:font-weight="normal" fo:font-family="'Quattrocento Sans'" style:font-family-asian="'Quattrocento Sans'" style:font-family-complex="'Quattrocento Sans'" fo:background-color="transparent" fo:color="#000000"/>
    </style:style>
    <style:style style:name="T86" style:family="text">
      <style:text-properties fo:font-size="11.00pt" fo:font-weight="normal" fo:font-family="Calibri" style:font-family-asian="Calibri" style:font-family-complex="Calibri" fo:background-color="transparent" fo:color="#000000"/>
    </style:style>
    <style:style style:name="T87" style:family="text">
      <style:text-properties fo:font-size="12.00pt" fo:font-weight="normal" fo:font-family="'Quattrocento Sans'" style:font-family-asian="'Quattrocento Sans'" style:font-family-complex="'Quattrocento Sans'" fo:background-color="transparent" fo:color="#000000"/>
    </style:style>
    <style:style style:name="T88" style:family="text">
      <style:text-properties fo:font-size="11.00pt" fo:font-weight="normal" fo:font-family="Calibri" style:font-family-asian="Calibri" style:font-family-complex="Calibri" fo:background-color="transparent" fo:color="#000000"/>
    </style:style>
    <style:style style:name="T89" style:family="text">
      <style:text-properties fo:font-size="12.00pt" fo:font-weight="normal" fo:font-family="'Quattrocento Sans'" style:font-family-asian="'Quattrocento Sans'" style:font-family-complex="'Quattrocento Sans'" fo:background-color="transparent" fo:color="#000000"/>
    </style:style>
    <style:style style:name="T90" style:family="text">
      <style:text-properties fo:font-size="15.00pt" fo:font-weight="bold" fo:font-family="'Quattrocento Sans'" style:font-family-asian="'Quattrocento Sans'" style:font-family-complex="'Quattrocento Sans'" fo:background-color="transparent" fo:color="#24292e"/>
    </style:style>
    <style:style style:name="T91" style:family="text">
      <style:text-properties fo:font-size="15.00pt" fo:font-weight="normal" fo:font-family="'Quattrocento Sans'" style:font-family-asian="'Quattrocento Sans'" style:font-family-complex="'Quattrocento Sans'" fo:background-color="transparent" fo:color="#24292e"/>
    </style:style>
    <style:style style:name="T92" style:family="text">
      <style:text-properties fo:font-size="12.00pt" fo:font-weight="normal" fo:font-family="'Quattrocento Sans'" style:font-family-asian="'Quattrocento Sans'" style:font-family-complex="'Quattrocento Sans'" fo:background-color="transparent" fo:color="#24292e"/>
    </style:style>
    <style:style style:name="T93" style:family="text">
      <style:text-properties fo:font-size="12.00pt" fo:font-weight="bold" fo:font-family="'Quattrocento Sans'" style:font-family-asian="'Quattrocento Sans'" style:font-family-complex="'Quattrocento Sans'" fo:background-color="transparent" fo:color="#24292e"/>
    </style:style>
    <style:style style:name="T94"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bold" fo:font-family="'Quattrocento Sans'" style:font-family-asian="'Quattrocento Sans'" style:font-family-complex="'Quattrocento Sans'" fo:background-color="transparent" fo:color="#24292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bold" fo:font-family="'Quattrocento Sans'" style:font-family-asian="'Quattrocento Sans'" style:font-family-complex="'Quattrocento Sans'" fo:background-color="transparent" fo:color="#24292e"/>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normal" fo:font-family="'Quattrocento Sans'" style:font-family-asian="'Quattrocento Sans'" style:font-family-complex="'Quattrocento Sans'" fo:background-color="transparent" fo:color="#24292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Quattrocento Sans'" style:font-family-asian="'Quattrocento Sans'" style:font-family-complex="'Quattrocento Sans'" fo:background-color="transparent" fo:color="#24292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normal" fo:font-family="'Quattrocento Sans'" style:font-family-asian="'Quattrocento Sans'" style:font-family-complex="'Quattrocento Sans'" fo:background-color="transparent" fo:color="#24292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Quattrocento Sans'" style:font-family-asian="'Quattrocento Sans'" style:font-family-complex="'Quattrocento Sans'" fo:background-color="transparent" fo:color="#000000"/>
    </style:style>
    <style:style style:name="T115" style:family="text">
      <style:text-properties fo:font-size="12.00pt" fo:font-weight="normal" fo:font-family="'Quattrocento Sans'" style:font-family-asian="'Quattrocento Sans'" style:font-family-complex="'Quattrocento Sans'" fo:background-color="transparent" fo:color="#24292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18" style:family="text">
      <style:text-properties fo:font-size="11.00pt" fo:font-weight="normal" fo:font-family="Calibri" style:font-family-asian="Calibri" style:font-family-complex="Calibri" fo:background-color="transparent" style:use-window-font-color="true"/>
    </style:style>
    <style:style style:name="T119" style:family="text">
      <style:text-properties fo:font-size="12.00pt" fo:font-weight="normal" fo:font-family="'Quattrocento Sans'" style:font-family-asian="'Quattrocento Sans'" style:font-family-complex="'Quattrocento Sans'" fo:background-color="transparent" fo:color="#24292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22" style:family="text">
      <style:text-properties fo:font-size="11.00pt" fo:font-weight="normal" fo:font-family="Calibri" style:font-family-asian="Calibri" style:font-family-complex="Calibri" fo:background-color="transparent" style:use-window-font-color="true"/>
    </style:style>
    <style:style style:name="T123" style:family="text">
      <style:text-properties fo:font-size="12.00pt" fo:font-weight="normal" fo:font-family="'Quattrocento Sans'" style:font-family-asian="'Quattrocento Sans'" style:font-family-complex="'Quattrocento Sans'" fo:background-color="transparent" fo:color="#24292e"/>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Quattrocento Sans'" style:font-family-asian="'Quattrocento Sans'" style:font-family-complex="'Quattrocento Sans'" fo:background-color="transparent" fo:color="#24292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30" style:family="text">
      <style:text-properties fo:font-size="11.00pt" fo:font-weight="normal" fo:font-family="Calibri" style:font-family-asian="Calibri" style:font-family-complex="Calibri" fo:background-color="transparent" style:use-window-font-color="true"/>
    </style:style>
    <style:style style:name="T131" style:family="text">
      <style:text-properties fo:font-size="12.00pt" fo:font-weight="normal" fo:font-family="'Quattrocento Sans'" style:font-family-asian="'Quattrocento Sans'" style:font-family-complex="'Quattrocento Sans'" fo:background-color="transparent" fo:color="#24292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normal" fo:font-family="'Quattrocento Sans'" style:font-family-asian="'Quattrocento Sans'" style:font-family-complex="'Quattrocento Sans'" fo:background-color="transparent" fo:color="#24292e"/>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Quattrocento Sans'" style:font-family-asian="'Quattrocento Sans'" style:font-family-complex="'Quattrocento Sans'" fo:background-color="transparent" fo:color="#24292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Quattrocento Sans'" style:font-family-asian="'Quattrocento Sans'" style:font-family-complex="'Quattrocento Sans'" fo:background-color="transparent" fo:color="#24292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2.00pt" fo:font-weight="normal" fo:font-family="'Quattrocento Sans'" style:font-family-asian="'Quattrocento Sans'" style:font-family-complex="'Quattrocento Sans'" fo:background-color="transparent" fo:color="#24292e"/>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2.00pt" fo:font-weight="normal" fo:font-family="'Quattrocento Sans'" style:font-family-asian="'Quattrocento Sans'" style:font-family-complex="'Quattrocento Sans'" fo:background-color="transparent" fo:color="#24292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2.00pt" fo:font-weight="normal" fo:font-family="'Quattrocento Sans'" style:font-family-asian="'Quattrocento Sans'" style:font-family-complex="'Quattrocento Sans'" fo:background-color="transparent" fo:color="#24292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8.00pt" fo:font-weight="bold" fo:font-family="'Quattrocento Sans'" style:font-family-asian="'Quattrocento Sans'" style:font-family-complex="'Quattrocento Sans'" fo:background-color="transparent" fo:color="#24292e"/>
    </style:style>
    <style:style style:name="T158" style:family="text">
      <style:text-properties fo:font-size="18.00pt" fo:font-weight="normal" fo:font-family="'Quattrocento Sans'" style:font-family-asian="'Quattrocento Sans'" style:font-family-complex="'Quattrocento Sans'" fo:background-color="transparent" fo:color="#24292e"/>
    </style:style>
    <style:style style:name="T15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24292e"/>
    </style:style>
    <style:style style:name="T160" style:family="text">
      <style:text-properties fo:font-size="11.00pt" fo:font-weight="normal" fo:font-family="Calibri" style:font-family-asian="Calibri" style:font-family-complex="Calibri" fo:background-color="transparent" fo:color="#24292e"/>
    </style:style>
    <style:style style:name="T161"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24292e"/>
    </style:style>
    <style:style style:name="T162"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63"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24292e"/>
    </style:style>
    <style:style style:name="T164"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65"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24292e"/>
    </style:style>
    <style:style style:name="T166"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67"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24292e"/>
    </style:style>
    <style:style style:name="T168"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69"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24292e"/>
    </style:style>
    <style:style style:name="T170" style:family="text">
      <style:text-properties fo:font-size="21.00pt" fo:font-weight="bold" fo:font-family="'Quattrocento Sans'" style:font-family-asian="'Quattrocento Sans'" style:font-family-complex="'Quattrocento Sans'" fo:background-color="transparent" fo:color="#24292e"/>
    </style:style>
    <style:style style:name="T171" style:family="text">
      <style:text-properties fo:font-size="21.00pt" fo:font-weight="normal" fo:font-family="'Quattrocento Sans'" style:font-family-asian="'Quattrocento Sans'" style:font-family-complex="'Quattrocento Sans'" fo:background-color="transparent" fo:color="#24292e"/>
    </style:style>
    <style:style style:name="T172" style:family="text">
      <style:text-properties fo:font-size="18.00pt" fo:font-weight="bold" fo:font-family="'Quattrocento Sans'" style:font-family-asian="'Quattrocento Sans'" style:font-family-complex="'Quattrocento Sans'" fo:background-color="transparent" fo:color="#24292e"/>
    </style:style>
    <style:style style:name="T173" style:family="text">
      <style:text-properties fo:font-size="18.00pt" fo:font-weight="normal" fo:font-family="'Quattrocento Sans'" style:font-family-asian="'Quattrocento Sans'" style:font-family-complex="'Quattrocento Sans'" fo:background-color="transparent" fo:color="#24292e"/>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bold" fo:font-family="'Quattrocento Sans'" style:font-family-asian="'Quattrocento Sans'" style:font-family-complex="'Quattrocento Sans'" fo:background-color="transparent" fo:color="#24292e"/>
    </style:style>
    <style:style style:name="T176" style:family="text">
      <style:text-properties fo:font-size="11.00pt" fo:font-weight="normal" fo:font-family="Calibri" style:font-family-asian="Calibri" style:font-family-complex="Calibri" fo:background-color="transparent" style:use-window-font-color="true"/>
    </style:style>
    <style:style style:name="T177" style:family="text">
      <style:text-properties fo:font-size="12.00pt" fo:font-weight="bold" fo:font-family="'Quattrocento Sans'" style:font-family-asian="'Quattrocento Sans'" style:font-family-complex="'Quattrocento Sans'" fo:background-color="transparent" fo:color="#24292e"/>
    </style:style>
    <style:style style:name="T178" style:family="text">
      <style:text-properties fo:font-size="11.00pt" fo:font-weight="normal" fo:font-family="Calibri" style:font-family-asian="Calibri" style:font-family-complex="Calibri" fo:background-color="transparent" style:use-window-font-color="true"/>
    </style:style>
    <style:style style:name="T179" style:family="text">
      <style:text-properties fo:font-size="12.00pt" fo:font-weight="bold" fo:font-family="'Quattrocento Sans'" style:font-family-asian="'Quattrocento Sans'" style:font-family-complex="'Quattrocento Sans'" fo:background-color="transparent" fo:color="#24292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normal" fo:font-family="'Quattrocento Sans'" style:font-family-asian="'Quattrocento Sans'" style:font-family-complex="'Quattrocento Sans'" fo:background-color="transparent" fo:color="#24292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Quattrocento Sans'" style:font-family-asian="'Quattrocento Sans'" style:font-family-complex="'Quattrocento Sans'" fo:background-color="transparent" fo:color="#24292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Quattrocento Sans'" style:font-family-asian="'Quattrocento Sans'" style:font-family-complex="'Quattrocento Sans'" fo:background-color="transparent" fo:color="#24292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Quattrocento Sans'" style:font-family-asian="'Quattrocento Sans'" style:font-family-complex="'Quattrocento Sans'" fo:background-color="transparent" fo:color="#24292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normal" fo:font-family="'Quattrocento Sans'" style:font-family-asian="'Quattrocento Sans'" style:font-family-complex="'Quattrocento Sans'" fo:background-color="transparent" fo:color="#24292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Quattrocento Sans'" style:font-family-asian="'Quattrocento Sans'" style:font-family-complex="'Quattrocento Sans'" fo:background-color="transparent" fo:color="#24292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Quattrocento Sans'" style:font-family-asian="'Quattrocento Sans'" style:font-family-complex="'Quattrocento Sans'" fo:background-color="transparent" fo:color="#24292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Quattrocento Sans'" style:font-family-asian="'Quattrocento Sans'" style:font-family-complex="'Quattrocento Sans'" fo:background-color="transparent" fo:color="#24292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Quattrocento Sans'" style:font-family-asian="'Quattrocento Sans'" style:font-family-complex="'Quattrocento Sans'" fo:background-color="transparent" fo:color="#24292e"/>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Quattrocento Sans'" style:font-family-asian="'Quattrocento Sans'" style:font-family-complex="'Quattrocento Sans'" fo:background-color="transparent" fo:color="#24292e"/>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2.00pt" fo:font-weight="normal" fo:font-family="'Quattrocento Sans'" style:font-family-asian="'Quattrocento Sans'" style:font-family-complex="'Quattrocento Sans'" fo:background-color="transparent" fo:color="#24292e"/>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Quattrocento Sans'" style:font-family-asian="'Quattrocento Sans'" style:font-family-complex="'Quattrocento Sans'" fo:background-color="transparent" fo:color="#24292e"/>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8.00pt" fo:font-weight="bold" fo:font-family="'Quattrocento Sans'" style:font-family-asian="'Quattrocento Sans'" style:font-family-complex="'Quattrocento Sans'" fo:background-color="transparent" fo:color="#24292e"/>
    </style:style>
    <style:style style:name="T218" style:family="text">
      <style:text-properties fo:font-size="18.00pt" fo:font-weight="normal" fo:font-family="'Quattrocento Sans'" style:font-family-asian="'Quattrocento Sans'" style:font-family-complex="'Quattrocento Sans'" fo:background-color="transparent" fo:color="#24292e"/>
    </style:style>
    <style:style style:name="T219" style:family="text">
      <style:text-properties fo:font-size="11.00pt" fo:font-weight="normal" fo:font-family="Calibri" style:font-family-asian="Calibri" style:font-family-complex="Calibri" fo:background-color="transparent" style:use-window-font-color="true"/>
    </style:style>
    <style:style style:name="T220" style:family="text">
      <style:text-properties fo:font-size="12.00pt" fo:font-weight="bold" fo:font-family="'Quattrocento Sans'" style:font-family-asian="'Quattrocento Sans'" style:font-family-complex="'Quattrocento Sans'" fo:background-color="transparent" fo:color="#24292e"/>
    </style:style>
    <style:style style:name="T221" style:family="text">
      <style:text-properties fo:font-size="11.00pt" fo:font-weight="normal" fo:font-family="Calibri" style:font-family-asian="Calibri" style:font-family-complex="Calibri" fo:background-color="transparent" style:use-window-font-color="true"/>
    </style:style>
    <style:style style:name="T222" style:family="text">
      <style:text-properties fo:font-size="12.00pt" fo:font-weight="bold" fo:font-family="'Quattrocento Sans'" style:font-family-asian="'Quattrocento Sans'" style:font-family-complex="'Quattrocento Sans'" fo:background-color="transparent" fo:color="#24292e"/>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2.00pt" fo:font-weight="bold" fo:font-family="'Quattrocento Sans'" style:font-family-asian="'Quattrocento Sans'" style:font-family-complex="'Quattrocento Sans'" fo:background-color="transparent" fo:color="#24292e"/>
    </style:style>
    <style:style style:name="T225" style:family="text">
      <style:text-properties fo:font-size="11.00pt" fo:font-weight="normal" fo:font-family="Calibri" style:font-family-asian="Calibri" style:font-family-complex="Calibri" fo:background-color="transparent" style:use-window-font-color="true"/>
    </style:style>
    <style:style style:name="T226" style:family="text">
      <style:text-properties fo:font-size="12.00pt" fo:font-weight="bold" fo:font-family="'Quattrocento Sans'" style:font-family-asian="'Quattrocento Sans'" style:font-family-complex="'Quattrocento Sans'" fo:background-color="transparent" fo:color="#24292e"/>
    </style:style>
    <style:style style:name="T227" style:family="text">
      <style:text-properties fo:font-size="11.00pt" fo:font-weight="normal" fo:font-family="Calibri" style:font-family-asian="Calibri" style:font-family-complex="Calibri" fo:background-color="transparent" style:use-window-font-color="true"/>
    </style:style>
    <style:style style:name="T228" style:family="text">
      <style:text-properties fo:font-size="12.00pt" fo:font-weight="normal" fo:font-family="'Quattrocento Sans'" style:font-family-asian="'Quattrocento Sans'" style:font-family-complex="'Quattrocento Sans'" fo:background-color="transparent" fo:color="#24292e"/>
    </style:style>
    <style:style style:name="T229" style:family="text">
      <style:text-properties fo:font-size="11.00pt" fo:font-weight="normal" fo:font-family="Calibri" style:font-family-asian="Calibri" style:font-family-complex="Calibri" fo:background-color="transparent" style:use-window-font-color="true"/>
    </style:style>
    <style:style style:name="T230" style:family="text">
      <style:text-properties fo:font-size="12.00pt" fo:font-weight="normal" fo:font-family="'Quattrocento Sans'" style:font-family-asian="'Quattrocento Sans'" style:font-family-complex="'Quattrocento Sans'" fo:background-color="transparent" fo:color="#24292e"/>
    </style:style>
    <style:style style:name="T231" style:family="text">
      <style:text-properties fo:font-size="11.00pt" fo:font-weight="normal" fo:font-family="Calibri" style:font-family-asian="Calibri" style:font-family-complex="Calibri" fo:background-color="transparent" style:use-window-font-color="true"/>
    </style:style>
    <style:style style:name="T232" style:family="text">
      <style:text-properties fo:font-size="12.00pt" fo:font-weight="bold" fo:font-family="'Quattrocento Sans'" style:font-family-asian="'Quattrocento Sans'" style:font-family-complex="'Quattrocento Sans'" fo:background-color="transparent" fo:color="#24292e"/>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normal" fo:font-family="'Quattrocento Sans'" style:font-family-asian="'Quattrocento Sans'" style:font-family-complex="'Quattrocento Sans'" fo:background-color="transparent" fo:color="#24292e"/>
    </style:style>
    <style:style style:name="T235" style:family="text">
      <style:text-properties fo:font-size="11.00pt" fo:font-weight="normal" fo:font-family="Calibri" style:font-family-asian="Calibri" style:font-family-complex="Calibri" fo:background-color="transparent" style:use-window-font-color="true"/>
    </style:style>
    <style:style style:name="T236" style:family="text">
      <style:text-properties fo:font-size="12.00pt" fo:font-weight="normal" fo:font-family="'Quattrocento Sans'" style:font-family-asian="'Quattrocento Sans'" style:font-family-complex="'Quattrocento Sans'" fo:background-color="transparent" fo:color="#24292e"/>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8.00pt" fo:font-weight="bold" fo:font-family="'Quattrocento Sans'" style:font-family-asian="'Quattrocento Sans'" style:font-family-complex="'Quattrocento Sans'" fo:background-color="transparent" fo:color="#24292e"/>
    </style:style>
    <style:style style:name="T239" style:family="text">
      <style:text-properties fo:font-size="18.00pt" fo:font-weight="normal" fo:font-family="'Quattrocento Sans'" style:font-family-asian="'Quattrocento Sans'" style:font-family-complex="'Quattrocento Sans'" fo:background-color="transparent" fo:color="#24292e"/>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2.00pt" fo:font-weight="bold" fo:font-family="'Quattrocento Sans'" style:font-family-asian="'Quattrocento Sans'" style:font-family-complex="'Quattrocento Sans'" fo:background-color="transparent" fo:color="#24292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2.00pt" fo:font-weight="bold" fo:font-family="'Quattrocento Sans'" style:font-family-asian="'Quattrocento Sans'" style:font-family-complex="'Quattrocento Sans'" fo:background-color="transparent" fo:color="#24292e"/>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2.00pt" fo:font-weight="bold" fo:font-family="'Quattrocento Sans'" style:font-family-asian="'Quattrocento Sans'" style:font-family-complex="'Quattrocento Sans'" fo:background-color="transparent" fo:color="#24292e"/>
    </style:style>
    <style:style style:name="T246" style:family="text">
      <style:text-properties fo:font-size="11.00pt" fo:font-weight="normal" fo:font-family="Calibri" style:font-family-asian="Calibri" style:font-family-complex="Calibri" fo:background-color="transparent" style:use-window-font-color="true"/>
    </style:style>
    <style:style style:name="T24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2.00pt" fo:font-weight="normal" fo:font-family="'Quattrocento Sans'" style:font-family-asian="'Quattrocento Sans'" style:font-family-complex="'Quattrocento Sans'" fo:background-color="transparent" fo:color="#24292e"/>
    </style:style>
    <style:style style:name="T250" style:family="text">
      <style:text-properties fo:font-size="11.00pt" fo:font-weight="normal" fo:font-family="Calibri" style:font-family-asian="Calibri" style:font-family-complex="Calibri" fo:background-color="transparent" style:use-window-font-color="true"/>
    </style:style>
    <style:style style:name="T251" style:family="text">
      <style:text-properties fo:font-size="12.00pt" fo:font-weight="normal" fo:font-family="'Quattrocento Sans'" style:font-family-asian="'Quattrocento Sans'" style:font-family-complex="'Quattrocento Sans'" fo:background-color="transparent" fo:color="#24292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Quattrocento Sans'" style:font-family-asian="'Quattrocento Sans'" style:font-family-complex="'Quattrocento Sans'" fo:background-color="transparent" fo:color="#24292e"/>
    </style:style>
    <style:style style:name="T256" style:family="text">
      <style:text-properties fo:font-size="11.00pt" fo:font-weight="normal" fo:font-family="Calibri" style:font-family-asian="Calibri" style:font-family-complex="Calibri" fo:background-color="transparent" style:use-window-font-color="true"/>
    </style:style>
    <style:style style:name="T257" style:family="text">
      <style:text-properties fo:font-size="12.00pt" fo:font-weight="normal" fo:font-family="'Quattrocento Sans'" style:font-family-asian="'Quattrocento Sans'" style:font-family-complex="'Quattrocento Sans'" fo:background-color="transparent" fo:color="#24292e"/>
    </style:style>
    <style:style style:name="T258" style:family="text">
      <style:text-properties fo:font-size="12.00pt" fo:font-weight="normal" fo:font-family="'Quattrocento Sans'" style:font-family-asian="'Quattrocento Sans'" style:font-family-complex="'Quattrocento Sans'" fo:background-color="transparent" fo:color="#24292e"/>
    </style:style>
    <style:style style:name="T259" style:family="text">
      <style:text-properties fo:font-size="12.00pt" fo:font-weight="normal" fo:font-family="'Quattrocento Sans'" style:font-family-asian="'Quattrocento Sans'" style:font-family-complex="'Quattrocento Sans'" fo:background-color="transparent" fo:color="#24292e"/>
    </style:style>
    <style:style style:name="T260" style:family="text">
      <style:text-properties fo:font-size="11.00pt" fo:font-weight="normal" fo:font-family="Calibri" style:font-family-asian="Calibri" style:font-family-complex="Calibri" fo:background-color="transparent" style:use-window-font-color="true"/>
    </style:style>
    <style:style style:name="T26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262" style:family="text">
      <style:text-properties fo:font-size="11.00pt" fo:font-weight="normal" fo:font-family="Calibri" style:font-family-asian="Calibri" style:font-family-complex="Calibri" fo:background-color="transparent" style:use-window-font-color="true"/>
    </style:style>
    <style:style style:name="T263" style:family="text">
      <style:text-properties fo:font-size="12.00pt" fo:font-weight="normal" fo:font-family="'Quattrocento Sans'" style:font-family-asian="'Quattrocento Sans'" style:font-family-complex="'Quattrocento Sans'" fo:background-color="transparent" fo:color="#24292e"/>
    </style:style>
    <style:style style:name="T264" style:family="text">
      <style:text-properties fo:font-size="11.00pt" fo:font-weight="normal" fo:font-family="Calibri" style:font-family-asian="Calibri" style:font-family-complex="Calibri" fo:background-color="transparent" style:use-window-font-color="true"/>
    </style:style>
    <style:style style:name="T265" style:family="text">
      <style:text-properties fo:font-size="12.00pt" fo:font-weight="normal" fo:font-family="'Quattrocento Sans'" style:font-family-asian="'Quattrocento Sans'" style:font-family-complex="'Quattrocento Sans'" fo:background-color="transparent" fo:color="#24292e"/>
    </style:style>
    <style:style style:name="T266" style:family="text">
      <style:text-properties fo:font-size="11.00pt" fo:font-weight="normal" fo:font-family="Calibri" style:font-family-asian="Calibri" style:font-family-complex="Calibri" fo:background-color="transparent" style:use-window-font-color="true"/>
    </style:style>
    <style:style style:name="T26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268" style:family="text">
      <style:text-properties fo:font-size="11.00pt" fo:font-weight="normal" fo:font-family="Calibri" style:font-family-asian="Calibri" style:font-family-complex="Calibri" fo:background-color="transparent" style:use-window-font-color="true"/>
    </style:style>
    <style:style style:name="T269" style:family="text">
      <style:text-properties fo:font-size="12.00pt" fo:font-weight="normal" fo:font-family="'Quattrocento Sans'" style:font-family-asian="'Quattrocento Sans'" style:font-family-complex="'Quattrocento Sans'" fo:background-color="transparent" fo:color="#24292e"/>
    </style:style>
    <style:style style:name="T270" style:family="text">
      <style:text-properties fo:font-size="11.00pt" fo:font-weight="normal" fo:font-family="Calibri" style:font-family-asian="Calibri" style:font-family-complex="Calibri" fo:background-color="transparent" style:use-window-font-color="true"/>
    </style:style>
    <style:style style:name="T271" style:family="text">
      <style:text-properties fo:font-size="12.00pt" fo:font-weight="normal" fo:font-family="'Quattrocento Sans'" style:font-family-asian="'Quattrocento Sans'" style:font-family-complex="'Quattrocento Sans'" fo:background-color="transparent" fo:color="#24292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2.00pt" fo:font-weight="normal" fo:font-family="'Quattrocento Sans'" style:font-family-asian="'Quattrocento Sans'" style:font-family-complex="'Quattrocento Sans'" fo:background-color="transparent" fo:color="#24292e"/>
    </style:style>
    <style:style style:name="T276" style:family="text">
      <style:text-properties fo:font-size="11.00pt" fo:font-weight="normal" fo:font-family="Calibri" style:font-family-asian="Calibri" style:font-family-complex="Calibri" fo:background-color="transparent" style:use-window-font-color="true"/>
    </style:style>
    <style:style style:name="T277" style:family="text">
      <style:text-properties fo:font-size="12.00pt" fo:font-weight="normal" fo:font-family="'Quattrocento Sans'" style:font-family-asian="'Quattrocento Sans'" style:font-family-complex="'Quattrocento Sans'" fo:background-color="transparent" fo:color="#24292e"/>
    </style:style>
    <style:style style:name="T278" style:family="text">
      <style:text-properties fo:font-size="11.00pt" fo:font-weight="normal" fo:font-family="Calibri" style:font-family-asian="Calibri" style:font-family-complex="Calibri" fo:background-color="transparent" fo:color="#24292e"/>
    </style:style>
    <style:style style:name="T279" style:family="text">
      <style:text-properties fo:font-size="12.00pt" fo:font-weight="normal" fo:font-family="'Quattrocento Sans'" style:font-family-asian="'Quattrocento Sans'" style:font-family-complex="'Quattrocento Sans'" fo:background-color="transparent" fo:color="#24292e"/>
    </style:style>
    <style:style style:name="T280" style:family="text">
      <style:text-properties fo:font-size="11.00pt" fo:font-weight="normal" fo:font-family="Calibri" style:font-family-asian="Calibri" style:font-family-complex="Calibri" fo:background-color="transparent" fo:color="#24292e"/>
    </style:style>
    <style:style style:name="T281" style:family="text">
      <style:text-properties fo:font-size="12.00pt" fo:font-weight="normal" fo:font-family="'Quattrocento Sans'" style:font-family-asian="'Quattrocento Sans'" style:font-family-complex="'Quattrocento Sans'" fo:background-color="transparent" fo:color="#24292e"/>
    </style:style>
    <style:style style:name="T282" style:family="text">
      <style:text-properties fo:font-size="11.00pt" fo:font-weight="normal" fo:font-family="Calibri" style:font-family-asian="Calibri" style:font-family-complex="Calibri" fo:background-color="transparent" style:use-window-font-color="true"/>
    </style:style>
    <style:style style:name="T28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284" style:family="text">
      <style:text-properties fo:font-size="11.00pt" fo:font-weight="normal" fo:font-family="Calibri" style:font-family-asian="Calibri" style:font-family-complex="Calibri" fo:background-color="transparent" style:use-window-font-color="true"/>
    </style:style>
    <style:style style:name="T285" style:family="text">
      <style:text-properties fo:font-size="12.00pt" fo:font-weight="normal" fo:font-family="'Quattrocento Sans'" style:font-family-asian="'Quattrocento Sans'" style:font-family-complex="'Quattrocento Sans'" fo:background-color="transparent" fo:color="#24292e"/>
    </style:style>
    <style:style style:name="T286" style:family="text">
      <style:text-properties fo:font-size="11.00pt" fo:font-weight="normal" fo:font-family="Calibri" style:font-family-asian="Calibri" style:font-family-complex="Calibri" fo:background-color="transparent" style:use-window-font-color="true"/>
    </style:style>
    <style:style style:name="T287" style:family="text">
      <style:text-properties fo:font-size="12.00pt" fo:font-weight="normal" fo:font-family="'Quattrocento Sans'" style:font-family-asian="'Quattrocento Sans'" style:font-family-complex="'Quattrocento Sans'" fo:background-color="transparent" fo:color="#24292e"/>
    </style:style>
    <style:style style:name="T288" style:family="text">
      <style:text-properties fo:font-size="11.00pt" fo:font-weight="normal" fo:font-family="Calibri" style:font-family-asian="Calibri" style:font-family-complex="Calibri" fo:background-color="transparent" style:use-window-font-color="true"/>
    </style:style>
    <style:style style:name="T289" style:family="text">
      <style:text-properties fo:font-size="18.00pt" fo:font-weight="bold" fo:font-family="'Quattrocento Sans'" style:font-family-asian="'Quattrocento Sans'" style:font-family-complex="'Quattrocento Sans'" fo:background-color="transparent" fo:color="#24292e"/>
    </style:style>
    <style:style style:name="T290" style:family="text">
      <style:text-properties fo:font-size="18.00pt" fo:font-weight="normal" fo:font-family="'Quattrocento Sans'" style:font-family-asian="'Quattrocento Sans'" style:font-family-complex="'Quattrocento Sans'" fo:background-color="transparent" fo:color="#24292e"/>
    </style:style>
    <style:style style:name="T291" style:family="text">
      <style:text-properties fo:font-size="12.00pt" fo:font-weight="normal" fo:font-family="'Quattrocento Sans'" style:font-family-asian="'Quattrocento Sans'" style:font-family-complex="'Quattrocento Sans'" fo:background-color="transparent" fo:color="#24292e"/>
    </style:style>
    <style:style style:name="T292" style:family="text">
      <style:text-properties fo:font-size="11.00pt" fo:font-weight="normal" fo:font-family="Calibri" style:font-family-asian="Calibri" style:font-family-complex="Calibri" fo:background-color="transparent" style:use-window-font-color="true"/>
    </style:style>
    <style:style style:name="T293" style:family="text">
      <style:text-properties fo:font-size="12.00pt" fo:font-weight="bold" fo:font-family="'Quattrocento Sans'" style:font-family-asian="'Quattrocento Sans'" style:font-family-complex="'Quattrocento Sans'" fo:background-color="transparent" fo:color="#24292e"/>
    </style:style>
    <style:style style:name="T294" style:family="text">
      <style:text-properties fo:font-size="11.00pt" fo:font-weight="normal" fo:font-family="Calibri" style:font-family-asian="Calibri" style:font-family-complex="Calibri" fo:background-color="transparent" style:use-window-font-color="true"/>
    </style:style>
    <style:style style:name="T295" style:family="text">
      <style:text-properties fo:font-size="12.00pt" fo:font-weight="bold" fo:font-family="'Quattrocento Sans'" style:font-family-asian="'Quattrocento Sans'" style:font-family-complex="'Quattrocento Sans'" fo:background-color="transparent" fo:color="#24292e"/>
    </style:style>
    <style:style style:name="T296" style:family="text">
      <style:text-properties fo:font-size="11.00pt" fo:font-weight="normal" fo:font-family="Calibri" style:font-family-asian="Calibri" style:font-family-complex="Calibri" fo:background-color="transparent" style:use-window-font-color="true"/>
    </style:style>
    <style:style style:name="T297" style:family="text">
      <style:text-properties fo:font-size="12.00pt" fo:font-weight="bold" fo:font-family="'Quattrocento Sans'" style:font-family-asian="'Quattrocento Sans'" style:font-family-complex="'Quattrocento Sans'" fo:background-color="transparent" fo:color="#24292e"/>
    </style:style>
    <style:style style:name="T298" style:family="text">
      <style:text-properties fo:font-size="11.00pt" fo:font-weight="normal" fo:font-family="Calibri" style:font-family-asian="Calibri" style:font-family-complex="Calibri" fo:background-color="transparent" style:use-window-font-color="true"/>
    </style:style>
    <style:style style:name="T29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00" style:family="text">
      <style:text-properties fo:font-size="11.00pt" fo:font-weight="normal" fo:font-family="Calibri" style:font-family-asian="Calibri" style:font-family-complex="Calibri" fo:background-color="transparent" style:use-window-font-color="true"/>
    </style:style>
    <style:style style:name="T301" style:family="text">
      <style:text-properties fo:font-size="12.00pt" fo:font-weight="normal" fo:font-family="'Quattrocento Sans'" style:font-family-asian="'Quattrocento Sans'" style:font-family-complex="'Quattrocento Sans'" fo:background-color="transparent" fo:color="#24292e"/>
    </style:style>
    <style:style style:name="T302" style:family="text">
      <style:text-properties fo:font-size="11.00pt" fo:font-weight="normal" fo:font-family="Calibri" style:font-family-asian="Calibri" style:font-family-complex="Calibri" fo:background-color="transparent" style:use-window-font-color="true"/>
    </style:style>
    <style:style style:name="T303" style:family="text">
      <style:text-properties fo:font-size="12.00pt" fo:font-weight="normal" fo:font-family="'Quattrocento Sans'" style:font-family-asian="'Quattrocento Sans'" style:font-family-complex="'Quattrocento Sans'" fo:background-color="transparent" fo:color="#24292e"/>
    </style:style>
    <style:style style:name="T304" style:family="text">
      <style:text-properties fo:font-size="11.00pt" fo:font-weight="normal" fo:font-family="Calibri" style:font-family-asian="Calibri" style:font-family-complex="Calibri" fo:background-color="transparent" style:use-window-font-color="true"/>
    </style:style>
    <style:style style:name="T30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06" style:family="text">
      <style:text-properties fo:font-size="11.00pt" fo:font-weight="normal" fo:font-family="Calibri" style:font-family-asian="Calibri" style:font-family-complex="Calibri" fo:background-color="transparent" style:use-window-font-color="true"/>
    </style:style>
    <style:style style:name="T307" style:family="text">
      <style:text-properties fo:font-size="12.00pt" fo:font-weight="normal" fo:font-family="'Quattrocento Sans'" style:font-family-asian="'Quattrocento Sans'" style:font-family-complex="'Quattrocento Sans'" fo:background-color="transparent" fo:color="#24292e"/>
    </style:style>
    <style:style style:name="T308" style:family="text">
      <style:text-properties fo:font-size="11.00pt" fo:font-weight="normal" fo:font-family="Calibri" style:font-family-asian="Calibri" style:font-family-complex="Calibri" fo:background-color="transparent" style:use-window-font-color="true"/>
    </style:style>
    <style:style style:name="T309" style:family="text">
      <style:text-properties fo:font-size="12.00pt" fo:font-weight="normal" fo:font-family="'Quattrocento Sans'" style:font-family-asian="'Quattrocento Sans'" style:font-family-complex="'Quattrocento Sans'" fo:background-color="transparent" fo:color="#24292e"/>
    </style:style>
    <style:style style:name="T310" style:family="text">
      <style:text-properties fo:font-size="11.00pt" fo:font-weight="normal" fo:font-family="Calibri" style:font-family-asian="Calibri" style:font-family-complex="Calibri" fo:background-color="transparent" style:use-window-font-color="true"/>
    </style:style>
    <style:style style:name="T31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12" style:family="text">
      <style:text-properties fo:font-size="11.00pt" fo:font-weight="normal" fo:font-family="Calibri" style:font-family-asian="Calibri" style:font-family-complex="Calibri" fo:background-color="transparent" style:use-window-font-color="true"/>
    </style:style>
    <style:style style:name="T313" style:family="text">
      <style:text-properties fo:font-size="12.00pt" fo:font-weight="normal" fo:font-family="'Quattrocento Sans'" style:font-family-asian="'Quattrocento Sans'" style:font-family-complex="'Quattrocento Sans'" fo:background-color="transparent" fo:color="#24292e"/>
    </style:style>
    <style:style style:name="T314" style:family="text">
      <style:text-properties fo:font-size="11.00pt" fo:font-weight="normal" fo:font-family="Calibri" style:font-family-asian="Calibri" style:font-family-complex="Calibri" fo:background-color="transparent" style:use-window-font-color="true"/>
    </style:style>
    <style:style style:name="T315" style:family="text">
      <style:text-properties fo:font-size="12.00pt" fo:font-weight="normal" fo:font-family="'Quattrocento Sans'" style:font-family-asian="'Quattrocento Sans'" style:font-family-complex="'Quattrocento Sans'" fo:background-color="transparent" fo:color="#000000"/>
    </style:style>
    <style:style style:name="T316" style:family="text">
      <style:text-properties fo:font-size="11.00pt" fo:font-weight="normal" fo:font-family="Calibri" style:font-family-asian="Calibri" style:font-family-complex="Calibri" fo:background-color="transparent" fo:color="#000000"/>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19" style:family="text">
      <style:text-properties fo:font-size="11.00pt" fo:font-weight="normal" fo:font-family="Calibri" style:font-family-asian="Calibri" style:font-family-complex="Calibri" fo:background-color="transparent" style:use-window-font-color="true"/>
    </style:style>
    <style:style style:name="T320" style:family="text">
      <style:text-properties fo:font-size="12.00pt" fo:font-weight="normal" fo:font-family="'Quattrocento Sans'" style:font-family-asian="'Quattrocento Sans'" style:font-family-complex="'Quattrocento Sans'" fo:background-color="transparent" fo:color="#24292e"/>
    </style:style>
    <style:style style:name="T321" style:family="text">
      <style:text-properties fo:font-size="11.00pt" fo:font-weight="normal" fo:font-family="Calibri" style:font-family-asian="Calibri" style:font-family-complex="Calibri" fo:background-color="transparent" style:use-window-font-color="true"/>
    </style:style>
    <style:style style:name="T322" style:family="text">
      <style:text-properties fo:font-size="12.00pt" fo:font-weight="normal" fo:font-family="'Quattrocento Sans'" style:font-family-asian="'Quattrocento Sans'" style:font-family-complex="'Quattrocento Sans'" fo:background-color="transparent" fo:color="#24292e"/>
    </style:style>
    <style:style style:name="T323" style:family="text">
      <style:text-properties fo:font-size="11.00pt" fo:font-weight="normal" fo:font-family="Calibri" style:font-family-asian="Calibri" style:font-family-complex="Calibri" fo:background-color="transparent" style:use-window-font-color="true"/>
    </style:style>
    <style:style style:name="T324"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000000"/>
    </style:style>
    <style:style style:name="T325" style:family="text">
      <style:text-properties fo:font-size="11.00pt" fo:font-weight="normal" fo:font-family="Calibri" style:font-family-asian="Calibri" style:font-family-complex="Calibri" fo:background-color="transparent" style:use-window-font-color="true"/>
    </style:style>
    <style:style style:name="T326" style:family="text">
      <style:text-properties fo:font-size="12.00pt" fo:font-weight="normal" fo:font-family="'Quattrocento Sans'" style:font-family-asian="'Quattrocento Sans'" style:font-family-complex="'Quattrocento Sans'" fo:background-color="transparent" fo:color="#000000"/>
    </style:style>
    <style:style style:name="T327" style:family="text">
      <style:text-properties fo:font-size="11.00pt" fo:font-weight="normal" fo:font-family="Calibri" style:font-family-asian="Calibri" style:font-family-complex="Calibri" fo:background-color="transparent" style:use-window-font-color="true"/>
    </style:style>
    <style:style style:name="T328" style:family="text">
      <style:text-properties fo:font-size="12.00pt" fo:font-weight="normal" fo:font-family="'Quattrocento Sans'" style:font-family-asian="'Quattrocento Sans'" style:font-family-complex="'Quattrocento Sans'" fo:background-color="transparent" fo:color="#000000"/>
    </style:style>
    <style:style style:name="T329" style:family="text">
      <style:text-properties fo:font-size="11.00pt" fo:font-weight="normal" fo:font-family="Calibri" style:font-family-asian="Calibri" style:font-family-complex="Calibri" fo:background-color="transparent" style:use-window-font-color="true"/>
    </style:style>
    <style:style style:name="T330" style:family="text">
      <style:text-properties fo:font-size="18.00pt" fo:font-weight="bold" fo:font-family="'Quattrocento Sans'" style:font-family-asian="'Quattrocento Sans'" style:font-family-complex="'Quattrocento Sans'" fo:background-color="transparent" fo:color="#24292e"/>
    </style:style>
    <style:style style:name="T331" style:family="text">
      <style:text-properties fo:font-size="18.00pt" fo:font-weight="normal" fo:font-family="'Quattrocento Sans'" style:font-family-asian="'Quattrocento Sans'" style:font-family-complex="'Quattrocento Sans'" fo:background-color="transparent" fo:color="#24292e"/>
    </style:style>
    <style:style style:name="T332" style:family="text">
      <style:text-properties fo:font-size="11.00pt" fo:font-weight="normal" fo:font-family="Calibri" style:font-family-asian="Calibri" style:font-family-complex="Calibri" fo:background-color="transparent" style:use-window-font-color="true"/>
    </style:style>
    <style:style style:name="T333" style:family="text">
      <style:text-properties fo:font-size="12.00pt" fo:font-weight="bold" fo:font-family="'Quattrocento Sans'" style:font-family-asian="'Quattrocento Sans'" style:font-family-complex="'Quattrocento Sans'" fo:background-color="transparent" fo:color="#24292e"/>
    </style:style>
    <style:style style:name="T334" style:family="text">
      <style:text-properties fo:font-size="11.00pt" fo:font-weight="normal" fo:font-family="Calibri" style:font-family-asian="Calibri" style:font-family-complex="Calibri" fo:background-color="transparent" style:use-window-font-color="true"/>
    </style:style>
    <style:style style:name="T335" style:family="text">
      <style:text-properties fo:font-size="12.00pt" fo:font-weight="bold" fo:font-family="'Quattrocento Sans'" style:font-family-asian="'Quattrocento Sans'" style:font-family-complex="'Quattrocento Sans'" fo:background-color="transparent" fo:color="#24292e"/>
    </style:style>
    <style:style style:name="T336" style:family="text">
      <style:text-properties fo:font-size="11.00pt" fo:font-weight="normal" fo:font-family="Calibri" style:font-family-asian="Calibri" style:font-family-complex="Calibri" fo:background-color="transparent" style:use-window-font-color="true"/>
    </style:style>
    <style:style style:name="T337" style:family="text">
      <style:text-properties fo:font-size="12.00pt" fo:font-weight="bold" fo:font-family="'Quattrocento Sans'" style:font-family-asian="'Quattrocento Sans'" style:font-family-complex="'Quattrocento Sans'" fo:background-color="transparent" fo:color="#24292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40" style:family="text">
      <style:text-properties fo:font-size="11.00pt" fo:font-weight="normal" fo:font-family="Calibri" style:font-family-asian="Calibri" style:font-family-complex="Calibri" fo:background-color="transparent" style:use-window-font-color="true"/>
    </style:style>
    <style:style style:name="T341" style:family="text">
      <style:text-properties fo:font-size="12.00pt" fo:font-weight="normal" fo:font-family="'Quattrocento Sans'" style:font-family-asian="'Quattrocento Sans'" style:font-family-complex="'Quattrocento Sans'" fo:background-color="transparent" fo:color="#000000"/>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2.00pt" fo:font-weight="normal" fo:font-family="'Quattrocento Sans'" style:font-family-asian="'Quattrocento Sans'" style:font-family-complex="'Quattrocento Sans'" fo:background-color="transparent" fo:color="#24292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000000"/>
    </style:style>
    <style:style style:name="T346" style:family="text">
      <style:text-properties fo:font-size="11.00pt" fo:font-weight="normal" fo:font-family="Calibri" style:font-family-asian="Calibri" style:font-family-complex="Calibri" fo:background-color="transparent" style:use-window-font-color="true"/>
    </style:style>
    <style:style style:name="T347" style:family="text">
      <style:text-properties fo:font-size="12.00pt" fo:font-weight="normal" fo:font-family="'Quattrocento Sans'" style:font-family-asian="'Quattrocento Sans'" style:font-family-complex="'Quattrocento Sans'" fo:background-color="transparent" fo:color="#000000"/>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2.00pt" fo:font-weight="normal" fo:font-family="'Quattrocento Sans'" style:font-family-asian="'Quattrocento Sans'" style:font-family-complex="'Quattrocento Sans'" fo:background-color="transparent" fo:color="#000000"/>
    </style:style>
    <style:style style:name="T350" style:family="text">
      <style:text-properties fo:font-size="11.00pt" fo:font-weight="normal" fo:font-family="Calibri" style:font-family-asian="Calibri" style:font-family-complex="Calibri" fo:background-color="transparent" style:use-window-font-color="true"/>
    </style:style>
    <style:style style:name="T35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2.00pt" fo:font-weight="normal" fo:font-family="'Quattrocento Sans'" style:font-family-asian="'Quattrocento Sans'" style:font-family-complex="'Quattrocento Sans'" fo:background-color="transparent" fo:color="#000000"/>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normal" fo:font-family="'Quattrocento Sans'" style:font-family-asian="'Quattrocento Sans'" style:font-family-complex="'Quattrocento Sans'" fo:background-color="transparent" fo:color="#24292e"/>
    </style:style>
    <style:style style:name="T356" style:family="text">
      <style:text-properties fo:font-size="11.00pt" fo:font-weight="normal" fo:font-family="Calibri" style:font-family-asian="Calibri" style:font-family-complex="Calibri" fo:background-color="transparent" style:use-window-font-color="true"/>
    </style:style>
    <style:style style:name="T35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58" style:family="text">
      <style:text-properties fo:font-size="11.00pt" fo:font-weight="normal" fo:font-family="Calibri" style:font-family-asian="Calibri" style:font-family-complex="Calibri" fo:background-color="transparent" style:use-window-font-color="true"/>
    </style:style>
    <style:style style:name="T359" style:family="text">
      <style:text-properties fo:font-size="12.00pt" fo:font-weight="normal" fo:font-family="'Quattrocento Sans'" style:font-family-asian="'Quattrocento Sans'" style:font-family-complex="'Quattrocento Sans'" fo:background-color="transparent" fo:color="#24292e"/>
    </style:style>
    <style:style style:name="T360" style:family="text">
      <style:text-properties fo:font-size="11.00pt" fo:font-weight="normal" fo:font-family="Calibri" style:font-family-asian="Calibri" style:font-family-complex="Calibri" fo:background-color="transparent" style:use-window-font-color="true"/>
    </style:style>
    <style:style style:name="T361" style:family="text">
      <style:text-properties fo:font-size="12.00pt" fo:font-weight="normal" fo:font-family="'Quattrocento Sans'" style:font-family-asian="'Quattrocento Sans'" style:font-family-complex="'Quattrocento Sans'" fo:background-color="transparent" fo:color="#000000"/>
    </style:style>
    <style:style style:name="T362" style:family="text">
      <style:text-properties fo:font-size="12.00pt" fo:font-weight="normal" fo:font-family="Calibri" style:font-family-asian="Calibri" style:font-family-complex="Calibri" fo:background-color="transparent" style:use-window-font-color="true"/>
    </style:style>
    <style:style style:name="T363" style:family="text">
      <style:text-properties fo:font-size="11.00pt" fo:font-weight="normal" fo:font-family="Calibri" style:font-family-asian="Calibri" style:font-family-complex="Calibri" fo:background-color="transparent" style:use-window-font-color="true"/>
    </style:style>
    <style:style style:name="T364"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65" style:family="text">
      <style:text-properties fo:font-size="12.00pt" fo:font-weight="normal" fo:font-family="'Quattrocento Sans'" style:font-family-asian="'Quattrocento Sans'" style:font-family-complex="'Quattrocento Sans'" fo:background-color="transparent" fo:color="#24292e"/>
    </style:style>
    <style:style style:name="T366" style:family="text">
      <style:text-properties fo:font-size="12.00pt" fo:font-weight="normal" fo:font-family="'Quattrocento Sans'" style:font-family-asian="'Quattrocento Sans'" style:font-family-complex="'Quattrocento Sans'" fo:background-color="transparent" fo:color="#000000"/>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69" style:family="text">
      <style:text-properties fo:font-size="12.00pt" fo:font-weight="normal" fo:font-family="'Quattrocento Sans'" style:font-family-asian="'Quattrocento Sans'" style:font-family-complex="'Quattrocento Sans'" fo:background-color="transparent" fo:color="#24292e"/>
    </style:style>
    <style:style style:name="T370" style:family="text">
      <style:text-properties fo:font-size="12.00pt" fo:font-weight="normal" fo:font-family="'Quattrocento Sans'" style:font-family-asian="'Quattrocento Sans'" style:font-family-complex="'Quattrocento Sans'" fo:background-color="transparent" fo:color="#000000"/>
    </style:style>
    <style:style style:name="T371" style:family="text">
      <style:text-properties fo:font-size="11.00pt" fo:font-weight="normal" fo:font-family="Calibri" style:font-family-asian="Calibri" style:font-family-complex="Calibri" fo:background-color="transparent" style:use-window-font-color="true"/>
    </style:style>
    <style:style style:name="T372" style:family="text">
      <style:text-properties fo:font-size="18.00pt" fo:font-weight="bold" fo:font-family="'Quattrocento Sans'" style:font-family-asian="'Quattrocento Sans'" style:font-family-complex="'Quattrocento Sans'" fo:background-color="transparent" fo:color="#24292e"/>
    </style:style>
    <style:style style:name="T373" style:family="text">
      <style:text-properties fo:font-size="18.00pt" fo:font-weight="normal" fo:font-family="'Quattrocento Sans'" style:font-family-asian="'Quattrocento Sans'" style:font-family-complex="'Quattrocento Sans'" fo:background-color="transparent" fo:color="#24292e"/>
    </style:style>
    <style:style style:name="T374" style:family="text">
      <style:text-properties fo:font-size="11.00pt" fo:font-weight="normal" fo:font-family="Calibri" style:font-family-asian="Calibri" style:font-family-complex="Calibri" fo:background-color="transparent" style:use-window-font-color="true"/>
    </style:style>
    <style:style style:name="T375" style:family="text">
      <style:text-properties fo:font-size="12.00pt" fo:font-weight="bold" fo:font-family="'Quattrocento Sans'" style:font-family-asian="'Quattrocento Sans'" style:font-family-complex="'Quattrocento Sans'" fo:background-color="transparent" fo:color="#24292e"/>
    </style:style>
    <style:style style:name="T376" style:family="text">
      <style:text-properties fo:font-size="11.00pt" fo:font-weight="normal" fo:font-family="Calibri" style:font-family-asian="Calibri" style:font-family-complex="Calibri" fo:background-color="transparent" style:use-window-font-color="true"/>
    </style:style>
    <style:style style:name="T377" style:family="text">
      <style:text-properties fo:font-size="12.00pt" fo:font-weight="bold" fo:font-family="'Quattrocento Sans'" style:font-family-asian="'Quattrocento Sans'" style:font-family-complex="'Quattrocento Sans'" fo:background-color="transparent" fo:color="#24292e"/>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2.00pt" fo:font-weight="bold" fo:font-family="'Quattrocento Sans'" style:font-family-asian="'Quattrocento Sans'" style:font-family-complex="'Quattrocento Sans'" fo:background-color="transparent" fo:color="#24292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82" style:family="text">
      <style:text-properties fo:font-size="11.00pt" fo:font-weight="normal" fo:font-family="Calibri" style:font-family-asian="Calibri" style:font-family-complex="Calibri" fo:background-color="transparent" style:use-window-font-color="true"/>
    </style:style>
    <style:style style:name="T383" style:family="text">
      <style:text-properties fo:font-size="12.00pt" fo:font-weight="normal" fo:font-family="'Quattrocento Sans'" style:font-family-asian="'Quattrocento Sans'" style:font-family-complex="'Quattrocento Sans'" fo:background-color="transparent" fo:color="#24292e"/>
    </style:style>
    <style:style style:name="T384" style:family="text">
      <style:text-properties fo:font-size="11.00pt" fo:font-weight="normal" fo:font-family="Calibri" style:font-family-asian="Calibri" style:font-family-complex="Calibri" fo:background-color="transparent" style:use-window-font-color="true"/>
    </style:style>
    <style:style style:name="T385" style:family="text">
      <style:text-properties fo:font-size="12.00pt" fo:font-weight="normal" fo:font-family="'Quattrocento Sans'" style:font-family-asian="'Quattrocento Sans'" style:font-family-complex="'Quattrocento Sans'" fo:background-color="transparent" fo:color="#24292e"/>
    </style:style>
    <style:style style:name="T386" style:family="text">
      <style:text-properties fo:font-size="11.00pt" fo:font-weight="normal" fo:font-family="Calibri" style:font-family-asian="Calibri" style:font-family-complex="Calibri" fo:background-color="transparent" style:use-window-font-color="true"/>
    </style:style>
    <style:style style:name="T38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88" style:family="text">
      <style:text-properties fo:font-size="11.00pt" fo:font-weight="normal" fo:font-family="Calibri" style:font-family-asian="Calibri" style:font-family-complex="Calibri" fo:background-color="transparent" style:use-window-font-color="true"/>
    </style:style>
    <style:style style:name="T389" style:family="text">
      <style:text-properties fo:font-size="12.00pt" fo:font-weight="normal" fo:font-family="'Quattrocento Sans'" style:font-family-asian="'Quattrocento Sans'" style:font-family-complex="'Quattrocento Sans'" fo:background-color="transparent" fo:color="#24292e"/>
    </style:style>
    <style:style style:name="T390" style:family="text">
      <style:text-properties fo:font-size="11.00pt" fo:font-weight="normal" fo:font-family="Calibri" style:font-family-asian="Calibri" style:font-family-complex="Calibri" fo:background-color="transparent" style:use-window-font-color="true"/>
    </style:style>
    <style:style style:name="T391" style:family="text">
      <style:text-properties fo:font-size="12.00pt" fo:font-weight="normal" fo:font-family="'Quattrocento Sans'" style:font-family-asian="'Quattrocento Sans'" style:font-family-complex="'Quattrocento Sans'" fo:background-color="transparent" fo:color="#24292e"/>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2.00pt" fo:font-weight="normal" fo:font-family="'Quattrocento Sans'" style:font-family-asian="'Quattrocento Sans'" style:font-family-complex="'Quattrocento Sans'" fo:background-color="transparent" fo:color="#24292e"/>
    </style:style>
    <style:style style:name="T396" style:family="text">
      <style:text-properties fo:font-size="11.00pt" fo:font-weight="normal" fo:font-family="Calibri" style:font-family-asian="Calibri" style:font-family-complex="Calibri" fo:background-color="transparent" style:use-window-font-color="true"/>
    </style:style>
    <style:style style:name="T397" style:family="text">
      <style:text-properties fo:font-size="12.00pt" fo:font-weight="normal" fo:font-family="'Quattrocento Sans'" style:font-family-asian="'Quattrocento Sans'" style:font-family-complex="'Quattrocento Sans'" fo:background-color="transparent" fo:color="#24292e"/>
    </style:style>
    <style:style style:name="T398" style:family="text">
      <style:text-properties fo:font-size="11.00pt" fo:font-weight="normal" fo:font-family="Calibri" style:font-family-asian="Calibri" style:font-family-complex="Calibri" fo:background-color="transparent" style:use-window-font-color="true"/>
    </style:style>
    <style:style style:name="T39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00" style:family="text">
      <style:text-properties fo:font-size="11.00pt" fo:font-weight="normal" fo:font-family="Calibri" style:font-family-asian="Calibri" style:font-family-complex="Calibri" fo:background-color="transparent" style:use-window-font-color="true"/>
    </style:style>
    <style:style style:name="T401" style:family="text">
      <style:text-properties fo:font-size="12.00pt" fo:font-weight="normal" fo:font-family="'Quattrocento Sans'" style:font-family-asian="'Quattrocento Sans'" style:font-family-complex="'Quattrocento Sans'" fo:background-color="transparent" fo:color="#24292e"/>
    </style:style>
    <style:style style:name="T402" style:family="text">
      <style:text-properties fo:font-size="11.00pt" fo:font-weight="normal" fo:font-family="Calibri" style:font-family-asian="Calibri" style:font-family-complex="Calibri" fo:background-color="transparent" style:use-window-font-color="true"/>
    </style:style>
    <style:style style:name="T403" style:family="text">
      <style:text-properties fo:font-size="12.00pt" fo:font-weight="normal" fo:font-family="'Quattrocento Sans'" style:font-family-asian="'Quattrocento Sans'" style:font-family-complex="'Quattrocento Sans'" fo:background-color="transparent" fo:color="#24292e"/>
    </style:style>
    <style:style style:name="T404" style:family="text">
      <style:text-properties fo:font-size="12.00pt" fo:font-weight="normal" fo:font-family="'Quattrocento Sans'" style:font-family-asian="'Quattrocento Sans'" style:font-family-complex="'Quattrocento Sans'" fo:background-color="transparent" fo:color="#000000"/>
    </style:style>
    <style:style style:name="T405" style:family="text">
      <style:text-properties fo:font-size="11.00pt" fo:font-weight="normal" fo:font-family="Calibri" style:font-family-asian="Calibri" style:font-family-complex="Calibri" fo:background-color="transparent" style:use-window-font-color="true"/>
    </style:style>
    <style:style style:name="T406"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07" style:family="text">
      <style:text-properties fo:font-size="11.00pt" fo:font-weight="normal" fo:font-family="Calibri" style:font-family-asian="Calibri" style:font-family-complex="Calibri" fo:background-color="transparent" style:use-window-font-color="true"/>
    </style:style>
    <style:style style:name="T408" style:family="text">
      <style:text-properties fo:font-size="12.00pt" fo:font-weight="normal" fo:font-family="'Quattrocento Sans'" style:font-family-asian="'Quattrocento Sans'" style:font-family-complex="'Quattrocento Sans'" fo:background-color="transparent" fo:color="#24292e"/>
    </style:style>
    <style:style style:name="T409" style:family="text">
      <style:text-properties fo:font-size="11.00pt" fo:font-weight="normal" fo:font-family="Calibri" style:font-family-asian="Calibri" style:font-family-complex="Calibri" fo:background-color="transparent" style:use-window-font-color="true"/>
    </style:style>
    <style:style style:name="T410" style:family="text">
      <style:text-properties fo:font-size="12.00pt" fo:font-weight="normal" fo:font-family="'Quattrocento Sans'" style:font-family-asian="'Quattrocento Sans'" style:font-family-complex="'Quattrocento Sans'" fo:background-color="transparent" fo:color="#24292e"/>
    </style:style>
    <style:style style:name="T411" style:family="text">
      <style:text-properties fo:font-size="11.00pt" fo:font-weight="normal" fo:font-family="Calibri" style:font-family-asian="Calibri" style:font-family-complex="Calibri" fo:background-color="transparent" style:use-window-font-color="true"/>
    </style:style>
    <style:style style:name="T412"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13" style:family="text">
      <style:text-properties fo:font-size="11.00pt" fo:font-weight="normal" fo:font-family="Calibri" style:font-family-asian="Calibri" style:font-family-complex="Calibri" fo:background-color="transparent" style:use-window-font-color="true"/>
    </style:style>
    <style:style style:name="T414" style:family="text">
      <style:text-properties fo:font-size="12.00pt" fo:font-weight="normal" fo:font-family="'Quattrocento Sans'" style:font-family-asian="'Quattrocento Sans'" style:font-family-complex="'Quattrocento Sans'" fo:background-color="transparent" fo:color="#24292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2.00pt" fo:font-weight="normal" fo:font-family="'Quattrocento Sans'" style:font-family-asian="'Quattrocento Sans'" style:font-family-complex="'Quattrocento Sans'" fo:background-color="transparent" fo:color="#24292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2.00pt" fo:font-weight="normal" fo:font-family="'Quattrocento Sans'" style:font-family-asian="'Quattrocento Sans'" style:font-family-complex="'Quattrocento Sans'" fo:background-color="transparent" fo:color="#24292e"/>
    </style:style>
    <style:style style:name="T421" style:family="text">
      <style:text-properties fo:font-size="11.00pt" fo:font-weight="normal" fo:font-family="Calibri" style:font-family-asian="Calibri" style:font-family-complex="Calibri" fo:background-color="transparent" style:use-window-font-color="true"/>
    </style:style>
    <style:style style:name="T422"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23" style:family="text">
      <style:text-properties fo:font-size="11.00pt" fo:font-weight="normal" fo:font-family="Calibri" style:font-family-asian="Calibri" style:font-family-complex="Calibri" fo:background-color="transparent" style:use-window-font-color="true"/>
    </style:style>
    <style:style style:name="T424" style:family="text">
      <style:text-properties fo:font-size="12.00pt" fo:font-weight="normal" fo:font-family="'Quattrocento Sans'" style:font-family-asian="'Quattrocento Sans'" style:font-family-complex="'Quattrocento Sans'" fo:background-color="transparent" fo:color="#24292e"/>
    </style:style>
    <style:style style:name="T425" style:family="text">
      <style:text-properties fo:font-size="11.00pt" fo:font-weight="normal" fo:font-family="Calibri" style:font-family-asian="Calibri" style:font-family-complex="Calibri" fo:background-color="transparent" style:use-window-font-color="true"/>
    </style:style>
    <style:style style:name="T426"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27" style:family="text">
      <style:text-properties fo:font-size="11.00pt" fo:font-weight="normal" fo:font-family="Calibri" style:font-family-asian="Calibri" style:font-family-complex="Calibri" fo:background-color="transparent" style:use-window-font-color="true"/>
    </style:style>
    <style:style style:name="T428" style:family="text">
      <style:text-properties fo:font-size="12.00pt" fo:font-weight="normal" fo:font-family="'Quattrocento Sans'" style:font-family-asian="'Quattrocento Sans'" style:font-family-complex="'Quattrocento Sans'" fo:background-color="transparent" fo:color="#24292e"/>
    </style:style>
    <style:style style:name="T429" style:family="text">
      <style:text-properties fo:font-size="11.00pt" fo:font-weight="normal" fo:font-family="Calibri" style:font-family-asian="Calibri" style:font-family-complex="Calibri" fo:background-color="transparent" style:use-window-font-color="true"/>
    </style:style>
    <style:style style:name="T430" style:family="text">
      <style:text-properties fo:font-size="12.00pt" fo:font-weight="normal" fo:font-family="'Quattrocento Sans'" style:font-family-asian="'Quattrocento Sans'" style:font-family-complex="'Quattrocento Sans'" fo:background-color="transparent" fo:color="#000000"/>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2.00pt" fo:font-weight="normal" fo:font-family="'Quattrocento Sans'" style:font-family-asian="'Quattrocento Sans'" style:font-family-complex="'Quattrocento Sans'" fo:background-color="transparent" fo:color="#24292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37" style:family="text">
      <style:text-properties fo:font-size="11.00pt" fo:font-weight="normal" fo:font-family="Calibri" style:font-family-asian="Calibri" style:font-family-complex="Calibri" fo:background-color="transparent" style:use-window-font-color="true"/>
    </style:style>
    <style:style style:name="T438" style:family="text">
      <style:text-properties fo:font-size="12.00pt" fo:font-weight="normal" fo:font-family="'Quattrocento Sans'" style:font-family-asian="'Quattrocento Sans'" style:font-family-complex="'Quattrocento Sans'" fo:background-color="transparent" fo:color="#000000"/>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2.00pt" fo:font-weight="normal" fo:font-family="'Quattrocento Sans'" style:font-family-asian="'Quattrocento Sans'" style:font-family-complex="'Quattrocento Sans'" fo:background-color="transparent" fo:color="#000000"/>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8.00pt" fo:font-weight="normal" fo:font-family="'Quattrocento Sans'" style:font-family-asian="'Quattrocento Sans'" style:font-family-complex="'Quattrocento Sans'" fo:background-color="transparent" fo:color="#24292e"/>
    </style:style>
    <style:style style:name="T443" style:family="text">
      <style:text-properties fo:font-size="18.00pt" fo:font-weight="bold" fo:font-family="'Quattrocento Sans'" style:font-family-asian="'Quattrocento Sans'" style:font-family-complex="'Quattrocento Sans'" fo:background-color="transparent" fo:color="#24292e"/>
    </style:style>
    <style:style style:name="T444" style:family="text">
      <style:text-properties fo:font-size="18.00pt" fo:font-weight="normal" fo:font-family="'Quattrocento Sans'" style:font-family-asian="'Quattrocento Sans'" style:font-family-complex="'Quattrocento Sans'" fo:background-color="transparent" fo:color="#24292e"/>
    </style:style>
    <style:style style:name="T445" style:family="text">
      <style:text-properties fo:font-size="12.00pt" fo:font-weight="normal" fo:font-family="'Quattrocento Sans'" style:font-family-asian="'Quattrocento Sans'" style:font-family-complex="'Quattrocento Sans'" fo:background-color="transparent" fo:color="#24292e"/>
    </style:style>
    <style:style style:name="T446" style:family="text">
      <style:text-properties fo:font-size="11.00pt" fo:font-weight="normal" fo:font-family="Calibri" style:font-family-asian="Calibri" style:font-family-complex="Calibri" fo:background-color="transparent" style:use-window-font-color="true"/>
    </style:style>
    <style:style style:name="T447" style:family="text">
      <style:text-properties fo:font-size="12.00pt" fo:font-weight="bold" fo:font-family="'Quattrocento Sans'" style:font-family-asian="'Quattrocento Sans'" style:font-family-complex="'Quattrocento Sans'" fo:background-color="transparent" fo:color="#24292e"/>
    </style:style>
    <style:style style:name="T448" style:family="text">
      <style:text-properties fo:font-size="11.00pt" fo:font-weight="normal" fo:font-family="Calibri" style:font-family-asian="Calibri" style:font-family-complex="Calibri" fo:background-color="transparent" style:use-window-font-color="true"/>
    </style:style>
    <style:style style:name="T449" style:family="text">
      <style:text-properties fo:font-size="12.00pt" fo:font-weight="bold" fo:font-family="'Quattrocento Sans'" style:font-family-asian="'Quattrocento Sans'" style:font-family-complex="'Quattrocento Sans'" fo:background-color="transparent" fo:color="#24292e"/>
    </style:style>
    <style:style style:name="T450" style:family="text">
      <style:text-properties fo:font-size="11.00pt" fo:font-weight="normal" fo:font-family="Calibri" style:font-family-asian="Calibri" style:font-family-complex="Calibri" fo:background-color="transparent" style:use-window-font-color="true"/>
    </style:style>
    <style:style style:name="T451" style:family="text">
      <style:text-properties fo:font-size="12.00pt" fo:font-weight="bold" fo:font-family="'Quattrocento Sans'" style:font-family-asian="'Quattrocento Sans'" style:font-family-complex="'Quattrocento Sans'" fo:background-color="transparent" fo:color="#24292e"/>
    </style:style>
    <style:style style:name="T452" style:family="text">
      <style:text-properties fo:font-size="11.00pt" fo:font-weight="normal" fo:font-family="Calibri" style:font-family-asian="Calibri" style:font-family-complex="Calibri" fo:background-color="transparent" style:use-window-font-color="true"/>
    </style:style>
    <style:style style:name="T45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54" style:family="text">
      <style:text-properties fo:font-size="11.00pt" fo:font-weight="normal" fo:font-family="Calibri" style:font-family-asian="Calibri" style:font-family-complex="Calibri" fo:background-color="transparent" style:use-window-font-color="true"/>
    </style:style>
    <style:style style:name="T455" style:family="text">
      <style:text-properties fo:font-size="12.00pt" fo:font-weight="normal" fo:font-family="'Quattrocento Sans'" style:font-family-asian="'Quattrocento Sans'" style:font-family-complex="'Quattrocento Sans'" fo:background-color="transparent" fo:color="#24292e"/>
    </style:style>
    <style:style style:name="T456" style:family="text">
      <style:text-properties fo:font-size="11.00pt" fo:font-weight="normal" fo:font-family="Calibri" style:font-family-asian="Calibri" style:font-family-complex="Calibri" fo:background-color="transparent" style:use-window-font-color="true"/>
    </style:style>
    <style:style style:name="T457" style:family="text">
      <style:text-properties fo:font-size="12.00pt" fo:font-weight="normal" fo:font-family="'Quattrocento Sans'" style:font-family-asian="'Quattrocento Sans'" style:font-family-complex="'Quattrocento Sans'" fo:background-color="transparent" fo:color="#24292e"/>
    </style:style>
    <style:style style:name="T458" style:family="text">
      <style:text-properties fo:font-size="11.00pt" fo:font-weight="normal" fo:font-family="Calibri" style:font-family-asian="Calibri" style:font-family-complex="Calibri" fo:background-color="transparent" style:use-window-font-color="true"/>
    </style:style>
    <style:style style:name="T45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60" style:family="text">
      <style:text-properties fo:font-size="11.00pt" fo:font-weight="normal" fo:font-family="Calibri" style:font-family-asian="Calibri" style:font-family-complex="Calibri" fo:background-color="transparent" style:use-window-font-color="true"/>
    </style:style>
    <style:style style:name="T461" style:family="text">
      <style:text-properties fo:font-size="12.00pt" fo:font-weight="normal" fo:font-family="'Quattrocento Sans'" style:font-family-asian="'Quattrocento Sans'" style:font-family-complex="'Quattrocento Sans'" fo:background-color="transparent" fo:color="#24292e"/>
    </style:style>
    <style:style style:name="T462" style:family="text">
      <style:text-properties fo:font-size="11.00pt" fo:font-weight="normal" fo:font-family="Calibri" style:font-family-asian="Calibri" style:font-family-complex="Calibri" fo:background-color="transparent" style:use-window-font-color="true"/>
    </style:style>
    <style:style style:name="T463" style:family="text">
      <style:text-properties fo:font-size="12.00pt" fo:font-weight="normal" fo:font-family="'Quattrocento Sans'" style:font-family-asian="'Quattrocento Sans'" style:font-family-complex="'Quattrocento Sans'" fo:background-color="transparent" fo:color="#24292e"/>
    </style:style>
    <style:style style:name="T464" style:family="text">
      <style:text-properties fo:font-size="11.00pt" fo:font-weight="normal" fo:font-family="Calibri" style:font-family-asian="Calibri" style:font-family-complex="Calibri" fo:background-color="transparent" style:use-window-font-color="true"/>
    </style:style>
    <style:style style:name="T46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66" style:family="text">
      <style:text-properties fo:font-size="11.00pt" fo:font-weight="normal" fo:font-family="Calibri" style:font-family-asian="Calibri" style:font-family-complex="Calibri" fo:background-color="transparent" style:use-window-font-color="true"/>
    </style:style>
    <style:style style:name="T467" style:family="text">
      <style:text-properties fo:font-size="12.00pt" fo:font-weight="normal" fo:font-family="'Quattrocento Sans'" style:font-family-asian="'Quattrocento Sans'" style:font-family-complex="'Quattrocento Sans'" fo:background-color="transparent" fo:color="#24292e"/>
    </style:style>
    <style:style style:name="T468" style:family="text">
      <style:text-properties fo:font-size="11.00pt" fo:font-weight="normal" fo:font-family="Calibri" style:font-family-asian="Calibri" style:font-family-complex="Calibri" fo:background-color="transparent" style:use-window-font-color="true"/>
    </style:style>
    <style:style style:name="T469" style:family="text">
      <style:text-properties fo:font-size="12.00pt" fo:font-weight="normal" fo:font-family="'Quattrocento Sans'" style:font-family-asian="'Quattrocento Sans'" style:font-family-complex="'Quattrocento Sans'" fo:background-color="transparent" fo:color="#24292e"/>
    </style:style>
    <style:style style:name="T470" style:family="text">
      <style:text-properties fo:font-size="11.00pt" fo:font-weight="normal" fo:font-family="Calibri" style:font-family-asian="Calibri" style:font-family-complex="Calibri" fo:background-color="transparent" style:use-window-font-color="true"/>
    </style:style>
    <style:style style:name="T47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72" style:family="text">
      <style:text-properties fo:font-size="11.00pt" fo:font-weight="normal" fo:font-family="Calibri" style:font-family-asian="Calibri" style:font-family-complex="Calibri" fo:background-color="transparent" style:use-window-font-color="true"/>
    </style:style>
    <style:style style:name="T473" style:family="text">
      <style:text-properties fo:font-size="12.00pt" fo:font-weight="normal" fo:font-family="'Quattrocento Sans'" style:font-family-asian="'Quattrocento Sans'" style:font-family-complex="'Quattrocento Sans'" fo:background-color="transparent" fo:color="#24292e"/>
    </style:style>
    <style:style style:name="T474" style:family="text">
      <style:text-properties fo:font-size="11.00pt" fo:font-weight="normal" fo:font-family="Calibri" style:font-family-asian="Calibri" style:font-family-complex="Calibri" fo:background-color="transparent" style:use-window-font-color="true"/>
    </style:style>
    <style:style style:name="T475" style:family="text">
      <style:text-properties fo:font-size="12.00pt" fo:font-weight="normal" fo:font-family="'Quattrocento Sans'" style:font-family-asian="'Quattrocento Sans'" style:font-family-complex="'Quattrocento Sans'" fo:background-color="transparent" fo:color="#24292e"/>
    </style:style>
    <style:style style:name="T476" style:family="text">
      <style:text-properties fo:font-size="11.00pt" fo:font-weight="normal" fo:font-family="Calibri" style:font-family-asian="Calibri" style:font-family-complex="Calibri" fo:background-color="transparent" style:use-window-font-color="true"/>
    </style:style>
    <style:style style:name="T47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78" style:family="text">
      <style:text-properties fo:font-size="11.00pt" fo:font-weight="normal" fo:font-family="Calibri" style:font-family-asian="Calibri" style:font-family-complex="Calibri" fo:background-color="transparent" style:use-window-font-color="true"/>
    </style:style>
    <style:style style:name="T479" style:family="text">
      <style:text-properties fo:font-size="12.00pt" fo:font-weight="normal" fo:font-family="'Quattrocento Sans'" style:font-family-asian="'Quattrocento Sans'" style:font-family-complex="'Quattrocento Sans'" fo:background-color="transparent" fo:color="#24292e"/>
    </style:style>
    <style:style style:name="T480" style:family="text">
      <style:text-properties fo:font-size="11.00pt" fo:font-weight="normal" fo:font-family="Calibri" style:font-family-asian="Calibri" style:font-family-complex="Calibri" fo:background-color="transparent" style:use-window-font-color="true"/>
    </style:style>
    <style:style style:name="T481" style:family="text">
      <style:text-properties fo:font-size="12.00pt" fo:font-weight="normal" fo:font-family="'Quattrocento Sans'" style:font-family-asian="'Quattrocento Sans'" style:font-family-complex="'Quattrocento Sans'" fo:background-color="transparent" fo:color="#24292e"/>
    </style:style>
    <style:style style:name="T482" style:family="text">
      <style:text-properties fo:font-size="11.00pt" fo:font-weight="normal" fo:font-family="Calibri" style:font-family-asian="Calibri" style:font-family-complex="Calibri" fo:background-color="transparent" style:use-window-font-color="true"/>
    </style:style>
    <style:style style:name="T483" style:family="text">
      <style:text-properties fo:font-size="18.00pt" fo:font-weight="bold" fo:font-family="'Quattrocento Sans'" style:font-family-asian="'Quattrocento Sans'" style:font-family-complex="'Quattrocento Sans'" fo:background-color="transparent" fo:color="#24292e"/>
    </style:style>
    <style:style style:name="T484" style:family="text">
      <style:text-properties fo:font-size="18.00pt" fo:font-weight="normal" fo:font-family="'Quattrocento Sans'" style:font-family-asian="'Quattrocento Sans'" style:font-family-complex="'Quattrocento Sans'" fo:background-color="transparent" fo:color="#24292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2.00pt" fo:font-weight="bold" fo:font-family="'Quattrocento Sans'" style:font-family-asian="'Quattrocento Sans'" style:font-family-complex="'Quattrocento Sans'" fo:background-color="transparent" fo:color="#24292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2.00pt" fo:font-weight="bold" fo:font-family="'Quattrocento Sans'" style:font-family-asian="'Quattrocento Sans'" style:font-family-complex="'Quattrocento Sans'" fo:background-color="transparent" fo:color="#24292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2.00pt" fo:font-weight="bold" fo:font-family="'Quattrocento Sans'" style:font-family-asian="'Quattrocento Sans'" style:font-family-complex="'Quattrocento Sans'" fo:background-color="transparent" fo:color="#24292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2.00pt" fo:font-weight="normal" fo:font-family="'Quattrocento Sans'" style:font-family-asian="'Quattrocento Sans'" style:font-family-complex="'Quattrocento Sans'" fo:background-color="transparent" fo:color="#24292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2.00pt" fo:font-weight="normal" fo:font-family="'Quattrocento Sans'" style:font-family-asian="'Quattrocento Sans'" style:font-family-complex="'Quattrocento Sans'" fo:background-color="transparent" fo:color="#24292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499" style:family="text">
      <style:text-properties fo:font-size="11.00pt" fo:font-weight="normal" fo:font-family="Calibri" style:font-family-asian="Calibri" style:font-family-complex="Calibri" fo:background-color="transparent" style:use-window-font-color="true"/>
    </style:style>
    <style:style style:name="T500" style:family="text">
      <style:text-properties fo:font-size="12.00pt" fo:font-weight="normal" fo:font-family="'Quattrocento Sans'" style:font-family-asian="'Quattrocento Sans'" style:font-family-complex="'Quattrocento Sans'" fo:background-color="transparent" fo:color="#24292e"/>
    </style:style>
    <style:style style:name="T501" style:family="text">
      <style:text-properties fo:font-size="11.00pt" fo:font-weight="normal" fo:font-family="Calibri" style:font-family-asian="Calibri" style:font-family-complex="Calibri" fo:background-color="transparent" style:use-window-font-color="true"/>
    </style:style>
    <style:style style:name="T502" style:family="text">
      <style:text-properties fo:font-size="12.00pt" fo:font-weight="normal" fo:font-family="'Quattrocento Sans'" style:font-family-asian="'Quattrocento Sans'" style:font-family-complex="'Quattrocento Sans'" fo:background-color="transparent" fo:color="#24292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2.00pt" fo:font-weight="normal" fo:font-family="'Quattrocento Sans'" style:font-family-asian="'Quattrocento Sans'" style:font-family-complex="'Quattrocento Sans'" fo:background-color="transparent" fo:color="#24292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2.00pt" fo:font-weight="normal" fo:font-family="'Quattrocento Sans'" style:font-family-asian="'Quattrocento Sans'" style:font-family-complex="'Quattrocento Sans'" fo:background-color="transparent" fo:color="#24292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8.00pt" fo:font-weight="bold" fo:font-family="'Quattrocento Sans'" style:font-family-asian="'Quattrocento Sans'" style:font-family-complex="'Quattrocento Sans'" fo:background-color="transparent" fo:color="#24292e"/>
    </style:style>
    <style:style style:name="T511" style:family="text">
      <style:text-properties fo:font-size="18.00pt" fo:font-weight="normal" fo:font-family="'Quattrocento Sans'" style:font-family-asian="'Quattrocento Sans'" style:font-family-complex="'Quattrocento Sans'" fo:background-color="transparent" fo:color="#24292e"/>
    </style:style>
    <style:style style:name="T512" style:family="text">
      <style:text-properties fo:font-size="11.00pt" fo:font-weight="normal" fo:font-family="Calibri" style:font-family-asian="Calibri" style:font-family-complex="Calibri" fo:background-color="transparent" style:use-window-font-color="true"/>
    </style:style>
    <style:style style:name="T513" style:family="text">
      <style:text-properties fo:font-size="12.00pt" fo:font-weight="bold" fo:font-family="'Quattrocento Sans'" style:font-family-asian="'Quattrocento Sans'" style:font-family-complex="'Quattrocento Sans'" fo:background-color="transparent" fo:color="#24292e"/>
    </style:style>
    <style:style style:name="T514" style:family="text">
      <style:text-properties fo:font-size="11.00pt" fo:font-weight="normal" fo:font-family="Calibri" style:font-family-asian="Calibri" style:font-family-complex="Calibri" fo:background-color="transparent" style:use-window-font-color="true"/>
    </style:style>
    <style:style style:name="T515" style:family="text">
      <style:text-properties fo:font-size="12.00pt" fo:font-weight="bold" fo:font-family="'Quattrocento Sans'" style:font-family-asian="'Quattrocento Sans'" style:font-family-complex="'Quattrocento Sans'" fo:background-color="transparent" fo:color="#24292e"/>
    </style:style>
    <style:style style:name="T516" style:family="text">
      <style:text-properties fo:font-size="11.00pt" fo:font-weight="normal" fo:font-family="Calibri" style:font-family-asian="Calibri" style:font-family-complex="Calibri" fo:background-color="transparent" style:use-window-font-color="true"/>
    </style:style>
    <style:style style:name="T517" style:family="text">
      <style:text-properties fo:font-size="12.00pt" fo:font-weight="bold" fo:font-family="'Quattrocento Sans'" style:font-family-asian="'Quattrocento Sans'" style:font-family-complex="'Quattrocento Sans'" fo:background-color="transparent" fo:color="#24292e"/>
    </style:style>
    <style:style style:name="T518" style:family="text">
      <style:text-properties fo:font-size="11.00pt" fo:font-weight="normal" fo:font-family="Calibri" style:font-family-asian="Calibri" style:font-family-complex="Calibri" fo:background-color="transparent" style:use-window-font-color="true"/>
    </style:style>
    <style:style style:name="T51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20" style:family="text">
      <style:text-properties fo:font-size="11.00pt" fo:font-weight="normal" fo:font-family="Calibri" style:font-family-asian="Calibri" style:font-family-complex="Calibri" fo:background-color="transparent" style:use-window-font-color="true"/>
    </style:style>
    <style:style style:name="T521" style:family="text">
      <style:text-properties fo:font-size="12.00pt" fo:font-weight="normal" fo:font-family="'Quattrocento Sans'" style:font-family-asian="'Quattrocento Sans'" style:font-family-complex="'Quattrocento Sans'" fo:background-color="transparent" fo:color="#24292e"/>
    </style:style>
    <style:style style:name="T522" style:family="text">
      <style:text-properties fo:font-size="11.00pt" fo:font-weight="normal" fo:font-family="Calibri" style:font-family-asian="Calibri" style:font-family-complex="Calibri" fo:background-color="transparent" style:use-window-font-color="true"/>
    </style:style>
    <style:style style:name="T523" style:family="text">
      <style:text-properties fo:font-size="12.00pt" fo:font-weight="normal" fo:font-family="'Quattrocento Sans'" style:font-family-asian="'Quattrocento Sans'" style:font-family-complex="'Quattrocento Sans'" fo:background-color="transparent" fo:color="#24292e"/>
    </style:style>
    <style:style style:name="T524" style:family="text">
      <style:text-properties fo:font-size="11.00pt" fo:font-weight="normal" fo:font-family="Calibri" style:font-family-asian="Calibri" style:font-family-complex="Calibri" fo:background-color="transparent" style:use-window-font-color="true"/>
    </style:style>
    <style:style style:name="T52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26" style:family="text">
      <style:text-properties fo:font-size="11.00pt" fo:font-weight="normal" fo:font-family="Calibri" style:font-family-asian="Calibri" style:font-family-complex="Calibri" fo:background-color="transparent" style:use-window-font-color="true"/>
    </style:style>
    <style:style style:name="T527" style:family="text">
      <style:text-properties fo:font-size="12.00pt" fo:font-weight="normal" fo:font-family="'Quattrocento Sans'" style:font-family-asian="'Quattrocento Sans'" style:font-family-complex="'Quattrocento Sans'" fo:background-color="transparent" fo:color="#24292e"/>
    </style:style>
    <style:style style:name="T528" style:family="text">
      <style:text-properties fo:font-size="11.00pt" fo:font-weight="normal" fo:font-family="Calibri" style:font-family-asian="Calibri" style:font-family-complex="Calibri" fo:background-color="transparent" style:use-window-font-color="true"/>
    </style:style>
    <style:style style:name="T529" style:family="text">
      <style:text-properties fo:font-size="12.00pt" fo:font-weight="normal" fo:font-family="'Quattrocento Sans'" style:font-family-asian="'Quattrocento Sans'" style:font-family-complex="'Quattrocento Sans'" fo:background-color="transparent" fo:color="#24292e"/>
    </style:style>
    <style:style style:name="T530" style:family="text">
      <style:text-properties fo:font-size="11.00pt" fo:font-weight="normal" fo:font-family="Calibri" style:font-family-asian="Calibri" style:font-family-complex="Calibri" fo:background-color="transparent" style:use-window-font-color="true"/>
    </style:style>
    <style:style style:name="T53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32" style:family="text">
      <style:text-properties fo:font-size="11.00pt" fo:font-weight="normal" fo:font-family="Calibri" style:font-family-asian="Calibri" style:font-family-complex="Calibri" fo:background-color="transparent" style:use-window-font-color="true"/>
    </style:style>
    <style:style style:name="T533" style:family="text">
      <style:text-properties fo:font-size="12.00pt" fo:font-weight="normal" fo:font-family="'Quattrocento Sans'" style:font-family-asian="'Quattrocento Sans'" style:font-family-complex="'Quattrocento Sans'" fo:background-color="transparent" fo:color="#000000"/>
    </style:style>
    <style:style style:name="T534" style:family="text">
      <style:text-properties fo:font-size="11.00pt" fo:font-weight="normal" fo:font-family="Calibri" style:font-family-asian="Calibri" style:font-family-complex="Calibri" fo:background-color="transparent" style:use-window-font-color="true"/>
    </style:style>
    <style:style style:name="T535" style:family="text">
      <style:text-properties fo:font-size="12.00pt" fo:font-weight="normal" fo:font-family="'Quattrocento Sans'" style:font-family-asian="'Quattrocento Sans'" style:font-family-complex="'Quattrocento Sans'" fo:background-color="transparent" fo:color="#24292e"/>
    </style:style>
    <style:style style:name="T536" style:family="text">
      <style:text-properties fo:font-size="11.00pt" fo:font-weight="normal" fo:font-family="Calibri" style:font-family-asian="Calibri" style:font-family-complex="Calibri" fo:background-color="transparent" style:use-window-font-color="true"/>
    </style:style>
    <style:style style:name="T537" style:family="text">
      <style:text-properties fo:font-size="18.00pt" fo:font-weight="bold" fo:font-family="'Quattrocento Sans'" style:font-family-asian="'Quattrocento Sans'" style:font-family-complex="'Quattrocento Sans'" fo:background-color="transparent" fo:color="#24292e"/>
    </style:style>
    <style:style style:name="T538" style:family="text">
      <style:text-properties fo:font-size="18.00pt" fo:font-weight="normal" fo:font-family="'Quattrocento Sans'" style:font-family-asian="'Quattrocento Sans'" style:font-family-complex="'Quattrocento Sans'" fo:background-color="transparent" fo:color="#24292e"/>
    </style:style>
    <style:style style:name="T539" style:family="text">
      <style:text-properties fo:font-size="12.00pt" fo:font-weight="normal" fo:font-family="'Quattrocento Sans'" style:font-family-asian="'Quattrocento Sans'" style:font-family-complex="'Quattrocento Sans'" fo:background-color="transparent" fo:color="#24292e"/>
    </style:style>
    <style:style style:name="T540"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0366d6"/>
    </style:style>
    <style:style style:name="T54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0366d6"/>
    </style:style>
    <style:style style:name="T542" style:family="text">
      <style:text-properties fo:font-size="12.00pt" fo:font-weight="normal" fo:font-family="'Quattrocento Sans'" style:font-family-asian="'Quattrocento Sans'" style:font-family-complex="'Quattrocento Sans'" fo:background-color="transparent" fo:color="#24292e"/>
    </style:style>
    <style:style style:name="T543" style:family="text">
      <style:text-properties fo:font-size="12.00pt" fo:font-weight="bold" fo:font-family="'Quattrocento Sans'" style:font-family-asian="'Quattrocento Sans'" style:font-family-complex="'Quattrocento Sans'" fo:background-color="transparent" fo:color="#24292e"/>
    </style:style>
    <style:style style:name="T544" style:family="text">
      <style:text-properties fo:font-size="12.00pt" fo:font-weight="normal" fo:font-family="'Quattrocento Sans'" style:font-family-asian="'Quattrocento Sans'" style:font-family-complex="'Quattrocento Sans'" fo:background-color="transparent" fo:color="#24292e"/>
    </style:style>
    <style:style style:name="T545" style:family="text">
      <style:text-properties fo:font-size="11.00pt" fo:font-weight="normal" fo:font-family="Calibri" style:font-family-asian="Calibri" style:font-family-complex="Calibri" fo:background-color="transparent" fo:color="#24292e"/>
    </style:style>
    <style:style style:name="T546" style:family="text">
      <style:text-properties fo:font-size="12.00pt" fo:font-weight="normal" fo:font-family="'Quattrocento Sans'" style:font-family-asian="'Quattrocento Sans'" style:font-family-complex="'Quattrocento Sans'" fo:background-color="transparent" fo:color="#24292e"/>
    </style:style>
    <style:style style:name="T547" style:family="text">
      <style:text-properties fo:font-size="11.00pt" fo:font-weight="normal" fo:font-family="Calibri" style:font-family-asian="Calibri" style:font-family-complex="Calibri" fo:background-color="transparent" fo:color="#24292e"/>
    </style:style>
    <style:style style:name="T548" style:family="text">
      <style:text-properties fo:font-size="11.00pt" fo:font-weight="normal" fo:font-family="Calibri" style:font-family-asian="Calibri" style:font-family-complex="Calibri" fo:background-color="transparent" style:use-window-font-color="true"/>
    </style:style>
    <style:style style:name="T549" style:family="text">
      <style:text-properties fo:font-size="12.00pt" fo:font-weight="bold" fo:font-family="'Quattrocento Sans'" style:font-family-asian="'Quattrocento Sans'" style:font-family-complex="'Quattrocento Sans'" fo:background-color="transparent" fo:color="#24292e"/>
    </style:style>
    <style:style style:name="T550" style:family="text">
      <style:text-properties fo:font-size="11.00pt" fo:font-weight="normal" fo:font-family="Calibri" style:font-family-asian="Calibri" style:font-family-complex="Calibri" fo:background-color="transparent" style:use-window-font-color="true"/>
    </style:style>
    <style:style style:name="T551" style:family="text">
      <style:text-properties fo:font-size="12.00pt" fo:font-weight="bold" fo:font-family="'Quattrocento Sans'" style:font-family-asian="'Quattrocento Sans'" style:font-family-complex="'Quattrocento Sans'" fo:background-color="transparent" fo:color="#24292e"/>
    </style:style>
    <style:style style:name="T552" style:family="text">
      <style:text-properties fo:font-size="11.00pt" fo:font-weight="normal" fo:font-family="Calibri" style:font-family-asian="Calibri" style:font-family-complex="Calibri" fo:background-color="transparent" style:use-window-font-color="true"/>
    </style:style>
    <style:style style:name="T553" style:family="text">
      <style:text-properties fo:font-size="12.00pt" fo:font-weight="bold" fo:font-family="'Quattrocento Sans'" style:font-family-asian="'Quattrocento Sans'" style:font-family-complex="'Quattrocento Sans'" fo:background-color="transparent" fo:color="#24292e"/>
    </style:style>
    <style:style style:name="T554" style:family="text">
      <style:text-properties fo:font-size="11.00pt" fo:font-weight="normal" fo:font-family="Calibri" style:font-family-asian="Calibri" style:font-family-complex="Calibri" fo:background-color="transparent" style:use-window-font-color="true"/>
    </style:style>
    <style:style style:name="T55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56" style:family="text">
      <style:text-properties fo:font-size="11.00pt" fo:font-weight="normal" fo:font-family="Calibri" style:font-family-asian="Calibri" style:font-family-complex="Calibri" fo:background-color="transparent" style:use-window-font-color="true"/>
    </style:style>
    <style:style style:name="T557" style:family="text">
      <style:text-properties fo:font-size="12.00pt" fo:font-weight="normal" fo:font-family="'Quattrocento Sans'" style:font-family-asian="'Quattrocento Sans'" style:font-family-complex="'Quattrocento Sans'" fo:background-color="transparent" fo:color="#24292e"/>
    </style:style>
    <style:style style:name="T558" style:family="text">
      <style:text-properties fo:font-size="11.00pt" fo:font-weight="normal" fo:font-family="Calibri" style:font-family-asian="Calibri" style:font-family-complex="Calibri" fo:background-color="transparent" style:use-window-font-color="true"/>
    </style:style>
    <style:style style:name="T559" style:family="text">
      <style:text-properties fo:font-size="12.00pt" fo:font-weight="normal" fo:font-family="'Quattrocento Sans'" style:font-family-asian="'Quattrocento Sans'" style:font-family-complex="'Quattrocento Sans'" fo:background-color="transparent" fo:color="#24292e"/>
    </style:style>
    <style:style style:name="T560"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6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62" style:family="text">
      <style:text-properties fo:font-size="12.00pt" fo:font-weight="normal" fo:font-family="'Quattrocento Sans'" style:font-family-asian="'Quattrocento Sans'" style:font-family-complex="'Quattrocento Sans'" fo:background-color="transparent" fo:color="#24292e"/>
    </style:style>
    <style:style style:name="T563" style:family="text">
      <style:text-properties fo:font-size="11.00pt" fo:font-weight="normal" fo:font-family="Calibri" style:font-family-asian="Calibri" style:font-family-complex="Calibri" fo:background-color="transparent" style:use-window-font-color="true"/>
    </style:style>
    <style:style style:name="T564"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65" style:family="text">
      <style:text-properties fo:font-size="11.00pt" fo:font-weight="normal" fo:font-family="Calibri" style:font-family-asian="Calibri" style:font-family-complex="Calibri" fo:background-color="transparent" style:use-window-font-color="true"/>
    </style:style>
    <style:style style:name="T566" style:family="text">
      <style:text-properties fo:font-size="12.00pt" fo:font-weight="normal" fo:font-family="'Quattrocento Sans'" style:font-family-asian="'Quattrocento Sans'" style:font-family-complex="'Quattrocento Sans'" fo:background-color="transparent" fo:color="#24292e"/>
    </style:style>
    <style:style style:name="T567" style:family="text">
      <style:text-properties fo:font-size="11.00pt" fo:font-weight="normal" fo:font-family="Calibri" style:font-family-asian="Calibri" style:font-family-complex="Calibri" fo:background-color="transparent" style:use-window-font-color="true"/>
    </style:style>
    <style:style style:name="T568" style:family="text">
      <style:text-properties fo:font-size="12.00pt" fo:font-weight="normal" fo:font-family="'Quattrocento Sans'" style:font-family-asian="'Quattrocento Sans'" style:font-family-complex="'Quattrocento Sans'" fo:background-color="transparent" fo:color="#24292e"/>
    </style:style>
    <style:style style:name="T569" style:family="text">
      <style:text-properties fo:font-size="11.00pt" fo:font-weight="normal" fo:font-family="Calibri" style:font-family-asian="Calibri" style:font-family-complex="Calibri" fo:background-color="transparent" style:use-window-font-color="true"/>
    </style:style>
    <style:style style:name="T570"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7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72" style:family="text">
      <style:text-properties fo:font-size="12.00pt" fo:font-weight="normal" fo:font-family="'Quattrocento Sans'" style:font-family-asian="'Quattrocento Sans'" style:font-family-complex="'Quattrocento Sans'" fo:background-color="transparent" fo:color="#24292e"/>
    </style:style>
    <style:style style:name="T573" style:family="text">
      <style:text-properties fo:font-size="12.00pt" fo:font-weight="normal" fo:font-family="'Quattrocento Sans'" style:font-family-asian="'Quattrocento Sans'" style:font-family-complex="'Quattrocento Sans'" fo:background-color="transparent" fo:color="#24292e"/>
    </style:style>
    <style:style style:name="T574" style:family="text">
      <style:text-properties fo:font-size="12.00pt" fo:font-weight="normal" fo:font-family="'Quattrocento Sans'" style:font-family-asian="'Quattrocento Sans'" style:font-family-complex="'Quattrocento Sans'" fo:background-color="transparent" fo:color="#24292e"/>
    </style:style>
    <style:style style:name="T575" style:family="text">
      <style:text-properties fo:font-size="12.00pt" fo:font-weight="normal" fo:font-family="'Quattrocento Sans'" style:font-family-asian="'Quattrocento Sans'" style:font-family-complex="'Quattrocento Sans'" fo:background-color="transparent" fo:color="#24292e"/>
    </style:style>
    <style:style style:name="T576" style:family="text">
      <style:text-properties fo:font-size="11.00pt" fo:font-weight="normal" fo:font-family="Calibri" style:font-family-asian="Calibri" style:font-family-complex="Calibri" fo:background-color="transparent" style:use-window-font-color="true"/>
    </style:style>
    <style:style style:name="T577" style:family="text">
      <style:text-properties fo:font-size="18.00pt" fo:font-weight="bold" fo:font-family="'Quattrocento Sans'" style:font-family-asian="'Quattrocento Sans'" style:font-family-complex="'Quattrocento Sans'" fo:background-color="transparent" fo:color="#24292e"/>
    </style:style>
    <style:style style:name="T578" style:family="text">
      <style:text-properties fo:font-size="18.00pt" fo:font-weight="normal" fo:font-family="'Quattrocento Sans'" style:font-family-asian="'Quattrocento Sans'" style:font-family-complex="'Quattrocento Sans'" fo:background-color="transparent" fo:color="#24292e"/>
    </style:style>
    <style:style style:name="T579" style:family="text">
      <style:text-properties fo:font-size="12.00pt" fo:font-weight="normal" fo:font-family="'Quattrocento Sans'" style:font-family-asian="'Quattrocento Sans'" style:font-family-complex="'Quattrocento Sans'" fo:background-color="transparent" fo:color="#24292e"/>
    </style:style>
    <style:style style:name="T580" style:family="text">
      <style:text-properties fo:font-size="11.00pt" fo:font-weight="normal" fo:font-family="Calibri" style:font-family-asian="Calibri" style:font-family-complex="Calibri" fo:background-color="transparent" style:use-window-font-color="true"/>
    </style:style>
    <style:style style:name="T581" style:family="text">
      <style:text-properties fo:font-size="12.00pt" fo:font-weight="bold" fo:font-family="'Quattrocento Sans'" style:font-family-asian="'Quattrocento Sans'" style:font-family-complex="'Quattrocento Sans'" fo:background-color="transparent" fo:color="#24292e"/>
    </style:style>
    <style:style style:name="T582" style:family="text">
      <style:text-properties fo:font-size="11.00pt" fo:font-weight="normal" fo:font-family="Calibri" style:font-family-asian="Calibri" style:font-family-complex="Calibri" fo:background-color="transparent" style:use-window-font-color="true"/>
    </style:style>
    <style:style style:name="T583" style:family="text">
      <style:text-properties fo:font-size="12.00pt" fo:font-weight="bold" fo:font-family="'Quattrocento Sans'" style:font-family-asian="'Quattrocento Sans'" style:font-family-complex="'Quattrocento Sans'" fo:background-color="transparent" fo:color="#24292e"/>
    </style:style>
    <style:style style:name="T584" style:family="text">
      <style:text-properties fo:font-size="11.00pt" fo:font-weight="normal" fo:font-family="Calibri" style:font-family-asian="Calibri" style:font-family-complex="Calibri" fo:background-color="transparent" style:use-window-font-color="true"/>
    </style:style>
    <style:style style:name="T585" style:family="text">
      <style:text-properties fo:font-size="12.00pt" fo:font-weight="bold" fo:font-family="'Quattrocento Sans'" style:font-family-asian="'Quattrocento Sans'" style:font-family-complex="'Quattrocento Sans'" fo:background-color="transparent" fo:color="#24292e"/>
    </style:style>
    <style:style style:name="T586" style:family="text">
      <style:text-properties fo:font-size="11.00pt" fo:font-weight="normal" fo:font-family="Calibri" style:font-family-asian="Calibri" style:font-family-complex="Calibri" fo:background-color="transparent" style:use-window-font-color="true"/>
    </style:style>
    <style:style style:name="T58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88" style:family="text">
      <style:text-properties fo:font-size="11.00pt" fo:font-weight="normal" fo:font-family="Calibri" style:font-family-asian="Calibri" style:font-family-complex="Calibri" fo:background-color="transparent" style:use-window-font-color="true"/>
    </style:style>
    <style:style style:name="T589" style:family="text">
      <style:text-properties fo:font-size="12.00pt" fo:font-weight="normal" fo:font-family="'Quattrocento Sans'" style:font-family-asian="'Quattrocento Sans'" style:font-family-complex="'Quattrocento Sans'" fo:background-color="transparent" fo:color="#24292e"/>
    </style:style>
    <style:style style:name="T590" style:family="text">
      <style:text-properties fo:font-size="11.00pt" fo:font-weight="normal" fo:font-family="Calibri" style:font-family-asian="Calibri" style:font-family-complex="Calibri" fo:background-color="transparent" style:use-window-font-color="true"/>
    </style:style>
    <style:style style:name="T591" style:family="text">
      <style:text-properties fo:font-size="12.00pt" fo:font-weight="normal" fo:font-family="'Quattrocento Sans'" style:font-family-asian="'Quattrocento Sans'" style:font-family-complex="'Quattrocento Sans'" fo:background-color="transparent" fo:color="#24292e"/>
    </style:style>
    <style:style style:name="T592" style:family="text">
      <style:text-properties fo:font-size="11.00pt" fo:font-weight="normal" fo:font-family="Calibri" style:font-family-asian="Calibri" style:font-family-complex="Calibri" fo:background-color="transparent" style:use-window-font-color="true"/>
    </style:style>
    <style:style style:name="T59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594" style:family="text">
      <style:text-properties fo:font-size="11.00pt" fo:font-weight="normal" fo:font-family="Calibri" style:font-family-asian="Calibri" style:font-family-complex="Calibri" fo:background-color="transparent" style:use-window-font-color="true"/>
    </style:style>
    <style:style style:name="T595" style:family="text">
      <style:text-properties fo:font-size="12.00pt" fo:font-weight="normal" fo:font-family="'Quattrocento Sans'" style:font-family-asian="'Quattrocento Sans'" style:font-family-complex="'Quattrocento Sans'" fo:background-color="transparent" fo:color="#24292e"/>
    </style:style>
    <style:style style:name="T596" style:family="text">
      <style:text-properties fo:font-size="11.00pt" fo:font-weight="normal" fo:font-family="Calibri" style:font-family-asian="Calibri" style:font-family-complex="Calibri" fo:background-color="transparent" style:use-window-font-color="true"/>
    </style:style>
    <style:style style:name="T597" style:family="text">
      <style:text-properties fo:font-size="12.00pt" fo:font-weight="normal" fo:font-family="'Quattrocento Sans'" style:font-family-asian="'Quattrocento Sans'" style:font-family-complex="'Quattrocento Sans'" fo:background-color="transparent" fo:color="#24292e"/>
    </style:style>
    <style:style style:name="T598" style:family="text">
      <style:text-properties fo:font-size="11.00pt" fo:font-weight="normal" fo:font-family="Calibri" style:font-family-asian="Calibri" style:font-family-complex="Calibri" fo:background-color="transparent" style:use-window-font-color="true"/>
    </style:style>
    <style:style style:name="T59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00" style:family="text">
      <style:text-properties fo:font-size="11.00pt" fo:font-weight="normal" fo:font-family="Calibri" style:font-family-asian="Calibri" style:font-family-complex="Calibri" fo:background-color="transparent" style:use-window-font-color="true"/>
    </style:style>
    <style:style style:name="T601" style:family="text">
      <style:text-properties fo:font-size="12.00pt" fo:font-weight="normal" fo:font-family="'Quattrocento Sans'" style:font-family-asian="'Quattrocento Sans'" style:font-family-complex="'Quattrocento Sans'" fo:background-color="transparent" fo:color="#24292e"/>
    </style:style>
    <style:style style:name="T602" style:family="text">
      <style:text-properties fo:font-size="11.00pt" fo:font-weight="normal" fo:font-family="Calibri" style:font-family-asian="Calibri" style:font-family-complex="Calibri" fo:background-color="transparent" style:use-window-font-color="true"/>
    </style:style>
    <style:style style:name="T603" style:family="text">
      <style:text-properties fo:font-size="12.00pt" fo:font-weight="normal" fo:font-family="'Quattrocento Sans'" style:font-family-asian="'Quattrocento Sans'" style:font-family-complex="'Quattrocento Sans'" fo:background-color="transparent" fo:color="#24292e"/>
    </style:style>
    <style:style style:name="T604" style:family="text">
      <style:text-properties fo:font-size="11.00pt" fo:font-weight="normal" fo:font-family="Calibri" style:font-family-asian="Calibri" style:font-family-complex="Calibri" fo:background-color="transparent" style:use-window-font-color="true"/>
    </style:style>
    <style:style style:name="T60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06" style:family="text">
      <style:text-properties fo:font-size="11.00pt" fo:font-weight="normal" fo:font-family="Calibri" style:font-family-asian="Calibri" style:font-family-complex="Calibri" fo:background-color="transparent" style:use-window-font-color="true"/>
    </style:style>
    <style:style style:name="T607" style:family="text">
      <style:text-properties fo:font-size="12.00pt" fo:font-weight="normal" fo:font-family="'Quattrocento Sans'" style:font-family-asian="'Quattrocento Sans'" style:font-family-complex="'Quattrocento Sans'" fo:background-color="transparent" fo:color="#24292e"/>
    </style:style>
    <style:style style:name="T608" style:family="text">
      <style:text-properties fo:font-size="11.00pt" fo:font-weight="normal" fo:font-family="Calibri" style:font-family-asian="Calibri" style:font-family-complex="Calibri" fo:background-color="transparent" style:use-window-font-color="true"/>
    </style:style>
    <style:style style:name="T609" style:family="text">
      <style:text-properties fo:font-size="12.00pt" fo:font-weight="normal" fo:font-family="'Quattrocento Sans'" style:font-family-asian="'Quattrocento Sans'" style:font-family-complex="'Quattrocento Sans'" fo:background-color="transparent" fo:color="#24292e"/>
    </style:style>
    <style:style style:name="T610" style:family="text">
      <style:text-properties fo:font-size="11.00pt" fo:font-weight="normal" fo:font-family="Calibri" style:font-family-asian="Calibri" style:font-family-complex="Calibri" fo:background-color="transparent" style:use-window-font-color="true"/>
    </style:style>
    <style:style style:name="T61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12" style:family="text">
      <style:text-properties fo:font-size="11.00pt" fo:font-weight="normal" fo:font-family="Calibri" style:font-family-asian="Calibri" style:font-family-complex="Calibri" fo:background-color="transparent" style:use-window-font-color="true"/>
    </style:style>
    <style:style style:name="T613" style:family="text">
      <style:text-properties fo:font-size="12.00pt" fo:font-weight="normal" fo:font-family="'Quattrocento Sans'" style:font-family-asian="'Quattrocento Sans'" style:font-family-complex="'Quattrocento Sans'" fo:background-color="transparent" fo:color="#24292e"/>
    </style:style>
    <style:style style:name="T614" style:family="text">
      <style:text-properties fo:font-size="11.00pt" fo:font-weight="normal" fo:font-family="Calibri" style:font-family-asian="Calibri" style:font-family-complex="Calibri" fo:background-color="transparent" style:use-window-font-color="true"/>
    </style:style>
    <style:style style:name="T615" style:family="text">
      <style:text-properties fo:font-size="12.00pt" fo:font-weight="normal" fo:font-family="'Quattrocento Sans'" style:font-family-asian="'Quattrocento Sans'" style:font-family-complex="'Quattrocento Sans'" fo:background-color="transparent" fo:color="#24292e"/>
    </style:style>
    <style:style style:name="T616" style:family="text">
      <style:text-properties fo:font-size="11.00pt" fo:font-weight="normal" fo:font-family="Calibri" style:font-family-asian="Calibri" style:font-family-complex="Calibri" fo:background-color="transparent" style:use-window-font-color="true"/>
    </style:style>
    <style:style style:name="T61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18" style:family="text">
      <style:text-properties fo:font-size="11.00pt" fo:font-weight="normal" fo:font-family="Calibri" style:font-family-asian="Calibri" style:font-family-complex="Calibri" fo:background-color="transparent" style:use-window-font-color="true"/>
    </style:style>
    <style:style style:name="T619" style:family="text">
      <style:text-properties fo:font-size="12.00pt" fo:font-weight="normal" fo:font-family="'Quattrocento Sans'" style:font-family-asian="'Quattrocento Sans'" style:font-family-complex="'Quattrocento Sans'" fo:background-color="transparent" fo:color="#24292e"/>
    </style:style>
    <style:style style:name="T620" style:family="text">
      <style:text-properties fo:font-size="11.00pt" fo:font-weight="normal" fo:font-family="Calibri" style:font-family-asian="Calibri" style:font-family-complex="Calibri" fo:background-color="transparent" style:use-window-font-color="true"/>
    </style:style>
    <style:style style:name="T621" style:family="text">
      <style:text-properties fo:font-size="12.00pt" fo:font-weight="normal" fo:font-family="'Quattrocento Sans'" style:font-family-asian="'Quattrocento Sans'" style:font-family-complex="'Quattrocento Sans'" fo:background-color="transparent" fo:color="#24292e"/>
    </style:style>
    <style:style style:name="T622" style:family="text">
      <style:text-properties fo:font-size="11.00pt" fo:font-weight="normal" fo:font-family="Calibri" style:font-family-asian="Calibri" style:font-family-complex="Calibri" fo:background-color="transparent" style:use-window-font-color="true"/>
    </style:style>
    <style:style style:name="T62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24" style:family="text">
      <style:text-properties fo:font-size="11.00pt" fo:font-weight="normal" fo:font-family="Calibri" style:font-family-asian="Calibri" style:font-family-complex="Calibri" fo:background-color="transparent" style:use-window-font-color="true"/>
    </style:style>
    <style:style style:name="T625" style:family="text">
      <style:text-properties fo:font-size="12.00pt" fo:font-weight="normal" fo:font-family="'Quattrocento Sans'" style:font-family-asian="'Quattrocento Sans'" style:font-family-complex="'Quattrocento Sans'" fo:background-color="transparent" fo:color="#24292e"/>
    </style:style>
    <style:style style:name="T626" style:family="text">
      <style:text-properties fo:font-size="11.00pt" fo:font-weight="normal" fo:font-family="Calibri" style:font-family-asian="Calibri" style:font-family-complex="Calibri" fo:background-color="transparent" style:use-window-font-color="true"/>
    </style:style>
    <style:style style:name="T627" style:family="text">
      <style:text-properties fo:font-size="12.00pt" fo:font-weight="normal" fo:font-family="'Quattrocento Sans'" style:font-family-asian="'Quattrocento Sans'" style:font-family-complex="'Quattrocento Sans'" fo:background-color="transparent" fo:color="#000000"/>
    </style:style>
    <style:style style:name="T628" style:family="text">
      <style:text-properties fo:font-size="11.00pt" fo:font-weight="normal" fo:font-family="Calibri" style:font-family-asian="Calibri" style:font-family-complex="Calibri" fo:background-color="transparent" style:use-window-font-color="true"/>
    </style:style>
    <style:style style:name="T629" style:family="text">
      <style:text-properties fo:font-size="18.00pt" fo:font-weight="bold" fo:font-family="'Quattrocento Sans'" style:font-family-asian="'Quattrocento Sans'" style:font-family-complex="'Quattrocento Sans'" fo:background-color="transparent" fo:color="#24292e"/>
    </style:style>
    <style:style style:name="T630" style:family="text">
      <style:text-properties fo:font-size="18.00pt" fo:font-weight="normal" fo:font-family="'Quattrocento Sans'" style:font-family-asian="'Quattrocento Sans'" style:font-family-complex="'Quattrocento Sans'" fo:background-color="transparent" fo:color="#24292e"/>
    </style:style>
    <style:style style:name="T631" style:family="text">
      <style:text-properties fo:font-size="12.00pt" fo:font-weight="normal" fo:font-family="'Quattrocento Sans'" style:font-family-asian="'Quattrocento Sans'" style:font-family-complex="'Quattrocento Sans'" fo:background-color="transparent" fo:color="#24292e"/>
    </style:style>
    <style:style style:name="T632" style:family="text">
      <style:text-properties fo:font-size="11.00pt" fo:font-weight="normal" fo:font-family="Calibri" style:font-family-asian="Calibri" style:font-family-complex="Calibri" fo:background-color="transparent" style:use-window-font-color="true"/>
    </style:style>
    <style:style style:name="T633" style:family="text">
      <style:text-properties fo:font-size="12.00pt" fo:font-weight="bold" fo:font-family="'Quattrocento Sans'" style:font-family-asian="'Quattrocento Sans'" style:font-family-complex="'Quattrocento Sans'" fo:background-color="transparent" fo:color="#24292e"/>
    </style:style>
    <style:style style:name="T634" style:family="text">
      <style:text-properties fo:font-size="11.00pt" fo:font-weight="normal" fo:font-family="Calibri" style:font-family-asian="Calibri" style:font-family-complex="Calibri" fo:background-color="transparent" style:use-window-font-color="true"/>
    </style:style>
    <style:style style:name="T635" style:family="text">
      <style:text-properties fo:font-size="12.00pt" fo:font-weight="bold" fo:font-family="'Quattrocento Sans'" style:font-family-asian="'Quattrocento Sans'" style:font-family-complex="'Quattrocento Sans'" fo:background-color="transparent" fo:color="#24292e"/>
    </style:style>
    <style:style style:name="T636" style:family="text">
      <style:text-properties fo:font-size="11.00pt" fo:font-weight="normal" fo:font-family="Calibri" style:font-family-asian="Calibri" style:font-family-complex="Calibri" fo:background-color="transparent" style:use-window-font-color="true"/>
    </style:style>
    <style:style style:name="T637" style:family="text">
      <style:text-properties fo:font-size="12.00pt" fo:font-weight="bold" fo:font-family="'Quattrocento Sans'" style:font-family-asian="'Quattrocento Sans'" style:font-family-complex="'Quattrocento Sans'" fo:background-color="transparent" fo:color="#24292e"/>
    </style:style>
    <style:style style:name="T638" style:family="text">
      <style:text-properties fo:font-size="11.00pt" fo:font-weight="normal" fo:font-family="Calibri" style:font-family-asian="Calibri" style:font-family-complex="Calibri" fo:background-color="transparent" style:use-window-font-color="true"/>
    </style:style>
    <style:style style:name="T63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40" style:family="text">
      <style:text-properties fo:font-size="11.00pt" fo:font-weight="normal" fo:font-family="Calibri" style:font-family-asian="Calibri" style:font-family-complex="Calibri" fo:background-color="transparent" style:use-window-font-color="true"/>
    </style:style>
    <style:style style:name="T641" style:family="text">
      <style:text-properties fo:font-size="12.00pt" fo:font-weight="normal" fo:font-family="'Quattrocento Sans'" style:font-family-asian="'Quattrocento Sans'" style:font-family-complex="'Quattrocento Sans'" fo:background-color="transparent" fo:color="#24292e"/>
    </style:style>
    <style:style style:name="T642" style:family="text">
      <style:text-properties fo:font-size="11.00pt" fo:font-weight="normal" fo:font-family="Calibri" style:font-family-asian="Calibri" style:font-family-complex="Calibri" fo:background-color="transparent" style:use-window-font-color="true"/>
    </style:style>
    <style:style style:name="T643" style:family="text">
      <style:text-properties fo:font-size="12.00pt" fo:font-weight="normal" fo:font-family="'Quattrocento Sans'" style:font-family-asian="'Quattrocento Sans'" style:font-family-complex="'Quattrocento Sans'" fo:background-color="transparent" fo:color="#24292e"/>
    </style:style>
    <style:style style:name="T644" style:family="text">
      <style:text-properties fo:font-size="11.00pt" fo:font-weight="normal" fo:font-family="Calibri" style:font-family-asian="Calibri" style:font-family-complex="Calibri" fo:background-color="transparent" style:use-window-font-color="true"/>
    </style:style>
    <style:style style:name="T64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46" style:family="text">
      <style:text-properties fo:font-size="11.00pt" fo:font-weight="normal" fo:font-family="Calibri" style:font-family-asian="Calibri" style:font-family-complex="Calibri" fo:background-color="transparent" style:use-window-font-color="true"/>
    </style:style>
    <style:style style:name="T647" style:family="text">
      <style:text-properties fo:font-size="12.00pt" fo:font-weight="normal" fo:font-family="'Quattrocento Sans'" style:font-family-asian="'Quattrocento Sans'" style:font-family-complex="'Quattrocento Sans'" fo:background-color="transparent" fo:color="#24292e"/>
    </style:style>
    <style:style style:name="T648" style:family="text">
      <style:text-properties fo:font-size="11.00pt" fo:font-weight="normal" fo:font-family="Calibri" style:font-family-asian="Calibri" style:font-family-complex="Calibri" fo:background-color="transparent" style:use-window-font-color="true"/>
    </style:style>
    <style:style style:name="T649" style:family="text">
      <style:text-properties fo:font-size="12.00pt" fo:font-weight="normal" fo:font-family="'Quattrocento Sans'" style:font-family-asian="'Quattrocento Sans'" style:font-family-complex="'Quattrocento Sans'" fo:background-color="transparent" fo:color="#24292e"/>
    </style:style>
    <style:style style:name="T650" style:family="text">
      <style:text-properties fo:font-size="11.00pt" fo:font-weight="normal" fo:font-family="Calibri" style:font-family-asian="Calibri" style:font-family-complex="Calibri" fo:background-color="transparent" style:use-window-font-color="true"/>
    </style:style>
    <style:style style:name="T65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52" style:family="text">
      <style:text-properties fo:font-size="11.00pt" fo:font-weight="normal" fo:font-family="Calibri" style:font-family-asian="Calibri" style:font-family-complex="Calibri" fo:background-color="transparent" style:use-window-font-color="true"/>
    </style:style>
    <style:style style:name="T653" style:family="text">
      <style:text-properties fo:font-size="12.00pt" fo:font-weight="normal" fo:font-family="'Quattrocento Sans'" style:font-family-asian="'Quattrocento Sans'" style:font-family-complex="'Quattrocento Sans'" fo:background-color="transparent" fo:color="#24292e"/>
    </style:style>
    <style:style style:name="T654" style:family="text">
      <style:text-properties fo:font-size="11.00pt" fo:font-weight="normal" fo:font-family="Calibri" style:font-family-asian="Calibri" style:font-family-complex="Calibri" fo:background-color="transparent" style:use-window-font-color="true"/>
    </style:style>
    <style:style style:name="T655" style:family="text">
      <style:text-properties fo:font-size="12.00pt" fo:font-weight="normal" fo:font-family="'Quattrocento Sans'" style:font-family-asian="'Quattrocento Sans'" style:font-family-complex="'Quattrocento Sans'" fo:background-color="transparent" fo:color="#24292e"/>
    </style:style>
    <style:style style:name="T656" style:family="text">
      <style:text-properties fo:font-size="11.00pt" fo:font-weight="normal" fo:font-family="Calibri" style:font-family-asian="Calibri" style:font-family-complex="Calibri" fo:background-color="transparent" style:use-window-font-color="true"/>
    </style:style>
    <style:style style:name="T65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58" style:family="text">
      <style:text-properties fo:font-size="11.00pt" fo:font-weight="normal" fo:font-family="Calibri" style:font-family-asian="Calibri" style:font-family-complex="Calibri" fo:background-color="transparent" style:use-window-font-color="true"/>
    </style:style>
    <style:style style:name="T659" style:family="text">
      <style:text-properties fo:font-size="12.00pt" fo:font-weight="normal" fo:font-family="'Quattrocento Sans'" style:font-family-asian="'Quattrocento Sans'" style:font-family-complex="'Quattrocento Sans'" fo:background-color="transparent" fo:color="#24292e"/>
    </style:style>
    <style:style style:name="T660" style:family="text">
      <style:text-properties fo:font-size="11.00pt" fo:font-weight="normal" fo:font-family="Calibri" style:font-family-asian="Calibri" style:font-family-complex="Calibri" fo:background-color="transparent" style:use-window-font-color="true"/>
    </style:style>
    <style:style style:name="T661" style:family="text">
      <style:text-properties fo:font-size="12.00pt" fo:font-weight="normal" fo:font-family="'Quattrocento Sans'" style:font-family-asian="'Quattrocento Sans'" style:font-family-complex="'Quattrocento Sans'" fo:background-color="transparent" fo:color="#24292e"/>
    </style:style>
    <style:style style:name="T662" style:family="text">
      <style:text-properties fo:font-size="11.00pt" fo:font-weight="normal" fo:font-family="Calibri" style:font-family-asian="Calibri" style:font-family-complex="Calibri" fo:background-color="transparent" style:use-window-font-color="true"/>
    </style:style>
    <style:style style:name="T66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64" style:family="text">
      <style:text-properties fo:font-size="11.00pt" fo:font-weight="normal" fo:font-family="Calibri" style:font-family-asian="Calibri" style:font-family-complex="Calibri" fo:background-color="transparent" style:use-window-font-color="true"/>
    </style:style>
    <style:style style:name="T665" style:family="text">
      <style:text-properties fo:font-size="12.00pt" fo:font-weight="normal" fo:font-family="'Quattrocento Sans'" style:font-family-asian="'Quattrocento Sans'" style:font-family-complex="'Quattrocento Sans'" fo:background-color="transparent" fo:color="#24292e"/>
    </style:style>
    <style:style style:name="T666" style:family="text">
      <style:text-properties fo:font-size="11.00pt" fo:font-weight="normal" fo:font-family="Calibri" style:font-family-asian="Calibri" style:font-family-complex="Calibri" fo:background-color="transparent" style:use-window-font-color="true"/>
    </style:style>
    <style:style style:name="T667" style:family="text">
      <style:text-properties fo:font-size="12.00pt" fo:font-weight="normal" fo:font-family="'Quattrocento Sans'" style:font-family-asian="'Quattrocento Sans'" style:font-family-complex="'Quattrocento Sans'" fo:background-color="transparent" fo:color="#24292e"/>
    </style:style>
    <style:style style:name="T668" style:family="text">
      <style:text-properties fo:font-size="11.00pt" fo:font-weight="normal" fo:font-family="Calibri" style:font-family-asian="Calibri" style:font-family-complex="Calibri" fo:background-color="transparent" style:use-window-font-color="true"/>
    </style:style>
    <style:style style:name="T66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70" style:family="text">
      <style:text-properties fo:font-size="11.00pt" fo:font-weight="normal" fo:font-family="Calibri" style:font-family-asian="Calibri" style:font-family-complex="Calibri" fo:background-color="transparent" style:use-window-font-color="true"/>
    </style:style>
    <style:style style:name="T671" style:family="text">
      <style:text-properties fo:font-size="12.00pt" fo:font-weight="normal" fo:font-family="'Quattrocento Sans'" style:font-family-asian="'Quattrocento Sans'" style:font-family-complex="'Quattrocento Sans'" fo:background-color="transparent" fo:color="#24292e"/>
    </style:style>
    <style:style style:name="T672" style:family="text">
      <style:text-properties fo:font-size="11.00pt" fo:font-weight="normal" fo:font-family="Calibri" style:font-family-asian="Calibri" style:font-family-complex="Calibri" fo:background-color="transparent" style:use-window-font-color="true"/>
    </style:style>
    <style:style style:name="T673" style:family="text">
      <style:text-properties fo:font-size="12.00pt" fo:font-weight="normal" fo:font-family="'Quattrocento Sans'" style:font-family-asian="'Quattrocento Sans'" style:font-family-complex="'Quattrocento Sans'" fo:background-color="transparent" fo:color="#24292e"/>
    </style:style>
    <style:style style:name="T674" style:family="text">
      <style:text-properties fo:font-size="11.00pt" fo:font-weight="normal" fo:font-family="Calibri" style:font-family-asian="Calibri" style:font-family-complex="Calibri" fo:background-color="transparent" style:use-window-font-color="true"/>
    </style:style>
    <style:style style:name="T675" style:family="text">
      <style:text-properties fo:font-size="18.00pt" fo:font-weight="bold" fo:font-family="'Quattrocento Sans'" style:font-family-asian="'Quattrocento Sans'" style:font-family-complex="'Quattrocento Sans'" fo:background-color="transparent" fo:color="#24292e"/>
    </style:style>
    <style:style style:name="T676" style:family="text">
      <style:text-properties fo:font-size="18.00pt" fo:font-weight="normal" fo:font-family="'Quattrocento Sans'" style:font-family-asian="'Quattrocento Sans'" style:font-family-complex="'Quattrocento Sans'" fo:background-color="transparent" fo:color="#24292e"/>
    </style:style>
    <style:style style:name="T677" style:family="text">
      <style:text-properties fo:font-size="11.00pt" fo:font-weight="normal" fo:font-family="Calibri" style:font-family-asian="Calibri" style:font-family-complex="Calibri" fo:background-color="transparent" style:use-window-font-color="true"/>
    </style:style>
    <style:style style:name="T678" style:family="text">
      <style:text-properties fo:font-size="12.00pt" fo:font-weight="bold" fo:font-family="'Quattrocento Sans'" style:font-family-asian="'Quattrocento Sans'" style:font-family-complex="'Quattrocento Sans'" fo:background-color="transparent" fo:color="#24292e"/>
    </style:style>
    <style:style style:name="T679" style:family="text">
      <style:text-properties fo:font-size="11.00pt" fo:font-weight="normal" fo:font-family="Calibri" style:font-family-asian="Calibri" style:font-family-complex="Calibri" fo:background-color="transparent" style:use-window-font-color="true"/>
    </style:style>
    <style:style style:name="T680" style:family="text">
      <style:text-properties fo:font-size="12.00pt" fo:font-weight="bold" fo:font-family="'Quattrocento Sans'" style:font-family-asian="'Quattrocento Sans'" style:font-family-complex="'Quattrocento Sans'" fo:background-color="transparent" fo:color="#24292e"/>
    </style:style>
    <style:style style:name="T681" style:family="text">
      <style:text-properties fo:font-size="11.00pt" fo:font-weight="normal" fo:font-family="Calibri" style:font-family-asian="Calibri" style:font-family-complex="Calibri" fo:background-color="transparent" style:use-window-font-color="true"/>
    </style:style>
    <style:style style:name="T682" style:family="text">
      <style:text-properties fo:font-size="12.00pt" fo:font-weight="bold" fo:font-family="'Quattrocento Sans'" style:font-family-asian="'Quattrocento Sans'" style:font-family-complex="'Quattrocento Sans'" fo:background-color="transparent" fo:color="#24292e"/>
    </style:style>
    <style:style style:name="T683" style:family="text">
      <style:text-properties fo:font-size="11.00pt" fo:font-weight="normal" fo:font-family="Calibri" style:font-family-asian="Calibri" style:font-family-complex="Calibri" fo:background-color="transparent" style:use-window-font-color="true"/>
    </style:style>
    <style:style style:name="T684"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85" style:family="text">
      <style:text-properties fo:font-size="11.00pt" fo:font-weight="normal" fo:font-family="Calibri" style:font-family-asian="Calibri" style:font-family-complex="Calibri" fo:background-color="transparent" style:use-window-font-color="true"/>
    </style:style>
    <style:style style:name="T686" style:family="text">
      <style:text-properties fo:font-size="12.00pt" fo:font-weight="normal" fo:font-family="'Quattrocento Sans'" style:font-family-asian="'Quattrocento Sans'" style:font-family-complex="'Quattrocento Sans'" fo:background-color="transparent" fo:color="#24292e"/>
    </style:style>
    <style:style style:name="T687" style:family="text">
      <style:text-properties fo:font-size="11.00pt" fo:font-weight="normal" fo:font-family="Calibri" style:font-family-asian="Calibri" style:font-family-complex="Calibri" fo:background-color="transparent" style:use-window-font-color="true"/>
    </style:style>
    <style:style style:name="T688" style:family="text">
      <style:text-properties fo:font-size="12.00pt" fo:font-weight="normal" fo:font-family="'Quattrocento Sans'" style:font-family-asian="'Quattrocento Sans'" style:font-family-complex="'Quattrocento Sans'" fo:background-color="transparent" fo:color="#24292e"/>
    </style:style>
    <style:style style:name="T689" style:family="text">
      <style:text-properties fo:font-size="12.00pt" fo:font-weight="normal" fo:font-family="'Quattrocento Sans'" style:font-family-asian="'Quattrocento Sans'" style:font-family-complex="'Quattrocento Sans'" fo:background-color="transparent" fo:color="#24292e"/>
    </style:style>
    <style:style style:name="T690" style:family="text">
      <style:text-properties fo:font-size="12.00pt" fo:font-weight="normal" fo:font-family="'Quattrocento Sans'" style:font-family-asian="'Quattrocento Sans'" style:font-family-complex="'Quattrocento Sans'" fo:background-color="transparent" fo:color="#24292e"/>
    </style:style>
    <style:style style:name="T691" style:family="text">
      <style:text-properties fo:font-size="12.00pt" fo:font-weight="normal" fo:font-family="'Quattrocento Sans'" style:font-family-asian="'Quattrocento Sans'" style:font-family-complex="'Quattrocento Sans'" fo:background-color="transparent" fo:color="#24292e"/>
    </style:style>
    <style:style style:name="T692" style:family="text">
      <style:text-properties fo:font-size="12.00pt" fo:font-weight="normal" fo:font-family="'Quattrocento Sans'" style:font-family-asian="'Quattrocento Sans'" style:font-family-complex="'Quattrocento Sans'" fo:background-color="transparent" fo:color="#24292e"/>
    </style:style>
    <style:style style:name="T693" style:family="text">
      <style:text-properties fo:font-size="11.00pt" fo:font-weight="normal" fo:font-family="Calibri" style:font-family-asian="Calibri" style:font-family-complex="Calibri" fo:background-color="transparent" style:use-window-font-color="true"/>
    </style:style>
    <style:style style:name="T694"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695" style:family="text">
      <style:text-properties fo:font-size="11.00pt" fo:font-weight="normal" fo:font-family="Calibri" style:font-family-asian="Calibri" style:font-family-complex="Calibri" fo:background-color="transparent" style:use-window-font-color="true"/>
    </style:style>
    <style:style style:name="T696" style:family="text">
      <style:text-properties fo:font-size="12.00pt" fo:font-weight="normal" fo:font-family="'Quattrocento Sans'" style:font-family-asian="'Quattrocento Sans'" style:font-family-complex="'Quattrocento Sans'" fo:background-color="transparent" fo:color="#24292e"/>
    </style:style>
    <style:style style:name="T697" style:family="text">
      <style:text-properties fo:font-size="11.00pt" fo:font-weight="normal" fo:font-family="Calibri" style:font-family-asian="Calibri" style:font-family-complex="Calibri" fo:background-color="transparent" style:use-window-font-color="true"/>
    </style:style>
    <style:style style:name="T698" style:family="text">
      <style:text-properties fo:font-size="12.00pt" fo:font-weight="normal" fo:font-family="'Quattrocento Sans'" style:font-family-asian="'Quattrocento Sans'" style:font-family-complex="'Quattrocento Sans'" fo:background-color="transparent" fo:color="#24292e"/>
    </style:style>
    <style:style style:name="T699" style:family="text">
      <style:text-properties fo:font-size="11.00pt" fo:font-weight="normal" fo:font-family="Calibri" style:font-family-asian="Calibri" style:font-family-complex="Calibri" fo:background-color="transparent" style:use-window-font-color="true"/>
    </style:style>
    <style:style style:name="T700"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01" style:family="text">
      <style:text-properties fo:font-size="11.00pt" fo:font-weight="normal" fo:font-family="Calibri" style:font-family-asian="Calibri" style:font-family-complex="Calibri" fo:background-color="transparent" style:use-window-font-color="true"/>
    </style:style>
    <style:style style:name="T702" style:family="text">
      <style:text-properties fo:font-size="12.00pt" fo:font-weight="normal" fo:font-family="'Quattrocento Sans'" style:font-family-asian="'Quattrocento Sans'" style:font-family-complex="'Quattrocento Sans'" fo:background-color="transparent" fo:color="#24292e"/>
    </style:style>
    <style:style style:name="T703" style:family="text">
      <style:text-properties fo:font-size="11.00pt" fo:font-weight="normal" fo:font-family="Calibri" style:font-family-asian="Calibri" style:font-family-complex="Calibri" fo:background-color="transparent" style:use-window-font-color="true"/>
    </style:style>
    <style:style style:name="T704" style:family="text">
      <style:text-properties fo:font-size="12.00pt" fo:font-weight="normal" fo:font-family="'Quattrocento Sans'" style:font-family-asian="'Quattrocento Sans'" style:font-family-complex="'Quattrocento Sans'" fo:background-color="transparent" fo:color="#24292e"/>
    </style:style>
    <style:style style:name="T705" style:family="text">
      <style:text-properties fo:font-size="11.00pt" fo:font-weight="normal" fo:font-family="Calibri" style:font-family-asian="Calibri" style:font-family-complex="Calibri" fo:background-color="transparent" style:use-window-font-color="true"/>
    </style:style>
    <style:style style:name="T706"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07" style:family="text">
      <style:text-properties fo:font-size="11.00pt" fo:font-weight="normal" fo:font-family="Calibri" style:font-family-asian="Calibri" style:font-family-complex="Calibri" fo:background-color="transparent" style:use-window-font-color="true"/>
    </style:style>
    <style:style style:name="T708" style:family="text">
      <style:text-properties fo:font-size="12.00pt" fo:font-weight="normal" fo:font-family="'Quattrocento Sans'" style:font-family-asian="'Quattrocento Sans'" style:font-family-complex="'Quattrocento Sans'" fo:background-color="transparent" fo:color="#24292e"/>
    </style:style>
    <style:style style:name="T709" style:family="text">
      <style:text-properties fo:font-size="11.00pt" fo:font-weight="normal" fo:font-family="Calibri" style:font-family-asian="Calibri" style:font-family-complex="Calibri" fo:background-color="transparent" style:use-window-font-color="true"/>
    </style:style>
    <style:style style:name="T710" style:family="text">
      <style:text-properties fo:font-size="12.00pt" fo:font-weight="normal" fo:font-family="'Quattrocento Sans'" style:font-family-asian="'Quattrocento Sans'" style:font-family-complex="'Quattrocento Sans'" fo:background-color="transparent" fo:color="#24292e"/>
    </style:style>
    <style:style style:name="T711" style:family="text">
      <style:text-properties fo:font-size="11.00pt" fo:font-weight="normal" fo:font-family="Calibri" style:font-family-asian="Calibri" style:font-family-complex="Calibri" fo:background-color="transparent" style:use-window-font-color="true"/>
    </style:style>
    <style:style style:name="T712" style:family="text">
      <style:text-properties fo:font-size="18.00pt" fo:font-weight="bold" fo:font-family="'Quattrocento Sans'" style:font-family-asian="'Quattrocento Sans'" style:font-family-complex="'Quattrocento Sans'" fo:background-color="transparent" fo:color="#24292e"/>
    </style:style>
    <style:style style:name="T713" style:family="text">
      <style:text-properties fo:font-size="18.00pt" fo:font-weight="normal" fo:font-family="'Quattrocento Sans'" style:font-family-asian="'Quattrocento Sans'" style:font-family-complex="'Quattrocento Sans'" fo:background-color="transparent" fo:color="#24292e"/>
    </style:style>
    <style:style style:name="T714" style:family="text">
      <style:text-properties fo:font-size="11.00pt" fo:font-weight="normal" fo:font-family="Calibri" style:font-family-asian="Calibri" style:font-family-complex="Calibri" fo:background-color="transparent" style:use-window-font-color="true"/>
    </style:style>
    <style:style style:name="T715" style:family="text">
      <style:text-properties fo:font-size="12.00pt" fo:font-weight="bold" fo:font-family="'Quattrocento Sans'" style:font-family-asian="'Quattrocento Sans'" style:font-family-complex="'Quattrocento Sans'" fo:background-color="transparent" fo:color="#24292e"/>
    </style:style>
    <style:style style:name="T716" style:family="text">
      <style:text-properties fo:font-size="11.00pt" fo:font-weight="normal" fo:font-family="Calibri" style:font-family-asian="Calibri" style:font-family-complex="Calibri" fo:background-color="transparent" style:use-window-font-color="true"/>
    </style:style>
    <style:style style:name="T717" style:family="text">
      <style:text-properties fo:font-size="12.00pt" fo:font-weight="bold" fo:font-family="'Quattrocento Sans'" style:font-family-asian="'Quattrocento Sans'" style:font-family-complex="'Quattrocento Sans'" fo:background-color="transparent" fo:color="#24292e"/>
    </style:style>
    <style:style style:name="T718" style:family="text">
      <style:text-properties fo:font-size="11.00pt" fo:font-weight="normal" fo:font-family="Calibri" style:font-family-asian="Calibri" style:font-family-complex="Calibri" fo:background-color="transparent" style:use-window-font-color="true"/>
    </style:style>
    <style:style style:name="T719" style:family="text">
      <style:text-properties fo:font-size="12.00pt" fo:font-weight="bold" fo:font-family="'Quattrocento Sans'" style:font-family-asian="'Quattrocento Sans'" style:font-family-complex="'Quattrocento Sans'" fo:background-color="transparent" fo:color="#24292e"/>
    </style:style>
    <style:style style:name="T720" style:family="text">
      <style:text-properties fo:font-size="11.00pt" fo:font-weight="normal" fo:font-family="Calibri" style:font-family-asian="Calibri" style:font-family-complex="Calibri" fo:background-color="transparent" style:use-window-font-color="true"/>
    </style:style>
    <style:style style:name="T72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22" style:family="text">
      <style:text-properties fo:font-size="11.00pt" fo:font-weight="normal" fo:font-family="Calibri" style:font-family-asian="Calibri" style:font-family-complex="Calibri" fo:background-color="transparent" style:use-window-font-color="true"/>
    </style:style>
    <style:style style:name="T723" style:family="text">
      <style:text-properties fo:font-size="12.00pt" fo:font-weight="normal" fo:font-family="'Quattrocento Sans'" style:font-family-asian="'Quattrocento Sans'" style:font-family-complex="'Quattrocento Sans'" fo:background-color="transparent" fo:color="#24292e"/>
    </style:style>
    <style:style style:name="T724" style:family="text">
      <style:text-properties fo:font-size="11.00pt" fo:font-weight="normal" fo:font-family="Calibri" style:font-family-asian="Calibri" style:font-family-complex="Calibri" fo:background-color="transparent" style:use-window-font-color="true"/>
    </style:style>
    <style:style style:name="T725" style:family="text">
      <style:text-properties fo:font-size="12.00pt" fo:font-weight="normal" fo:font-family="'Quattrocento Sans'" style:font-family-asian="'Quattrocento Sans'" style:font-family-complex="'Quattrocento Sans'" fo:background-color="transparent" fo:color="#24292e"/>
    </style:style>
    <style:style style:name="T726" style:family="text">
      <style:text-properties fo:font-size="11.00pt" fo:font-weight="normal" fo:font-family="Calibri" style:font-family-asian="Calibri" style:font-family-complex="Calibri" fo:background-color="transparent" style:use-window-font-color="true"/>
    </style:style>
    <style:style style:name="T72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28" style:family="text">
      <style:text-properties fo:font-size="11.00pt" fo:font-weight="normal" fo:font-family="Calibri" style:font-family-asian="Calibri" style:font-family-complex="Calibri" fo:background-color="transparent" style:use-window-font-color="true"/>
    </style:style>
    <style:style style:name="T729" style:family="text">
      <style:text-properties fo:font-size="12.00pt" fo:font-weight="normal" fo:font-family="'Quattrocento Sans'" style:font-family-asian="'Quattrocento Sans'" style:font-family-complex="'Quattrocento Sans'" fo:background-color="transparent" fo:color="#24292e"/>
    </style:style>
    <style:style style:name="T730" style:family="text">
      <style:text-properties fo:font-size="11.00pt" fo:font-weight="normal" fo:font-family="Calibri" style:font-family-asian="Calibri" style:font-family-complex="Calibri" fo:background-color="transparent" style:use-window-font-color="true"/>
    </style:style>
    <style:style style:name="T731" style:family="text">
      <style:text-properties fo:font-size="12.00pt" fo:font-weight="normal" fo:font-family="'Quattrocento Sans'" style:font-family-asian="'Quattrocento Sans'" style:font-family-complex="'Quattrocento Sans'" fo:background-color="transparent" fo:color="#24292e"/>
    </style:style>
    <style:style style:name="T732" style:family="text">
      <style:text-properties fo:font-size="11.00pt" fo:font-weight="normal" fo:font-family="Calibri" style:font-family-asian="Calibri" style:font-family-complex="Calibri" fo:background-color="transparent" style:use-window-font-color="true"/>
    </style:style>
    <style:style style:name="T73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34" style:family="text">
      <style:text-properties fo:font-size="11.00pt" fo:font-weight="normal" fo:font-family="Calibri" style:font-family-asian="Calibri" style:font-family-complex="Calibri" fo:background-color="transparent" style:use-window-font-color="true"/>
    </style:style>
    <style:style style:name="T735" style:family="text">
      <style:text-properties fo:font-size="12.00pt" fo:font-weight="normal" fo:font-family="'Quattrocento Sans'" style:font-family-asian="'Quattrocento Sans'" style:font-family-complex="'Quattrocento Sans'" fo:background-color="transparent" fo:color="#24292e"/>
    </style:style>
    <style:style style:name="T736" style:family="text">
      <style:text-properties fo:font-size="11.00pt" fo:font-weight="normal" fo:font-family="Calibri" style:font-family-asian="Calibri" style:font-family-complex="Calibri" fo:background-color="transparent" style:use-window-font-color="true"/>
    </style:style>
    <style:style style:name="T737" style:family="text">
      <style:text-properties fo:font-size="12.00pt" fo:font-weight="normal" fo:font-family="'Quattrocento Sans'" style:font-family-asian="'Quattrocento Sans'" style:font-family-complex="'Quattrocento Sans'" fo:background-color="transparent" fo:color="#24292e"/>
    </style:style>
    <style:style style:name="T738" style:family="text">
      <style:text-properties fo:font-size="11.00pt" fo:font-weight="normal" fo:font-family="Calibri" style:font-family-asian="Calibri" style:font-family-complex="Calibri" fo:background-color="transparent" style:use-window-font-color="true"/>
    </style:style>
    <style:style style:name="T73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40" style:family="text">
      <style:text-properties fo:font-size="11.00pt" fo:font-weight="normal" fo:font-family="Calibri" style:font-family-asian="Calibri" style:font-family-complex="Calibri" fo:background-color="transparent" style:use-window-font-color="true"/>
    </style:style>
    <style:style style:name="T741" style:family="text">
      <style:text-properties fo:font-size="12.00pt" fo:font-weight="normal" fo:font-family="'Quattrocento Sans'" style:font-family-asian="'Quattrocento Sans'" style:font-family-complex="'Quattrocento Sans'" fo:background-color="transparent" fo:color="#24292e"/>
    </style:style>
    <style:style style:name="T742" style:family="text">
      <style:text-properties fo:font-size="11.00pt" fo:font-weight="normal" fo:font-family="Calibri" style:font-family-asian="Calibri" style:font-family-complex="Calibri" fo:background-color="transparent" style:use-window-font-color="true"/>
    </style:style>
    <style:style style:name="T743" style:family="text">
      <style:text-properties fo:font-size="12.00pt" fo:font-weight="normal" fo:font-family="'Quattrocento Sans'" style:font-family-asian="'Quattrocento Sans'" style:font-family-complex="'Quattrocento Sans'" fo:background-color="transparent" fo:color="#24292e"/>
    </style:style>
    <style:style style:name="T744" style:family="text">
      <style:text-properties fo:font-size="11.00pt" fo:font-weight="normal" fo:font-family="Calibri" style:font-family-asian="Calibri" style:font-family-complex="Calibri" fo:background-color="transparent" style:use-window-font-color="true"/>
    </style:style>
    <style:style style:name="T74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46" style:family="text">
      <style:text-properties fo:font-size="11.00pt" fo:font-weight="normal" fo:font-family="Calibri" style:font-family-asian="Calibri" style:font-family-complex="Calibri" fo:background-color="transparent" style:use-window-font-color="true"/>
    </style:style>
    <style:style style:name="T747" style:family="text">
      <style:text-properties fo:font-size="12.00pt" fo:font-weight="normal" fo:font-family="'Quattrocento Sans'" style:font-family-asian="'Quattrocento Sans'" style:font-family-complex="'Quattrocento Sans'" fo:background-color="transparent" fo:color="#24292e"/>
    </style:style>
    <style:style style:name="T748" style:family="text">
      <style:text-properties fo:font-size="11.00pt" fo:font-weight="normal" fo:font-family="Calibri" style:font-family-asian="Calibri" style:font-family-complex="Calibri" fo:background-color="transparent" style:use-window-font-color="true"/>
    </style:style>
    <style:style style:name="T749" style:family="text">
      <style:text-properties fo:font-size="12.00pt" fo:font-weight="normal" fo:font-family="'Quattrocento Sans'" style:font-family-asian="'Quattrocento Sans'" style:font-family-complex="'Quattrocento Sans'" fo:background-color="transparent" fo:color="#24292e"/>
    </style:style>
    <style:style style:name="T750" style:family="text">
      <style:text-properties fo:font-size="11.00pt" fo:font-weight="normal" fo:font-family="Calibri" style:font-family-asian="Calibri" style:font-family-complex="Calibri" fo:background-color="transparent" style:use-window-font-color="true"/>
    </style:style>
    <style:style style:name="T75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52" style:family="text">
      <style:text-properties fo:font-size="11.00pt" fo:font-weight="normal" fo:font-family="Calibri" style:font-family-asian="Calibri" style:font-family-complex="Calibri" fo:background-color="transparent" style:use-window-font-color="true"/>
    </style:style>
    <style:style style:name="T753" style:family="text">
      <style:text-properties fo:font-size="12.00pt" fo:font-weight="normal" fo:font-family="'Quattrocento Sans'" style:font-family-asian="'Quattrocento Sans'" style:font-family-complex="'Quattrocento Sans'" fo:background-color="transparent" fo:color="#24292e"/>
    </style:style>
    <style:style style:name="T754" style:family="text">
      <style:text-properties fo:font-size="11.00pt" fo:font-weight="normal" fo:font-family="Calibri" style:font-family-asian="Calibri" style:font-family-complex="Calibri" fo:background-color="transparent" style:use-window-font-color="true"/>
    </style:style>
    <style:style style:name="T755" style:family="text">
      <style:text-properties fo:font-size="12.00pt" fo:font-weight="normal" fo:font-family="'Quattrocento Sans'" style:font-family-asian="'Quattrocento Sans'" style:font-family-complex="'Quattrocento Sans'" fo:background-color="transparent" fo:color="#24292e"/>
    </style:style>
    <style:style style:name="T756" style:family="text">
      <style:text-properties fo:font-size="11.00pt" fo:font-weight="normal" fo:font-family="Calibri" style:font-family-asian="Calibri" style:font-family-complex="Calibri" fo:background-color="transparent" style:use-window-font-color="true"/>
    </style:style>
    <style:style style:name="T75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58" style:family="text">
      <style:text-properties fo:font-size="11.00pt" fo:font-weight="normal" fo:font-family="Calibri" style:font-family-asian="Calibri" style:font-family-complex="Calibri" fo:background-color="transparent" style:use-window-font-color="true"/>
    </style:style>
    <style:style style:name="T759" style:family="text">
      <style:text-properties fo:font-size="12.00pt" fo:font-weight="normal" fo:font-family="'Quattrocento Sans'" style:font-family-asian="'Quattrocento Sans'" style:font-family-complex="'Quattrocento Sans'" fo:background-color="transparent" fo:color="#24292e"/>
    </style:style>
    <style:style style:name="T760" style:family="text">
      <style:text-properties fo:font-size="11.00pt" fo:font-weight="normal" fo:font-family="Calibri" style:font-family-asian="Calibri" style:font-family-complex="Calibri" fo:background-color="transparent" style:use-window-font-color="true"/>
    </style:style>
    <style:style style:name="T761" style:family="text">
      <style:text-properties fo:font-size="12.00pt" fo:font-weight="normal" fo:font-family="'Quattrocento Sans'" style:font-family-asian="'Quattrocento Sans'" style:font-family-complex="'Quattrocento Sans'" fo:background-color="transparent" fo:color="#24292e"/>
    </style:style>
    <style:style style:name="T762" style:family="text">
      <style:text-properties fo:font-size="11.00pt" fo:font-weight="normal" fo:font-family="Calibri" style:font-family-asian="Calibri" style:font-family-complex="Calibri" fo:background-color="transparent" style:use-window-font-color="true"/>
    </style:style>
    <style:style style:name="T76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64" style:family="text">
      <style:text-properties fo:font-size="11.00pt" fo:font-weight="normal" fo:font-family="Calibri" style:font-family-asian="Calibri" style:font-family-complex="Calibri" fo:background-color="transparent" style:use-window-font-color="true"/>
    </style:style>
    <style:style style:name="T765" style:family="text">
      <style:text-properties fo:font-size="12.00pt" fo:font-weight="normal" fo:font-family="'Quattrocento Sans'" style:font-family-asian="'Quattrocento Sans'" style:font-family-complex="'Quattrocento Sans'" fo:background-color="transparent" fo:color="#24292e"/>
    </style:style>
    <style:style style:name="T766" style:family="text">
      <style:text-properties fo:font-size="11.00pt" fo:font-weight="normal" fo:font-family="Calibri" style:font-family-asian="Calibri" style:font-family-complex="Calibri" fo:background-color="transparent" style:use-window-font-color="true"/>
    </style:style>
    <style:style style:name="T767" style:family="text">
      <style:text-properties fo:font-size="12.00pt" fo:font-weight="normal" fo:font-family="'Quattrocento Sans'" style:font-family-asian="'Quattrocento Sans'" style:font-family-complex="'Quattrocento Sans'" fo:background-color="transparent" fo:color="#24292e"/>
    </style:style>
    <style:style style:name="T768" style:family="text">
      <style:text-properties fo:font-size="11.00pt" fo:font-weight="normal" fo:font-family="Calibri" style:font-family-asian="Calibri" style:font-family-complex="Calibri" fo:background-color="transparent" style:use-window-font-color="true"/>
    </style:style>
    <style:style style:name="T76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70" style:family="text">
      <style:text-properties fo:font-size="11.00pt" fo:font-weight="normal" fo:font-family="Calibri" style:font-family-asian="Calibri" style:font-family-complex="Calibri" fo:background-color="transparent" style:use-window-font-color="true"/>
    </style:style>
    <style:style style:name="T771" style:family="text">
      <style:text-properties fo:font-size="12.00pt" fo:font-weight="normal" fo:font-family="'Quattrocento Sans'" style:font-family-asian="'Quattrocento Sans'" style:font-family-complex="'Quattrocento Sans'" fo:background-color="transparent" fo:color="#24292e"/>
    </style:style>
    <style:style style:name="T772" style:family="text">
      <style:text-properties fo:font-size="11.00pt" fo:font-weight="normal" fo:font-family="Calibri" style:font-family-asian="Calibri" style:font-family-complex="Calibri" fo:background-color="transparent" style:use-window-font-color="true"/>
    </style:style>
    <style:style style:name="T773" style:family="text">
      <style:text-properties fo:font-size="12.00pt" fo:font-weight="normal" fo:font-family="'Quattrocento Sans'" style:font-family-asian="'Quattrocento Sans'" style:font-family-complex="'Quattrocento Sans'" fo:background-color="transparent" fo:color="#24292e"/>
    </style:style>
    <style:style style:name="T774" style:family="text">
      <style:text-properties fo:font-size="11.00pt" fo:font-weight="normal" fo:font-family="Calibri" style:font-family-asian="Calibri" style:font-family-complex="Calibri" fo:background-color="transparent" style:use-window-font-color="true"/>
    </style:style>
    <style:style style:name="T775" style:family="text">
      <style:text-properties fo:font-size="18.00pt" fo:font-weight="bold" fo:font-family="'Quattrocento Sans'" style:font-family-asian="'Quattrocento Sans'" style:font-family-complex="'Quattrocento Sans'" fo:background-color="transparent" fo:color="#24292e"/>
    </style:style>
    <style:style style:name="T776" style:family="text">
      <style:text-properties fo:font-size="18.00pt" fo:font-weight="normal" fo:font-family="'Quattrocento Sans'" style:font-family-asian="'Quattrocento Sans'" style:font-family-complex="'Quattrocento Sans'" fo:background-color="transparent" fo:color="#24292e"/>
    </style:style>
    <style:style style:name="T777" style:family="text">
      <style:text-properties fo:font-size="12.00pt" fo:font-weight="normal" fo:font-family="'Quattrocento Sans'" style:font-family-asian="'Quattrocento Sans'" style:font-family-complex="'Quattrocento Sans'" fo:background-color="transparent" fo:color="#24292e"/>
    </style:style>
    <style:style style:name="T778" style:family="text">
      <style:text-properties fo:font-size="11.00pt" fo:font-weight="normal" fo:font-family="Calibri" style:font-family-asian="Calibri" style:font-family-complex="Calibri" fo:background-color="transparent" style:use-window-font-color="true"/>
    </style:style>
    <style:style style:name="T779" style:family="text">
      <style:text-properties fo:font-size="12.00pt" fo:font-weight="bold" fo:font-family="'Quattrocento Sans'" style:font-family-asian="'Quattrocento Sans'" style:font-family-complex="'Quattrocento Sans'" fo:background-color="transparent" fo:color="#24292e"/>
    </style:style>
    <style:style style:name="T780" style:family="text">
      <style:text-properties fo:font-size="11.00pt" fo:font-weight="normal" fo:font-family="Calibri" style:font-family-asian="Calibri" style:font-family-complex="Calibri" fo:background-color="transparent" style:use-window-font-color="true"/>
    </style:style>
    <style:style style:name="T781" style:family="text">
      <style:text-properties fo:font-size="12.00pt" fo:font-weight="bold" fo:font-family="'Quattrocento Sans'" style:font-family-asian="'Quattrocento Sans'" style:font-family-complex="'Quattrocento Sans'" fo:background-color="transparent" fo:color="#24292e"/>
    </style:style>
    <style:style style:name="T782" style:family="text">
      <style:text-properties fo:font-size="11.00pt" fo:font-weight="normal" fo:font-family="Calibri" style:font-family-asian="Calibri" style:font-family-complex="Calibri" fo:background-color="transparent" style:use-window-font-color="true"/>
    </style:style>
    <style:style style:name="T783" style:family="text">
      <style:text-properties fo:font-size="12.00pt" fo:font-weight="bold" fo:font-family="'Quattrocento Sans'" style:font-family-asian="'Quattrocento Sans'" style:font-family-complex="'Quattrocento Sans'" fo:background-color="transparent" fo:color="#24292e"/>
    </style:style>
    <style:style style:name="T784" style:family="text">
      <style:text-properties fo:font-size="11.00pt" fo:font-weight="normal" fo:font-family="Calibri" style:font-family-asian="Calibri" style:font-family-complex="Calibri" fo:background-color="transparent" style:use-window-font-color="true"/>
    </style:style>
    <style:style style:name="T78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86" style:family="text">
      <style:text-properties fo:font-size="11.00pt" fo:font-weight="normal" fo:font-family="Calibri" style:font-family-asian="Calibri" style:font-family-complex="Calibri" fo:background-color="transparent" style:use-window-font-color="true"/>
    </style:style>
    <style:style style:name="T787" style:family="text">
      <style:text-properties fo:font-size="12.00pt" fo:font-weight="normal" fo:font-family="'Quattrocento Sans'" style:font-family-asian="'Quattrocento Sans'" style:font-family-complex="'Quattrocento Sans'" fo:background-color="transparent" fo:color="#24292e"/>
    </style:style>
    <style:style style:name="T788" style:family="text">
      <style:text-properties fo:font-size="11.00pt" fo:font-weight="normal" fo:font-family="Calibri" style:font-family-asian="Calibri" style:font-family-complex="Calibri" fo:background-color="transparent" style:use-window-font-color="true"/>
    </style:style>
    <style:style style:name="T789" style:family="text">
      <style:text-properties fo:font-size="12.00pt" fo:font-weight="normal" fo:font-family="'Quattrocento Sans'" style:font-family-asian="'Quattrocento Sans'" style:font-family-complex="'Quattrocento Sans'" fo:background-color="transparent" fo:color="#24292e"/>
    </style:style>
    <style:style style:name="T790" style:family="text">
      <style:text-properties fo:font-size="11.00pt" fo:font-weight="normal" fo:font-family="Calibri" style:font-family-asian="Calibri" style:font-family-complex="Calibri" fo:background-color="transparent" style:use-window-font-color="true"/>
    </style:style>
    <style:style style:name="T79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92" style:family="text">
      <style:text-properties fo:font-size="11.00pt" fo:font-weight="normal" fo:font-family="Calibri" style:font-family-asian="Calibri" style:font-family-complex="Calibri" fo:background-color="transparent" style:use-window-font-color="true"/>
    </style:style>
    <style:style style:name="T793" style:family="text">
      <style:text-properties fo:font-size="12.00pt" fo:font-weight="normal" fo:font-family="'Quattrocento Sans'" style:font-family-asian="'Quattrocento Sans'" style:font-family-complex="'Quattrocento Sans'" fo:background-color="transparent" fo:color="#24292e"/>
    </style:style>
    <style:style style:name="T794" style:family="text">
      <style:text-properties fo:font-size="11.00pt" fo:font-weight="normal" fo:font-family="Calibri" style:font-family-asian="Calibri" style:font-family-complex="Calibri" fo:background-color="transparent" style:use-window-font-color="true"/>
    </style:style>
    <style:style style:name="T795" style:family="text">
      <style:text-properties fo:font-size="12.00pt" fo:font-weight="normal" fo:font-family="'Quattrocento Sans'" style:font-family-asian="'Quattrocento Sans'" style:font-family-complex="'Quattrocento Sans'" fo:background-color="transparent" fo:color="#24292e"/>
    </style:style>
    <style:style style:name="T796" style:family="text">
      <style:text-properties fo:font-size="11.00pt" fo:font-weight="normal" fo:font-family="Calibri" style:font-family-asian="Calibri" style:font-family-complex="Calibri" fo:background-color="transparent" style:use-window-font-color="true"/>
    </style:style>
    <style:style style:name="T79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798" style:family="text">
      <style:text-properties fo:font-size="11.00pt" fo:font-weight="normal" fo:font-family="Calibri" style:font-family-asian="Calibri" style:font-family-complex="Calibri" fo:background-color="transparent" style:use-window-font-color="true"/>
    </style:style>
    <style:style style:name="T799" style:family="text">
      <style:text-properties fo:font-size="12.00pt" fo:font-weight="normal" fo:font-family="'Quattrocento Sans'" style:font-family-asian="'Quattrocento Sans'" style:font-family-complex="'Quattrocento Sans'" fo:background-color="transparent" fo:color="#24292e"/>
    </style:style>
    <style:style style:name="T800" style:family="text">
      <style:text-properties fo:font-size="11.00pt" fo:font-weight="normal" fo:font-family="Calibri" style:font-family-asian="Calibri" style:font-family-complex="Calibri" fo:background-color="transparent" style:use-window-font-color="true"/>
    </style:style>
    <style:style style:name="T801" style:family="text">
      <style:text-properties fo:font-size="12.00pt" fo:font-weight="normal" fo:font-family="'Quattrocento Sans'" style:font-family-asian="'Quattrocento Sans'" style:font-family-complex="'Quattrocento Sans'" fo:background-color="transparent" fo:color="#24292e"/>
    </style:style>
    <style:style style:name="T802" style:family="text">
      <style:text-properties fo:font-size="11.00pt" fo:font-weight="normal" fo:font-family="Calibri" style:font-family-asian="Calibri" style:font-family-complex="Calibri" fo:background-color="transparent" style:use-window-font-color="true"/>
    </style:style>
    <style:style style:name="T80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804" style:family="text">
      <style:text-properties fo:font-size="11.00pt" fo:font-weight="normal" fo:font-family="Calibri" style:font-family-asian="Calibri" style:font-family-complex="Calibri" fo:background-color="transparent" style:use-window-font-color="true"/>
    </style:style>
    <style:style style:name="T805" style:family="text">
      <style:text-properties fo:font-size="12.00pt" fo:font-weight="normal" fo:font-family="'Quattrocento Sans'" style:font-family-asian="'Quattrocento Sans'" style:font-family-complex="'Quattrocento Sans'" fo:background-color="transparent" fo:color="#24292e"/>
    </style:style>
    <style:style style:name="T806" style:family="text">
      <style:text-properties fo:font-size="11.00pt" fo:font-weight="normal" fo:font-family="Calibri" style:font-family-asian="Calibri" style:font-family-complex="Calibri" fo:background-color="transparent" style:use-window-font-color="true"/>
    </style:style>
    <style:style style:name="T807" style:family="text">
      <style:text-properties fo:font-size="12.00pt" fo:font-weight="normal" fo:font-family="'Quattrocento Sans'" style:font-family-asian="'Quattrocento Sans'" style:font-family-complex="'Quattrocento Sans'" fo:background-color="transparent" fo:color="#24292e"/>
    </style:style>
    <style:style style:name="T808" style:family="text">
      <style:text-properties fo:font-size="11.00pt" fo:font-weight="normal" fo:font-family="Calibri" style:font-family-asian="Calibri" style:font-family-complex="Calibri" fo:background-color="transparent" style:use-window-font-color="true"/>
    </style:style>
    <style:style style:name="T80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810" style:family="text">
      <style:text-properties fo:font-size="11.00pt" fo:font-weight="normal" fo:font-family="Calibri" style:font-family-asian="Calibri" style:font-family-complex="Calibri" fo:background-color="transparent" style:use-window-font-color="true"/>
    </style:style>
    <style:style style:name="T811" style:family="text">
      <style:text-properties fo:font-size="12.00pt" fo:font-weight="normal" fo:font-family="'Quattrocento Sans'" style:font-family-asian="'Quattrocento Sans'" style:font-family-complex="'Quattrocento Sans'" fo:background-color="transparent" fo:color="#24292e"/>
    </style:style>
    <style:style style:name="T812" style:family="text">
      <style:text-properties fo:font-size="11.00pt" fo:font-weight="normal" fo:font-family="Calibri" style:font-family-asian="Calibri" style:font-family-complex="Calibri" fo:background-color="transparent" style:use-window-font-color="true"/>
    </style:style>
    <style:style style:name="T813" style:family="text">
      <style:text-properties fo:font-size="12.00pt" fo:font-weight="normal" fo:font-family="'Quattrocento Sans'" style:font-family-asian="'Quattrocento Sans'" style:font-family-complex="'Quattrocento Sans'" fo:background-color="transparent" fo:color="#24292e"/>
    </style:style>
    <style:style style:name="T814" style:family="text">
      <style:text-properties fo:font-size="11.00pt" fo:font-weight="normal" fo:font-family="Calibri" style:font-family-asian="Calibri" style:font-family-complex="Calibri" fo:background-color="transparent" style:use-window-font-color="true"/>
    </style:style>
    <style:style style:name="T81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816" style:family="text">
      <style:text-properties fo:font-size="11.00pt" fo:font-weight="normal" fo:font-family="Calibri" style:font-family-asian="Calibri" style:font-family-complex="Calibri" fo:background-color="transparent" style:use-window-font-color="true"/>
    </style:style>
    <style:style style:name="T817" style:family="text">
      <style:text-properties fo:font-size="12.00pt" fo:font-weight="normal" fo:font-family="'Quattrocento Sans'" style:font-family-asian="'Quattrocento Sans'" style:font-family-complex="'Quattrocento Sans'" fo:background-color="transparent" fo:color="#24292e"/>
    </style:style>
    <style:style style:name="T818" style:family="text">
      <style:text-properties fo:font-size="11.00pt" fo:font-weight="normal" fo:font-family="Calibri" style:font-family-asian="Calibri" style:font-family-complex="Calibri" fo:background-color="transparent" style:use-window-font-color="true"/>
    </style:style>
    <style:style style:name="T819" style:family="text">
      <style:text-properties fo:font-size="12.00pt" fo:font-weight="normal" fo:font-family="'Quattrocento Sans'" style:font-family-asian="'Quattrocento Sans'" style:font-family-complex="'Quattrocento Sans'" fo:background-color="transparent" fo:color="#24292e"/>
    </style:style>
    <style:style style:name="T820" style:family="text">
      <style:text-properties fo:font-size="11.00pt" fo:font-weight="normal" fo:font-family="Calibri" style:font-family-asian="Calibri" style:font-family-complex="Calibri" fo:background-color="transparent" style:use-window-font-color="true"/>
    </style:style>
    <style:style style:name="T82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822" style:family="text">
      <style:text-properties fo:font-size="11.00pt" fo:font-weight="normal" fo:font-family="Calibri" style:font-family-asian="Calibri" style:font-family-complex="Calibri" fo:background-color="transparent" style:use-window-font-color="true"/>
    </style:style>
    <style:style style:name="T823" style:family="text">
      <style:text-properties fo:font-size="12.00pt" fo:font-weight="normal" fo:font-family="'Quattrocento Sans'" style:font-family-asian="'Quattrocento Sans'" style:font-family-complex="'Quattrocento Sans'" fo:background-color="transparent" fo:color="#24292e"/>
    </style:style>
    <style:style style:name="T824" style:family="text">
      <style:text-properties fo:font-size="11.00pt" fo:font-weight="normal" fo:font-family="Calibri" style:font-family-asian="Calibri" style:font-family-complex="Calibri" fo:background-color="transparent" style:use-window-font-color="true"/>
    </style:style>
    <style:style style:name="T825" style:family="text">
      <style:text-properties fo:font-size="12.00pt" fo:font-weight="normal" fo:font-family="'Quattrocento Sans'" style:font-family-asian="'Quattrocento Sans'" style:font-family-complex="'Quattrocento Sans'" fo:background-color="transparent" fo:color="#24292e"/>
    </style:style>
    <style:style style:name="T826" style:family="text">
      <style:text-properties fo:font-size="11.00pt" fo:font-weight="normal" fo:font-family="Calibri" style:font-family-asian="Calibri" style:font-family-complex="Calibri" fo:background-color="transparent" style:use-window-font-color="true"/>
    </style:style>
    <style:style style:name="T827"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828" style:family="text">
      <style:text-properties fo:font-size="11.00pt" fo:font-weight="normal" fo:font-family="Calibri" style:font-family-asian="Calibri" style:font-family-complex="Calibri" fo:background-color="transparent" style:use-window-font-color="true"/>
    </style:style>
    <style:style style:name="T829" style:family="text">
      <style:text-properties fo:font-size="12.00pt" fo:font-weight="normal" fo:font-family="'Quattrocento Sans'" style:font-family-asian="'Quattrocento Sans'" style:font-family-complex="'Quattrocento Sans'" fo:background-color="transparent" fo:color="#24292e"/>
    </style:style>
    <style:style style:name="T830" style:family="text">
      <style:text-properties fo:font-size="11.00pt" fo:font-weight="normal" fo:font-family="Calibri" style:font-family-asian="Calibri" style:font-family-complex="Calibri" fo:background-color="transparent" style:use-window-font-color="true"/>
    </style:style>
    <style:style style:name="T831" style:family="text">
      <style:text-properties fo:font-size="11.00pt" fo:font-weight="normal" fo:font-family="Calibri" style:font-family-asian="Calibri" style:font-family-complex="Calibri" fo:background-color="transparent" fo:color="#000000"/>
    </style:style>
    <style:style style:name="T832" style:family="text">
      <style:text-properties fo:font-size="11.00pt" fo:font-weight="normal" fo:font-family="Calibri" style:font-family-asian="Calibri" style:font-family-complex="Calibri" fo:background-color="transparent" style:use-window-font-color="true"/>
    </style:style>
    <style:style style:name="T833"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834" style:family="text">
      <style:text-properties fo:font-size="11.00pt" fo:font-weight="normal" fo:font-family="Calibri" style:font-family-asian="Calibri" style:font-family-complex="Calibri" fo:background-color="transparent" style:use-window-font-color="true"/>
    </style:style>
    <style:style style:name="T835" style:family="text">
      <style:text-properties fo:font-size="12.00pt" fo:font-weight="normal" fo:font-family="'Quattrocento Sans'" style:font-family-asian="'Quattrocento Sans'" style:font-family-complex="'Quattrocento Sans'" fo:background-color="transparent" fo:color="#24292e"/>
    </style:style>
    <style:style style:name="T836" style:family="text">
      <style:text-properties fo:font-size="11.00pt" fo:font-weight="normal" fo:font-family="Calibri" style:font-family-asian="Calibri" style:font-family-complex="Calibri" fo:background-color="transparent" style:use-window-font-color="true"/>
    </style:style>
    <style:style style:name="T837" style:family="text">
      <style:text-properties fo:font-size="12.00pt" fo:font-weight="normal" fo:font-family="'Quattrocento Sans'" style:font-family-asian="'Quattrocento Sans'" style:font-family-complex="'Quattrocento Sans'" fo:background-color="transparent" fo:color="#24292e"/>
    </style:style>
    <style:style style:name="T838" style:family="text">
      <style:text-properties fo:font-size="11.00pt" fo:font-weight="normal" fo:font-family="Calibri" style:font-family-asian="Calibri" style:font-family-complex="Calibri" fo:background-color="transparent" style:use-window-font-color="true"/>
    </style:style>
    <style:style style:name="T839"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840" style:family="text">
      <style:text-properties fo:font-size="11.00pt" fo:font-weight="normal" fo:font-family="Calibri" style:font-family-asian="Calibri" style:font-family-complex="Calibri" fo:background-color="transparent" style:use-window-font-color="true"/>
    </style:style>
    <style:style style:name="T841" style:family="text">
      <style:text-properties fo:font-size="12.00pt" fo:font-weight="normal" fo:font-family="'Quattrocento Sans'" style:font-family-asian="'Quattrocento Sans'" style:font-family-complex="'Quattrocento Sans'" fo:background-color="transparent" fo:color="#24292e"/>
    </style:style>
    <style:style style:name="T842" style:family="text">
      <style:text-properties fo:font-size="11.00pt" fo:font-weight="normal" fo:font-family="Calibri" style:font-family-asian="Calibri" style:font-family-complex="Calibri" fo:background-color="transparent" style:use-window-font-color="true"/>
    </style:style>
    <style:style style:name="T843" style:family="text">
      <style:text-properties fo:font-size="12.00pt" fo:font-weight="normal" fo:font-family="'Quattrocento Sans'" style:font-family-asian="'Quattrocento Sans'" style:font-family-complex="'Quattrocento Sans'" fo:background-color="transparent" fo:color="#24292e"/>
    </style:style>
    <style:style style:name="T844" style:family="text">
      <style:text-properties fo:font-size="11.00pt" fo:font-weight="normal" fo:font-family="Calibri" style:font-family-asian="Calibri" style:font-family-complex="Calibri" fo:background-color="transparent" style:use-window-font-color="true"/>
    </style:style>
    <style:style style:name="T845"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846" style:family="text">
      <style:text-properties fo:font-size="11.00pt" fo:font-weight="normal" fo:font-family="Calibri" style:font-family-asian="Calibri" style:font-family-complex="Calibri" fo:background-color="transparent" style:use-window-font-color="true"/>
    </style:style>
    <style:style style:name="T847" style:family="text">
      <style:text-properties fo:font-size="12.00pt" fo:font-weight="normal" fo:font-family="'Quattrocento Sans'" style:font-family-asian="'Quattrocento Sans'" style:font-family-complex="'Quattrocento Sans'" fo:background-color="transparent" fo:color="#24292e"/>
    </style:style>
    <style:style style:name="T848" style:family="text">
      <style:text-properties fo:font-size="11.00pt" fo:font-weight="normal" fo:font-family="Calibri" style:font-family-asian="Calibri" style:font-family-complex="Calibri" fo:background-color="transparent" style:use-window-font-color="true"/>
    </style:style>
    <style:style style:name="T849" style:family="text">
      <style:text-properties fo:font-size="12.00pt" fo:font-weight="normal" fo:font-family="'Quattrocento Sans'" style:font-family-asian="'Quattrocento Sans'" style:font-family-complex="'Quattrocento Sans'" fo:background-color="transparent" fo:color="#24292e"/>
    </style:style>
    <style:style style:name="T850" style:family="text">
      <style:text-properties fo:font-size="11.00pt" fo:font-weight="normal" fo:font-family="Calibri" style:font-family-asian="Calibri" style:font-family-complex="Calibri" fo:background-color="transparent" style:use-window-font-color="true"/>
    </style:style>
    <style:style style:name="T851" style:family="text">
      <style:text-properties fo:font-size="12.00pt" fo:font-weight="normal" style:text-underline-mode="continuous" style:text-underline-type="single" style:text-underline-style="solid" style:text-underline-width="normal" fo:font-family="'Quattrocento Sans'" style:font-family-asian="'Quattrocento Sans'" style:font-family-complex="'Quattrocento Sans'" fo:background-color="transparent" fo:color="#24292e"/>
    </style:style>
    <style:style style:name="T852" style:family="text">
      <style:text-properties fo:font-size="11.00pt" fo:font-weight="normal" fo:font-family="Calibri" style:font-family-asian="Calibri" style:font-family-complex="Calibri" fo:background-color="transparent" style:use-window-font-color="true"/>
    </style:style>
    <style:style style:name="T853" style:family="text">
      <style:text-properties fo:font-size="12.00pt" fo:font-weight="normal" fo:font-family="'Quattrocento Sans'" style:font-family-asian="'Quattrocento Sans'" style:font-family-complex="'Quattrocento Sans'" fo:background-color="transparent" fo:color="#24292e"/>
    </style:style>
    <style:style style:name="T854" style:family="text">
      <style:text-properties fo:font-size="11.00pt" fo:font-weight="normal" fo:font-family="Calibri" style:font-family-asian="Calibri" style:font-family-complex="Calibri" fo:background-color="transparent" style:use-window-font-color="true"/>
    </style:style>
    <style:style style:name="T855" style:family="text">
      <style:text-properties fo:font-size="12.00pt" fo:font-weight="normal" fo:font-family="'Quattrocento Sans'" style:font-family-asian="'Quattrocento Sans'" style:font-family-complex="'Quattrocento Sans'" fo:background-color="transparent" fo:color="#24292e"/>
    </style:style>
    <style:style style:name="T856" style:family="text">
      <style:text-properties fo:font-size="11.00pt" fo:font-weight="normal" fo:font-family="Calibri" style:font-family-asian="Calibri" style:font-family-complex="Calibri" fo:background-color="transparent" style:use-window-font-color="true"/>
    </style:style>
    <style:style style:name="T857" style:family="text">
      <style:text-properties fo:font-size="14.00pt" fo:font-weight="normal" fo:font-family="'Quattrocento Sans'" style:font-family-asian="'Quattrocento Sans'" style:font-family-complex="'Quattrocento Sans'" fo:background-color="transparent" fo:color="#24292e"/>
    </style:style>
    <style:style style:name="T858" style:family="text">
      <style:text-properties fo:font-size="14.00pt" fo:font-weight="bold" fo:font-family="'Quattrocento Sans'" style:font-family-asian="'Quattrocento Sans'" style:font-family-complex="'Quattrocento Sans'" fo:background-color="transparent" fo:color="#24292e"/>
    </style:style>
    <style:style style:name="T859" style:family="text">
      <style:text-properties fo:font-size="14.00pt" fo:font-weight="normal" fo:font-family="'Quattrocento Sans'" style:font-family-asian="'Quattrocento Sans'" style:font-family-complex="'Quattrocento Sans'" fo:background-color="transparent" fo:color="#24292e"/>
    </style:style>
    <style:style style:name="T860" style:family="text">
      <style:text-properties fo:font-size="12.00pt" fo:font-weight="normal" fo:font-family="'Quattrocento Sans'" style:font-family-asian="'Quattrocento Sans'" style:font-family-complex="'Quattrocento Sans'" fo:background-color="transparent" fo:color="#24292e"/>
    </style:style>
    <style:style style:name="P1" style:family="paragraph">
      <style:paragraph-properties fo:line-height="100.00%" fo:text-align="left" fo:margin-right="112.50pt"/>
    </style:style>
    <style:style style:name="P2" style:family="paragraph">
      <style:paragraph-properties fo:line-height="100.00%" fo:text-align="left" fo:margin-bottom="6.00pt"/>
    </style:style>
    <text:list-style style:name="L3">
      <text:list-level-style-bullet text:level="1" text:bullet-char="•">
        <style:list-level-properties text:space-before="6.00pt" text:min-label-width="18.00pt"/>
        <style:text-properties fo:font-family="Symbol"/>
      </text:list-level-style-bullet>
    </text:list-style>
    <style:style style:name="P3" style:family="paragraph">
      <style:paragraph-properties fo:line-height="100.00%" fo:text-align="left" fo:margin-top="3.00pt"/>
    </style:style>
    <style:style style:name="P4" style:family="paragraph">
      <style:paragraph-properties fo:line-height="100.00%" fo:text-align="left" fo:margin-top="3.00pt"/>
    </style:style>
    <style:style style:name="P5" style:family="paragraph">
      <style:paragraph-properties fo:line-height="100.00%" fo:text-align="left" fo:margin-top="18.00pt" fo:margin-bottom="12.00pt"/>
    </style:style>
    <style:style style:name="P6" style:family="paragraph">
      <style:paragraph-properties fo:line-height="100.00%" fo:text-align="left" fo:margin-bottom="6.00pt"/>
    </style:style>
    <text:list-style style:name="L7">
      <text:list-level-style-bullet text:level="1" text:bullet-char="•">
        <style:list-level-properties text:space-before="6.00pt" text:min-label-width="18.00pt"/>
        <style:text-properties fo:font-family="Symbol"/>
      </text:list-level-style-bullet>
    </text:list-style>
    <style:style style:name="P7" style:family="paragraph">
      <style:paragraph-properties fo:line-height="100.00%" fo:text-align="left" fo:margin-top="3.00pt"/>
    </style:style>
    <style:style style:name="P8" style:family="paragraph">
      <style:paragraph-properties fo:line-height="100.00%" fo:text-align="left" fo:margin-left="-0.20pt" fo:text-indent="0.15pt" fo:margin-top="3.00pt"/>
    </style:style>
    <style:style style:name="P9" style:family="paragraph">
      <style:paragraph-properties fo:line-height="100.00%" fo:text-align="left" fo:margin-top="3.00pt" fo:margin-bottom="14.00pt"/>
    </style:style>
    <style:style style:name="P10" style:family="paragraph">
      <style:paragraph-properties fo:line-height="100.00%" fo:text-align="left" fo:margin-top="18.00pt" fo:margin-bottom="12.00pt"/>
    </style:style>
    <text:list-style style:name="L11">
      <text:list-level-style-bullet text:level="1" text:bullet-char="•">
        <style:list-level-properties text:space-before="6.00pt" text:min-label-width="18.00pt"/>
        <style:text-properties fo:font-family="Symbol"/>
      </text:list-level-style-bullet>
    </text:list-style>
    <style:style style:name="P11" style:family="paragraph">
      <style:paragraph-properties fo:line-height="100.00%" fo:text-align="left" fo:margin-top="3.00pt"/>
    </style:style>
    <style:style style:name="P12" style:family="paragraph">
      <style:paragraph-properties fo:line-height="100.00%" fo:text-align="left" fo:margin-top="3.00pt" fo:margin-bottom="14.00pt"/>
    </style:style>
    <style:style style:name="P13" style:family="paragraph">
      <style:paragraph-properties fo:line-height="100.00%" fo:text-align="left" fo:margin-top="18.00pt" fo:margin-bottom="6.00pt"/>
    </style:style>
    <style:style style:name="P14" style:family="paragraph">
      <style:paragraph-properties fo:line-height="100.00%" fo:text-align="left" fo:margin-bottom="6.00pt"/>
    </style:style>
    <text:list-style style:name="L15">
      <text:list-level-style-bullet text:level="1" text:bullet-char="•">
        <style:list-level-properties text:space-before="6.00pt" text:min-label-width="18.00pt"/>
        <style:text-properties fo:font-family="Symbol"/>
      </text:list-level-style-bullet>
    </text:list-style>
    <style:style style:name="P15" style:family="paragraph">
      <style:paragraph-properties fo:line-height="100.00%" fo:text-align="left" fo:margin-top="3.00pt"/>
    </style:style>
    <style:style style:name="P16" style:family="paragraph">
      <style:paragraph-properties fo:line-height="100.00%" fo:text-align="left" fo:margin-top="12.00pt"/>
    </style:style>
    <style:style style:name="P17" style:family="paragraph">
      <style:paragraph-properties fo:line-height="100.00%" fo:text-align="left" fo:margin-top="6.00pt" fo:margin-bottom="6.00pt"/>
    </style:style>
    <style:style style:name="P18" style:family="paragraph">
      <style:paragraph-properties fo:line-height="100.00%" fo:text-align="left"/>
    </style:style>
    <style:style style:name="P19" style:family="paragraph">
      <style:paragraph-properties fo:line-height="100.00%" fo:text-align="left" fo:margin-top="18.00pt" fo:margin-bottom="6.00pt"/>
    </style:style>
    <style:style style:name="P20" style:family="paragraph">
      <style:paragraph-properties fo:line-height="100.00%" fo:text-align="left" fo:margin-bottom="12.00pt"/>
    </style:style>
    <style:style style:name="P21"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22" style:family="paragraph">
      <style:paragraph-properties fo:line-height="100.00%" fo:text-align="left" fo:margin-bottom="12.00pt"/>
    </style:style>
    <style:style style:name="P23"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24"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25" style:family="paragraph">
      <style:paragraph-properties fo:line-height="100.00%" fo:text-align="left" fo:margin-bottom="12.00pt"/>
    </style:style>
    <style:style style:name="P26"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27"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28" style:family="paragraph">
      <style:paragraph-properties fo:line-height="100.00%" fo:text-align="left" fo:margin-bottom="12.00pt"/>
    </style:style>
    <style:style style:name="P29"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30"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31" style:family="paragraph">
      <style:paragraph-properties fo:line-height="100.00%" fo:text-align="left" fo:margin-bottom="12.00pt"/>
    </style:style>
    <style:style style:name="P32"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33"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34" style:family="paragraph">
      <style:paragraph-properties fo:line-height="100.00%" fo:text-align="left" fo:margin-bottom="12.00pt"/>
    </style:style>
    <style:style style:name="P35" style:family="paragraph">
      <style:paragraph-properties fo:line-height="100.00%" fo:text-align="left"/>
    </style:style>
    <style:style style:name="P36" style:family="paragraph">
      <style:paragraph-properties fo:line-height="100.00%" fo:text-align="left" fo:margin-bottom="12.00pt"/>
    </style:style>
    <style:style style:name="P37"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38"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39" style:family="paragraph">
      <style:paragraph-properties fo:line-height="100.00%" fo:text-align="left" fo:margin-bottom="12.00pt"/>
    </style:style>
    <style:style style:name="P40"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41"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42" style:family="paragraph">
      <style:paragraph-properties fo:line-height="100.00%" fo:text-align="left" fo:margin-bottom="12.00pt"/>
    </style:style>
    <style:style style:name="P43"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44"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45" style:family="paragraph">
      <style:paragraph-properties fo:line-height="100.00%" fo:text-align="left" fo:margin-bottom="12.00pt"/>
    </style:style>
    <style:style style:name="P46"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47"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48" style:family="paragraph">
      <style:paragraph-properties fo:line-height="100.00%" fo:text-align="left" fo:margin-bottom="12.00pt"/>
    </style:style>
    <style:style style:name="P49"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50"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51" style:family="paragraph">
      <style:paragraph-properties fo:line-height="100.00%" fo:text-align="left" fo:margin-bottom="12.00pt"/>
    </style:style>
    <style:style style:name="P52"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53"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54" style:family="paragraph">
      <style:paragraph-properties fo:line-height="100.00%" fo:text-align="left" fo:margin-bottom="12.00pt"/>
    </style:style>
    <style:style style:name="P55"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56"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57" style:family="paragraph">
      <style:paragraph-properties fo:line-height="100.00%" fo:text-align="left" fo:margin-bottom="12.00pt"/>
    </style:style>
    <style:style style:name="P58"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59"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60" style:family="paragraph">
      <style:paragraph-properties fo:line-height="100.00%" fo:text-align="left" fo:margin-bottom="12.00pt"/>
    </style:style>
    <style:style style:name="P61"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62"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63" style:family="paragraph">
      <style:paragraph-properties fo:line-height="100.00%" fo:text-align="left" fo:margin-bottom="12.00pt"/>
    </style:style>
    <style:style style:name="P64"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65"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66" style:family="paragraph">
      <style:paragraph-properties fo:line-height="100.00%" fo:text-align="left" fo:margin-bottom="12.00pt"/>
    </style:style>
    <style:style style:name="P67" style:family="paragraph">
      <style:paragraph-properties fo:line-height="100.00%" fo:text-align="left" fo:margin-left="9.70pt" fo:text-indent="-9.70pt">
        <style:tab-stops>
          <style:tab-stop style:position="60.00pt" style:type="center"/>
          <style:tab-stop style:position="39466.10pt"/>
        </style:tab-stops>
      </style:paragraph-properties>
    </style:style>
    <style:style style:name="P68" style:family="paragraph">
      <style:paragraph-properties fo:line-height="100.00%" fo:text-align="left" fo:margin-top="18.00pt" fo:margin-bottom="12.00pt"/>
    </style:style>
    <text:list-style style:name="L69">
      <text:list-level-style-bullet text:level="1" text:bullet-char="•">
        <style:list-level-properties text:space-before="24.00pt" text:min-label-width="18.00pt"/>
        <style:text-properties fo:font-family="Symbol"/>
      </text:list-level-style-bullet>
    </text:list-style>
    <style:style style:name="P69" style:family="paragraph">
      <style:paragraph-properties fo:line-height="100.00%" fo:text-align="left" fo:margin-top="14.00pt"/>
    </style:style>
    <style:style style:name="P70" style:family="paragraph">
      <style:paragraph-properties fo:line-height="100.00%" fo:text-align="left"/>
    </style:style>
    <style:style style:name="P71" style:family="paragraph">
      <style:paragraph-properties fo:line-height="100.00%" fo:text-align="left" fo:margin-bottom="14.00pt"/>
    </style:style>
    <style:style style:name="P72" style:family="paragraph">
      <style:paragraph-properties fo:line-height="100.00%" fo:text-align="left" fo:margin-top="18.00pt" fo:margin-bottom="12.00pt"/>
    </style:style>
    <style:style style:name="P73" style:family="paragraph">
      <style:paragraph-properties fo:line-height="100.00%" fo:text-align="left" fo:margin-left="9.70pt" fo:text-indent="-9.70pt">
        <style:tab-stops>
          <style:tab-stop style:position="81.10pt" style:type="center"/>
          <style:tab-stop style:position="39466.10pt"/>
          <style:tab-stop style:position="448171.95pt" style:type="right"/>
        </style:tab-stops>
      </style:paragraph-properties>
    </style:style>
    <style:style style:name="P74" style:family="paragraph">
      <style:paragraph-properties fo:line-height="100.00%" fo:text-align="left" fo:margin-bottom="12.00pt"/>
    </style:style>
    <style:style style:name="P75" style:family="paragraph">
      <style:paragraph-properties fo:line-height="100.00%" fo:text-align="left" fo:margin-left="9.70pt" fo:text-indent="-9.70pt">
        <style:tab-stops>
          <style:tab-stop style:position="81.10pt" style:type="center"/>
          <style:tab-stop style:position="39466.10pt"/>
          <style:tab-stop style:position="448171.95pt" style:type="right"/>
        </style:tab-stops>
      </style:paragraph-properties>
    </style:style>
    <style:style style:name="P76" style:family="paragraph">
      <style:paragraph-properties fo:line-height="100.00%" fo:text-align="left" fo:margin-left="9.70pt" fo:text-indent="-9.70pt">
        <style:tab-stops>
          <style:tab-stop style:position="81.10pt" style:type="center"/>
          <style:tab-stop style:position="39466.10pt"/>
          <style:tab-stop style:position="82861.60pt" style:char="." style:type="char"/>
        </style:tab-stops>
      </style:paragraph-properties>
    </style:style>
    <style:style style:name="P77" style:family="paragraph">
      <style:paragraph-properties fo:line-height="100.00%" fo:text-align="left" fo:margin-bottom="12.00pt"/>
    </style:style>
    <style:style style:name="P78" style:family="paragraph">
      <style:paragraph-properties fo:line-height="100.00%" fo:text-align="left" fo:margin-left="9.70pt" fo:text-indent="-9.70pt">
        <style:tab-stops>
          <style:tab-stop style:position="81.10pt" style:type="center"/>
          <style:tab-stop style:position="39466.10pt"/>
          <style:tab-stop style:position="82861.60pt" style:char="." style:type="char"/>
        </style:tab-stops>
      </style:paragraph-properties>
    </style:style>
    <style:style style:name="P79" style:family="paragraph">
      <style:paragraph-properties fo:line-height="100.00%" fo:text-align="left" fo:margin-left="9.70pt" fo:text-indent="-9.70pt">
        <style:tab-stops>
          <style:tab-stop style:position="81.10pt" style:type="center"/>
          <style:tab-stop style:position="39466.10pt"/>
          <style:tab-stop style:position="448171.95pt" style:type="right"/>
        </style:tab-stops>
      </style:paragraph-properties>
    </style:style>
    <style:style style:name="P80" style:family="paragraph">
      <style:paragraph-properties fo:line-height="100.00%" fo:text-align="left" fo:margin-bottom="12.00pt"/>
    </style:style>
    <style:style style:name="P81" style:family="paragraph">
      <style:paragraph-properties fo:line-height="100.00%" fo:text-align="left" fo:margin-left="9.70pt" fo:text-indent="-9.70pt">
        <style:tab-stops>
          <style:tab-stop style:position="81.10pt" style:type="center"/>
          <style:tab-stop style:position="39466.10pt"/>
          <style:tab-stop style:position="448171.95pt" style:type="right"/>
        </style:tab-stops>
      </style:paragraph-properties>
    </style:style>
    <style:style style:name="P82" style:family="paragraph">
      <style:paragraph-properties fo:line-height="100.00%" fo:text-align="left" fo:margin-bottom="12.00pt"/>
    </style:style>
    <style:style style:name="P83" style:family="paragraph">
      <style:paragraph-properties fo:line-height="100.00%" fo:text-align="left" fo:margin-left="9.70pt" fo:text-indent="-9.70pt">
        <style:tab-stops>
          <style:tab-stop style:position="81.10pt" style:type="center"/>
          <style:tab-stop style:position="39466.10pt"/>
          <style:tab-stop style:position="448171.95pt" style:type="right"/>
        </style:tab-stops>
      </style:paragraph-properties>
    </style:style>
    <style:style style:name="P84" style:family="paragraph">
      <style:paragraph-properties fo:line-height="100.00%" fo:text-align="left" fo:margin-bottom="12.00pt"/>
    </style:style>
    <style:style style:name="P85" style:family="paragraph">
      <style:paragraph-properties fo:line-height="100.00%" fo:text-align="left" fo:margin-left="9.70pt" fo:text-indent="-9.70pt">
        <style:tab-stops>
          <style:tab-stop style:position="81.10pt" style:type="center"/>
          <style:tab-stop style:position="39466.10pt"/>
          <style:tab-stop style:position="448171.95pt" style:type="right"/>
        </style:tab-stops>
      </style:paragraph-properties>
    </style:style>
    <style:style style:name="P86" style:family="paragraph">
      <style:paragraph-properties fo:line-height="100.00%" fo:text-align="left" fo:margin-bottom="12.00pt"/>
    </style:style>
    <style:style style:name="P87" style:family="paragraph">
      <style:paragraph-properties fo:line-height="100.00%" fo:text-align="left" fo:margin-left="9.70pt" fo:text-indent="-9.70pt">
        <style:tab-stops>
          <style:tab-stop style:position="81.10pt" style:type="center"/>
          <style:tab-stop style:position="39466.10pt"/>
          <style:tab-stop style:position="448171.95pt" style:type="right"/>
        </style:tab-stops>
      </style:paragraph-properties>
    </style:style>
    <style:style style:name="P88" style:family="paragraph">
      <style:paragraph-properties fo:line-height="100.00%" fo:text-align="left" fo:margin-bottom="12.00pt"/>
    </style:style>
    <style:style style:name="P89" style:family="paragraph">
      <style:paragraph-properties fo:line-height="100.00%" fo:text-align="left" fo:margin-left="9.70pt" fo:text-indent="-9.70pt">
        <style:tab-stops>
          <style:tab-stop style:position="81.10pt" style:type="center"/>
          <style:tab-stop style:position="39466.10pt"/>
          <style:tab-stop style:position="448171.95pt" style:type="right"/>
        </style:tab-stops>
      </style:paragraph-properties>
    </style:style>
    <style:style style:name="P90" style:family="paragraph">
      <style:paragraph-properties fo:line-height="100.00%" fo:text-align="left" fo:margin-top="18.00pt" fo:margin-bottom="12.00pt"/>
    </style:style>
    <style:style style:name="P91" style:family="paragraph">
      <style:paragraph-properties fo:line-height="100.00%" fo:text-align="left" fo:margin-left="9.70pt" fo:text-indent="-9.70pt">
        <style:tab-stops>
          <style:tab-stop style:position="95.30pt" style:type="center"/>
          <style:tab-stop style:position="39466.10pt"/>
          <style:tab-stop style:position="448171.95pt" style:type="right"/>
        </style:tab-stops>
      </style:paragraph-properties>
    </style:style>
    <style:style style:name="P92" style:family="paragraph">
      <style:paragraph-properties fo:line-height="100.00%" fo:text-align="left" fo:margin-bottom="12.00pt"/>
    </style:style>
    <style:style style:name="P93" style:family="paragraph">
      <style:paragraph-properties fo:line-height="100.00%" fo:text-align="left" fo:margin-left="9.70pt" fo:text-indent="-9.70pt">
        <style:tab-stops>
          <style:tab-stop style:position="95.30pt" style:type="center"/>
          <style:tab-stop style:position="39466.10pt"/>
          <style:tab-stop style:position="448171.95pt" style:type="right"/>
        </style:tab-stops>
      </style:paragraph-properties>
    </style:style>
    <style:style style:name="P94" style:family="paragraph">
      <style:paragraph-properties fo:line-height="100.00%" fo:text-align="left" fo:margin-left="9.70pt" fo:text-indent="-9.70pt">
        <style:tab-stops>
          <style:tab-stop style:position="95.30pt" style:type="center"/>
          <style:tab-stop style:position="39466.10pt"/>
          <style:tab-stop style:position="448171.95pt" style:type="right"/>
        </style:tab-stops>
      </style:paragraph-properties>
    </style:style>
    <style:style style:name="P95" style:family="paragraph">
      <style:paragraph-properties fo:line-height="100.00%" fo:text-align="left" fo:margin-bottom="12.00pt"/>
    </style:style>
    <style:style style:name="P96" style:family="paragraph">
      <style:paragraph-properties fo:line-height="100.00%" fo:text-align="left"/>
    </style:style>
    <style:style style:name="P97" style:family="paragraph">
      <style:paragraph-properties fo:line-height="100.00%" fo:text-align="left" fo:margin-bottom="12.00pt"/>
    </style:style>
    <style:style style:name="P98" style:family="paragraph">
      <style:paragraph-properties fo:line-height="100.00%" fo:text-align="left" fo:margin-left="9.70pt" fo:text-indent="-9.70pt">
        <style:tab-stops>
          <style:tab-stop style:position="95.30pt" style:type="center"/>
          <style:tab-stop style:position="39466.10pt"/>
          <style:tab-stop style:position="448171.95pt" style:type="right"/>
        </style:tab-stops>
      </style:paragraph-properties>
    </style:style>
    <style:style style:name="P99" style:family="paragraph">
      <style:paragraph-properties fo:line-height="100.00%" fo:text-align="left" fo:margin-left="9.70pt" fo:text-indent="-9.70pt">
        <style:tab-stops>
          <style:tab-stop style:position="95.30pt" style:type="center"/>
          <style:tab-stop style:position="39466.10pt"/>
          <style:tab-stop style:position="448171.95pt" style:type="right"/>
        </style:tab-stops>
      </style:paragraph-properties>
    </style:style>
    <style:style style:name="P100" style:family="paragraph">
      <style:paragraph-properties fo:line-height="100.00%" fo:text-align="left" fo:margin-bottom="12.00pt"/>
    </style:style>
    <style:style style:name="P101" style:family="paragraph">
      <style:paragraph-properties fo:line-height="100.00%" fo:text-align="left" fo:margin-left="9.70pt" fo:text-indent="-9.70pt">
        <style:tab-stops>
          <style:tab-stop style:position="95.30pt" style:type="center"/>
          <style:tab-stop style:position="39466.10pt"/>
          <style:tab-stop style:position="448171.95pt" style:type="right"/>
        </style:tab-stops>
      </style:paragraph-properties>
    </style:style>
    <style:style style:name="P102" style:family="paragraph">
      <style:paragraph-properties fo:line-height="100.00%" fo:text-align="left" fo:margin-top="18.00pt" fo:margin-bottom="12.00pt"/>
    </style:style>
    <style:style style:name="P103" style:family="paragraph">
      <style:paragraph-properties fo:line-height="100.00%" fo:text-align="left" fo:margin-left="9.70pt" fo:text-indent="-9.70pt">
        <style:tab-stops>
          <style:tab-stop style:position="81.05pt" style:type="center"/>
          <style:tab-stop style:position="39466.10pt"/>
          <style:tab-stop style:position="448171.95pt" style:type="right"/>
        </style:tab-stops>
      </style:paragraph-properties>
    </style:style>
    <style:style style:name="P104" style:family="paragraph">
      <style:paragraph-properties fo:line-height="100.00%" fo:text-align="left" fo:margin-bottom="12.00pt"/>
    </style:style>
    <style:style style:name="P105" style:family="paragraph">
      <style:paragraph-properties fo:line-height="100.00%" fo:text-align="left" fo:margin-left="9.70pt" fo:text-indent="-9.70pt">
        <style:tab-stops>
          <style:tab-stop style:position="81.05pt" style:type="center"/>
          <style:tab-stop style:position="39466.10pt"/>
          <style:tab-stop style:position="448171.95pt" style:type="right"/>
        </style:tab-stops>
      </style:paragraph-properties>
    </style:style>
    <style:style style:name="P106" style:family="paragraph">
      <style:paragraph-properties fo:line-height="100.00%" fo:text-align="left" fo:margin-left="9.70pt" fo:text-indent="-9.70pt">
        <style:tab-stops>
          <style:tab-stop style:position="81.05pt" style:type="center"/>
          <style:tab-stop style:position="39466.10pt"/>
          <style:tab-stop style:position="82861.60pt" style:char="." style:type="char"/>
        </style:tab-stops>
      </style:paragraph-properties>
    </style:style>
    <style:style style:name="P107" style:family="paragraph">
      <style:paragraph-properties fo:line-height="100.00%" fo:text-align="left" fo:margin-bottom="12.00pt"/>
    </style:style>
    <style:style style:name="P108" style:family="paragraph">
      <style:paragraph-properties fo:line-height="100.00%" fo:text-align="left" fo:margin-left="9.70pt" fo:text-indent="-9.70pt">
        <style:tab-stops>
          <style:tab-stop style:position="81.05pt" style:type="center"/>
          <style:tab-stop style:position="39466.10pt"/>
          <style:tab-stop style:position="82861.60pt" style:char="." style:type="char"/>
        </style:tab-stops>
      </style:paragraph-properties>
    </style:style>
    <style:style style:name="P109" style:family="paragraph">
      <style:paragraph-properties fo:line-height="100.00%" fo:text-align="left" fo:margin-left="9.70pt" fo:text-indent="-9.70pt">
        <style:tab-stops>
          <style:tab-stop style:position="81.05pt" style:type="center"/>
          <style:tab-stop style:position="39466.10pt"/>
          <style:tab-stop style:position="448171.95pt" style:type="right"/>
        </style:tab-stops>
      </style:paragraph-properties>
    </style:style>
    <style:style style:name="P110" style:family="paragraph">
      <style:paragraph-properties fo:line-height="100.00%" fo:text-align="left" fo:margin-bottom="12.00pt"/>
    </style:style>
    <style:style style:name="P111" style:family="paragraph">
      <style:paragraph-properties fo:line-height="100.00%" fo:text-align="left"/>
    </style:style>
    <style:style style:name="P112" style:family="paragraph">
      <style:paragraph-properties fo:line-height="100.00%" fo:text-align="left" fo:margin-left="9.70pt" fo:text-indent="-9.70pt">
        <style:tab-stops>
          <style:tab-stop style:position="81.05pt" style:type="center"/>
          <style:tab-stop style:position="39466.10pt"/>
          <style:tab-stop style:position="448171.95pt" style:type="right"/>
        </style:tab-stops>
      </style:paragraph-properties>
    </style:style>
    <style:style style:name="P113" style:family="paragraph">
      <style:paragraph-properties fo:line-height="100.00%" fo:text-align="left" fo:margin-left="9.70pt" fo:text-indent="-9.70pt">
        <style:tab-stops>
          <style:tab-stop style:position="81.05pt" style:type="center"/>
          <style:tab-stop style:position="39466.10pt"/>
          <style:tab-stop style:position="82861.60pt" style:char="." style:type="char"/>
        </style:tab-stops>
      </style:paragraph-properties>
    </style:style>
    <style:style style:name="P114" style:family="paragraph">
      <style:paragraph-properties fo:line-height="100.00%" fo:text-align="left" fo:margin-bottom="12.00pt"/>
    </style:style>
    <style:style style:name="P115" style:family="paragraph">
      <style:paragraph-properties fo:line-height="100.00%" fo:text-align="left"/>
    </style:style>
    <style:style style:name="P116" style:family="paragraph">
      <style:paragraph-properties fo:line-height="100.00%" fo:text-align="left" fo:margin-bottom="12.00pt"/>
    </style:style>
    <style:style style:name="P117" style:family="paragraph">
      <style:paragraph-properties fo:line-height="100.00%" fo:text-align="left" fo:margin-left="9.70pt" fo:text-indent="-9.70pt">
        <style:tab-stops>
          <style:tab-stop style:position="81.05pt" style:type="center"/>
          <style:tab-stop style:position="39466.10pt"/>
          <style:tab-stop style:position="82861.60pt" style:char="." style:type="char"/>
        </style:tab-stops>
      </style:paragraph-properties>
    </style:style>
    <style:style style:name="P118" style:family="paragraph">
      <style:paragraph-properties fo:line-height="100.00%" fo:text-align="left" fo:margin-left="9.70pt" fo:text-indent="-9.70pt">
        <style:tab-stops>
          <style:tab-stop style:position="81.05pt" style:type="center"/>
          <style:tab-stop style:position="39466.10pt"/>
          <style:tab-stop style:position="448171.95pt" style:type="right"/>
        </style:tab-stops>
      </style:paragraph-properties>
    </style:style>
    <style:style style:name="P119" style:family="paragraph">
      <style:paragraph-properties fo:line-height="100.00%" fo:text-align="left" fo:margin-bottom="12.00pt"/>
    </style:style>
    <style:style style:name="P120" style:family="paragraph">
      <style:paragraph-properties fo:line-height="100.00%" fo:text-align="left" fo:margin-left="9.70pt" fo:text-indent="-9.70pt">
        <style:tab-stops>
          <style:tab-stop style:position="81.05pt" style:type="center"/>
          <style:tab-stop style:position="39466.10pt"/>
          <style:tab-stop style:position="448171.95pt" style:type="right"/>
        </style:tab-stops>
      </style:paragraph-properties>
    </style:style>
    <style:style style:name="P121" style:family="paragraph">
      <style:paragraph-properties fo:line-height="100.00%" fo:text-align="left" fo:margin-left="9.70pt" fo:text-indent="-9.70pt">
        <style:tab-stops>
          <style:tab-stop style:position="81.05pt" style:type="center"/>
          <style:tab-stop style:position="39466.10pt"/>
          <style:tab-stop style:position="82861.60pt" style:char="." style:type="char"/>
        </style:tab-stops>
      </style:paragraph-properties>
    </style:style>
    <style:style style:name="P122" style:family="paragraph">
      <style:paragraph-properties fo:line-height="100.00%" fo:text-align="left" fo:margin-bottom="12.00pt"/>
    </style:style>
    <style:style style:name="P123" style:family="paragraph">
      <style:paragraph-properties fo:line-height="100.00%" fo:text-align="left"/>
    </style:style>
    <style:style style:name="P124" style:family="paragraph">
      <style:paragraph-properties fo:line-height="100.00%" fo:text-align="left" fo:margin-bottom="12.00pt"/>
    </style:style>
    <text:list-style style:name="L125">
      <text:list-level-style-bullet text:level="1" text:bullet-char="•">
        <style:list-level-properties text:space-before="18.00pt" text:min-label-width="18.00pt"/>
        <style:text-properties fo:font-family="Symbol"/>
      </text:list-level-style-bullet>
    </text:list-style>
    <style:style style:name="P125" style:family="paragraph">
      <style:paragraph-properties fo:line-height="100.00%" fo:text-align="left" fo:margin-top="3.00pt"/>
    </style:style>
    <style:style style:name="P126" style:family="paragraph">
      <style:paragraph-properties fo:line-height="100.00%" fo:text-align="left" fo:margin-top="3.00pt" fo:margin-bottom="10.00pt"/>
    </style:style>
    <style:style style:name="P127" style:family="paragraph">
      <style:paragraph-properties fo:line-height="100.00%" fo:text-align="left" fo:margin-left="9.70pt" fo:text-indent="-9.70pt">
        <style:tab-stops>
          <style:tab-stop style:position="81.05pt" style:type="center"/>
          <style:tab-stop style:position="39466.10pt"/>
          <style:tab-stop style:position="82861.60pt" style:char="." style:type="char"/>
        </style:tab-stops>
      </style:paragraph-properties>
    </style:style>
    <style:style style:name="P128" style:family="paragraph">
      <style:paragraph-properties fo:line-height="100.00%" fo:text-align="left" fo:margin-left="9.70pt" fo:text-indent="-9.70pt">
        <style:tab-stops>
          <style:tab-stop style:position="81.05pt" style:type="center"/>
          <style:tab-stop style:position="39466.10pt"/>
          <style:tab-stop style:position="448171.95pt" style:type="right"/>
        </style:tab-stops>
      </style:paragraph-properties>
    </style:style>
    <style:style style:name="P129" style:family="paragraph">
      <style:paragraph-properties fo:line-height="100.00%" fo:text-align="left" fo:margin-bottom="12.00pt"/>
    </style:style>
    <style:style style:name="P130" style:family="paragraph">
      <style:paragraph-properties fo:line-height="100.00%" fo:text-align="left" fo:margin-left="9.70pt" fo:text-indent="-9.70pt">
        <style:tab-stops>
          <style:tab-stop style:position="81.05pt" style:type="center"/>
          <style:tab-stop style:position="39466.10pt"/>
          <style:tab-stop style:position="448171.95pt" style:type="right"/>
        </style:tab-stops>
      </style:paragraph-properties>
    </style:style>
    <style:style style:name="P131" style:family="paragraph">
      <style:paragraph-properties fo:line-height="100.00%" fo:text-align="left" fo:margin-top="18.00pt" fo:margin-bottom="12.00pt"/>
    </style:style>
    <style:style style:name="P132" style:family="paragraph">
      <style:paragraph-properties fo:line-height="100.00%" fo:text-align="left" fo:margin-bottom="12.00pt"/>
    </style:style>
    <style:style style:name="P133" style:family="paragraph">
      <style:paragraph-properties fo:line-height="100.00%" fo:text-align="left" fo:margin-left="9.70pt" fo:text-indent="-9.70pt">
        <style:tab-stops>
          <style:tab-stop style:position="66.70pt" style:type="center"/>
          <style:tab-stop style:position="39466.10pt"/>
          <style:tab-stop style:position="448171.95pt" style:type="right"/>
        </style:tab-stops>
      </style:paragraph-properties>
    </style:style>
    <style:style style:name="P134" style:family="paragraph">
      <style:paragraph-properties fo:line-height="100.00%" fo:text-align="left" fo:margin-bottom="12.00pt"/>
    </style:style>
    <style:style style:name="P135" style:family="paragraph">
      <style:paragraph-properties fo:line-height="100.00%" fo:text-align="left" fo:margin-left="9.70pt" fo:text-indent="-9.70pt">
        <style:tab-stops>
          <style:tab-stop style:position="66.70pt" style:type="center"/>
          <style:tab-stop style:position="39466.10pt"/>
          <style:tab-stop style:position="448171.95pt" style:type="right"/>
        </style:tab-stops>
      </style:paragraph-properties>
    </style:style>
    <style:style style:name="P136" style:family="paragraph">
      <style:paragraph-properties fo:line-height="100.00%" fo:text-align="left" fo:margin-left="9.70pt" fo:text-indent="-9.70pt">
        <style:tab-stops>
          <style:tab-stop style:position="66.70pt" style:type="center"/>
          <style:tab-stop style:position="39466.10pt"/>
          <style:tab-stop style:position="82861.60pt" style:char="." style:type="char"/>
        </style:tab-stops>
      </style:paragraph-properties>
    </style:style>
    <style:style style:name="P137" style:family="paragraph">
      <style:paragraph-properties fo:line-height="100.00%" fo:text-align="left" fo:margin-bottom="12.00pt"/>
    </style:style>
    <style:style style:name="P138" style:family="paragraph">
      <style:paragraph-properties fo:line-height="100.00%" fo:text-align="left" fo:margin-left="9.70pt" fo:text-indent="-9.70pt">
        <style:tab-stops>
          <style:tab-stop style:position="66.70pt" style:type="center"/>
          <style:tab-stop style:position="39466.10pt"/>
          <style:tab-stop style:position="82861.60pt" style:char="." style:type="char"/>
        </style:tab-stops>
      </style:paragraph-properties>
    </style:style>
    <style:style style:name="P139" style:family="paragraph">
      <style:paragraph-properties fo:line-height="100.00%" fo:text-align="left" fo:margin-left="9.70pt" fo:text-indent="-9.70pt">
        <style:tab-stops>
          <style:tab-stop style:position="66.70pt" style:type="center"/>
          <style:tab-stop style:position="39466.10pt"/>
          <style:tab-stop style:position="448171.95pt" style:type="right"/>
        </style:tab-stops>
      </style:paragraph-properties>
    </style:style>
    <style:style style:name="P140" style:family="paragraph">
      <style:paragraph-properties fo:line-height="100.00%" fo:text-align="left" fo:margin-bottom="12.00pt"/>
    </style:style>
    <style:style style:name="P141" style:family="paragraph">
      <style:paragraph-properties fo:line-height="100.00%" fo:text-align="left"/>
    </style:style>
    <style:style style:name="P142" style:family="paragraph">
      <style:paragraph-properties fo:line-height="100.00%" fo:text-align="left" fo:margin-bottom="10.00pt"/>
    </style:style>
    <style:style style:name="P143" style:family="paragraph">
      <style:paragraph-properties fo:line-height="100.00%" fo:text-align="left" fo:margin-left="9.70pt" fo:text-indent="-9.70pt">
        <style:tab-stops>
          <style:tab-stop style:position="66.70pt" style:type="center"/>
          <style:tab-stop style:position="39466.10pt"/>
          <style:tab-stop style:position="448171.95pt" style:type="right"/>
        </style:tab-stops>
      </style:paragraph-properties>
    </style:style>
    <style:style style:name="P144" style:family="paragraph">
      <style:paragraph-properties fo:line-height="100.00%" fo:text-align="left" fo:margin-left="9.70pt" fo:text-indent="-9.70pt">
        <style:tab-stops>
          <style:tab-stop style:position="66.70pt" style:type="center"/>
          <style:tab-stop style:position="39466.10pt"/>
          <style:tab-stop style:position="82861.60pt" style:char="." style:type="char"/>
        </style:tab-stops>
      </style:paragraph-properties>
    </style:style>
    <style:style style:name="P145" style:family="paragraph">
      <style:paragraph-properties fo:line-height="100.00%" fo:text-align="left" fo:margin-bottom="12.00pt"/>
    </style:style>
    <style:style style:name="P146" style:family="paragraph">
      <style:paragraph-properties fo:line-height="100.00%" fo:text-align="left" fo:margin-left="9.70pt" fo:text-indent="-9.70pt">
        <style:tab-stops>
          <style:tab-stop style:position="66.70pt" style:type="center"/>
          <style:tab-stop style:position="39466.10pt"/>
          <style:tab-stop style:position="82861.60pt" style:char="." style:type="char"/>
        </style:tab-stops>
      </style:paragraph-properties>
    </style:style>
    <style:style style:name="P147" style:family="paragraph">
      <style:paragraph-properties fo:line-height="100.00%" fo:text-align="left" fo:margin-left="9.70pt" fo:text-indent="-9.70pt">
        <style:tab-stops>
          <style:tab-stop style:position="66.70pt" style:type="center"/>
          <style:tab-stop style:position="39466.10pt"/>
          <style:tab-stop style:position="448171.95pt" style:type="right"/>
        </style:tab-stops>
      </style:paragraph-properties>
    </style:style>
    <style:style style:name="P148" style:family="paragraph">
      <style:paragraph-properties fo:line-height="100.00%" fo:text-align="left" fo:margin-bottom="12.00pt"/>
    </style:style>
    <style:style style:name="P149" style:family="paragraph">
      <style:paragraph-properties fo:line-height="100.00%" fo:text-align="left" fo:margin-left="9.70pt" fo:text-indent="-9.70pt">
        <style:tab-stops>
          <style:tab-stop style:position="66.70pt" style:type="center"/>
          <style:tab-stop style:position="39466.10pt"/>
          <style:tab-stop style:position="448171.95pt" style:type="right"/>
        </style:tab-stops>
      </style:paragraph-properties>
    </style:style>
    <style:style style:name="P150" style:family="paragraph">
      <style:paragraph-properties fo:line-height="100.00%" fo:text-align="left" fo:margin-bottom="12.00pt"/>
    </style:style>
    <style:style style:name="P151" style:family="paragraph">
      <style:paragraph-properties fo:line-height="100.00%" fo:text-align="left" fo:margin-left="9.70pt" fo:text-indent="-9.70pt">
        <style:tab-stops>
          <style:tab-stop style:position="66.70pt" style:type="center"/>
          <style:tab-stop style:position="39466.10pt"/>
          <style:tab-stop style:position="448171.95pt" style:type="right"/>
        </style:tab-stops>
      </style:paragraph-properties>
    </style:style>
    <style:style style:name="P152" style:family="paragraph">
      <style:paragraph-properties fo:line-height="100.00%" fo:text-align="left" fo:margin-top="18.00pt" fo:margin-bottom="12.00pt"/>
    </style:style>
    <style:style style:name="P153" style:family="paragraph">
      <style:paragraph-properties fo:line-height="100.00%" fo:text-align="left" fo:margin-left="9.70pt" fo:text-indent="-9.70pt">
        <style:tab-stops>
          <style:tab-stop style:position="81.65pt" style:type="center"/>
          <style:tab-stop style:position="39466.10pt"/>
          <style:tab-stop style:position="82861.60pt" style:char="." style:type="char"/>
        </style:tab-stops>
      </style:paragraph-properties>
    </style:style>
    <style:style style:name="P154" style:family="paragraph">
      <style:paragraph-properties fo:line-height="100.00%" fo:text-align="left" fo:margin-bottom="12.00pt"/>
    </style:style>
    <style:style style:name="P155" style:family="paragraph">
      <style:paragraph-properties fo:line-height="100.00%" fo:text-align="left" fo:margin-left="9.70pt" fo:text-indent="-9.70pt">
        <style:tab-stops>
          <style:tab-stop style:position="81.65pt" style:type="center"/>
          <style:tab-stop style:position="39466.10pt"/>
          <style:tab-stop style:position="82861.60pt" style:char="." style:type="char"/>
        </style:tab-stops>
      </style:paragraph-properties>
    </style:style>
    <style:style style:name="P156" style:family="paragraph">
      <style:paragraph-properties fo:line-height="100.00%" fo:text-align="left" fo:margin-left="9.70pt" fo:text-indent="-9.70pt">
        <style:tab-stops>
          <style:tab-stop style:position="81.65pt" style:type="center"/>
          <style:tab-stop style:position="39466.10pt"/>
          <style:tab-stop style:position="82861.60pt" style:char="." style:type="char"/>
        </style:tab-stops>
      </style:paragraph-properties>
    </style:style>
    <style:style style:name="P157" style:family="paragraph">
      <style:paragraph-properties fo:line-height="100.00%" fo:text-align="left" fo:margin-bottom="12.00pt"/>
    </style:style>
    <style:style style:name="P158" style:family="paragraph">
      <style:paragraph-properties fo:line-height="100.00%" fo:text-align="left" fo:margin-left="9.70pt" fo:text-indent="-9.70pt">
        <style:tab-stops>
          <style:tab-stop style:position="81.65pt" style:type="center"/>
          <style:tab-stop style:position="39466.10pt"/>
          <style:tab-stop style:position="82861.60pt" style:char="." style:type="char"/>
        </style:tab-stops>
      </style:paragraph-properties>
    </style:style>
    <style:style style:name="P159" style:family="paragraph">
      <style:paragraph-properties fo:line-height="100.00%" fo:text-align="left" fo:margin-bottom="12.00pt"/>
    </style:style>
    <style:style style:name="P160" style:family="paragraph">
      <style:paragraph-properties fo:line-height="100.00%" fo:text-align="left"/>
    </style:style>
    <style:style style:name="P161" style:family="paragraph">
      <style:paragraph-properties fo:line-height="100.00%" fo:text-align="left" fo:margin-left="9.70pt" fo:text-indent="-9.70pt">
        <style:tab-stops>
          <style:tab-stop style:position="81.65pt" style:type="center"/>
          <style:tab-stop style:position="39466.10pt"/>
          <style:tab-stop style:position="82861.60pt" style:char="." style:type="char"/>
        </style:tab-stops>
      </style:paragraph-properties>
    </style:style>
    <style:style style:name="P162" style:family="paragraph">
      <style:paragraph-properties fo:line-height="100.00%" fo:text-align="left" fo:margin-bottom="12.00pt"/>
    </style:style>
    <style:style style:name="P163" style:family="paragraph">
      <style:paragraph-properties fo:line-height="100.00%" fo:text-align="left"/>
    </style:style>
    <style:style style:name="P164" style:family="paragraph">
      <style:paragraph-properties fo:line-height="100.00%" fo:text-align="left" fo:margin-bottom="12.00pt"/>
    </style:style>
    <style:style style:name="P165" style:family="paragraph">
      <style:paragraph-properties fo:line-height="100.00%" fo:text-align="left" fo:margin-left="9.70pt" fo:text-indent="-9.70pt">
        <style:tab-stops>
          <style:tab-stop style:position="81.65pt" style:type="center"/>
          <style:tab-stop style:position="39466.10pt"/>
          <style:tab-stop style:position="82861.60pt" style:char="." style:type="char"/>
        </style:tab-stops>
      </style:paragraph-properties>
    </style:style>
    <style:style style:name="P166" style:family="paragraph">
      <style:paragraph-properties fo:line-height="100.00%" fo:text-align="left" fo:margin-bottom="12.00pt"/>
    </style:style>
    <style:style style:name="P167" style:family="paragraph">
      <style:paragraph-properties fo:line-height="100.00%" fo:text-align="left" fo:margin-left="9.70pt" fo:text-indent="-9.70pt">
        <style:tab-stops>
          <style:tab-stop style:position="81.65pt" style:type="center"/>
          <style:tab-stop style:position="39466.10pt"/>
          <style:tab-stop style:position="82861.60pt" style:char="." style:type="char"/>
        </style:tab-stops>
      </style:paragraph-properties>
    </style:style>
    <style:style style:name="P168" style:family="paragraph">
      <style:paragraph-properties fo:line-height="100.00%" fo:text-align="left" fo:margin-bottom="12.00pt"/>
    </style:style>
    <style:style style:name="P169" style:family="paragraph">
      <style:paragraph-properties fo:line-height="100.00%" fo:text-align="left" fo:margin-left="9.70pt" fo:text-indent="-9.70pt">
        <style:tab-stops>
          <style:tab-stop style:position="81.65pt" style:type="center"/>
          <style:tab-stop style:position="39466.10pt"/>
          <style:tab-stop style:position="82861.60pt" style:char="." style:type="char"/>
        </style:tab-stops>
      </style:paragraph-properties>
    </style:style>
    <style:style style:name="P170" style:family="paragraph">
      <style:paragraph-properties fo:line-height="100.00%" fo:text-align="left" fo:margin-bottom="12.00pt"/>
    </style:style>
    <style:style style:name="P171" style:family="paragraph">
      <style:paragraph-properties fo:line-height="100.00%" fo:text-align="left" fo:margin-left="9.70pt" fo:text-indent="-9.70pt">
        <style:tab-stops>
          <style:tab-stop style:position="81.65pt" style:type="center"/>
          <style:tab-stop style:position="39466.10pt"/>
          <style:tab-stop style:position="82861.60pt" style:char="." style:type="char"/>
        </style:tab-stops>
      </style:paragraph-properties>
    </style:style>
    <style:style style:name="P172" style:family="paragraph">
      <style:paragraph-properties fo:line-height="100.00%" fo:text-align="left" fo:margin-top="18.00pt" fo:margin-bottom="12.00pt"/>
    </style:style>
    <style:style style:name="P173"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174" style:family="paragraph">
      <style:paragraph-properties fo:line-height="100.00%" fo:text-align="left" fo:margin-bottom="12.00pt"/>
    </style:style>
    <style:style style:name="P175"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176"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177" style:family="paragraph">
      <style:paragraph-properties fo:line-height="100.00%" fo:text-align="left" fo:margin-bottom="12.00pt"/>
    </style:style>
    <style:style style:name="P178"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179"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180" style:family="paragraph">
      <style:paragraph-properties fo:line-height="100.00%" fo:text-align="left" fo:margin-bottom="12.00pt"/>
    </style:style>
    <style:style style:name="P181" style:family="paragraph">
      <style:paragraph-properties fo:line-height="100.00%" fo:text-align="left"/>
    </style:style>
    <style:style style:name="P182"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183"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184" style:family="paragraph">
      <style:paragraph-properties fo:line-height="100.00%" fo:text-align="left" fo:margin-bottom="12.00pt"/>
    </style:style>
    <style:style style:name="P185"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186"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187" style:family="paragraph">
      <style:paragraph-properties fo:line-height="100.00%" fo:text-align="left" fo:margin-bottom="12.00pt"/>
    </style:style>
    <style:style style:name="P188"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189"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190" style:family="paragraph">
      <style:paragraph-properties fo:line-height="100.00%" fo:text-align="left" fo:margin-bottom="12.00pt"/>
    </style:style>
    <style:style style:name="P191" style:family="paragraph">
      <style:paragraph-properties fo:line-height="100.00%" fo:text-align="left"/>
    </style:style>
    <style:style style:name="P192"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193"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194" style:family="paragraph">
      <style:paragraph-properties fo:line-height="100.00%" fo:text-align="left" fo:margin-bottom="12.00pt"/>
    </style:style>
    <style:style style:name="P195" style:family="paragraph">
      <style:paragraph-properties fo:line-height="100.00%" fo:text-align="left"/>
    </style:style>
    <style:style style:name="P196" style:family="paragraph">
      <style:paragraph-properties fo:line-height="100.00%" fo:text-align="left" fo:margin-bottom="12.00pt"/>
    </style:style>
    <style:style style:name="P197"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198"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199" style:family="paragraph">
      <style:paragraph-properties fo:line-height="100.00%" fo:text-align="left" fo:margin-bottom="12.00pt"/>
    </style:style>
    <style:style style:name="P200" style:family="paragraph">
      <style:paragraph-properties fo:line-height="100.00%" fo:text-align="left"/>
    </style:style>
    <style:style style:name="P201"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202"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203" style:family="paragraph">
      <style:paragraph-properties fo:line-height="100.00%" fo:text-align="left" fo:margin-bottom="12.00pt"/>
    </style:style>
    <style:style style:name="P204" style:family="paragraph">
      <style:paragraph-properties fo:line-height="100.00%" fo:text-align="left"/>
    </style:style>
    <style:style style:name="P205"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206"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207" style:family="paragraph">
      <style:paragraph-properties fo:line-height="100.00%" fo:text-align="left" fo:margin-bottom="12.00pt"/>
    </style:style>
    <style:style style:name="P208" style:family="paragraph">
      <style:paragraph-properties fo:line-height="100.00%" fo:text-align="left"/>
    </style:style>
    <style:style style:name="P209" style:family="paragraph">
      <style:paragraph-properties fo:line-height="100.00%" fo:text-align="left" fo:margin-left="9.70pt" fo:text-indent="-9.70pt">
        <style:tab-stops>
          <style:tab-stop style:position="85.25pt" style:type="center"/>
          <style:tab-stop style:position="39466.10pt"/>
          <style:tab-stop style:position="82861.60pt" style:char="." style:type="char"/>
        </style:tab-stops>
      </style:paragraph-properties>
    </style:style>
    <style:style style:name="P210"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211" style:family="paragraph">
      <style:paragraph-properties fo:line-height="100.00%" fo:text-align="left" fo:margin-bottom="12.00pt"/>
    </style:style>
    <style:style style:name="P212"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213" style:family="paragraph">
      <style:paragraph-properties fo:line-height="100.00%" fo:text-align="left" fo:margin-bottom="12.00pt"/>
    </style:style>
    <style:style style:name="P214" style:family="paragraph">
      <style:paragraph-properties fo:line-height="100.00%" fo:text-align="left" fo:margin-left="9.70pt" fo:text-indent="-9.70pt">
        <style:tab-stops>
          <style:tab-stop style:position="85.25pt" style:type="center"/>
          <style:tab-stop style:position="39466.10pt"/>
          <style:tab-stop style:position="448171.95pt" style:type="right"/>
        </style:tab-stops>
      </style:paragraph-properties>
    </style:style>
    <style:style style:name="P215" style:family="paragraph">
      <style:paragraph-properties fo:line-height="100.00%" fo:text-align="left" fo:margin-top="18.00pt" fo:margin-bottom="12.00pt"/>
    </style:style>
    <style:style style:name="P216" style:family="paragraph">
      <style:paragraph-properties fo:line-height="100.00%" fo:text-align="left"/>
    </style:style>
    <style:style style:name="P217" style:family="paragraph">
      <style:paragraph-properties fo:line-height="100.00%" fo:text-align="left" fo:margin-left="9.70pt" fo:text-indent="-9.70pt">
        <style:tab-stops>
          <style:tab-stop style:position="93.35pt" style:type="center"/>
          <style:tab-stop style:position="39466.10pt"/>
          <style:tab-stop style:position="448171.95pt" style:type="right"/>
        </style:tab-stops>
      </style:paragraph-properties>
    </style:style>
    <style:style style:name="P218" style:family="paragraph">
      <style:paragraph-properties fo:line-height="100.00%" fo:text-align="left" fo:margin-bottom="12.00pt"/>
    </style:style>
    <style:style style:name="P219" style:family="paragraph">
      <style:paragraph-properties fo:line-height="100.00%" fo:text-align="left" fo:margin-left="9.70pt" fo:text-indent="-9.70pt">
        <style:tab-stops>
          <style:tab-stop style:position="93.35pt" style:type="center"/>
          <style:tab-stop style:position="39466.10pt"/>
          <style:tab-stop style:position="448171.95pt" style:type="right"/>
        </style:tab-stops>
      </style:paragraph-properties>
    </style:style>
    <style:style style:name="P220" style:family="paragraph">
      <style:paragraph-properties fo:line-height="100.00%" fo:text-align="left" fo:margin-left="9.70pt" fo:text-indent="-9.70pt">
        <style:tab-stops>
          <style:tab-stop style:position="93.35pt" style:type="center"/>
          <style:tab-stop style:position="39466.10pt"/>
          <style:tab-stop style:position="82861.60pt" style:char="." style:type="char"/>
        </style:tab-stops>
      </style:paragraph-properties>
    </style:style>
    <style:style style:name="P221" style:family="paragraph">
      <style:paragraph-properties fo:line-height="100.00%" fo:text-align="left" fo:margin-bottom="12.00pt"/>
    </style:style>
    <style:style style:name="P222" style:family="paragraph">
      <style:paragraph-properties fo:line-height="100.00%" fo:text-align="left" fo:margin-left="9.70pt" fo:text-indent="-9.70pt">
        <style:tab-stops>
          <style:tab-stop style:position="93.35pt" style:type="center"/>
          <style:tab-stop style:position="39466.10pt"/>
          <style:tab-stop style:position="82861.60pt" style:char="." style:type="char"/>
        </style:tab-stops>
      </style:paragraph-properties>
    </style:style>
    <style:style style:name="P223" style:family="paragraph">
      <style:paragraph-properties fo:line-height="100.00%" fo:text-align="left" fo:margin-left="9.70pt" fo:text-indent="-9.70pt">
        <style:tab-stops>
          <style:tab-stop style:position="93.35pt" style:type="center"/>
          <style:tab-stop style:position="39466.10pt"/>
          <style:tab-stop style:position="448171.95pt" style:type="right"/>
        </style:tab-stops>
      </style:paragraph-properties>
    </style:style>
    <style:style style:name="P224" style:family="paragraph">
      <style:paragraph-properties fo:line-height="100.00%" fo:text-align="left" fo:margin-bottom="12.00pt"/>
    </style:style>
    <style:style style:name="P225" style:family="paragraph">
      <style:paragraph-properties fo:line-height="100.00%" fo:text-align="left"/>
    </style:style>
    <style:style style:name="P226" style:family="paragraph">
      <style:paragraph-properties fo:line-height="100.00%" fo:text-align="left" fo:margin-bottom="12.00pt"/>
    </style:style>
    <style:style style:name="P227" style:family="paragraph">
      <style:paragraph-properties fo:line-height="100.00%" fo:text-align="left" fo:margin-left="9.70pt" fo:text-indent="-9.70pt">
        <style:tab-stops>
          <style:tab-stop style:position="93.35pt" style:type="center"/>
          <style:tab-stop style:position="39466.10pt"/>
          <style:tab-stop style:position="448171.95pt" style:type="right"/>
        </style:tab-stops>
      </style:paragraph-properties>
    </style:style>
    <style:style style:name="P228" style:family="paragraph">
      <style:paragraph-properties fo:line-height="100.00%" fo:text-align="left" fo:margin-left="9.70pt" fo:text-indent="-9.70pt">
        <style:tab-stops>
          <style:tab-stop style:position="93.35pt" style:type="center"/>
          <style:tab-stop style:position="39466.10pt"/>
          <style:tab-stop style:position="82861.60pt" style:char="." style:type="char"/>
        </style:tab-stops>
      </style:paragraph-properties>
    </style:style>
    <style:style style:name="P229" style:family="paragraph">
      <style:paragraph-properties fo:line-height="100.00%" fo:text-align="left" fo:margin-bottom="12.00pt"/>
    </style:style>
    <style:style style:name="P230" style:family="paragraph">
      <style:paragraph-properties fo:line-height="100.00%" fo:text-align="left"/>
    </style:style>
    <style:style style:name="P231" style:family="paragraph">
      <style:paragraph-properties fo:line-height="100.00%" fo:text-align="left" fo:margin-bottom="12.00pt"/>
    </style:style>
    <style:style style:name="P232" style:family="paragraph">
      <style:paragraph-properties fo:line-height="100.00%" fo:text-align="left" fo:margin-left="9.70pt" fo:text-indent="-9.70pt">
        <style:tab-stops>
          <style:tab-stop style:position="93.35pt" style:type="center"/>
          <style:tab-stop style:position="39466.10pt"/>
          <style:tab-stop style:position="82861.60pt" style:char="." style:type="char"/>
        </style:tab-stops>
      </style:paragraph-properties>
    </style:style>
    <style:style style:name="P233" style:family="paragraph">
      <style:paragraph-properties fo:line-height="100.00%" fo:text-align="left" fo:margin-left="9.70pt" fo:text-indent="-9.70pt">
        <style:tab-stops>
          <style:tab-stop style:position="93.35pt" style:type="center"/>
          <style:tab-stop style:position="39466.10pt"/>
          <style:tab-stop style:position="448171.95pt" style:type="right"/>
        </style:tab-stops>
      </style:paragraph-properties>
    </style:style>
    <style:style style:name="P234" style:family="paragraph">
      <style:paragraph-properties fo:line-height="100.00%" fo:text-align="left" fo:margin-bottom="12.00pt"/>
    </style:style>
    <style:style style:name="P235" style:family="paragraph">
      <style:paragraph-properties fo:line-height="100.00%" fo:text-align="left"/>
    </style:style>
    <style:style style:name="P236" style:family="paragraph">
      <style:paragraph-properties fo:line-height="100.00%" fo:text-align="left" fo:margin-bottom="12.00pt"/>
    </style:style>
    <style:style style:name="P237" style:family="paragraph">
      <style:paragraph-properties fo:line-height="100.00%" fo:text-align="left" fo:margin-left="9.70pt" fo:text-indent="-9.70pt">
        <style:tab-stops>
          <style:tab-stop style:position="93.35pt" style:type="center"/>
          <style:tab-stop style:position="39466.10pt"/>
          <style:tab-stop style:position="448171.95pt" style:type="right"/>
        </style:tab-stops>
      </style:paragraph-properties>
    </style:style>
    <style:style style:name="P238" style:family="paragraph">
      <style:paragraph-properties fo:line-height="100.00%" fo:text-align="left" fo:margin-left="9.70pt" fo:text-indent="-9.70pt">
        <style:tab-stops>
          <style:tab-stop style:position="93.35pt" style:type="center"/>
          <style:tab-stop style:position="39466.10pt"/>
          <style:tab-stop style:position="82861.60pt" style:char="." style:type="char"/>
        </style:tab-stops>
      </style:paragraph-properties>
    </style:style>
    <style:style style:name="P239" style:family="paragraph">
      <style:paragraph-properties fo:line-height="100.00%" fo:text-align="left" fo:margin-bottom="12.00pt"/>
    </style:style>
    <style:style style:name="P240" style:family="paragraph">
      <style:paragraph-properties fo:line-height="100.00%" fo:text-align="left"/>
    </style:style>
    <style:style style:name="P241" style:family="paragraph">
      <style:paragraph-properties fo:line-height="100.00%" fo:text-align="left" fo:margin-bottom="12.00pt"/>
    </style:style>
    <style:style style:name="P242" style:family="paragraph">
      <style:paragraph-properties fo:line-height="100.00%" fo:text-align="left" fo:margin-left="9.70pt" fo:text-indent="-9.70pt">
        <style:tab-stops>
          <style:tab-stop style:position="93.35pt" style:type="center"/>
          <style:tab-stop style:position="39466.10pt"/>
          <style:tab-stop style:position="82861.60pt" style:char="." style:type="char"/>
        </style:tab-stops>
      </style:paragraph-properties>
    </style:style>
    <style:style style:name="P243" style:family="paragraph">
      <style:paragraph-properties fo:line-height="100.00%" fo:text-align="left" fo:margin-top="18.00pt" fo:margin-bottom="12.00pt"/>
    </style:style>
    <style:style style:name="P244" style:family="paragraph">
      <style:paragraph-properties fo:line-height="100.00%" fo:text-align="left" fo:margin-left="9.70pt" fo:text-indent="-9.70pt">
        <style:tab-stops>
          <style:tab-stop style:position="93.40pt" style:type="center"/>
          <style:tab-stop style:position="39466.10pt"/>
          <style:tab-stop style:position="448171.95pt" style:type="right"/>
        </style:tab-stops>
      </style:paragraph-properties>
    </style:style>
    <style:style style:name="P245" style:family="paragraph">
      <style:paragraph-properties fo:line-height="100.00%" fo:text-align="left" fo:margin-bottom="12.00pt"/>
    </style:style>
    <style:style style:name="P246" style:family="paragraph">
      <style:paragraph-properties fo:line-height="100.00%" fo:text-align="left" fo:margin-left="9.70pt" fo:text-indent="-9.70pt">
        <style:tab-stops>
          <style:tab-stop style:position="93.40pt" style:type="center"/>
          <style:tab-stop style:position="39466.10pt"/>
          <style:tab-stop style:position="448171.95pt" style:type="right"/>
        </style:tab-stops>
      </style:paragraph-properties>
    </style:style>
    <style:style style:name="P247" style:family="paragraph">
      <style:paragraph-properties fo:line-height="100.00%" fo:text-align="left" fo:margin-left="9.70pt" fo:text-indent="-9.70pt">
        <style:tab-stops>
          <style:tab-stop style:position="93.40pt" style:type="center"/>
          <style:tab-stop style:position="39466.10pt"/>
          <style:tab-stop style:position="82861.60pt" style:char="." style:type="char"/>
        </style:tab-stops>
      </style:paragraph-properties>
    </style:style>
    <style:style style:name="P248" style:family="paragraph">
      <style:paragraph-properties fo:line-height="100.00%" fo:text-align="left" fo:margin-bottom="12.00pt"/>
    </style:style>
    <style:style style:name="P249" style:family="paragraph">
      <style:paragraph-properties fo:line-height="100.00%" fo:text-align="left" fo:margin-left="9.70pt" fo:text-indent="-9.70pt">
        <style:tab-stops>
          <style:tab-stop style:position="93.40pt" style:type="center"/>
          <style:tab-stop style:position="39466.10pt"/>
          <style:tab-stop style:position="82861.60pt" style:char="." style:type="char"/>
        </style:tab-stops>
      </style:paragraph-properties>
    </style:style>
    <style:style style:name="P250" style:family="paragraph">
      <style:paragraph-properties fo:line-height="100.00%" fo:text-align="left" fo:margin-left="9.70pt" fo:text-indent="-9.70pt">
        <style:tab-stops>
          <style:tab-stop style:position="93.40pt" style:type="center"/>
          <style:tab-stop style:position="39466.10pt"/>
          <style:tab-stop style:position="448171.95pt" style:type="right"/>
        </style:tab-stops>
      </style:paragraph-properties>
    </style:style>
    <style:style style:name="P251" style:family="paragraph">
      <style:paragraph-properties fo:line-height="100.00%" fo:text-align="left" fo:margin-bottom="12.00pt"/>
    </style:style>
    <style:style style:name="P252" style:family="paragraph">
      <style:paragraph-properties fo:line-height="100.00%" fo:text-align="left" fo:margin-left="9.70pt" fo:text-indent="-9.70pt">
        <style:tab-stops>
          <style:tab-stop style:position="93.40pt" style:type="center"/>
          <style:tab-stop style:position="39466.10pt"/>
          <style:tab-stop style:position="448171.95pt" style:type="right"/>
        </style:tab-stops>
      </style:paragraph-properties>
    </style:style>
    <style:style style:name="P253" style:family="paragraph">
      <style:paragraph-properties fo:line-height="100.00%" fo:text-align="left" fo:margin-left="9.70pt" fo:text-indent="-9.70pt">
        <style:tab-stops>
          <style:tab-stop style:position="93.40pt" style:type="center"/>
          <style:tab-stop style:position="39466.10pt"/>
          <style:tab-stop style:position="82861.60pt" style:char="." style:type="char"/>
        </style:tab-stops>
      </style:paragraph-properties>
    </style:style>
    <style:style style:name="P254" style:family="paragraph">
      <style:paragraph-properties fo:line-height="100.00%" fo:text-align="left" fo:margin-bottom="12.00pt"/>
    </style:style>
    <style:style style:name="P255" style:family="paragraph">
      <style:paragraph-properties fo:line-height="100.00%" fo:text-align="left"/>
    </style:style>
    <style:style style:name="P256" style:family="paragraph">
      <style:paragraph-properties fo:line-height="100.00%" fo:text-align="left" fo:margin-bottom="12.00pt"/>
    </style:style>
    <style:style style:name="P257" style:family="paragraph">
      <style:paragraph-properties fo:line-height="100.00%" fo:text-align="left" fo:margin-left="9.70pt" fo:text-indent="-9.70pt">
        <style:tab-stops>
          <style:tab-stop style:position="93.40pt" style:type="center"/>
          <style:tab-stop style:position="39466.10pt"/>
          <style:tab-stop style:position="82861.60pt" style:char="." style:type="char"/>
        </style:tab-stops>
      </style:paragraph-properties>
    </style:style>
    <style:style style:name="P258" style:family="paragraph">
      <style:paragraph-properties fo:line-height="100.00%" fo:text-align="left" fo:margin-top="18.00pt" fo:margin-bottom="12.00pt"/>
    </style:style>
    <style:style style:name="P259" style:family="paragraph">
      <style:paragraph-properties fo:line-height="100.00%" fo:text-align="left" fo:margin-left="9.70pt" fo:text-indent="-9.70pt">
        <style:tab-stops>
          <style:tab-stop style:position="65.90pt" style:type="center"/>
          <style:tab-stop style:position="39466.10pt"/>
          <style:tab-stop style:position="448171.95pt" style:type="right"/>
        </style:tab-stops>
      </style:paragraph-properties>
    </style:style>
    <style:style style:name="P260" style:family="paragraph">
      <style:paragraph-properties fo:line-height="100.00%" fo:text-align="left" fo:margin-bottom="12.00pt"/>
    </style:style>
    <style:style style:name="P261" style:family="paragraph">
      <style:paragraph-properties fo:line-height="100.00%" fo:text-align="left" fo:margin-left="9.70pt" fo:text-indent="-9.70pt">
        <style:tab-stops>
          <style:tab-stop style:position="65.90pt" style:type="center"/>
          <style:tab-stop style:position="39466.10pt"/>
          <style:tab-stop style:position="448171.95pt" style:type="right"/>
        </style:tab-stops>
      </style:paragraph-properties>
    </style:style>
    <style:style style:name="P262" style:family="paragraph">
      <style:paragraph-properties fo:line-height="100.00%" fo:text-align="left" fo:margin-left="9.70pt" fo:text-indent="-9.70pt">
        <style:tab-stops>
          <style:tab-stop style:position="65.90pt" style:type="center"/>
          <style:tab-stop style:position="39466.10pt"/>
          <style:tab-stop style:position="82861.60pt" style:char="." style:type="char"/>
        </style:tab-stops>
      </style:paragraph-properties>
    </style:style>
    <style:style style:name="P263" style:family="paragraph">
      <style:paragraph-properties fo:line-height="100.00%" fo:text-align="left" fo:margin-bottom="12.00pt"/>
    </style:style>
    <style:style style:name="P264" style:family="paragraph">
      <style:paragraph-properties fo:line-height="100.00%" fo:text-align="left" fo:margin-left="9.70pt" fo:text-indent="-9.70pt">
        <style:tab-stops>
          <style:tab-stop style:position="65.90pt" style:type="center"/>
          <style:tab-stop style:position="39466.10pt"/>
          <style:tab-stop style:position="82861.60pt" style:char="." style:type="char"/>
        </style:tab-stops>
      </style:paragraph-properties>
    </style:style>
    <style:style style:name="P265" style:family="paragraph">
      <style:paragraph-properties fo:line-height="100.00%" fo:text-align="left" fo:margin-left="9.70pt" fo:text-indent="-9.70pt">
        <style:tab-stops>
          <style:tab-stop style:position="65.90pt" style:type="center"/>
          <style:tab-stop style:position="39466.10pt"/>
          <style:tab-stop style:position="448171.95pt" style:type="right"/>
        </style:tab-stops>
      </style:paragraph-properties>
    </style:style>
    <style:style style:name="P266" style:family="paragraph">
      <style:paragraph-properties fo:line-height="100.00%" fo:text-align="left" fo:margin-bottom="12.00pt"/>
    </style:style>
    <style:style style:name="P267" style:family="paragraph">
      <style:paragraph-properties fo:line-height="100.00%" fo:text-align="left"/>
    </style:style>
    <style:style style:name="P268" style:family="paragraph">
      <style:paragraph-properties fo:line-height="100.00%" fo:text-align="left" fo:margin-bottom="12.00pt"/>
    </style:style>
    <style:style style:name="P269" style:family="paragraph">
      <style:paragraph-properties fo:line-height="100.00%" fo:text-align="left" fo:margin-left="9.70pt" fo:text-indent="-9.70pt">
        <style:tab-stops>
          <style:tab-stop style:position="65.90pt" style:type="center"/>
          <style:tab-stop style:position="39466.10pt"/>
          <style:tab-stop style:position="448171.95pt" style:type="right"/>
        </style:tab-stops>
      </style:paragraph-properties>
    </style:style>
    <style:style style:name="P270" style:family="paragraph">
      <style:paragraph-properties fo:line-height="100.00%" fo:text-align="left" fo:margin-left="9.70pt" fo:text-indent="-9.70pt">
        <style:tab-stops>
          <style:tab-stop style:position="65.90pt" style:type="center"/>
          <style:tab-stop style:position="39466.10pt"/>
          <style:tab-stop style:position="82861.60pt" style:char="." style:type="char"/>
        </style:tab-stops>
      </style:paragraph-properties>
    </style:style>
    <style:style style:name="P271" style:family="paragraph">
      <style:paragraph-properties fo:line-height="100.00%" fo:text-align="left" fo:margin-bottom="12.00pt"/>
    </style:style>
    <style:style style:name="P272" style:family="paragraph">
      <style:paragraph-properties fo:line-height="100.00%" fo:text-align="left"/>
    </style:style>
    <style:style style:name="P273" style:family="paragraph">
      <style:paragraph-properties fo:line-height="100.00%" fo:text-align="left" fo:margin-bottom="12.00pt"/>
    </style:style>
    <style:style style:name="P274" style:family="paragraph">
      <style:paragraph-properties fo:line-height="100.00%" fo:text-align="left" fo:margin-left="9.70pt" fo:text-indent="-9.70pt">
        <style:tab-stops>
          <style:tab-stop style:position="65.90pt" style:type="center"/>
          <style:tab-stop style:position="39466.10pt"/>
          <style:tab-stop style:position="82861.60pt" style:char="." style:type="char"/>
        </style:tab-stops>
      </style:paragraph-properties>
    </style:style>
    <style:style style:name="P275" style:family="paragraph">
      <style:paragraph-properties fo:line-height="100.00%" fo:text-align="left" fo:margin-top="18.00pt" fo:margin-bottom="12.00pt"/>
    </style:style>
    <style:style style:name="P276" style:family="paragraph">
      <style:paragraph-properties fo:line-height="100.00%" fo:text-align="left" fo:margin-bottom="12.00pt"/>
    </style:style>
    <text:list-style style:name="L277">
      <text:list-level-style-bullet text:level="1" text:bullet-char="•">
        <style:list-level-properties text:space-before="6.00pt" text:min-label-width="18.00pt"/>
        <style:text-properties fo:font-family="Symbol"/>
      </text:list-level-style-bullet>
    </text:list-style>
    <style:style style:name="P277" style:family="paragraph">
      <style:paragraph-properties fo:line-height="100.00%" fo:text-align="left" fo:margin-top="14.00pt"/>
    </style:style>
    <style:style style:name="P278" style:family="paragraph">
      <style:paragraph-properties fo:line-height="100.00%" fo:text-align="left" fo:margin-top="3.00pt" fo:margin-bottom="14.00pt"/>
    </style:style>
    <style:style style:name="P279" style:family="paragraph">
      <style:paragraph-properties fo:line-height="100.00%" fo:text-align="left" fo:margin-left="9.70pt" fo:text-indent="-9.70pt">
        <style:tab-stops>
          <style:tab-stop style:position="57.90pt" style:type="center"/>
          <style:tab-stop style:position="39466.10pt"/>
          <style:tab-stop style:position="82861.60pt" style:char="." style:type="char"/>
        </style:tab-stops>
      </style:paragraph-properties>
    </style:style>
    <style:style style:name="P280" style:family="paragraph">
      <style:paragraph-properties fo:line-height="100.00%" fo:text-align="left" fo:margin-bottom="12.00pt"/>
    </style:style>
    <style:style style:name="P281" style:family="paragraph">
      <style:paragraph-properties fo:line-height="100.00%" fo:text-align="left" fo:margin-left="9.70pt" fo:text-indent="-9.70pt">
        <style:tab-stops>
          <style:tab-stop style:position="57.90pt" style:type="center"/>
          <style:tab-stop style:position="39466.10pt"/>
          <style:tab-stop style:position="82861.60pt" style:char="." style:type="char"/>
        </style:tab-stops>
      </style:paragraph-properties>
    </style:style>
    <style:style style:name="P282" style:family="paragraph">
      <style:paragraph-properties fo:line-height="100.00%" fo:text-align="left" fo:margin-left="9.70pt" fo:text-indent="-9.70pt">
        <style:tab-stops>
          <style:tab-stop style:position="57.90pt" style:type="center"/>
          <style:tab-stop style:position="39466.10pt"/>
          <style:tab-stop style:position="82861.60pt" style:char="." style:type="char"/>
        </style:tab-stops>
      </style:paragraph-properties>
    </style:style>
    <style:style style:name="P283" style:family="paragraph">
      <style:paragraph-properties fo:line-height="100.00%" fo:text-align="left" fo:margin-bottom="12.00pt"/>
    </style:style>
    <style:style style:name="P284" style:family="paragraph">
      <style:paragraph-properties fo:line-height="100.00%" fo:text-align="left"/>
    </style:style>
    <style:style style:name="P285" style:family="paragraph">
      <style:paragraph-properties fo:line-height="100.00%" fo:text-align="left" fo:margin-bottom="12.00pt"/>
    </style:style>
    <style:style style:name="P286" style:family="paragraph">
      <style:paragraph-properties fo:line-height="100.00%" fo:text-align="left" fo:margin-left="9.70pt" fo:text-indent="-9.70pt">
        <style:tab-stops>
          <style:tab-stop style:position="57.90pt" style:type="center"/>
          <style:tab-stop style:position="39466.10pt"/>
          <style:tab-stop style:position="82861.60pt" style:char="." style:type="char"/>
        </style:tab-stops>
      </style:paragraph-properties>
    </style:style>
    <style:style style:name="P287" style:family="paragraph">
      <style:paragraph-properties fo:line-height="100.00%" fo:text-align="left" fo:margin-bottom="12.00pt"/>
    </style:style>
    <style:style style:name="P288" style:family="paragraph">
      <style:paragraph-properties fo:line-height="100.00%" fo:text-align="left" fo:margin-left="9.70pt" fo:text-indent="-9.70pt">
        <style:tab-stops>
          <style:tab-stop style:position="57.90pt" style:type="center"/>
          <style:tab-stop style:position="39466.10pt"/>
          <style:tab-stop style:position="82861.60pt" style:char="." style:type="char"/>
        </style:tab-stops>
      </style:paragraph-properties>
    </style:style>
    <style:style style:name="P289" style:family="paragraph">
      <style:paragraph-properties fo:line-height="100.00%" fo:text-align="left" fo:margin-bottom="12.00pt"/>
    </style:style>
    <style:style style:name="P290" style:family="paragraph">
      <style:paragraph-properties fo:line-height="100.00%" fo:text-align="left" fo:margin-left="9.70pt" fo:text-indent="-9.70pt">
        <style:tab-stops>
          <style:tab-stop style:position="57.90pt" style:type="center"/>
          <style:tab-stop style:position="39466.10pt"/>
          <style:tab-stop style:position="82861.60pt" style:char="." style:type="char"/>
        </style:tab-stops>
      </style:paragraph-properties>
    </style:style>
    <style:style style:name="P291" style:family="paragraph">
      <style:paragraph-properties fo:line-height="100.00%" fo:text-align="left" fo:margin-top="18.00pt" fo:margin-bottom="12.00pt"/>
    </style:style>
    <style:style style:name="P292" style:family="paragraph">
      <style:paragraph-properties fo:line-height="100.00%" fo:text-align="left" fo:margin-bottom="12.00pt"/>
    </style:style>
    <style:style style:name="P293"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294" style:family="paragraph">
      <style:paragraph-properties fo:line-height="100.00%" fo:text-align="left" fo:margin-bottom="12.00pt"/>
    </style:style>
    <style:style style:name="P295"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296"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297" style:family="paragraph">
      <style:paragraph-properties fo:line-height="100.00%" fo:text-align="left" fo:margin-bottom="12.00pt"/>
    </style:style>
    <style:style style:name="P298"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299"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00" style:family="paragraph">
      <style:paragraph-properties fo:line-height="100.00%" fo:text-align="left" fo:margin-bottom="12.00pt"/>
    </style:style>
    <style:style style:name="P301"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02"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03" style:family="paragraph">
      <style:paragraph-properties fo:line-height="100.00%" fo:text-align="left" fo:margin-bottom="12.00pt"/>
    </style:style>
    <style:style style:name="P304" style:family="paragraph">
      <style:paragraph-properties fo:line-height="100.00%" fo:text-align="left"/>
    </style:style>
    <style:style style:name="P305" style:family="paragraph">
      <style:paragraph-properties fo:line-height="100.00%" fo:text-align="left" fo:margin-bottom="12.00pt"/>
    </style:style>
    <style:style style:name="P306"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07"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08" style:family="paragraph">
      <style:paragraph-properties fo:line-height="100.00%" fo:text-align="left" fo:margin-bottom="12.00pt"/>
    </style:style>
    <style:style style:name="P309"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10"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11" style:family="paragraph">
      <style:paragraph-properties fo:line-height="100.00%" fo:text-align="left" fo:margin-bottom="12.00pt"/>
    </style:style>
    <style:style style:name="P312"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13"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14" style:family="paragraph">
      <style:paragraph-properties fo:line-height="100.00%" fo:text-align="left" fo:margin-bottom="12.00pt"/>
    </style:style>
    <style:style style:name="P315"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16"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17" style:family="paragraph">
      <style:paragraph-properties fo:line-height="100.00%" fo:text-align="left" fo:margin-bottom="12.00pt"/>
    </style:style>
    <style:style style:name="P318" style:family="paragraph">
      <style:paragraph-properties fo:line-height="100.00%" fo:text-align="left"/>
    </style:style>
    <style:style style:name="P319" style:family="paragraph">
      <style:paragraph-properties fo:line-height="100.00%" fo:text-align="left" fo:margin-bottom="12.00pt"/>
    </style:style>
    <style:style style:name="P320" style:family="paragraph">
      <style:paragraph-properties fo:line-height="100.00%" fo:text-align="left" fo:margin-left="9.70pt" fo:text-indent="-9.70pt">
        <style:tab-stops>
          <style:tab-stop style:position="90.05pt" style:type="center"/>
          <style:tab-stop style:position="39466.10pt"/>
          <style:tab-stop style:position="82861.60pt" style:char="." style:type="char"/>
        </style:tab-stops>
      </style:paragraph-properties>
    </style:style>
    <style:style style:name="P321" style:family="paragraph">
      <style:paragraph-properties fo:line-height="100.00%" fo:text-align="left" fo:margin-top="18.00pt" fo:margin-bottom="12.00pt"/>
    </style:style>
    <style:style style:name="P322" style:family="paragraph">
      <style:paragraph-properties fo:line-height="100.00%" fo:text-align="left" fo:margin-bottom="12.00pt"/>
    </style:style>
    <style:style style:name="P323" style:family="paragraph">
      <style:paragraph-properties fo:line-height="100.00%" fo:text-align="left" fo:margin-left="9.70pt" fo:text-indent="-9.70pt">
        <style:tab-stops>
          <style:tab-stop style:position="73.30pt" style:type="center"/>
          <style:tab-stop style:position="39466.10pt"/>
          <style:tab-stop style:position="448171.95pt" style:type="right"/>
        </style:tab-stops>
      </style:paragraph-properties>
    </style:style>
    <style:style style:name="P324" style:family="paragraph">
      <style:paragraph-properties fo:line-height="100.00%" fo:text-align="left" fo:margin-bottom="12.00pt"/>
    </style:style>
    <style:style style:name="P325" style:family="paragraph">
      <style:paragraph-properties fo:line-height="100.00%" fo:text-align="left" fo:margin-left="9.70pt" fo:text-indent="-9.70pt">
        <style:tab-stops>
          <style:tab-stop style:position="73.30pt" style:type="center"/>
          <style:tab-stop style:position="39466.10pt"/>
          <style:tab-stop style:position="448171.95pt" style:type="right"/>
        </style:tab-stops>
      </style:paragraph-properties>
    </style:style>
    <style:style style:name="P326" style:family="paragraph">
      <style:paragraph-properties fo:line-height="100.00%" fo:text-align="left" fo:margin-left="9.70pt" fo:text-indent="-9.70pt">
        <style:tab-stops>
          <style:tab-stop style:position="73.30pt" style:type="center"/>
          <style:tab-stop style:position="39466.10pt"/>
          <style:tab-stop style:position="82861.60pt" style:char="." style:type="char"/>
        </style:tab-stops>
      </style:paragraph-properties>
    </style:style>
    <style:style style:name="P327" style:family="paragraph">
      <style:paragraph-properties fo:line-height="100.00%" fo:text-align="left" fo:margin-bottom="12.00pt"/>
    </style:style>
    <style:style style:name="P328" style:family="paragraph">
      <style:paragraph-properties fo:line-height="100.00%" fo:text-align="left" fo:margin-left="9.70pt" fo:text-indent="-9.70pt">
        <style:tab-stops>
          <style:tab-stop style:position="73.30pt" style:type="center"/>
          <style:tab-stop style:position="39466.10pt"/>
          <style:tab-stop style:position="82861.60pt" style:char="." style:type="char"/>
        </style:tab-stops>
      </style:paragraph-properties>
    </style:style>
    <style:style style:name="P329" style:family="paragraph">
      <style:paragraph-properties fo:line-height="100.00%" fo:text-align="left" fo:margin-left="9.70pt" fo:text-indent="-9.70pt">
        <style:tab-stops>
          <style:tab-stop style:position="73.30pt" style:type="center"/>
          <style:tab-stop style:position="39466.10pt"/>
          <style:tab-stop style:position="448171.95pt" style:type="right"/>
        </style:tab-stops>
      </style:paragraph-properties>
    </style:style>
    <style:style style:name="P330" style:family="paragraph">
      <style:paragraph-properties fo:line-height="100.00%" fo:text-align="left" fo:margin-bottom="12.00pt"/>
    </style:style>
    <style:style style:name="P331" style:family="paragraph">
      <style:paragraph-properties fo:line-height="100.00%" fo:text-align="left" fo:margin-left="9.70pt" fo:text-indent="-9.70pt">
        <style:tab-stops>
          <style:tab-stop style:position="73.30pt" style:type="center"/>
          <style:tab-stop style:position="39466.10pt"/>
          <style:tab-stop style:position="448171.95pt" style:type="right"/>
        </style:tab-stops>
      </style:paragraph-properties>
    </style:style>
    <style:style style:name="P332" style:family="paragraph">
      <style:paragraph-properties fo:line-height="100.00%" fo:text-align="left" fo:margin-left="9.70pt" fo:text-indent="-9.70pt">
        <style:tab-stops>
          <style:tab-stop style:position="73.30pt" style:type="center"/>
          <style:tab-stop style:position="39466.10pt"/>
          <style:tab-stop style:position="82861.60pt" style:char="." style:type="char"/>
        </style:tab-stops>
      </style:paragraph-properties>
    </style:style>
    <style:style style:name="P333" style:family="paragraph">
      <style:paragraph-properties fo:line-height="100.00%" fo:text-align="left" fo:margin-bottom="12.00pt"/>
    </style:style>
    <style:style style:name="P334" style:family="paragraph">
      <style:paragraph-properties fo:line-height="100.00%" fo:text-align="left" fo:margin-left="9.70pt" fo:text-indent="-9.70pt">
        <style:tab-stops>
          <style:tab-stop style:position="73.30pt" style:type="center"/>
          <style:tab-stop style:position="39466.10pt"/>
          <style:tab-stop style:position="82861.60pt" style:char="." style:type="char"/>
        </style:tab-stops>
      </style:paragraph-properties>
    </style:style>
    <style:style style:name="P335" style:family="paragraph">
      <style:paragraph-properties fo:line-height="100.00%" fo:text-align="left" fo:margin-left="9.70pt" fo:text-indent="-9.70pt">
        <style:tab-stops>
          <style:tab-stop style:position="73.30pt" style:type="center"/>
          <style:tab-stop style:position="39466.10pt"/>
          <style:tab-stop style:position="448171.95pt" style:type="right"/>
        </style:tab-stops>
      </style:paragraph-properties>
    </style:style>
    <style:style style:name="P336" style:family="paragraph">
      <style:paragraph-properties fo:line-height="100.00%" fo:text-align="left" fo:margin-bottom="12.00pt"/>
    </style:style>
    <style:style style:name="P337" style:family="paragraph">
      <style:paragraph-properties fo:line-height="100.00%" fo:text-align="left" fo:margin-left="9.70pt" fo:text-indent="-9.70pt">
        <style:tab-stops>
          <style:tab-stop style:position="73.30pt" style:type="center"/>
          <style:tab-stop style:position="39466.10pt"/>
          <style:tab-stop style:position="448171.95pt" style:type="right"/>
        </style:tab-stops>
      </style:paragraph-properties>
    </style:style>
    <style:style style:name="P338" style:family="paragraph">
      <style:paragraph-properties fo:line-height="100.00%" fo:text-align="left" fo:margin-left="9.70pt" fo:text-indent="-9.70pt">
        <style:tab-stops>
          <style:tab-stop style:position="73.30pt" style:type="center"/>
          <style:tab-stop style:position="39466.10pt"/>
          <style:tab-stop style:position="82861.60pt" style:char="." style:type="char"/>
        </style:tab-stops>
      </style:paragraph-properties>
    </style:style>
    <style:style style:name="P339" style:family="paragraph">
      <style:paragraph-properties fo:line-height="100.00%" fo:text-align="left" fo:margin-bottom="12.00pt"/>
    </style:style>
    <style:style style:name="P340" style:family="paragraph">
      <style:paragraph-properties fo:line-height="100.00%" fo:text-align="left" fo:margin-left="9.70pt" fo:text-indent="-9.70pt">
        <style:tab-stops>
          <style:tab-stop style:position="73.30pt" style:type="center"/>
          <style:tab-stop style:position="39466.10pt"/>
          <style:tab-stop style:position="82861.60pt" style:char="." style:type="char"/>
        </style:tab-stops>
      </style:paragraph-properties>
    </style:style>
    <style:style style:name="P341" style:family="paragraph">
      <style:paragraph-properties fo:line-height="100.00%" fo:text-align="left" fo:margin-left="9.70pt" fo:text-indent="-9.70pt">
        <style:tab-stops>
          <style:tab-stop style:position="73.30pt" style:type="center"/>
          <style:tab-stop style:position="39466.10pt"/>
          <style:tab-stop style:position="448171.95pt" style:type="right"/>
        </style:tab-stops>
      </style:paragraph-properties>
    </style:style>
    <style:style style:name="P342" style:family="paragraph">
      <style:paragraph-properties fo:line-height="100.00%" fo:text-align="left" fo:margin-bottom="12.00pt"/>
    </style:style>
    <style:style style:name="P343" style:family="paragraph">
      <style:paragraph-properties fo:line-height="100.00%" fo:text-align="left" fo:margin-left="9.70pt" fo:text-indent="-9.70pt">
        <style:tab-stops>
          <style:tab-stop style:position="73.30pt" style:type="center"/>
          <style:tab-stop style:position="39466.10pt"/>
          <style:tab-stop style:position="448171.95pt" style:type="right"/>
        </style:tab-stops>
      </style:paragraph-properties>
    </style:style>
    <style:style style:name="P344" style:family="paragraph">
      <style:paragraph-properties fo:line-height="100.00%" fo:text-align="left" fo:margin-top="18.00pt" fo:margin-bottom="12.00pt"/>
    </style:style>
    <style:style style:name="P345" style:family="paragraph">
      <style:paragraph-properties fo:line-height="100.00%" fo:text-align="left" fo:margin-left="9.70pt" fo:text-indent="-9.70pt">
        <style:tab-stops>
          <style:tab-stop style:position="97.90pt" style:type="center"/>
          <style:tab-stop style:position="39466.10pt"/>
          <style:tab-stop style:position="448171.95pt" style:type="right"/>
        </style:tab-stops>
      </style:paragraph-properties>
    </style:style>
    <style:style style:name="P346" style:family="paragraph">
      <style:paragraph-properties fo:line-height="100.00%" fo:text-align="left" fo:margin-bottom="12.00pt"/>
    </style:style>
    <style:style style:name="P347" style:family="paragraph">
      <style:paragraph-properties fo:line-height="100.00%" fo:text-align="left" fo:margin-left="9.70pt" fo:text-indent="-9.70pt">
        <style:tab-stops>
          <style:tab-stop style:position="97.90pt" style:type="center"/>
          <style:tab-stop style:position="39466.10pt"/>
          <style:tab-stop style:position="448171.95pt" style:type="right"/>
        </style:tab-stops>
      </style:paragraph-properties>
    </style:style>
    <style:style style:name="P348" style:family="paragraph">
      <style:paragraph-properties fo:line-height="100.00%" fo:text-align="left" fo:margin-left="9.70pt" fo:text-indent="-9.70pt">
        <style:tab-stops>
          <style:tab-stop style:position="97.90pt" style:type="center"/>
          <style:tab-stop style:position="39466.10pt"/>
          <style:tab-stop style:position="82861.60pt" style:char="." style:type="char"/>
        </style:tab-stops>
      </style:paragraph-properties>
    </style:style>
    <style:style style:name="P349" style:family="paragraph">
      <style:paragraph-properties fo:line-height="100.00%" fo:text-align="left" fo:margin-bottom="12.00pt"/>
    </style:style>
    <style:style style:name="P350" style:family="paragraph">
      <style:paragraph-properties fo:line-height="100.00%" fo:text-align="left"/>
    </style:style>
    <style:style style:name="P351" style:family="paragraph">
      <style:paragraph-properties fo:line-height="100.00%" fo:text-align="left" fo:margin-bottom="12.00pt"/>
    </style:style>
    <style:style style:name="P352" style:family="paragraph">
      <style:paragraph-properties fo:line-height="100.00%" fo:text-align="left" fo:margin-left="9.70pt" fo:text-indent="-9.70pt">
        <style:tab-stops>
          <style:tab-stop style:position="97.90pt" style:type="center"/>
          <style:tab-stop style:position="39466.10pt"/>
          <style:tab-stop style:position="82861.60pt" style:char="." style:type="char"/>
        </style:tab-stops>
      </style:paragraph-properties>
    </style:style>
    <style:style style:name="P353" style:family="paragraph">
      <style:paragraph-properties fo:line-height="100.00%" fo:text-align="left" fo:margin-left="9.70pt" fo:text-indent="-9.70pt">
        <style:tab-stops>
          <style:tab-stop style:position="97.90pt" style:type="center"/>
          <style:tab-stop style:position="39466.10pt"/>
          <style:tab-stop style:position="448171.95pt" style:type="right"/>
        </style:tab-stops>
      </style:paragraph-properties>
    </style:style>
    <style:style style:name="P354" style:family="paragraph">
      <style:paragraph-properties fo:line-height="100.00%" fo:text-align="left" fo:margin-bottom="12.00pt"/>
    </style:style>
    <style:style style:name="P355" style:family="paragraph">
      <style:paragraph-properties fo:line-height="100.00%" fo:text-align="left"/>
    </style:style>
    <style:style style:name="P356" style:family="paragraph">
      <style:paragraph-properties fo:line-height="100.00%" fo:text-align="left" fo:margin-bottom="12.00pt"/>
    </style:style>
    <style:style style:name="P357" style:family="paragraph">
      <style:paragraph-properties fo:line-height="100.00%" fo:text-align="left" fo:margin-left="9.70pt" fo:text-indent="-9.70pt">
        <style:tab-stops>
          <style:tab-stop style:position="97.90pt" style:type="center"/>
          <style:tab-stop style:position="39466.10pt"/>
          <style:tab-stop style:position="448171.95pt" style:type="right"/>
        </style:tab-stops>
      </style:paragraph-properties>
    </style:style>
    <style:style style:name="P358" style:family="paragraph">
      <style:paragraph-properties fo:line-height="100.00%" fo:text-align="left" fo:margin-left="9.70pt" fo:text-indent="-9.70pt">
        <style:tab-stops>
          <style:tab-stop style:position="97.90pt" style:type="center"/>
          <style:tab-stop style:position="39466.10pt"/>
          <style:tab-stop style:position="82861.60pt" style:char="." style:type="char"/>
        </style:tab-stops>
      </style:paragraph-properties>
    </style:style>
    <style:style style:name="P359" style:family="paragraph">
      <style:paragraph-properties fo:line-height="100.00%" fo:text-align="left" fo:margin-bottom="12.00pt"/>
    </style:style>
    <style:style style:name="P360" style:family="paragraph">
      <style:paragraph-properties fo:line-height="100.00%" fo:text-align="left" fo:margin-left="9.70pt" fo:text-indent="-9.70pt">
        <style:tab-stops>
          <style:tab-stop style:position="97.90pt" style:type="center"/>
          <style:tab-stop style:position="39466.10pt"/>
          <style:tab-stop style:position="82861.60pt" style:char="." style:type="char"/>
        </style:tab-stops>
      </style:paragraph-properties>
    </style:style>
    <style:style style:name="P361" style:family="paragraph">
      <style:paragraph-properties fo:line-height="100.00%" fo:text-align="left" fo:margin-left="9.70pt" fo:text-indent="-9.70pt">
        <style:tab-stops>
          <style:tab-stop style:position="97.90pt" style:type="center"/>
          <style:tab-stop style:position="39466.10pt"/>
          <style:tab-stop style:position="448171.95pt" style:type="right"/>
        </style:tab-stops>
      </style:paragraph-properties>
    </style:style>
    <style:style style:name="P362" style:family="paragraph">
      <style:paragraph-properties fo:line-height="100.00%" fo:text-align="left" fo:margin-bottom="12.00pt"/>
    </style:style>
    <style:style style:name="P363" style:family="paragraph">
      <style:paragraph-properties fo:line-height="100.00%" fo:text-align="left" fo:margin-left="9.70pt" fo:text-indent="-9.70pt">
        <style:tab-stops>
          <style:tab-stop style:position="97.90pt" style:type="center"/>
          <style:tab-stop style:position="39466.10pt"/>
          <style:tab-stop style:position="448171.95pt" style:type="right"/>
        </style:tab-stops>
      </style:paragraph-properties>
    </style:style>
    <style:style style:name="P364" style:family="paragraph">
      <style:paragraph-properties fo:line-height="100.00%" fo:text-align="left" fo:margin-top="18.00pt" fo:margin-bottom="12.00pt"/>
    </style:style>
    <style:style style:name="P365"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66" style:family="paragraph">
      <style:paragraph-properties fo:line-height="100.00%" fo:text-align="left" fo:margin-bottom="12.00pt"/>
    </style:style>
    <style:style style:name="P367"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68"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69" style:family="paragraph">
      <style:paragraph-properties fo:line-height="100.00%" fo:text-align="left" fo:margin-bottom="12.00pt"/>
    </style:style>
    <style:style style:name="P370"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71"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72" style:family="paragraph">
      <style:paragraph-properties fo:line-height="100.00%" fo:text-align="left" fo:margin-bottom="12.00pt"/>
    </style:style>
    <style:style style:name="P373"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74"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75" style:family="paragraph">
      <style:paragraph-properties fo:line-height="100.00%" fo:text-align="left" fo:margin-bottom="12.00pt"/>
    </style:style>
    <style:style style:name="P376"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77"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78" style:family="paragraph">
      <style:paragraph-properties fo:line-height="100.00%" fo:text-align="left" fo:margin-bottom="12.00pt"/>
    </style:style>
    <style:style style:name="P379"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80"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81" style:family="paragraph">
      <style:paragraph-properties fo:line-height="100.00%" fo:text-align="left" fo:margin-bottom="12.00pt"/>
    </style:style>
    <style:style style:name="P382"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83"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84" style:family="paragraph">
      <style:paragraph-properties fo:line-height="100.00%" fo:text-align="left" fo:margin-bottom="12.00pt"/>
    </style:style>
    <style:style style:name="P385"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86"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87" style:family="paragraph">
      <style:paragraph-properties fo:line-height="100.00%" fo:text-align="left" fo:margin-bottom="12.00pt"/>
    </style:style>
    <style:style style:name="P388"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89"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90" style:family="paragraph">
      <style:paragraph-properties fo:line-height="100.00%" fo:text-align="left" fo:margin-bottom="12.00pt"/>
    </style:style>
    <style:style style:name="P391" style:family="paragraph">
      <style:paragraph-properties fo:line-height="100.00%" fo:text-align="left" fo:margin-left="9.70pt" fo:text-indent="-9.70pt">
        <style:tab-stops>
          <style:tab-stop style:position="106.55pt" style:type="center"/>
          <style:tab-stop style:position="39466.10pt"/>
          <style:tab-stop style:position="448171.95pt" style:type="right"/>
        </style:tab-stops>
      </style:paragraph-properties>
    </style:style>
    <style:style style:name="P392"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93" style:family="paragraph">
      <style:paragraph-properties fo:line-height="100.00%" fo:text-align="left" fo:margin-bottom="12.00pt"/>
    </style:style>
    <style:style style:name="P394" style:family="paragraph">
      <style:paragraph-properties fo:line-height="100.00%" fo:text-align="left"/>
    </style:style>
    <style:style style:name="P395" style:family="paragraph">
      <style:paragraph-properties fo:line-height="100.00%" fo:text-align="left" fo:margin-bottom="12.00pt"/>
    </style:style>
    <style:style style:name="P396" style:family="paragraph">
      <style:paragraph-properties fo:line-height="100.00%" fo:text-align="left" fo:margin-left="9.70pt" fo:text-indent="-9.70pt">
        <style:tab-stops>
          <style:tab-stop style:position="106.55pt" style:type="center"/>
          <style:tab-stop style:position="39466.10pt"/>
          <style:tab-stop style:position="82861.60pt" style:char="." style:type="char"/>
        </style:tab-stops>
      </style:paragraph-properties>
    </style:style>
    <style:style style:name="P397" style:family="paragraph">
      <style:paragraph-properties fo:line-height="100.00%" fo:text-align="left" fo:margin-top="18.00pt" fo:margin-bottom="12.00pt"/>
    </style:style>
    <style:style style:name="P398" style:family="paragraph">
      <style:paragraph-properties fo:line-height="100.00%" fo:text-align="left" fo:margin-bottom="12.00pt"/>
    </style:style>
    <style:style style:name="P399"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00" style:family="paragraph">
      <style:paragraph-properties fo:line-height="100.00%" fo:text-align="left" fo:margin-bottom="12.00pt"/>
    </style:style>
    <style:style style:name="P401"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02"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03" style:family="paragraph">
      <style:paragraph-properties fo:line-height="100.00%" fo:text-align="left" fo:margin-bottom="12.00pt"/>
    </style:style>
    <style:style style:name="P404"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05" style:family="paragraph">
      <style:paragraph-properties fo:line-height="100.00%" fo:text-align="left" fo:margin-bottom="12.00pt"/>
    </style:style>
    <style:style style:name="P406"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07"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08" style:family="paragraph">
      <style:paragraph-properties fo:line-height="100.00%" fo:text-align="left" fo:margin-bottom="12.00pt"/>
    </style:style>
    <style:style style:name="P409"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10"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11" style:family="paragraph">
      <style:paragraph-properties fo:line-height="100.00%" fo:text-align="left" fo:margin-bottom="12.00pt"/>
    </style:style>
    <style:style style:name="P412"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13"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14" style:family="paragraph">
      <style:paragraph-properties fo:line-height="100.00%" fo:text-align="left" fo:margin-bottom="12.00pt"/>
    </style:style>
    <style:style style:name="P415" style:family="paragraph">
      <style:paragraph-properties fo:line-height="100.00%" fo:text-align="left"/>
    </style:style>
    <style:style style:name="P416" style:family="paragraph">
      <style:paragraph-properties fo:line-height="100.00%" fo:text-align="left" fo:margin-bottom="12.00pt"/>
    </style:style>
    <style:style style:name="P417"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18"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19" style:family="paragraph">
      <style:paragraph-properties fo:line-height="100.00%" fo:text-align="left" fo:margin-bottom="12.00pt"/>
    </style:style>
    <style:style style:name="P420"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21"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22" style:family="paragraph">
      <style:paragraph-properties fo:line-height="100.00%" fo:text-align="left" fo:margin-bottom="12.00pt"/>
    </style:style>
    <style:style style:name="P423" style:family="paragraph">
      <style:paragraph-properties fo:line-height="100.00%" fo:text-align="left"/>
    </style:style>
    <style:style style:name="P424" style:family="paragraph">
      <style:paragraph-properties fo:line-height="100.00%" fo:text-align="left" fo:margin-bottom="12.00pt"/>
    </style:style>
    <style:style style:name="P425"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26"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27" style:family="paragraph">
      <style:paragraph-properties fo:line-height="100.00%" fo:text-align="left" fo:margin-bottom="12.00pt"/>
    </style:style>
    <style:style style:name="P428"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29"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30" style:family="paragraph">
      <style:paragraph-properties fo:line-height="100.00%" fo:text-align="left" fo:margin-bottom="12.00pt"/>
    </style:style>
    <style:style style:name="P431"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32"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33" style:family="paragraph">
      <style:paragraph-properties fo:line-height="100.00%" fo:text-align="left" fo:margin-bottom="12.00pt"/>
    </style:style>
    <style:style style:name="P434"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35"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36" style:family="paragraph">
      <style:paragraph-properties fo:line-height="100.00%" fo:text-align="left" fo:margin-bottom="12.00pt"/>
    </style:style>
    <style:style style:name="P437" style:family="paragraph">
      <style:paragraph-properties fo:line-height="100.00%" fo:text-align="left" fo:margin-left="9.70pt" fo:text-indent="-9.70pt">
        <style:tab-stops>
          <style:tab-stop style:position="59.40pt" style:type="center"/>
          <style:tab-stop style:position="39466.10pt"/>
          <style:tab-stop style:position="448171.95pt" style:type="right"/>
        </style:tab-stops>
      </style:paragraph-properties>
    </style:style>
    <style:style style:name="P438"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39" style:family="paragraph">
      <style:paragraph-properties fo:line-height="100.00%" fo:text-align="left" fo:margin-bottom="12.00pt"/>
    </style:style>
    <style:style style:name="P440" style:family="paragraph">
      <style:paragraph-properties fo:line-height="100.00%" fo:text-align="left" fo:margin-left="9.70pt" fo:text-indent="-9.70pt">
        <style:tab-stops>
          <style:tab-stop style:position="59.40pt" style:type="center"/>
          <style:tab-stop style:position="39466.10pt"/>
          <style:tab-stop style:position="82861.60pt" style:char="." style:type="char"/>
        </style:tab-stops>
      </style:paragraph-properties>
    </style:style>
    <style:style style:name="P441" style:family="paragraph">
      <style:paragraph-properties fo:line-height="115.00%" fo:text-align="left" fo:margin-bottom="10.00pt"/>
    </style:style>
    <style:style style:name="TableColumn0100" style:family="table-column">
      <style:table-column-properties style:column-width="0.968056in"/>
    </style:style>
    <style:style style:name="TableColumn0101" style:family="table-column">
      <style:table-column-properties style:column-width="5.520833in"/>
    </style:style>
    <style:style style:name="Table01" style:family="table">
      <style:table-properties style:width="6.488889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1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101" style:family="table-row">
      <style:table-row-properties/>
    </style:style>
    <style:style style:name="TableCell01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1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102" style:family="table-row">
      <style:table-row-properties/>
    </style:style>
    <style:style style:name="TableCell01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1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103" style:family="table-row">
      <style:table-row-properties/>
    </style:style>
    <style:style style:name="TableCell01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2f2f2"/>
    </style:style>
    <style:style style:name="TableCell01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2f2f2"/>
    </style:style>
    <style:style style:name="TableRow0104" style:family="table-row">
      <style:table-row-properties/>
    </style:style>
    <style:style style:name="TableCell01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1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105" style:family="table-row">
      <style:table-row-properties/>
    </style:style>
    <style:style style:name="TableCell01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1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106" style:family="table-row">
      <style:table-row-properties/>
    </style:style>
    <style:style style:name="TableCell0106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106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107" style:family="table-row">
      <style:table-row-properties/>
    </style:style>
    <style:style style:name="TableCell0107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107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108" style:family="table-row">
      <style:table-row-properties/>
    </style:style>
    <style:style style:name="TableCell0108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108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109" style:family="table-row">
      <style:table-row-properties/>
    </style:style>
    <style:style style:name="TableCell0109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109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110" style:family="table-row">
      <style:table-row-properties/>
    </style:style>
    <style:style style:name="TableCell0110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110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111" style:family="table-row">
      <style:table-row-properties/>
    </style:style>
    <style:style style:name="TableCell0111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111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112" style:family="table-row">
      <style:table-row-properties/>
    </style:style>
    <style:style style:name="TableCell0112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112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113" style:family="table-row">
      <style:table-row-properties/>
    </style:style>
    <style:style style:name="TableCell0113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113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114" style:family="table-row">
      <style:table-row-properties/>
    </style:style>
    <style:style style:name="TableCell0114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114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olumn0200" style:family="table-column">
      <style:table-column-properties style:column-width="1.261111in"/>
    </style:style>
    <style:style style:name="TableColumn0201" style:family="table-column">
      <style:table-column-properties style:column-width="1.249306in"/>
    </style:style>
    <style:style style:name="TableColumn0202" style:family="table-column">
      <style:table-column-properties style:column-width="3.978472in"/>
    </style:style>
    <style:style style:name="Table02" style:family="table">
      <style:table-properties style:width="6.488889in" fo:margin-left="0.000000in" style:writing-mode="lr" table:align="left" style:may-break-between-rows="true"/>
    </style:style>
    <style:style style:name="TableRow0200" style:family="table-row">
      <style:table-row-properties/>
    </style:style>
    <style:style style:name="TableCell02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201" style:family="table-row">
      <style:table-row-properties/>
    </style:style>
    <style:style style:name="TableCell02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2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2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202" style:family="table-row">
      <style:table-row-properties/>
    </style:style>
    <style:style style:name="TableCell02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203" style:family="table-row">
      <style:table-row-properties/>
    </style:style>
    <style:style style:name="TableCell02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204" style:family="table-row">
      <style:table-row-properties/>
    </style:style>
    <style:style style:name="TableCell02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205" style:family="table-row">
      <style:table-row-properties/>
    </style:style>
    <style:style style:name="TableCell02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206" style:family="table-row">
      <style:table-row-properties/>
    </style:style>
    <style:style style:name="TableCell0206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6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206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olumn0300" style:family="table-column">
      <style:table-column-properties style:column-width="1.458333in"/>
    </style:style>
    <style:style style:name="TableColumn0301" style:family="table-column">
      <style:table-column-properties style:column-width="0.725694in"/>
    </style:style>
    <style:style style:name="TableColumn0302" style:family="table-column">
      <style:table-column-properties style:column-width="4.304861in"/>
    </style:style>
    <style:style style:name="Table03" style:family="table">
      <style:table-properties style:width="6.488889in" fo:margin-left="0.000000in" style:writing-mode="lr" table:align="left" style:may-break-between-rows="true"/>
    </style:style>
    <style:style style:name="TableRow0300" style:family="table-row">
      <style:table-row-properties/>
    </style:style>
    <style:style style:name="TableCell03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3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3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301" style:family="table-row">
      <style:table-row-properties/>
    </style:style>
    <style:style style:name="TableCell030100" style:family="table-cell">
      <style:table-cell-properties fo:border-top="0.008333in solid #f6f8fa" fo:border-left="0.008333in solid #f6f8fa" fo:border-right="0.008333in solid #f6f8fa" fo:border-bottom="0.008333in solid #f6f8fa" fo:padding-left="0.134722in" fo:padding-right="0.134722in" fo:vertical-align="center" fo:background-color="#ffffff"/>
    </style:style>
    <style:style style:name="TableCell030101" style:family="table-cell">
      <style:table-cell-properties fo:border-top="0.008333in solid #f6f8fa" fo:border-left="0.008333in solid #f6f8fa" fo:border-right="0.008333in solid #f6f8fa" fo:border-bottom="0.008333in solid #f6f8fa" fo:padding-left="0.134722in" fo:padding-right="0.134722in" fo:vertical-align="center" fo:background-color="#ffffff"/>
    </style:style>
    <style:style style:name="TableCell030102" style:family="table-cell">
      <style:table-cell-properties fo:border-top="0.008333in solid #f6f8fa" fo:border-left="0.008333in solid #f6f8fa" fo:border-right="0.008333in solid #f6f8fa" fo:border-bottom="0.008333in solid #f6f8fa" fo:padding-left="0.134722in" fo:padding-right="0.134722in" fo:vertical-align="center" fo:background-color="#ffffff"/>
    </style:style>
    <style:style style:name="TableRow0302" style:family="table-row">
      <style:table-row-properties/>
    </style:style>
    <style:style style:name="TableCell03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3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3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olumn0400" style:family="table-column">
      <style:table-column-properties style:column-width="1.260417in"/>
    </style:style>
    <style:style style:name="TableColumn0401" style:family="table-column">
      <style:table-column-properties style:column-width="1.000000in"/>
    </style:style>
    <style:style style:name="TableColumn0402" style:family="table-column">
      <style:table-column-properties style:column-width="4.228472in"/>
    </style:style>
    <style:style style:name="Table04" style:family="table">
      <style:table-properties style:width="6.488889in" fo:margin-left="0.000000in" style:writing-mode="lr" table:align="left" style:may-break-between-rows="true"/>
    </style:style>
    <style:style style:name="TableRow0400" style:family="table-row">
      <style:table-row-properties/>
    </style:style>
    <style:style style:name="TableCell04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4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4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401" style:family="table-row">
      <style:table-row-properties/>
    </style:style>
    <style:style style:name="TableCell04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4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4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402" style:family="table-row">
      <style:table-row-properties/>
    </style:style>
    <style:style style:name="TableCell04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4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4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403" style:family="table-row">
      <style:table-row-properties/>
    </style:style>
    <style:style style:name="TableCell04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4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4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404" style:family="table-row">
      <style:table-row-properties/>
    </style:style>
    <style:style style:name="TableCell04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4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4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405" style:family="table-row">
      <style:table-row-properties/>
    </style:style>
    <style:style style:name="TableCell04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4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4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406" style:family="table-row">
      <style:table-row-properties/>
    </style:style>
    <style:style style:name="TableCell0406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406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406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olumn0500" style:family="table-column">
      <style:table-column-properties style:column-width="1.061111in"/>
    </style:style>
    <style:style style:name="TableColumn0501" style:family="table-column">
      <style:table-column-properties style:column-width="0.886111in"/>
    </style:style>
    <style:style style:name="TableColumn0502" style:family="table-column">
      <style:table-column-properties style:column-width="4.541667in"/>
    </style:style>
    <style:style style:name="Table05" style:family="table">
      <style:table-properties style:width="6.488889in" fo:margin-left="0.000000in" style:writing-mode="lr" table:align="left" style:may-break-between-rows="true"/>
    </style:style>
    <style:style style:name="TableRow0500" style:family="table-row">
      <style:table-row-properties/>
    </style:style>
    <style:style style:name="TableCell05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5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5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501" style:family="table-row">
      <style:table-row-properties/>
    </style:style>
    <style:style style:name="TableCell05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5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5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502" style:family="table-row">
      <style:table-row-properties/>
    </style:style>
    <style:style style:name="TableCell05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5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5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503" style:family="table-row">
      <style:table-row-properties/>
    </style:style>
    <style:style style:name="TableCell05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5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5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504" style:family="table-row">
      <style:table-row-properties/>
    </style:style>
    <style:style style:name="TableCell05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5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5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505" style:family="table-row">
      <style:table-row-properties/>
    </style:style>
    <style:style style:name="TableCell05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5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5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olumn0600" style:family="table-column">
      <style:table-column-properties style:column-width="1.268750in"/>
    </style:style>
    <style:style style:name="TableColumn0601" style:family="table-column">
      <style:table-column-properties style:column-width="0.900000in"/>
    </style:style>
    <style:style style:name="TableColumn0602" style:family="table-column">
      <style:table-column-properties style:column-width="4.320139in"/>
    </style:style>
    <style:style style:name="Table06" style:family="table">
      <style:table-properties style:width="6.488889in" fo:margin-left="0.000000in" style:writing-mode="lr" table:align="left" style:may-break-between-rows="true"/>
    </style:style>
    <style:style style:name="TableRow0600" style:family="table-row">
      <style:table-row-properties/>
    </style:style>
    <style:style style:name="TableCell060000"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060001"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060002"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Row0601" style:family="table-row">
      <style:table-row-properties/>
    </style:style>
    <style:style style:name="TableCell06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602" style:family="table-row">
      <style:table-row-properties/>
    </style:style>
    <style:style style:name="TableCell06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603" style:family="table-row">
      <style:table-row-properties/>
    </style:style>
    <style:style style:name="TableCell06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604" style:family="table-row">
      <style:table-row-properties/>
    </style:style>
    <style:style style:name="TableCell06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605" style:family="table-row">
      <style:table-row-properties/>
    </style:style>
    <style:style style:name="TableCell06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606" style:family="table-row">
      <style:table-row-properties/>
    </style:style>
    <style:style style:name="TableCell0606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6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606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olumn0700" style:family="table-column">
      <style:table-column-properties style:column-width="1.318750in"/>
    </style:style>
    <style:style style:name="TableColumn0701" style:family="table-column">
      <style:table-column-properties style:column-width="0.954861in"/>
    </style:style>
    <style:style style:name="TableColumn0702" style:family="table-column">
      <style:table-column-properties style:column-width="4.215278in"/>
    </style:style>
    <style:style style:name="Table07" style:family="table">
      <style:table-properties style:width="6.488889in" fo:margin-left="0.000000in" style:writing-mode="lr" table:align="left" style:may-break-between-rows="true"/>
    </style:style>
    <style:style style:name="TableRow0700" style:family="table-row">
      <style:table-row-properties/>
    </style:style>
    <style:style style:name="TableCell07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701" style:family="table-row">
      <style:table-row-properties/>
    </style:style>
    <style:style style:name="TableCell07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702" style:family="table-row">
      <style:table-row-properties/>
    </style:style>
    <style:style style:name="TableCell07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703" style:family="table-row">
      <style:table-row-properties/>
    </style:style>
    <style:style style:name="TableCell07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704" style:family="table-row">
      <style:table-row-properties/>
    </style:style>
    <style:style style:name="TableCell07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705" style:family="table-row">
      <style:table-row-properties/>
    </style:style>
    <style:style style:name="TableCell07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706" style:family="table-row">
      <style:table-row-properties/>
    </style:style>
    <style:style style:name="TableCell0706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6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6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707" style:family="table-row">
      <style:table-row-properties/>
    </style:style>
    <style:style style:name="TableCell0707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7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7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708" style:family="table-row">
      <style:table-row-properties/>
    </style:style>
    <style:style style:name="TableCell0708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8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08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709" style:family="table-row">
      <style:table-row-properties/>
    </style:style>
    <style:style style:name="TableCell0709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9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709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710" style:family="table-row">
      <style:table-row-properties/>
    </style:style>
    <style:style style:name="TableCell071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1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1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711" style:family="table-row">
      <style:table-row-properties/>
    </style:style>
    <style:style style:name="TableCell0711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11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711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olumn0800" style:family="table-column">
      <style:table-column-properties style:column-width="1.431250in"/>
    </style:style>
    <style:style style:name="TableColumn0801" style:family="table-column">
      <style:table-column-properties style:column-width="0.934722in"/>
    </style:style>
    <style:style style:name="TableColumn0802" style:family="table-column">
      <style:table-column-properties style:column-width="4.122917in"/>
    </style:style>
    <style:style style:name="Table08" style:family="table">
      <style:table-properties style:width="6.488889in" fo:margin-left="0.000000in" style:writing-mode="lr" table:align="left" style:may-break-between-rows="true"/>
    </style:style>
    <style:style style:name="TableRow0800" style:family="table-row">
      <style:table-row-properties/>
    </style:style>
    <style:style style:name="TableCell08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8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8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801" style:family="table-row">
      <style:table-row-properties/>
    </style:style>
    <style:style style:name="TableCell08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8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8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802" style:family="table-row">
      <style:table-row-properties/>
    </style:style>
    <style:style style:name="TableCell08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8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8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803" style:family="table-row">
      <style:table-row-properties/>
    </style:style>
    <style:style style:name="TableCell08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8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8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804" style:family="table-row">
      <style:table-row-properties/>
    </style:style>
    <style:style style:name="TableCell08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8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8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805" style:family="table-row">
      <style:table-row-properties/>
    </style:style>
    <style:style style:name="TableCell08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8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8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olumn0900" style:family="table-column">
      <style:table-column-properties style:column-width="1.431944in"/>
    </style:style>
    <style:style style:name="TableColumn0901" style:family="table-column">
      <style:table-column-properties style:column-width="0.937500in"/>
    </style:style>
    <style:style style:name="TableColumn0902" style:family="table-column">
      <style:table-column-properties style:column-width="4.119444in"/>
    </style:style>
    <style:style style:name="Table09" style:family="table">
      <style:table-properties style:width="6.488889in" fo:margin-left="0.000000in" style:writing-mode="lr" table:align="left" style:may-break-between-rows="true"/>
    </style:style>
    <style:style style:name="TableRow0900" style:family="table-row">
      <style:table-row-properties/>
    </style:style>
    <style:style style:name="TableCell09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9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9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901" style:family="table-row">
      <style:table-row-properties/>
    </style:style>
    <style:style style:name="TableCell09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9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9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0902" style:family="table-row">
      <style:table-row-properties/>
    </style:style>
    <style:style style:name="TableCell09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9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09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0903" style:family="table-row">
      <style:table-row-properties/>
    </style:style>
    <style:style style:name="TableCell09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9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09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olumn1000" style:family="table-column">
      <style:table-column-properties style:column-width="1.050000in"/>
    </style:style>
    <style:style style:name="TableColumn1001" style:family="table-column">
      <style:table-column-properties style:column-width="1.047222in"/>
    </style:style>
    <style:style style:name="TableColumn1002" style:family="table-column">
      <style:table-column-properties style:column-width="4.391667in"/>
    </style:style>
    <style:style style:name="Table10" style:family="table">
      <style:table-properties style:width="6.488889in" fo:margin-left="0.000000in" style:writing-mode="lr" table:align="left" style:may-break-between-rows="true"/>
    </style:style>
    <style:style style:name="TableRow1000" style:family="table-row">
      <style:table-row-properties/>
    </style:style>
    <style:style style:name="TableCell10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0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0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001" style:family="table-row">
      <style:table-row-properties/>
    </style:style>
    <style:style style:name="TableCell10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0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0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002" style:family="table-row">
      <style:table-row-properties style:min-row-height="3.187500in"/>
    </style:style>
    <style:style style:name="TableCell10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0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0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003" style:family="table-row">
      <style:table-row-properties/>
    </style:style>
    <style:style style:name="TableCell10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0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0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olumn1100" style:family="table-column">
      <style:table-column-properties style:column-width="0.938889in"/>
    </style:style>
    <style:style style:name="TableColumn1101" style:family="table-column">
      <style:table-column-properties style:column-width="0.869444in"/>
    </style:style>
    <style:style style:name="TableColumn1102" style:family="table-column">
      <style:table-column-properties style:column-width="4.680556in"/>
    </style:style>
    <style:style style:name="Table11" style:family="table">
      <style:table-properties style:width="6.488889in" fo:margin-left="0.000000in" style:writing-mode="lr" table:align="left" style:may-break-between-rows="true"/>
    </style:style>
    <style:style style:name="TableRow1100" style:family="table-row">
      <style:table-row-properties/>
    </style:style>
    <style:style style:name="TableCell110000"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10001"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10002"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Row1101" style:family="table-row">
      <style:table-row-properties/>
    </style:style>
    <style:style style:name="TableCell11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1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1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102" style:family="table-row">
      <style:table-row-properties/>
    </style:style>
    <style:style style:name="TableCell11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1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1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103" style:family="table-row">
      <style:table-row-properties/>
    </style:style>
    <style:style style:name="TableCell11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1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1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olumn1200" style:family="table-column">
      <style:table-column-properties style:column-width="1.385417in"/>
    </style:style>
    <style:style style:name="TableColumn1201" style:family="table-column">
      <style:table-column-properties style:column-width="0.982639in"/>
    </style:style>
    <style:style style:name="TableColumn1202" style:family="table-column">
      <style:table-column-properties style:column-width="4.120833in"/>
    </style:style>
    <style:style style:name="Table12" style:family="table">
      <style:table-properties style:width="6.488889in" fo:margin-left="0.000000in" style:writing-mode="lr" table:align="left" style:may-break-between-rows="true"/>
    </style:style>
    <style:style style:name="TableRow1200" style:family="table-row">
      <style:table-row-properties/>
    </style:style>
    <style:style style:name="TableCell120000"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20001"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20002"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Row1201" style:family="table-row">
      <style:table-row-properties/>
    </style:style>
    <style:style style:name="TableCell12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2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2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202" style:family="table-row">
      <style:table-row-properties/>
    </style:style>
    <style:style style:name="TableCell120200"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20201"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20202"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Row1203" style:family="table-row">
      <style:table-row-properties/>
    </style:style>
    <style:style style:name="TableCell12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2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2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204" style:family="table-row">
      <style:table-row-properties/>
    </style:style>
    <style:style style:name="TableCell120400"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20401"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20402"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Row1205" style:family="table-row">
      <style:table-row-properties/>
    </style:style>
    <style:style style:name="TableCell12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2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2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206" style:family="table-row">
      <style:table-row-properties/>
    </style:style>
    <style:style style:name="TableCell120600"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20601"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Cell120602" style:family="table-cell">
      <style:table-cell-properties fo:border-top="0.008333in solid #000000" fo:border-left="0.008333in solid #000000" fo:border-right="0.008333in solid #000000" fo:border-bottom="0.008333in solid #000000" fo:padding-left="0.134722in" fo:padding-right="0.134722in" fo:vertical-align="center" fo:background-color="#dfe2e5"/>
    </style:style>
    <style:style style:name="TableRow1207" style:family="table-row">
      <style:table-row-properties/>
    </style:style>
    <style:style style:name="TableCell1207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207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207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olumn1300" style:family="table-column">
      <style:table-column-properties style:column-width="1.152778in"/>
    </style:style>
    <style:style style:name="TableColumn1301" style:family="table-column">
      <style:table-column-properties style:column-width="0.892361in"/>
    </style:style>
    <style:style style:name="TableColumn1302" style:family="table-column">
      <style:table-column-properties style:column-width="4.443750in"/>
    </style:style>
    <style:style style:name="Table13" style:family="table">
      <style:table-properties style:width="6.488889in" fo:margin-left="0.000000in" style:writing-mode="lr" table:align="left" style:may-break-between-rows="true"/>
    </style:style>
    <style:style style:name="TableRow1300" style:family="table-row">
      <style:table-row-properties/>
    </style:style>
    <style:style style:name="TableCell13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3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3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301" style:family="table-row">
      <style:table-row-properties/>
    </style:style>
    <style:style style:name="TableCell13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3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3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302" style:family="table-row">
      <style:table-row-properties/>
    </style:style>
    <style:style style:name="TableCell13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3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3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303" style:family="table-row">
      <style:table-row-properties/>
    </style:style>
    <style:style style:name="TableCell13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3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3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304" style:family="table-row">
      <style:table-row-properties/>
    </style:style>
    <style:style style:name="TableCell13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3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3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305" style:family="table-row">
      <style:table-row-properties/>
    </style:style>
    <style:style style:name="TableCell13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3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3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306" style:family="table-row">
      <style:table-row-properties/>
    </style:style>
    <style:style style:name="TableCell1306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306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306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olumn1400" style:family="table-column">
      <style:table-column-properties style:column-width="1.494444in"/>
    </style:style>
    <style:style style:name="TableColumn1401" style:family="table-column">
      <style:table-column-properties style:column-width="0.952083in"/>
    </style:style>
    <style:style style:name="TableColumn1402" style:family="table-column">
      <style:table-column-properties style:column-width="4.042361in"/>
    </style:style>
    <style:style style:name="Table14" style:family="table">
      <style:table-properties style:width="6.488889in" fo:margin-left="0.000000in" style:writing-mode="lr" table:align="left" style:may-break-between-rows="true"/>
    </style:style>
    <style:style style:name="TableRow1400" style:family="table-row">
      <style:table-row-properties/>
    </style:style>
    <style:style style:name="TableCell14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4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4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401" style:family="table-row">
      <style:table-row-properties/>
    </style:style>
    <style:style style:name="TableCell14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4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4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402" style:family="table-row">
      <style:table-row-properties/>
    </style:style>
    <style:style style:name="TableCell14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4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4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403" style:family="table-row">
      <style:table-row-properties/>
    </style:style>
    <style:style style:name="TableCell14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4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4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404" style:family="table-row">
      <style:table-row-properties/>
    </style:style>
    <style:style style:name="TableCell14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4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4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olumn1500" style:family="table-column">
      <style:table-column-properties style:column-width="1.614583in"/>
    </style:style>
    <style:style style:name="TableColumn1501" style:family="table-column">
      <style:table-column-properties style:column-width="0.940278in"/>
    </style:style>
    <style:style style:name="TableColumn1502" style:family="table-column">
      <style:table-column-properties style:column-width="3.934028in"/>
    </style:style>
    <style:style style:name="Table15" style:family="table">
      <style:table-properties style:width="6.488889in" fo:margin-left="0.000000in" style:writing-mode="lr" table:align="left" style:may-break-between-rows="true"/>
    </style:style>
    <style:style style:name="TableRow1500" style:family="table-row">
      <style:table-row-properties/>
    </style:style>
    <style:style style:name="TableCell15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501" style:family="table-row">
      <style:table-row-properties/>
    </style:style>
    <style:style style:name="TableCell15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502" style:family="table-row">
      <style:table-row-properties/>
    </style:style>
    <style:style style:name="TableCell15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503" style:family="table-row">
      <style:table-row-properties/>
    </style:style>
    <style:style style:name="TableCell15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504" style:family="table-row">
      <style:table-row-properties/>
    </style:style>
    <style:style style:name="TableCell15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505" style:family="table-row">
      <style:table-row-properties/>
    </style:style>
    <style:style style:name="TableCell15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506" style:family="table-row">
      <style:table-row-properties/>
    </style:style>
    <style:style style:name="TableCell1506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6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6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507" style:family="table-row">
      <style:table-row-properties/>
    </style:style>
    <style:style style:name="TableCell1507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7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7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508" style:family="table-row">
      <style:table-row-properties/>
    </style:style>
    <style:style style:name="TableCell1508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8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508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509" style:family="table-row">
      <style:table-row-properties/>
    </style:style>
    <style:style style:name="TableCell1509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9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509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olumn1600" style:family="table-column">
      <style:table-column-properties style:column-width="0.959722in"/>
    </style:style>
    <style:style style:name="TableColumn1601" style:family="table-column">
      <style:table-column-properties style:column-width="0.867361in"/>
    </style:style>
    <style:style style:name="TableColumn1602" style:family="table-column">
      <style:table-column-properties style:column-width="4.661806in"/>
    </style:style>
    <style:style style:name="Table16" style:family="table">
      <style:table-properties style:width="6.488889in" fo:margin-left="0.000000in" style:writing-mode="lr" table:align="left" style:may-break-between-rows="true"/>
    </style:style>
    <style:style style:name="TableRow1600" style:family="table-row">
      <style:table-row-properties/>
    </style:style>
    <style:style style:name="TableCell1600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0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0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601" style:family="table-row">
      <style:table-row-properties/>
    </style:style>
    <style:style style:name="TableCell1601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1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1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602" style:family="table-row">
      <style:table-row-properties/>
    </style:style>
    <style:style style:name="TableCell1602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2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2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603" style:family="table-row">
      <style:table-row-properties/>
    </style:style>
    <style:style style:name="TableCell1603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3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3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604" style:family="table-row">
      <style:table-row-properties/>
    </style:style>
    <style:style style:name="TableCell1604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4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4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605" style:family="table-row">
      <style:table-row-properties/>
    </style:style>
    <style:style style:name="TableCell1605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5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5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606" style:family="table-row">
      <style:table-row-properties/>
    </style:style>
    <style:style style:name="TableCell1606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6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6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607" style:family="table-row">
      <style:table-row-properties/>
    </style:style>
    <style:style style:name="TableCell1607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7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7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608" style:family="table-row">
      <style:table-row-properties/>
    </style:style>
    <style:style style:name="TableCell1608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8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08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609" style:family="table-row">
      <style:table-row-properties/>
    </style:style>
    <style:style style:name="TableCell1609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9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09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610" style:family="table-row">
      <style:table-row-properties/>
    </style:style>
    <style:style style:name="TableCell1610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10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10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Row1611" style:family="table-row">
      <style:table-row-properties/>
    </style:style>
    <style:style style:name="TableCell161100"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1101"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Cell161102" style:family="table-cell">
      <style:table-cell-properties fo:border-top="0.008333in solid #dfe2e5" fo:border-left="0.008333in solid #dfe2e5" fo:border-right="0.008333in solid #dfe2e5" fo:border-bottom="0.008333in solid #dfe2e5" fo:padding-left="0.134722in" fo:padding-right="0.134722in" fo:vertical-align="center" fo:background-color="#ffffff"/>
    </style:style>
    <style:style style:name="TableRow1612" style:family="table-row">
      <style:table-row-properties/>
    </style:style>
    <style:style style:name="TableCell161200"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1201"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style:style style:name="TableCell161202" style:family="table-cell">
      <style:table-cell-properties fo:border-top="0.008333in solid #dfe2e5" fo:border-left="0.008333in solid #dfe2e5" fo:border-right="0.008333in solid #dfe2e5" fo:border-bottom="0.008333in solid #dfe2e5" fo:padding-left="0.134722in" fo:padding-right="0.134722in" fo:vertical-align="center" fo:background-color="#f6f8fa"/>
    </style:style>
  </office:automatic-styles>
  <office:body>
    <office:text>
      <text:p text:style-name="P1"><text:span text:style-name="T1">TSDZ2 w/860C</text:span><text:span text:style-name="T2"/></text:p>
      <text:p text:style-name="P1"><text:span text:style-name="T3">OSF Upgrade V20.1C.3</text:span><text:span text:style-name="T4"/></text:p>
      <text:p text:style-name="P1"><text:span text:style-name="T5">Features and Configuration</text:span><text:span text:style-name="T6"/></text:p>
      <text:p text:style-name="P2"><text:span text:style-name="T7"/></text:p>
      <text:p text:style-name="P2"><text:span text:style-name="T8">CAUTION:</text:span><text:span text:style-name="T9"/></text:p>
      <text:list text:style-name="L3">
        <text:list-item>
          <text:p text:style-name="P3"><text:span text:style-name="T10">Before flashing, if there is already an older version on the display, make a note of the Odometer value, so that it can be entered in the new version.</text:span><text:span text:style-name="T11"/></text:p>
        </text:list-item>
        <text:list-item>
          <text:p text:style-name="P3"><text:span text:style-name="T12">Battery Setting. Do not exceed 15 Amps (36 Volts battery), 12 Amps (48 Volts battery), 10 Amps (52 Volts battery) or you run the risk of overheating your motor.</text:span><text:span text:style-name="T13"/></text:p>
        </text:list-item>
        <text:list-item>
          <text:p text:style-name="P3"><text:span text:style-name="T14">Always use the same firmware version for both the TSDZ2 motor controller and display!</text:span><text:span text:style-name="T15"/></text:p>
        </text:list-item>
        <text:list-item>
          <text:p text:style-name="P3"><text:span text:style-name="T16">Before using the TSDZ2 and display with new firmware, you must correctly configure the options on the display. For example, you should configure your battery’s low voltage cut-off so as not to over-discharge the battery. Do set all other parameters also to ensure proper operation.</text:span><text:span text:style-name="T17"/></text:p>
        </text:list-item>
        <text:list-item>
          <text:p text:style-name="P3"><text:span text:style-name="T18">When installing new firmware, always check that no unwanted functions have become enabled or disabled during the install process.</text:span><text:span text:style-name="T19"/></text:p>
        </text:list-item>
        <text:list-item>
          <text:p text:style-name="P3"><text:span text:style-name="T20">It is recommended that when installing OSF V20.1C configuring the display and motor using this guide that you take safety precautions.<text:s text:c="2"/>You should have the rear wheel off the ground in case the motor activates.<text:s text:c="2"/>For extra precaution, you should install brake cutoffs and have them easily accessible as well as be ready to disconnect or cut off power to the battery.</text:span><text:span text:style-name="T21"/></text:p>
        </text:list-item>
        <text:list-item>
          <text:p text:style-name="P3"><text:span text:style-name="T22">Each time the display is turned on, do not touch the pedals for at least 5 seconds, until the system finishes booting...</text:span><text:span text:style-name="T23"/></text:p>
        </text:list-item>
        <text:list-item>
          <text:p text:style-name="P3"><text:span text:style-name="T24">Never connect or disconnect the charger from the battery with mains power applied. Always connect or disconnect mains power before connecting or disconnecting the battery.</text:span><text:span text:style-name="T25"/></text:p>
        </text:list-item>
      </text:list>
      <text:p text:style-name="P4"><text:span text:style-name="T25"/></text:p>
      <text:p text:style-name="P5"><text:span text:style-name="T26">860C Display Navigation</text:span><text:span text:style-name="T27"/></text:p>
      <text:p text:style-name="P5"><text:span text:style-name="T28">Main screen</text:span><text:span text:style-name="T29"/></text:p>
      <text:p text:style-name="P6"><text:span text:style-name="T30">NOTE: The display has 3 different main screens with customized numeric and graph fields on each main screen. You can change the information/variables shown on these customized fields.</text:span></text:p>
      <text:list text:style-name="L7">
        <text:list-item>
          <text:p text:style-name="P7"><text:span text:style-name="T30">Turn on/off: POWER long-press,<text:s text:c="2"/></text:span><text:span text:style-name="T31"/></text:p>
        </text:list-item>
        <text:list-item>
          <text:p text:style-name="P7"><text:span text:style-name="T32">Change assist level: UP or DOWN click</text:span><text:span text:style-name="T33"/></text:p>
        </text:list-item>
        <text:list-item>
          <text:p text:style-name="P7"><text:span text:style-name="T34">Change assist mode: At level 0, ON/OFF click to view the current mode, UP/DOWN click to change, ON/OFF click to confirm.</text:span><text:span text:style-name="T35"/></text:p>
        </text:list-item>
        <text:list-item>
          <text:p text:style-name="P7"><text:span text:style-name="T36">Turn on/off the lights: UP long press</text:span><text:span text:style-name="T37"/></text:p>
        </text:list-item>
        <text:list-item>
          <text:p text:style-name="P7"><text:span text:style-name="T38">Walk assist: Hold DOWN pressed (walk-assist is only enabled while DOWN button is pressed)</text:span><text:span text:style-name="T39"/></text:p>
        </text:list-item>
        <text:list-item>
          <text:p text:style-name="P7"><text:span text:style-name="T40">Street mode on/off: While pressing DOWN, long-press POWER</text:span><text:span text:style-name="T41"/></text:p>
        </text:list-item>
        <text:list-item>
          <text:p text:style-name="P7"><text:span text:style-name="T42">Motor max power: While pressing UP, long-press POWER</text:span><text:span text:style-name="T43"/></text:p>
        </text:list-item>
        <text:list-item>
          <text:p text:style-name="P7"><text:span text:style-name="T44">Virtual throttle: in "Motor max power" mode, while pressing UP, long-press POWER</text:span><text:span text:style-name="T45"/></text:p>
        </text:list-item>
        <text:list-item>
          <text:p text:style-name="P7"><text:span text:style-name="T46">Alternate main screen:<text:s/></text:span><text:span text:style-name="T47">POWER click, with assistance level greater than zero.</text:span><text:span text:style-name="T48"/></text:p>
        </text:list-item>
        <text:list-item>
          <text:p text:style-name="P7"><text:span text:style-name="T49">Enter configurations screen: simultaneous POWER, UP and DOWN, long press</text:span><text:span text:style-name="T50"/></text:p>
        </text:list-item>
        <text:list-item>
          <text:p text:style-name="P8"><text:span text:style-name="T51">To set a shortcut key to the 860C Configuration menu. Enter as above and go<text:s/></text:span><text:span text:style-name="T52">to the Display</text:span><text:span text:style-name="T53"><text:s/>menu item. By enabling this function (yes), with an assistance level greater than zero, it is possible to directly access the configuration menu by pressing and holding the M key.</text:span><text:span text:style-name="T54"/></text:p>
        </text:list-item>
        <text:list-item>
          <text:p text:style-name="P9"><text:span text:style-name="T55">Only with level = 0, long pressing of the M button activates the customization of the numerical fields and graphs in the 3 main screens.</text:span><text:span text:style-name="T56"/></text:p>
        </text:list-item>
      </text:list>
      <text:p text:style-name="P10"><text:span text:style-name="T57">Change variables on numeric fields or graph</text:span><text:span text:style-name="T58"/></text:p>
      <text:list text:style-name="L11">
        <text:list-item>
          <text:p text:style-name="P11"><text:span text:style-name="T59">Select the variable: simultaneous UP and DOWN, long-press MENU, press<text:s/></text:span><text:span text:style-name="T60"/></text:p>
        </text:list-item>
        <text:list-item>
          <text:p text:style-name="P11"><text:span text:style-name="T61">Leave: POWER long press</text:span><text:span text:style-name="T62"/></text:p>
        </text:list-item>
        <text:list-item>
          <text:p text:style-name="P11"><text:span text:style-name="T63">Choose new variable: UP or DOWN click</text:span><text:span text:style-name="T64"/></text:p>
        </text:list-item>
        <text:list-item>
          <text:p text:style-name="P11"><text:span text:style-name="T65">Jump to next field: POWER click</text:span><text:span text:style-name="T66"/></text:p>
        </text:list-item>
        <text:list-item>
          <text:p text:style-name="P11"><text:span text:style-name="T67">UP and DOWN long press to select on the graph the X-axis scale from 15m, 1h, 4h or automatic</text:span><text:span text:style-name="T68"/></text:p>
        </text:list-item>
        <text:list-item>
          <text:p text:style-name="P11"><text:span text:style-name="T69">UP or DOWN click to change X axis scale</text:span><text:span text:style-name="T70"/></text:p>
        </text:list-item>
        <text:list-item>
          <text:p text:style-name="P12"><text:span text:style-name="T71">POWER long-press to leave</text:span><text:span text:style-name="T72"/></text:p>
        </text:list-item>
      </text:list>
      <text:p text:style-name="P13"><text:span text:style-name="T73">Assist mode</text:span><text:span text:style-name="T74"/></text:p>
      <text:p text:style-name="P14"><text:span text:style-name="T75">There are 5 assistance modes available, the choice is<text:s/></text:span><text:span text:style-name="T76">on</text:span><text:span text:style-name="T77"><text:s/>the main screen.</text:span></text:p>
      <text:list text:style-name="L15">
        <text:list-item>
          <text:p text:style-name="P15"><text:span text:style-name="T77">POWER ASSIST assistance proportional to the power on the pedals</text:span><text:span text:style-name="T78"/></text:p>
        </text:list-item>
        <text:list-item>
          <text:p text:style-name="P15"><text:span text:style-name="T79">TORQUE ASSIST assistance proportional to the torque on the pedals</text:span><text:span text:style-name="T80"/></text:p>
        </text:list-item>
        <text:list-item>
          <text:p text:style-name="P15"><text:span text:style-name="T81">CADENCE ASSIST assistance subordinated to the movement of the pedals</text:span><text:span text:style-name="T82"/></text:p>
        </text:list-item>
        <text:list-item>
          <text:p text:style-name="P15"><text:span text:style-name="T83">EMTB ASSIST assistance with<text:s/></text:span><text:span text:style-name="T84">a</text:span><text:span text:style-name="T85"><text:s/>progressive percentage of the torque on the pedals</text:span><text:span text:style-name="T86"/></text:p>
        </text:list-item>
        <text:list-item>
          <text:p text:style-name="P15"><text:span text:style-name="T87">HYBRID ASSIST combined torque + power assistance</text:span><text:span text:style-name="T88"/></text:p>
        </text:list-item>
      </text:list>
      <text:p text:style-name="P16"><text:span text:style-name="T89">At level 0, ON/OFF button to view the current mode, UP/DOWN button to change, ON/OFF button to confirm.</text:span></text:p>
      <text:p text:style-name="P17"><text:span text:style-name="T89">Assistance values for all modes from 1 to 254, for eMTB from 1 to 20. </text:span></text:p>
      <text:p text:style-name="P18"><text:span text:style-name="T89">“Hybrid assist” is a combination of the “Torque assist” and “Power assist” modes. The result is excellent low-cadence assistance typical of Torque mode, and the extension of high-cadence Power mode. The assistance parameters are the same used in the two modes, combined with the same level.</text:span></text:p>
      <text:p text:style-name="P19"><text:span text:style-name="T90">Available information to show on display</text:span><text:span text:style-name="T91"/></text:p>
      <text:p text:style-name="P20"><text:span text:style-name="T92">There are a few variables that can be selected to be shown on the customized numeric fields or graph. Note that only some of them are available to be shown on the graph.</text:span><text:span text:style-name="T93"><text:s/></text:span><text:span text:style-name="T94">The underlined variables can be shown on the graph as well as in the numeric fields.</text:span></text:p>
      <table:table table:style-name="Table01">
        <table:table-column table:style-name="TableColumn0100"/>
        <table:table-column table:style-name="TableColumn0101"/>
        <table:table-row table:style-name="TableRow0100">
          <table:table-cell table:style-name="TableCell010000">
            <text:p text:style-name="P22"><text:span text:style-name="T96">Variable</text:span><text:span text:style-name="T97"/></text:p>
          </table:table-cell>
          <table:table-cell table:style-name="TableCell010001">
            <text:p text:style-name="P22"><text:span text:style-name="T98">Description</text:span><text:span text:style-name="T99"/></text:p>
          </table:table-cell>
        </table:table-row>
        <table:table-row table:style-name="TableRow0101">
          <table:table-cell table:style-name="TableCell010100">
            <text:p text:style-name="P25"><text:span text:style-name="T100">speed</text:span><text:span text:style-name="T101"/></text:p>
          </table:table-cell>
          <table:table-cell table:style-name="TableCell010101">
            <text:p text:style-name="P25"><text:span text:style-name="T102">Tracking speed changes during trips.</text:span><text:span text:style-name="T103"/></text:p>
          </table:table-cell>
        </table:table-row>
        <table:table-row table:style-name="TableRow0102">
          <table:table-cell table:style-name="TableCell010200">
            <text:p text:style-name="P28"><text:span text:style-name="T104">trip distance</text:span><text:span text:style-name="T105"/></text:p>
          </table:table-cell>
          <table:table-cell table:style-name="TableCell010201">
            <text:p text:style-name="P28"><text:span text:style-name="T106">Amount of km/mi counted from the startup of the system.</text:span><text:span text:style-name="T107"/></text:p>
          </table:table-cell>
        </table:table-row>
        <table:table-row table:style-name="TableRow0103">
          <table:table-cell table:style-name="TableCell010300">
            <text:p text:style-name="P31"><text:span text:style-name="T108">cadence</text:span><text:span text:style-name="T109"/></text:p>
          </table:table-cell>
          <table:table-cell table:style-name="TableCell010301">
            <text:p text:style-name="P31"><text:span text:style-name="T110">Pedal cadence measured using the PAS sensor inside the TSDZ2 motor.</text:span><text:span text:style-name="T111"/></text:p>
          </table:table-cell>
        </table:table-row>
        <table:table-row table:style-name="TableRow0104">
          <table:table-cell table:style-name="TableCell010400">
            <text:p text:style-name="P34"><text:span text:style-name="T112">human power</text:span><text:span text:style-name="T113"/></text:p>
          </table:table-cell>
          <table:table-cell table:style-name="TableCell010401">
            <text:p text:style-name="P35"><text:span text:style-name="T114">Pedal human power.</text:span></text:p>
            <text:p text:style-name="P36"><text:span text:style-name="T114">This is calculated with a torque sensor ADC value obtained from calibration with a weight in kg or lbs.</text:span></text:p>
            <text:p text:style-name="P36"><text:span text:style-name="T115">pedal-torque in Nm is calculated as pedal-torque = weight Kgs on pedals * 9.81 (gravity) * 0.17 (0.17 is the arm cranks size)</text:span></text:p>
            <text:p text:style-name="P36"><text:span text:style-name="T115">pedal power in watts is calculated as: pedal power = (pedal-torque * pedal cadence * 2 * pi) / 60</text:span><text:span text:style-name="T116"/></text:p>
          </table:table-cell>
        </table:table-row>
        <table:table-row table:style-name="TableRow0105">
          <table:table-cell table:style-name="TableCell010500">
            <text:p text:style-name="P39"><text:span text:style-name="T117">motor power</text:span><text:span text:style-name="T118"/></text:p>
          </table:table-cell>
          <table:table-cell table:style-name="TableCell010501">
            <text:p text:style-name="P39"><text:span text:style-name="T119">This value is calculated by multiplying the battery current by the battery voltage.</text:span><text:span text:style-name="T120"/></text:p>
          </table:table-cell>
        </table:table-row>
        <table:table-row table:style-name="TableRow0106">
          <table:table-cell table:style-name="TableCell010600">
            <text:p text:style-name="P42"><text:span text:style-name="T121">Wh/m</text:span><text:span text:style-name="T122"/></text:p>
          </table:table-cell>
          <table:table-cell table:style-name="TableCell010601">
            <text:p text:style-name="P42"><text:span text:style-name="T123">Battery power used by each mile.</text:span><text:span text:style-name="T124"/></text:p>
          </table:table-cell>
        </table:table-row>
        <table:table-row table:style-name="TableRow0107">
          <table:table-cell table:style-name="TableCell010700">
            <text:p text:style-name="P45"><text:span text:style-name="T125">batt voltage</text:span><text:span text:style-name="T126"/></text:p>
          </table:table-cell>
          <table:table-cell table:style-name="TableCell010701">
            <text:p text:style-name="P45"><text:span text:style-name="T127">Battery voltage measured by the TSDZ2 motor controller.</text:span><text:span text:style-name="T128"/></text:p>
          </table:table-cell>
        </table:table-row>
        <table:table-row table:style-name="TableRow0108">
          <table:table-cell table:style-name="TableCell010800">
            <text:p text:style-name="P48"><text:span text:style-name="T129">batt current</text:span><text:span text:style-name="T130"/></text:p>
          </table:table-cell>
          <table:table-cell table:style-name="TableCell010801">
            <text:p text:style-name="P48"><text:span text:style-name="T131">Battery current measure by the TSDZ2 motor controller.</text:span><text:span text:style-name="T132"/></text:p>
          </table:table-cell>
        </table:table-row>
        <table:table-row table:style-name="TableRow0109">
          <table:table-cell table:style-name="TableCell010900">
            <text:p text:style-name="P51"><text:span text:style-name="T133">battery SOC</text:span><text:span text:style-name="T134"/></text:p>
          </table:table-cell>
          <table:table-cell table:style-name="TableCell010901">
            <text:p text:style-name="P51"><text:span text:style-name="T135">Battery state of charge, based on counting the amount of power pulled from the battery to power the TSDZ2 motor.</text:span><text:span text:style-name="T136"/></text:p>
          </table:table-cell>
        </table:table-row>
        <table:table-row table:style-name="TableRow0110">
          <table:table-cell table:style-name="TableCell011000">
            <text:p text:style-name="P54"><text:span text:style-name="T137">motor current</text:span><text:span text:style-name="T138"/></text:p>
          </table:table-cell>
          <table:table-cell table:style-name="TableCell011001">
            <text:p text:style-name="P54"><text:span text:style-name="T139">Motor current. This value is calculated as: motor current = measured battery current / PWM duty-cycle. Note that PWM duty-cycle value varies between 0 and 1.</text:span><text:span text:style-name="T140"/></text:p>
          </table:table-cell>
        </table:table-row>
        <table:table-row table:style-name="TableRow0111">
          <table:table-cell table:style-name="TableCell011100">
            <text:p text:style-name="P57"><text:span text:style-name="T141">motor temp</text:span><text:span text:style-name="T142"/></text:p>
          </table:table-cell>
          <table:table-cell table:style-name="TableCell011101">
            <text:p text:style-name="P57"><text:span text:style-name="T143">Motor temperature. Note that if the temperature sensor is not installed, this value has no meaning.</text:span><text:span text:style-name="T144"/></text:p>
          </table:table-cell>
        </table:table-row>
        <table:table-row table:style-name="TableRow0112">
          <table:table-cell table:style-name="TableCell011200">
            <text:p text:style-name="P60"><text:span text:style-name="T145">motor speed</text:span><text:span text:style-name="T146"/></text:p>
          </table:table-cell>
          <table:table-cell table:style-name="TableCell011201">
            <text:p text:style-name="P60"><text:span text:style-name="T147">In ERPS (electric rotation per second) units. The motor has 8 pairs of magnets inside, meaning each 1 ERPs equal to one RPS (rotation per second).</text:span><text:span text:style-name="T148"/></text:p>
          </table:table-cell>
        </table:table-row>
        <table:table-row table:style-name="TableRow0113">
          <table:table-cell table:style-name="TableCell011300">
            <text:p text:style-name="P63"><text:span text:style-name="T149">motor pwm</text:span><text:span text:style-name="T150"/></text:p>
          </table:table-cell>
          <table:table-cell table:style-name="TableCell011301">
            <text:p text:style-name="P63"><text:span text:style-name="T151">Motor PWM duty-cycle. This value can fluctuate between 0% and 100% max. Where 0 means 0 battery voltage applied to motor coils while 100 means max battery voltage applied. When this value hits the max of 100, means that the motor max power possible is being applied.</text:span><text:span text:style-name="T152"/></text:p>
          </table:table-cell>
        </table:table-row>
        <table:table-row table:style-name="TableRow0114">
          <table:table-cell table:style-name="TableCell011400">
            <text:p text:style-name="P66"><text:span text:style-name="T153">motor foc</text:span><text:span text:style-name="T154"/></text:p>
          </table:table-cell>
          <table:table-cell table:style-name="TableCell011401">
            <text:p text:style-name="P66"><text:span text:style-name="T155">Angle calculated by FOC algorithm, between 0 and 30. Higher motor phase current and/or higher motor speed makes this value increase.</text:span><text:span text:style-name="T156"/></text:p>
          </table:table-cell>
        </table:table-row>
      </table:table>
      <text:p text:style-name="P68"><text:span text:style-name="T157">Navigating the Configuration Menu</text:span><text:span text:style-name="T158"/></text:p>
      <text:list text:style-name="L69">
        <text:list-item>
          <text:p text:style-name="P69"><text:span text:style-name="T159">Enter Configuration Menu: Press and hold UP, DOWN, then immediately<text:s/></text:span><text:span text:style-name="T160">long-press</text:span><text:span text:style-name="T161"><text:s/>POWER. <text:line-break/>(There is a shortcut key on the 860C that is a long press on MENU.<text:s text:c="2"/>This shortcut must be enabled in Display Menu below.)</text:span></text:p>
        </text:list-item>
        <text:list-item>
          <text:p text:style-name="P70"><text:span text:style-name="T162">Exit: POWER long press to go back</text:span><text:span text:style-name="T163"/></text:p>
        </text:list-item>
        <text:list-item>
          <text:p text:style-name="P70"><text:span text:style-name="T164">Scroll up or down: UP or DOWN click</text:span><text:span text:style-name="T165"/></text:p>
        </text:list-item>
        <text:list-item>
          <text:p text:style-name="P70"><text:span text:style-name="T166">Edit item: MENU click</text:span><text:span text:style-name="T167"/></text:p>
        </text:list-item>
        <text:list-item>
          <text:p text:style-name="P71"><text:span text:style-name="T168">Apply: MENU click</text:span><text:span text:style-name="T169"/></text:p>
        </text:list-item>
      </text:list>
      <text:p text:style-name="P72"><text:span text:style-name="T170">Configuration Menu</text:span><text:span text:style-name="T171"/></text:p>
      <text:p text:style-name="P72"><text:span text:style-name="T172">Trip Memories</text:span><text:span text:style-name="T173"/></text:p>
      <table:table table:style-name="Table02">
        <table:table-column table:style-name="TableColumn0200"/>
        <table:table-column table:style-name="TableColumn0201"/>
        <table:table-column table:style-name="TableColumn0202"/>
        <table:table-row table:style-name="TableRow0200">
          <table:table-cell table:style-name="TableCell020000">
            <text:p text:style-name="P74"><text:span text:style-name="T175">Name</text:span><text:span text:style-name="T176"/></text:p>
          </table:table-cell>
          <table:table-cell table:style-name="TableCell020001">
            <text:p text:style-name="P74"><text:span text:style-name="T177">Recommended value</text:span><text:span text:style-name="T178"/></text:p>
          </table:table-cell>
          <table:table-cell table:style-name="TableCell020002">
            <text:p text:style-name="P74"><text:span text:style-name="T179">Description</text:span><text:span text:style-name="T180"/></text:p>
          </table:table-cell>
        </table:table-row>
        <table:table-row table:style-name="TableRow0201">
          <table:table-cell table:style-name="TableCell020100">
            <text:p text:style-name="P77"><text:span text:style-name="T181">An Auto Reset</text:span><text:span text:style-name="T182"/></text:p>
          </table:table-cell>
          <table:table-cell table:style-name="TableCell020101">
            <text:p text:style-name="P77"><text:span text:style-name="T183">Enable</text:span><text:span text:style-name="T184"/></text:p>
          </table:table-cell>
          <table:table-cell table:style-name="TableCell020102">
            <text:p text:style-name="P77"><text:span text:style-name="T185">This setting will auto-reset your trip A after the number of hours defined in “ Auto Reset Hours”.</text:span><text:span text:style-name="T186"/></text:p>
          </table:table-cell>
        </table:table-row>
        <table:table-row table:style-name="TableRow0202">
          <table:table-cell table:style-name="TableCell020200">
            <text:p text:style-name="P80"><text:span text:style-name="T187">An Auto Reset Hours</text:span><text:span text:style-name="T188"/></text:p>
          </table:table-cell>
          <table:table-cell table:style-name="TableCell020201">
            <text:p text:style-name="P80"><text:span text:style-name="T189">24h, 1 day</text:span><text:span text:style-name="T190"/></text:p>
          </table:table-cell>
          <table:table-cell table:style-name="TableCell020202">
            <text:p text:style-name="P80"><text:span text:style-name="T191">The number of hours before reset.</text:span><text:span text:style-name="T192"/></text:p>
          </table:table-cell>
        </table:table-row>
        <table:table-row table:style-name="TableRow0203">
          <table:table-cell table:style-name="TableCell020300">
            <text:p text:style-name="P82"><text:span text:style-name="T193">B Auto Reset</text:span><text:span text:style-name="T194"/></text:p>
          </table:table-cell>
          <table:table-cell table:style-name="TableCell020301">
            <text:p text:style-name="P82"><text:span text:style-name="T195">Enable</text:span><text:span text:style-name="T196"/></text:p>
          </table:table-cell>
          <table:table-cell table:style-name="TableCell020302">
            <text:p text:style-name="P82"><text:span text:style-name="T197">This setting will auto-reset your trip B after the number of hours defined in “B Auto Reset Hours”.</text:span><text:span text:style-name="T198"/></text:p>
          </table:table-cell>
        </table:table-row>
        <table:table-row table:style-name="TableRow0204">
          <table:table-cell table:style-name="TableCell020400">
            <text:p text:style-name="P84"><text:span text:style-name="T199">B Auto Reset Hours</text:span><text:span text:style-name="T200"/></text:p>
          </table:table-cell>
          <table:table-cell table:style-name="TableCell020401">
            <text:p text:style-name="P84"><text:span text:style-name="T201">168h, 1 week</text:span><text:span text:style-name="T202"/></text:p>
          </table:table-cell>
          <table:table-cell table:style-name="TableCell020402">
            <text:p text:style-name="P84"><text:span text:style-name="T203">The number of hours before reset.</text:span><text:span text:style-name="T204"/></text:p>
          </table:table-cell>
        </table:table-row>
        <table:table-row table:style-name="TableRow0205">
          <table:table-cell table:style-name="TableCell020500">
            <text:p text:style-name="P86"><text:span text:style-name="T205">Reset Trip A</text:span><text:span text:style-name="T206"/></text:p>
          </table:table-cell>
          <table:table-cell table:style-name="TableCell020501">
            <text:p text:style-name="P86"><text:span text:style-name="T207">N</text:span><text:span text:style-name="T208"/></text:p>
          </table:table-cell>
          <table:table-cell table:style-name="TableCell020502">
            <text:p text:style-name="P86"><text:span text:style-name="T209">If you change this to Y, it clears Trip A.</text:span><text:span text:style-name="T210"/></text:p>
          </table:table-cell>
        </table:table-row>
        <table:table-row table:style-name="TableRow0206">
          <table:table-cell table:style-name="TableCell020600">
            <text:p text:style-name="P88"><text:span text:style-name="T211">Reset Trip B</text:span><text:span text:style-name="T212"/></text:p>
          </table:table-cell>
          <table:table-cell table:style-name="TableCell020601">
            <text:p text:style-name="P88"><text:span text:style-name="T213">N</text:span><text:span text:style-name="T214"/></text:p>
          </table:table-cell>
          <table:table-cell table:style-name="TableCell020602">
            <text:p text:style-name="P88"><text:span text:style-name="T215">If you change this to Y, it clears Trip B.</text:span><text:span text:style-name="T216"/></text:p>
          </table:table-cell>
        </table:table-row>
      </table:table>
      <text:p text:style-name="P90"><text:span text:style-name="T217">Wheel</text:span><text:span text:style-name="T218"/></text:p>
      <table:table table:style-name="Table03">
        <table:table-column table:style-name="TableColumn0300"/>
        <table:table-column table:style-name="TableColumn0301"/>
        <table:table-column table:style-name="TableColumn0302"/>
        <table:table-row table:style-name="TableRow0300">
          <table:table-cell table:style-name="TableCell030000">
            <text:p text:style-name="P92"><text:span text:style-name="T220">Name</text:span><text:span text:style-name="T221"/></text:p>
          </table:table-cell>
          <table:table-cell table:style-name="TableCell030001">
            <text:p text:style-name="P92"><text:span text:style-name="T222">Recommended value</text:span><text:span text:style-name="T223"/></text:p>
          </table:table-cell>
          <table:table-cell table:style-name="TableCell030002">
            <text:p text:style-name="P92"><text:span text:style-name="T224">Description</text:span><text:span text:style-name="T225"/></text:p>
          </table:table-cell>
        </table:table-row>
        <table:table-row table:style-name="TableRow0301">
          <table:table-cell table:style-name="TableCell030100">
            <text:p text:style-name="P95"><text:span text:style-name="T226">Max speed</text:span><text:span text:style-name="T227"/></text:p>
          </table:table-cell>
          <table:table-cell table:style-name="TableCell030101">
            <text:p text:style-name="P96"><text:span text:style-name="T228">25 km/h</text:span></text:p>
            <text:p text:style-name="P97"><text:span text:style-name="T228">35 mph</text:span><text:span text:style-name="T229"/></text:p>
          </table:table-cell>
          <table:table-cell table:style-name="TableCell030102">
            <text:p text:style-name="P97"><text:span text:style-name="T230">Enter the speed limit from where the motor will fade out power from.<text:line-break/></text:span><text:span text:style-name="T231"/></text:p>
          </table:table-cell>
        </table:table-row>
        <table:table-row table:style-name="TableRow0302">
          <table:table-cell table:style-name="TableCell030200">
            <text:p text:style-name="P100"><text:span text:style-name="T232">Circumference</text:span><text:span text:style-name="T233"/></text:p>
          </table:table-cell>
          <table:table-cell table:style-name="TableCell030201">
            <text:p text:style-name="P100"><text:span text:style-name="T234">2060</text:span><text:span text:style-name="T235"/></text:p>
          </table:table-cell>
          <table:table-cell table:style-name="TableCell030202">
            <text:p text:style-name="P100"><text:span text:style-name="T236">Enter your wheel circumference so that speed and distance are correctly calculated.<text:line-break/><text:line-break/>Tip: Search on Google how to measure the wheel circumference. Below are approximate values for a quick setup. Remember to calibrate with GPS for finer adjustments.<text:line-break/><text:line-break/>20-inch wheel = 1595 mm<text:line-break/>24-inch wheel = 1830 mm<text:line-break/>26-inch wheel = 2060 mm<text:line-break/>27-inch wheel = 2150 mm<text:line-break/>27.5-inch wheel = 2215 mm<text:line-break/>28-inch wheel = 2250 mm<text:line-break/>29-inch wheel = 2300 mm</text:span><text:span text:style-name="T237"/></text:p>
          </table:table-cell>
        </table:table-row>
      </table:table>
      <text:p text:style-name="P102"><text:span text:style-name="T238">Battery</text:span><text:span text:style-name="T239"/></text:p>
      <table:table table:style-name="Table04">
        <table:table-column table:style-name="TableColumn0400"/>
        <table:table-column table:style-name="TableColumn0401"/>
        <table:table-column table:style-name="TableColumn0402"/>
        <table:table-row table:style-name="TableRow0400">
          <table:table-cell table:style-name="TableCell040000">
            <text:p text:style-name="P104"><text:span text:style-name="T241">Name</text:span><text:span text:style-name="T242"/></text:p>
          </table:table-cell>
          <table:table-cell table:style-name="TableCell040001">
            <text:p text:style-name="P104"><text:span text:style-name="T243">Recommended value</text:span><text:span text:style-name="T244"/></text:p>
          </table:table-cell>
          <table:table-cell table:style-name="TableCell040002">
            <text:p text:style-name="P104"><text:span text:style-name="T245">Description</text:span><text:span text:style-name="T246"/></text:p>
          </table:table-cell>
        </table:table-row>
        <table:table-row table:style-name="TableRow0401">
          <table:table-cell table:style-name="TableCell040100">
            <text:p text:style-name="P107"><text:span text:style-name="T247">Max current</text:span><text:span text:style-name="T248"/></text:p>
          </table:table-cell>
          <table:table-cell table:style-name="TableCell040101">
            <text:p text:style-name="P107"><text:span text:style-name="T249">11 Amp</text:span><text:span text:style-name="T250"/></text:p>
          </table:table-cell>
          <table:table-cell table:style-name="TableCell040102">
            <text:p text:style-name="P107"><text:span text:style-name="T251">Set maximum allowable current to be pulled from the battery - this value is a technical characteristic of your battery, you need to find it on your battery user manual or ask the manufacturer. Also, the TSDZ2 has its own limit of the max current it can pull from the battery that is 18 amps so the TSDZ2 firmware limits this value (no point for you to set up a higher value than 18).</text:span></text:p>
            <text:p text:style-name="P107"><text:span text:style-name="T251">Maximum recommended values: 15 Amps (36 Volts battery), 12 Amps (48 Volts battery), 10 Amps (52 Volts battery).</text:span></text:p>
            <text:p text:style-name="P107"><text:span text:style-name="T251">If you set it above these values, do not run this motor above 450 watts for more than a few minutes without installing the temperature sensor..</text:span><text:span text:style-name="T252"/></text:p>
          </table:table-cell>
        </table:table-row>
        <table:table-row table:style-name="TableRow0402">
          <table:table-cell table:style-name="TableCell040200">
            <text:p text:style-name="P110"><text:span text:style-name="T253">Low cut-off</text:span><text:span text:style-name="T254"/></text:p>
          </table:table-cell>
          <table:table-cell table:style-name="TableCell040201">
            <text:p text:style-name="P110"><text:span text:style-name="T255">39 volts</text:span><text:span text:style-name="T256"/></text:p>
          </table:table-cell>
          <table:table-cell table:style-name="TableCell040202">
            <text:p text:style-name="P111"><text:span text:style-name="T257">The controller will reduce power to stay over this limit!<text:line-break/>NOTE: You should only use a battery with a BMS to avoid dangerous conditions.</text:span></text:p>
            <text:p text:style-name="P111"><text:span text:style-name="T257"><text:line-break/>Calculate the Low cut-off limit by multiplying the number of cells in series with the safe cut-off-voltage per cell, which is usually between 2.8 - 3.0 volts. Example:</text:span></text:p>
            <text:p text:style-name="P111"><text:span text:style-name="T258">30.0 volts: 10 cells in series * 3.0 volts = 30.0 volts.</text:span></text:p>
            <text:p text:style-name="P111"><text:span text:style-name="T258">39.0 volts: 13 cells in series * 3.0 volts = 39.0 volts.</text:span><text:span text:style-name="T259"/></text:p>
            <text:p text:style-name="P111"><text:span text:style-name="T259">42.0 volts: 14 cells in series * 3.0 volts = 42.0 volts.<text:line-break/><text:line-break/>Note that by setting a high Low cut-off limit you will make less deep discharging cycles of your battery meaning the battery life will be increased AND you will then have less power available to use and so less range.</text:span><text:span text:style-name="T260"/></text:p>
          </table:table-cell>
        </table:table-row>
        <table:table-row table:style-name="TableRow0403">
          <table:table-cell table:style-name="TableCell040300">
            <text:p text:style-name="P114"><text:span text:style-name="T261">Resistance</text:span><text:span text:style-name="T262"/></text:p>
          </table:table-cell>
          <table:table-cell table:style-name="TableCell040301">
            <text:p text:style-name="P114"><text:span text:style-name="T263">200 milliohms</text:span><text:span text:style-name="T264"/></text:p>
          </table:table-cell>
          <table:table-cell table:style-name="TableCell040302">
            <text:p text:style-name="P115"><text:span text:style-name="T265">The battery SOC (State Of charge) indicator uses the battery resistance to consider the power loss inside the battery resistance and also the resistance on the cables. See Resistance set field instructions to know how you can get this value.</text:span></text:p>
            <text:p text:style-name="P116"><text:span text:style-name="T265">See Resistance auto estimate to enter as this number.</text:span><text:span text:style-name="T266"/></text:p>
          </table:table-cell>
        </table:table-row>
        <table:table-row table:style-name="TableRow0404">
          <table:table-cell table:style-name="TableCell040400">
            <text:p text:style-name="P119"><text:span text:style-name="T267">Voltage auto estimate</text:span><text:span text:style-name="T268"/></text:p>
          </table:table-cell>
          <table:table-cell table:style-name="TableCell040401">
            <text:p text:style-name="P119"><text:span text:style-name="T269">-</text:span><text:span text:style-name="T270"/></text:p>
          </table:table-cell>
          <table:table-cell table:style-name="TableCell040402">
            <text:p text:style-name="P119"><text:span text:style-name="T271">Real-time battery voltage value that is filtered using the battery pack resistance. If the battery resistance value is correct, this voltage should almost not change when the motor is not running or when the motor is running and pulling a high current from the battery.</text:span><text:span text:style-name="T272"/></text:p>
          </table:table-cell>
        </table:table-row>
        <table:table-row table:style-name="TableRow0405">
          <table:table-cell table:style-name="TableCell040500">
            <text:p text:style-name="P122"><text:span text:style-name="T273">Resistance auto estimate</text:span><text:span text:style-name="T274"/></text:p>
          </table:table-cell>
          <table:table-cell table:style-name="TableCell040501">
            <text:p text:style-name="P122"><text:span text:style-name="T275">-</text:span><text:span text:style-name="T276"/></text:p>
          </table:table-cell>
          <table:table-cell table:style-name="TableCell040502">
            <text:p text:style-name="P123"><text:span text:style-name="T277">Battery resistance estimated value that is automatically calculated so you can assess his value and then configure the Resistance field.<text:line-break/><text:line-break/>How to start the automatic battery pack resistance estimation:</text:span></text:p>
            <text:p text:style-name="P124"><text:span text:style-name="T277"><text:line-break/>start with the battery already discharged, with any value between 75% and 25%</text:span></text:p>
            <text:list text:style-name="L125">
              <text:list-item>
                <text:p text:style-name="P125"><text:span text:style-name="T277">start pedaling for 10 consecutive seconds, make the motor pull high current value from the battery like 10 amps (use a high assist level). After 10 seconds you should see a value on the field. For battery pack of 14S3P 3500 mAh cells, I get a value near 200 milliohms.</text:span><text:span text:style-name="T278"/></text:p>
              </text:list-item>
              <text:list-item>
                <text:p text:style-name="P125"><text:span text:style-name="T279">repeat the previous step a few times to make sure you always get a similar value</text:span><text:span text:style-name="T280"/></text:p>
              </text:list-item>
              <text:list-item>
                <text:p text:style-name="P126"><text:span text:style-name="T281">set the measured value Resistance field (I always round up the value)</text:span><text:span text:style-name="T282"/></text:p>
              </text:list-item>
            </text:list>
          </table:table-cell>
        </table:table-row>
        <table:table-row table:style-name="TableRow0406">
          <table:table-cell table:style-name="TableCell040600">
            <text:p text:style-name="P129"><text:span text:style-name="T283">Power loss auto estimate</text:span><text:span text:style-name="T284"/></text:p>
          </table:table-cell>
          <table:table-cell table:style-name="TableCell040601">
            <text:p text:style-name="P129"><text:span text:style-name="T285">-</text:span><text:span text:style-name="T286"/></text:p>
          </table:table-cell>
          <table:table-cell table:style-name="TableCell040602">
            <text:p text:style-name="P129"><text:span text:style-name="T287">Power loss estimated value that happens inside the battery pack due to battery and cables resistance.</text:span><text:span text:style-name="T288"/></text:p>
          </table:table-cell>
        </table:table-row>
      </table:table>
      <text:p text:style-name="P131"><text:span text:style-name="T289">SOC</text:span><text:span text:style-name="T290"/></text:p>
      <text:p text:style-name="P132"><text:span text:style-name="T291">For correct configuration of SOC: 1. set battery Watt-hour value 2. set battery voltage to reset the SOC counter 3. set the battery internal resistance</text:span></text:p>
      <text:p text:style-name="P132"><text:span text:style-name="T291">The battery needs to be charged to at least the predefined battery voltage to reset the counter. You can set the reset voltage to any voltage you like.</text:span></text:p>
      <table:table table:style-name="Table05">
        <table:table-column table:style-name="TableColumn0500"/>
        <table:table-column table:style-name="TableColumn0501"/>
        <table:table-column table:style-name="TableColumn0502"/>
        <table:table-row table:style-name="TableRow0500">
          <table:table-cell table:style-name="TableCell050000">
            <text:p text:style-name="P134"><text:span text:style-name="T293">Name</text:span><text:span text:style-name="T294"/></text:p>
          </table:table-cell>
          <table:table-cell table:style-name="TableCell050001">
            <text:p text:style-name="P134"><text:span text:style-name="T295">Recommended value</text:span><text:span text:style-name="T296"/></text:p>
          </table:table-cell>
          <table:table-cell table:style-name="TableCell050002">
            <text:p text:style-name="P134"><text:span text:style-name="T297">Description</text:span><text:span text:style-name="T298"/></text:p>
          </table:table-cell>
        </table:table-row>
        <table:table-row table:style-name="TableRow0501">
          <table:table-cell table:style-name="TableCell050100">
            <text:p text:style-name="P137"><text:span text:style-name="T299">Text</text:span><text:span text:style-name="T300"/></text:p>
          </table:table-cell>
          <table:table-cell table:style-name="TableCell050101">
            <text:p text:style-name="P137"><text:span text:style-name="T301">Volts</text:span><text:span text:style-name="T302"/></text:p>
          </table:table-cell>
          <table:table-cell table:style-name="TableCell050102">
            <text:p text:style-name="P137"><text:span text:style-name="T303">"SOC %" to show on the main screen, near the battery symbol, the value of SOC in percentage. Or "Volts" to show the battery voltage and "disable" to show nothing'</text:span><text:span text:style-name="T304"/></text:p>
          </table:table-cell>
        </table:table-row>
        <table:table-row table:style-name="TableRow0502">
          <table:table-cell table:style-name="TableCell050200">
            <text:p text:style-name="P140"><text:span text:style-name="T305">Reset at voltage / Reset at</text:span><text:span text:style-name="T306"/></text:p>
          </table:table-cell>
          <table:table-cell table:style-name="TableCell050201">
            <text:p text:style-name="P140"><text:span text:style-name="T307">54.0 </text:span></text:p>
            <text:p text:style-name="P140"><text:span text:style-name="T308"/></text:p>
          </table:table-cell>
          <table:table-cell table:style-name="TableCell050202">
            <text:p text:style-name="P141"><text:span text:style-name="T309">Threshold voltage to reset the SOC watt-hour meter: when powering on the display this value is compared to the battery voltage. If the battery voltage is higher, then the battery is expected to be fully charged and the SOC watt-hour meter is reset, effectively resetting the SOC to 100%.<text:line-break/><text:line-break/>Tip: To find a suitable value, fully charge the battery and measure the voltage on the display, use a slightly lower value for the threshold voltage.<text:line-break/><text:line-break/>For example:</text:span></text:p>
            <text:p text:style-name="P141"><text:span text:style-name="T309">36V battery charge up to 42.0 volts, set threshold to 41.5.</text:span></text:p>
            <text:p text:style-name="P141"><text:span text:style-name="T309">48V battery charge up to 54.6 volts, set threshold to 54.1.</text:span></text:p>
            <text:p text:style-name="P142"><text:span text:style-name="T309">52V battery charge up to 58.8 volts, set threshold to 58.3.</text:span><text:span text:style-name="T310"/></text:p>
          </table:table-cell>
        </table:table-row>
        <table:table-row table:style-name="TableRow0503">
          <table:table-cell table:style-name="TableCell050300">
            <text:p text:style-name="P145"><text:span text:style-name="T311">Battery total Watt-hour / Battery total</text:span><text:span text:style-name="T312"/></text:p>
          </table:table-cell>
          <table:table-cell table:style-name="TableCell050301">
            <text:p text:style-name="P145"><text:span text:style-name="T313">500</text:span><text:span text:style-name="T314"/></text:p>
          </table:table-cell>
          <table:table-cell table:style-name="TableCell050302">
            <text:p text:style-name="P145"><text:span text:style-name="T315">Set the total capacity in watt-hours less 10% of what your battery has.<text:line-break/><text:line-break/>Tip: fully charge the battery and then discharge it completely and use the measured value to input here. NOTE that you also need first to set up the correct value of your battery internal resistance as also the low cut-off voltage.<text:line-break/><text:line-break/>Tip: the capacities stated by the suppliers are often too high, expect a value of around 80 % - 90 % of the stated value.<text:line-break/><text:line-break/>Tip: roughly calculate the capacity by multiplying the nominal voltage with the nominal amp hours. For example a 52 Volt, 10 Ah battery has a nominal watt-hour capacity of 520 Wh.</text:span><text:span text:style-name="T316"/></text:p>
          </table:table-cell>
        </table:table-row>
        <table:table-row table:style-name="TableRow0504">
          <table:table-cell table:style-name="TableCell050400">
            <text:p text:style-name="P148"><text:span text:style-name="T318">Used Watt-hour</text:span><text:span text:style-name="T319"/></text:p>
          </table:table-cell>
          <table:table-cell table:style-name="TableCell050401">
            <text:p text:style-name="P148"><text:span text:style-name="T320">0</text:span><text:span text:style-name="T321"/></text:p>
          </table:table-cell>
          <table:table-cell table:style-name="TableCell050402">
            <text:p text:style-name="P148"><text:span text:style-name="T322">This value shows the SOC watt-hour meter value. You can change this value if you need, like in the event that the battery was not fully charged and this value is not accurate anymore.<text:line-break/></text:span><text:span text:style-name="T323"/></text:p>
          </table:table-cell>
        </table:table-row>
        <table:table-row table:style-name="TableRow0505">
          <table:table-cell table:style-name="TableCell050500">
            <text:p text:style-name="P150"><text:span text:style-name="T324">Manual reset</text:span><text:span text:style-name="T325"/></text:p>
          </table:table-cell>
          <table:table-cell table:style-name="TableCell050501">
            <text:p text:style-name="P150"><text:span text:style-name="T326">no</text:span><text:span text:style-name="T327"/></text:p>
          </table:table-cell>
          <table:table-cell table:style-name="TableCell050502">
            <text:p text:style-name="P150"><text:span text:style-name="T328">Use when putting on an incompletely charged battery or at the first power on after the flashing. In this case, “Used Wh” is calculated with reference to voltage. When the battery is fully charged, the reset to 100% is automatic.<text:line-break/></text:span><text:span text:style-name="T329"/></text:p>
          </table:table-cell>
        </table:table-row>
      </table:table>
      <text:p text:style-name="P152"><text:span text:style-name="T330">Motor</text:span><text:span text:style-name="T331"/></text:p>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154"><text:span text:style-name="T333">Name</text:span><text:span text:style-name="T334"/></text:p>
          </table:table-cell>
          <table:table-cell table:style-name="TableCell060001">
            <text:p text:style-name="P154"><text:span text:style-name="T335">Recommended value</text:span><text:span text:style-name="T336"/></text:p>
          </table:table-cell>
          <table:table-cell table:style-name="TableCell060002">
            <text:p text:style-name="P154"><text:span text:style-name="T337">Description</text:span><text:span text:style-name="T338"/></text:p>
          </table:table-cell>
        </table:table-row>
        <table:table-row table:style-name="TableRow0601">
          <table:table-cell table:style-name="TableCell060100">
            <text:p text:style-name="P157"><text:span text:style-name="T339">Motor voltage</text:span><text:span text:style-name="T340"/></text:p>
          </table:table-cell>
          <table:table-cell table:style-name="TableCell060101">
            <text:p text:style-name="P157"><text:span text:style-name="T341">48V</text:span><text:span text:style-name="T342"/></text:p>
          </table:table-cell>
          <table:table-cell table:style-name="TableCell060102">
            <text:p text:style-name="P157"><text:span text:style-name="T343">Depending on the type of motor, set the appropriate value so that FOC calculations are correctly executed. The voltage of the battery does not matter, this value should always be set depending on the type of motor. Set "48V" for a 48V brushless motor (TSDZ2 52V version has a 48V brushless motor). Set "36V" for a 36V brushless motor.</text:span><text:span text:style-name="T344"/></text:p>
          </table:table-cell>
        </table:table-row>
        <table:table-row table:style-name="TableRow0602">
          <table:table-cell table:style-name="TableCell060200">
            <text:p text:style-name="P159"><text:span text:style-name="T345">Max motor power</text:span><text:span text:style-name="T346"/></text:p>
          </table:table-cell>
          <table:table-cell table:style-name="TableCell060201">
            <text:p text:style-name="P160"><text:span text:style-name="T347">450W</text:span><text:span text:style-name="T348"/></text:p>
          </table:table-cell>
          <table:table-cell table:style-name="TableCell060202">
            <text:p text:style-name="P160"><text:span text:style-name="T349">Maximum motor power, set an adequate value to contain the motor heating and compatible with the power that the battery can deliver. A maximum value of 450W is recommended. Attention, it does not have to be continuous!</text:span><text:span text:style-name="T350"/></text:p>
          </table:table-cell>
        </table:table-row>
        <table:table-row table:style-name="TableRow0603">
          <table:table-cell table:style-name="TableCell060300">
            <text:p text:style-name="P162"><text:span text:style-name="T351">Motor Acceleration</text:span><text:span text:style-name="T352"/></text:p>
          </table:table-cell>
          <table:table-cell table:style-name="TableCell060301">
            <text:p text:style-name="P162"><text:span text:style-name="T353">see table</text:span><text:span text:style-name="T354"/></text:p>
          </table:table-cell>
          <table:table-cell table:style-name="TableCell060302">
            <text:p text:style-name="P163"><text:span text:style-name="T355">Acceleration of the motor.</text:span></text:p>
            <text:p text:style-name="P163"><text:span text:style-name="T355">As a first setting, use low values, then gradually increase if necessary.</text:span></text:p>
            <text:p text:style-name="P163"><text:span text:style-name="T355">Consider the values in the table as maximum values.</text:span></text:p>
            <text:p text:style-name="P163"><text:span text:style-name="T355">Set carefully, aware that setting a higher value than necessary can cause greater stress on the transmission.</text:span></text:p>
            <text:p text:style-name="P163"><text:span text:style-name="T355"/></text:p>
            <text:p text:style-name="P163"><text:span text:style-name="T355">Recommended values:</text:span></text:p>
            <text:p text:style-name="P163"><text:span text:style-name="T355">36 Volt motor, 36 volt battery = 35</text:span></text:p>
            <text:p text:style-name="P163"><text:span text:style-name="T355">36 Volt motor, 48 volt battery = 5</text:span></text:p>
            <text:p text:style-name="P163"><text:span text:style-name="T355">36 Volt motor, 52 volt battery = 0</text:span></text:p>
            <text:p text:style-name="P163"><text:span text:style-name="T355">48 Volt motor, 36 volt battery = 45</text:span></text:p>
            <text:p text:style-name="P163"><text:span text:style-name="T355">48 Volt motor, 48 volt battery = 35</text:span></text:p>
            <text:p text:style-name="P164"><text:span text:style-name="T355">48 Volt motor, 52 volt battery = 30</text:span><text:span text:style-name="T356"/></text:p>
          </table:table-cell>
        </table:table-row>
        <table:table-row table:style-name="TableRow0604">
          <table:table-cell table:style-name="TableCell060400">
            <text:p text:style-name="P166"><text:span text:style-name="T357">Motor Deceleration</text:span><text:span text:style-name="T358"/></text:p>
          </table:table-cell>
          <table:table-cell table:style-name="TableCell060401">
            <text:p text:style-name="P166"><text:span text:style-name="T359">0</text:span><text:span text:style-name="T360"/></text:p>
          </table:table-cell>
          <table:table-cell table:style-name="TableCell060402">
            <text:p text:style-name="P166"><text:span text:style-name="T361">Set to zero, the default deceleration ramp is active, if set to 100% the minimum deceleration ramp (faster stop).</text:span></text:p>
            <text:p text:style-name="P166"><text:span text:style-name="T361">Feature deactivated with “Motor fast stop” enabled.</text:span><text:span text:style-name="T362"/></text:p>
          </table:table-cell>
        </table:table-row>
        <table:table-row table:style-name="TableRow0605">
          <table:table-cell table:style-name="TableCell060500">
            <text:p text:style-name="P168"><text:span text:style-name="T364">Motor fast stop</text:span></text:p>
          </table:table-cell>
          <table:table-cell table:style-name="TableCell060501">
            <text:p text:style-name="P168"><text:span text:style-name="T365">no</text:span></text:p>
          </table:table-cell>
          <table:table-cell table:style-name="TableCell060502">
            <text:p text:style-name="P168"><text:span text:style-name="T366">Enabling the motor to stop immediately when you stop pedaling. If the motor stops too abruptly, disable and use the deceleration ramp</text:span></text:p>
          </table:table-cell>
        </table:table-row>
        <table:table-row table:style-name="TableRow0606">
          <table:table-cell table:style-name="TableCell060600">
            <text:p text:style-name="P170"><text:span text:style-name="T368">Field weakening</text:span></text:p>
          </table:table-cell>
          <table:table-cell table:style-name="TableCell060601">
            <text:p text:style-name="P170"><text:span text:style-name="T369">enabled</text:span></text:p>
          </table:table-cell>
          <table:table-cell table:style-name="TableCell060602">
            <text:p text:style-name="P170"><text:span text:style-name="T370">Enabled / Disabled. The field weakening function increases the motor cadence (up to 120 RPM when possible) but there is also a loss of efficiency.</text:span></text:p>
            <text:p text:style-name="P170"><text:span text:style-name="T370">If enabled, field weakening is automatically activated when the PWM value is greater than 100%.</text:span></text:p>
          </table:table-cell>
        </table:table-row>
      </table:table>
      <text:p text:style-name="P172"><text:span text:style-name="T372">Torque sensor<text:s/></text:span><text:span text:style-name="T373"/></text:p>
      <table:table table:style-name="Table07">
        <table:table-column table:style-name="TableColumn0700"/>
        <table:table-column table:style-name="TableColumn0701"/>
        <table:table-column table:style-name="TableColumn0702"/>
        <table:table-row table:style-name="TableRow0700">
          <table:table-cell table:style-name="TableCell070000">
            <text:p text:style-name="P174"><text:span text:style-name="T375">Name</text:span><text:span text:style-name="T376"/></text:p>
          </table:table-cell>
          <table:table-cell table:style-name="TableCell070001">
            <text:p text:style-name="P174"><text:span text:style-name="T377">Recommended value</text:span><text:span text:style-name="T378"/></text:p>
          </table:table-cell>
          <table:table-cell table:style-name="TableCell070002">
            <text:p text:style-name="P174"><text:span text:style-name="T379">Description</text:span><text:span text:style-name="T380"/></text:p>
          </table:table-cell>
        </table:table-row>
        <table:table-row table:style-name="TableRow0701">
          <table:table-cell table:style-name="TableCell070100">
            <text:p text:style-name="P177"><text:span text:style-name="T381">Assist w/o pedal rotation</text:span><text:span text:style-name="T382"/></text:p>
          </table:table-cell>
          <table:table-cell table:style-name="TableCell070101">
            <text:p text:style-name="P177"><text:span text:style-name="T383">Enable</text:span><text:span text:style-name="T384"/></text:p>
          </table:table-cell>
          <table:table-cell table:style-name="TableCell070102">
            <text:p text:style-name="P177"><text:span text:style-name="T385">Enable to get motor assistance once you press the pedals even without rotating them. Recommended keeping disabled if you do not have brake sensors installed.</text:span><text:span text:style-name="T386"/></text:p>
          </table:table-cell>
        </table:table-row>
        <table:table-row table:style-name="TableRow0702">
          <table:table-cell table:style-name="TableCell070200">
            <text:p text:style-name="P180"><text:span text:style-name="T387">Torque s ADC threshold<text:s/></text:span><text:span text:style-name="T388"/></text:p>
          </table:table-cell>
          <table:table-cell table:style-name="TableCell070201">
            <text:p text:style-name="P180"><text:span text:style-name="T389">10</text:span><text:span text:style-name="T390"/></text:p>
          </table:table-cell>
          <table:table-cell table:style-name="TableCell070202">
            <text:p text:style-name="P181"><text:span text:style-name="T391">Works in addition to the initial assistance with just the push on the pedals - without rotation for an</text:span></text:p>
            <text:p text:style-name="P181"><text:span text:style-name="T391">immediate start. Now, this function is also activated with the bike in motion, when you resume pedaling after a break.</text:span></text:p>
            <text:p text:style-name="P181"><text:span text:style-name="T391">CAUTION: By enabling the BOOST function at the same time, the effect increases! This can cause greater transmission stress.</text:span><text:span text:style-name="T392"/></text:p>
          </table:table-cell>
        </table:table-row>
        <table:table-row table:style-name="TableRow0703">
          <table:table-cell table:style-name="TableCell070300">
            <text:p text:style-name="P184"><text:span text:style-name="T393">Coast brake<text:s/></text:span><text:span text:style-name="T394"/></text:p>
          </table:table-cell>
          <table:table-cell table:style-name="TableCell070301">
            <text:p text:style-name="P184"><text:span text:style-name="T395">Enable</text:span><text:span text:style-name="T396"/></text:p>
          </table:table-cell>
          <table:table-cell table:style-name="TableCell070302">
            <text:p text:style-name="P184"><text:span text:style-name="T397">Needs to be enabled if you have a TSDZ2 coast brake version.<text:s/></text:span><text:span text:style-name="T398"/></text:p>
          </table:table-cell>
        </table:table-row>
        <table:table-row table:style-name="TableRow0704">
          <table:table-cell table:style-name="TableCell070400">
            <text:p text:style-name="P187"><text:span text:style-name="T399">Coast brake ADC<text:s/></text:span><text:span text:style-name="T400"/></text:p>
          </table:table-cell>
          <table:table-cell table:style-name="TableCell070401">
            <text:p text:style-name="P187"><text:span text:style-name="T401">10</text:span><text:span text:style-name="T402"/></text:p>
          </table:table-cell>
          <table:table-cell table:style-name="TableCell070402">
            <text:p text:style-name="P187"><text:span text:style-name="T403">The sensitivity of the coaster brake in ADC steps when pushing pedals backward. <text:line-break/>Low value takes less strength, high value takes more strength. See for yourself the optimal value.<text:line-break/></text:span><text:span text:style-name="T404">Limits from 5 to 40</text:span><text:span text:style-name="T405"/></text:p>
          </table:table-cell>
        </table:table-row>
        <table:table-row table:style-name="TableRow0705">
          <table:table-cell table:style-name="TableCell070500">
            <text:p text:style-name="P190"><text:span text:style-name="T406">Calibration</text:span><text:span text:style-name="T407"/></text:p>
          </table:table-cell>
          <table:table-cell table:style-name="TableCell070501">
            <text:p text:style-name="P190"><text:span text:style-name="T408">Enable</text:span><text:span text:style-name="T409"/></text:p>
          </table:table-cell>
          <table:table-cell table:style-name="TableCell070502">
            <text:p text:style-name="P191"><text:span text:style-name="T410">Enable only after having entered the actual values of “Pedal torque ADC offset” and “Pedal torque ADC max”, obtained from the calibration.</text:span></text:p>
            <text:p text:style-name="P191"><text:span text:style-name="T410">Enabling without having entered the correct values can lead to unpredictable operations.</text:span></text:p>
            <text:p text:style-name="P191"><text:span text:style-name="T410">Calibration procedure: see "ADC torque sensor" in the "Technical" menu, enter the ADC value of the torque sensor without any push on the pedals in "Pedal torque ADC offset".</text:span></text:p>
            <text:p text:style-name="P191"><text:span text:style-name="T410">Enter the ADC value of the torque sensor with the maximum thrust applied to the pedal (cyclist standing on the right pedal in horizontal position) in "Pedal torque ADC max".</text:span></text:p>
            <text:p text:style-name="P191"><text:span text:style-name="T410">Torque sensor calibration is required if the working range is limited.</text:span></text:p>
            <text:p text:style-name="P191"><text:span text:style-name="T410">“Pedal torque ADC max” - “Pedal torque ADC offset” Caution. The ADC values of the torque sensor over time may change, check periodically.</text:span><text:span text:style-name="T411"/></text:p>
          </table:table-cell>
        </table:table-row>
        <table:table-row table:style-name="TableRow0706">
          <table:table-cell table:style-name="TableCell070600">
            <text:p text:style-name="P194"><text:span text:style-name="T412">Torque sensor ADC step</text:span><text:span text:style-name="T413"/></text:p>
          </table:table-cell>
          <table:table-cell table:style-name="TableCell070601">
            <text:p text:style-name="P194"><text:span text:style-name="T414">67</text:span><text:span text:style-name="T415"/></text:p>
          </table:table-cell>
          <table:table-cell table:style-name="TableCell070602">
            <text:p text:style-name="P195"><text:span text:style-name="T416">A conversion factor of the torque applied to the pedal.</text:span></text:p>
            <text:p text:style-name="P195"><text:span text:style-name="T416">It is used to calculate the correct ratio between the assistance factor and the human power (only in “Power assist”), the actual value obtained from the calibration can be entered.</text:span></text:p>
            <text:p text:style-name="P196"><text:span text:style-name="T416">This parameter is not used for the calculation of the human power shown on the display.</text:span><text:span text:style-name="T417"/></text:p>
          </table:table-cell>
        </table:table-row>
        <table:table-row table:style-name="TableRow0707">
          <table:table-cell table:style-name="TableCell070700">
            <text:p text:style-name="P199"><text:span text:style-name="T418">Torque sensor ADC offset</text:span><text:span text:style-name="T419"/></text:p>
          </table:table-cell>
          <table:table-cell table:style-name="TableCell070701">
            <text:p text:style-name="P199"><text:span text:style-name="T419"/></text:p>
          </table:table-cell>
          <table:table-cell table:style-name="TableCell070702">
            <text:p text:style-name="P200"><text:span text:style-name="T420">ADC value of the torque sensor without any push on the pedals.</text:span></text:p>
            <text:p text:style-name="P200"><text:span text:style-name="T420">It is obtained from the calibration procedure to be carried out on the display.</text:span></text:p>
            <text:p text:style-name="P200"><text:span text:style-name="T420">When you need to increase the sensitivity at the start, for example with an arm-bike, subtract a number from 1 to 10 from the value obtained. If the power assist wants to go before you do add a number to the value.</text:span></text:p>
            <text:p text:style-name="P200"><text:span text:style-name="T420">Caution: Decreasing the offset value too much can cause an unwanted start and/or a delayed motor stop.</text:span><text:span text:style-name="T421"/></text:p>
          </table:table-cell>
        </table:table-row>
        <table:table-row table:style-name="TableRow0708">
          <table:table-cell table:style-name="TableCell070800">
            <text:p text:style-name="P203"><text:span text:style-name="T422">Torque ADC max</text:span><text:span text:style-name="T423"/></text:p>
          </table:table-cell>
          <table:table-cell table:style-name="TableCell070801">
            <text:p text:style-name="P203"><text:span text:style-name="T423"/></text:p>
          </table:table-cell>
          <table:table-cell table:style-name="TableCell070802">
            <text:p text:style-name="P204"><text:span text:style-name="T424">ADC value of the torque sensor with the maximum thrust applied to the pedal (cyclist standing, on the right pedal in horizontal position).</text:span></text:p>
            <text:p text:style-name="P204"><text:span text:style-name="T424">It is obtained from the calibration procedure to be carried out on the display.</text:span></text:p>
            <text:p text:style-name="P204"><text:span text:style-name="T424">This parameter is used to amplify the range of use of the torque sensor when it is too limited.</text:span></text:p>
            <text:p text:style-name="P204"><text:span text:style-name="T424">Check that the assistance is well distributed overall levels and in all modes, if necessary correct the value obtained in plus or minus. Lower value = higher amplification.</text:span><text:span text:style-name="T425"/></text:p>
          </table:table-cell>
        </table:table-row>
        <table:table-row table:style-name="TableRow0709">
          <table:table-cell table:style-name="TableCell070900">
            <text:p text:style-name="P207"><text:span text:style-name="T426">Weight on pedal</text:span><text:span text:style-name="T427"/></text:p>
          </table:table-cell>
          <table:table-cell table:style-name="TableCell070901">
            <text:p text:style-name="P207"><text:span text:style-name="T428">25 kg or 55 lb</text:span><text:span text:style-name="T429"/></text:p>
          </table:table-cell>
          <table:table-cell table:style-name="TableCell070902">
            <text:p text:style-name="P208"><text:span text:style-name="T430">Weight to be applied to the pedal for the calibration of the ADC value of the torque sensor used for the calculation of the human power to be shown on the display. Use a weight of 25 Kg. or 55 lb.</text:span></text:p>
            <text:p text:style-name="P208"><text:span text:style-name="T430">It is not essential, it does not affect the operation of the motor, it only serves for a correct display of human power.</text:span><text:span text:style-name="T431"/></text:p>
          </table:table-cell>
        </table:table-row>
        <table:table-row table:style-name="TableRow0710">
          <table:table-cell table:style-name="TableCell071000">
            <text:p text:style-name="P211"><text:span text:style-name="T432">Torque ADC on weight</text:span><text:span text:style-name="T433"/></text:p>
          </table:table-cell>
          <table:table-cell table:style-name="TableCell071001">
            <text:p text:style-name="P211"><text:span text:style-name="T433"/></text:p>
          </table:table-cell>
          <table:table-cell table:style-name="TableCell071002">
            <text:p text:style-name="P211"><text:span text:style-name="T434">ADC value of the torque sensor for the calculation of human power to be shown on the display, it is not used for the calculation of the assistance factor.</text:span></text:p>
            <text:p text:style-name="P211"><text:span text:style-name="T434">It is obtained from the calibration procedure with a weight, to be carried out on the display.</text:span><text:span text:style-name="T435"/></text:p>
          </table:table-cell>
        </table:table-row>
        <table:table-row table:style-name="TableRow0711">
          <table:table-cell table:style-name="TableCell071100">
            <text:p text:style-name="P213"><text:span text:style-name="T436">Default weight</text:span><text:span text:style-name="T437"/></text:p>
          </table:table-cell>
          <table:table-cell table:style-name="TableCell071101">
            <text:p text:style-name="P213"><text:span text:style-name="T438">no</text:span><text:span text:style-name="T439"/></text:p>
          </table:table-cell>
          <table:table-cell table:style-name="TableCell071102">
            <text:p text:style-name="P213"><text:span text:style-name="T440">After having entered the calibration values in "Torque ADC offset" and "Torque ADC max", with this function it is possible to calculate an estimated value of "Torque ADC on weight" for a weight of 25Kg. The value is less accurate than that obtained with real calibration, but it is adequate for the purpose.</text:span><text:span text:style-name="T441"/></text:p>
          </table:table-cell>
        </table:table-row>
      </table:table>
      <text:p text:style-name="P215"><text:span text:style-name="T442"/></text:p>
      <text:p text:style-name="P215"><text:span text:style-name="T442"/></text:p>
      <text:p text:style-name="P215"><text:span text:style-name="T443">Assist level / Assist</text:span><text:span text:style-name="T444"/></text:p>
      <text:p text:style-name="P216"><text:span text:style-name="T445"/></text:p>
      <table:table table:style-name="Table08">
        <table:table-column table:style-name="TableColumn0800"/>
        <table:table-column table:style-name="TableColumn0801"/>
        <table:table-column table:style-name="TableColumn0802"/>
        <table:table-row table:style-name="TableRow0800">
          <table:table-cell table:style-name="TableCell080000">
            <text:p text:style-name="P218"><text:span text:style-name="T447">Name</text:span><text:span text:style-name="T448"/></text:p>
          </table:table-cell>
          <table:table-cell table:style-name="TableCell080001">
            <text:p text:style-name="P218"><text:span text:style-name="T449">Recommended value</text:span><text:span text:style-name="T450"/></text:p>
          </table:table-cell>
          <table:table-cell table:style-name="TableCell080002">
            <text:p text:style-name="P218"><text:span text:style-name="T451">Description</text:span><text:span text:style-name="T452"/></text:p>
          </table:table-cell>
        </table:table-row>
        <table:table-row table:style-name="TableRow0801">
          <table:table-cell table:style-name="TableCell080100">
            <text:p text:style-name="P221"><text:span text:style-name="T453">Number of assist levels / Num levels</text:span><text:span text:style-name="T454"/></text:p>
          </table:table-cell>
          <table:table-cell table:style-name="TableCell080101">
            <text:p text:style-name="P221"><text:span text:style-name="T455">5</text:span><text:span text:style-name="T456"/></text:p>
          </table:table-cell>
          <table:table-cell table:style-name="TableCell080102">
            <text:p text:style-name="P221"><text:span text:style-name="T457">Select the desired number of assist levels from a minimum of 1 to a maximum of 9. If you choose for instance 5, only the first 5 levels will be available.</text:span><text:span text:style-name="T458"/></text:p>
          </table:table-cell>
        </table:table-row>
        <table:table-row table:style-name="TableRow0802">
          <table:table-cell table:style-name="TableCell080200">
            <text:p text:style-name="P224"><text:span text:style-name="T459">Power Assist</text:span><text:span text:style-name="T460"/></text:p>
          </table:table-cell>
          <table:table-cell table:style-name="TableCell080201">
            <text:p text:style-name="P224"><text:span text:style-name="T461">I use <text:line-break/>1-5</text:span><text:span text:style-name="T462"/></text:p>
          </table:table-cell>
          <table:table-cell table:style-name="TableCell080202">
            <text:p text:style-name="P225"><text:span text:style-name="T463">“Power assist” is an assistance mode proportional to the power on the pedals.</text:span></text:p>
            <text:p text:style-name="P225"><text:span text:style-name="T463">Levels available from 1 to 9. Set assistance levels according to your needs. Value% / 2, maximum 254.</text:span></text:p>
            <text:p text:style-name="P225"><text:span text:style-name="T463">For example, applying 100 Watt to the pedals, with 150 assist level, the motor delivers 300 Watt.</text:span></text:p>
            <text:p text:style-name="P226"><text:span text:style-name="T463">These assistance parameters are also used in the hybrid mode.<text:line-break/><text:line-break/>DEFAULTS:<text:line-break/>Level 1: 25<text:line-break/>Level 2: 50<text:line-break/>Level 3: 75<text:line-break/>Level 4: 100<text:line-break/>Level 5: 130<text:line-break/>Level 6: 160<text:line-break/>Level 7: 190<text:line-break/>Level 8: 220<text:line-break/>Level 9: 250</text:span><text:span text:style-name="T464"/></text:p>
          </table:table-cell>
        </table:table-row>
        <table:table-row table:style-name="TableRow0803">
          <table:table-cell table:style-name="TableCell080300">
            <text:p text:style-name="P229"><text:span text:style-name="T465">Torque Assist</text:span><text:span text:style-name="T466"/></text:p>
          </table:table-cell>
          <table:table-cell table:style-name="TableCell080301">
            <text:p text:style-name="P229"><text:span text:style-name="T467">I use <text:line-break/>1-5</text:span><text:span text:style-name="T468"/></text:p>
          </table:table-cell>
          <table:table-cell table:style-name="TableCell080302">
            <text:p text:style-name="P230"><text:span text:style-name="T469">“Torque assist” is an assistance mode proportional to the torque on the pedals.</text:span></text:p>
            <text:p text:style-name="P230"><text:span text:style-name="T469">Levels available from 1 to 9. The power delivered by the motor is proportional to the applied torque and the set assistance values.</text:span></text:p>
            <text:p text:style-name="P230"><text:span text:style-name="T469">Set assistance levels according to your needs. Relative values, maximum 254.</text:span></text:p>
            <text:p text:style-name="P231"><text:span text:style-name="T469">These assistance parameters are also used in the hybrid mode.<text:line-break/><text:line-break/>DEFAULTS:<text:line-break/>Level 1: 50<text:line-break/>Level 2: 70<text:line-break/>Level 3: 90<text:line-break/>Level 4: 120<text:line-break/>Level 5: 140<text:line-break/>Level 6: 160<text:line-break/>Level 7: 190<text:line-break/>Level 8: 220<text:line-break/>Level 9: 250</text:span><text:span text:style-name="T470"/></text:p>
          </table:table-cell>
        </table:table-row>
        <table:table-row table:style-name="TableRow0804">
          <table:table-cell table:style-name="TableCell080400">
            <text:p text:style-name="P234"><text:span text:style-name="T471">Cadence Assist</text:span><text:span text:style-name="T472"/></text:p>
          </table:table-cell>
          <table:table-cell table:style-name="TableCell080401">
            <text:p text:style-name="P234"><text:span text:style-name="T473">I don’t use</text:span><text:span text:style-name="T474"/></text:p>
          </table:table-cell>
          <table:table-cell table:style-name="TableCell080402">
            <text:p text:style-name="P235"><text:span text:style-name="T475">“Cadence assist” is an assistance mode that uses cadence only and does not use the torque sensor.</text:span></text:p>
            <text:p text:style-name="P235"><text:span text:style-name="T475">Levels available from 1 to 9.</text:span></text:p>
            <text:p text:style-name="P235"><text:span text:style-name="T475">The power supplied by the motor depends partly on the assistance values set and partly on the cadence of the pedals. Relative values, maximum 254.</text:span></text:p>
            <text:p text:style-name="P236"><text:span text:style-name="T475">It is recommended to use this assistance mode with the brake sensors installed and enabled.<text:line-break/>DEFAULTS<text:line-break/>Level 1: 100<text:line-break/>Level 2: 120<text:line-break/>Level 3: 130<text:line-break/>Level 4: 140<text:line-break/>Level 5: 160<text:line-break/>Level 6: 180<text:line-break/>Level 7: 200<text:line-break/>Level 8: 220<text:line-break/>Level 9: 250</text:span><text:span text:style-name="T476"/></text:p>
          </table:table-cell>
        </table:table-row>
        <table:table-row table:style-name="TableRow0805">
          <table:table-cell table:style-name="TableCell080500">
            <text:p text:style-name="P239"><text:span text:style-name="T477">eMTB assist</text:span><text:span text:style-name="T478"/></text:p>
          </table:table-cell>
          <table:table-cell table:style-name="TableCell080501">
            <text:p text:style-name="P239"><text:span text:style-name="T479">L9: 20</text:span><text:span text:style-name="T480"/></text:p>
          </table:table-cell>
          <table:table-cell table:style-name="TableCell080502">
            <text:p text:style-name="P240"><text:span text:style-name="T481">“eMTB assist” is an assistance mode with a progressive percentage of the torque on the pedals. Levels available from 1 to 9. The power delivered by the motor is progressively proportional to the applied torque. There are 1-20 predefined sensitivities.</text:span></text:p>
            <text:p text:style-name="P241"><text:span text:style-name="T481">Higher values correspond to more responsive assistance, quicker to reach maximum motor power.<text:line-break/>DEFAULTS<text:line-break/>Level 1: 4<text:line-break/>Level 2: 6<text:line-break/>Level 3: 8<text:line-break/>Level 4: 10<text:line-break/>Level 5: 12<text:line-break/>Level 6: 14<text:line-break/>Level 7: 16<text:line-break/>Level 8: 18<text:line-break/>Level 9: 20</text:span><text:span text:style-name="T482"/></text:p>
          </table:table-cell>
        </table:table-row>
      </table:table>
      <text:p text:style-name="P243"><text:span text:style-name="T483">Walk assist<text:s/></text:span><text:span text:style-name="T484"/></text:p>
      <table:table table:style-name="Table09">
        <table:table-column table:style-name="TableColumn0900"/>
        <table:table-column table:style-name="TableColumn0901"/>
        <table:table-column table:style-name="TableColumn0902"/>
        <table:table-row table:style-name="TableRow0900">
          <table:table-cell table:style-name="TableCell090000">
            <text:p text:style-name="P245"><text:span text:style-name="T486">Name</text:span><text:span text:style-name="T487"/></text:p>
          </table:table-cell>
          <table:table-cell table:style-name="TableCell090001">
            <text:p text:style-name="P245"><text:span text:style-name="T488">Recommended value</text:span><text:span text:style-name="T489"/></text:p>
          </table:table-cell>
          <table:table-cell table:style-name="TableCell090002">
            <text:p text:style-name="P245"><text:span text:style-name="T490">Description</text:span><text:span text:style-name="T491"/></text:p>
          </table:table-cell>
        </table:table-row>
        <table:table-row table:style-name="TableRow0901">
          <table:table-cell table:style-name="TableCell090100">
            <text:p text:style-name="P248"><text:span text:style-name="T492">Feature</text:span><text:span text:style-name="T493"/></text:p>
          </table:table-cell>
          <table:table-cell table:style-name="TableCell090101">
            <text:p text:style-name="P248"><text:span text:style-name="T494">enable</text:span><text:span text:style-name="T495"/></text:p>
          </table:table-cell>
          <table:table-cell table:style-name="TableCell090102">
            <text:p text:style-name="P248"><text:span text:style-name="T496">Enable or disable the walk assist function.</text:span><text:span text:style-name="T497"/></text:p>
          </table:table-cell>
        </table:table-row>
        <table:table-row table:style-name="TableRow0902">
          <table:table-cell table:style-name="TableCell090200">
            <text:p text:style-name="P251"><text:span text:style-name="T498">Level<text:s/></text:span><text:span text:style-name="T499"/></text:p>
          </table:table-cell>
          <table:table-cell table:style-name="TableCell090201">
            <text:p text:style-name="P251"><text:span text:style-name="T500">5</text:span><text:span text:style-name="T501"/></text:p>
          </table:table-cell>
          <table:table-cell table:style-name="TableCell090202">
            <text:p text:style-name="P251"><text:span text:style-name="T502">DEFAULTS:<text:line-break/>Level 1: 35<text:line-break/>Level 2: 40<text:line-break/>Level 3: 45<text:line-break/>Level 4: 50<text:line-break/>Level 5: 55<text:line-break/>Level 6: 55<text:line-break/>Level 7: 55<text:line-break/>Level 8: 55<text:line-break/>Level 9: 55</text:span><text:span text:style-name="T503"/></text:p>
          </table:table-cell>
        </table:table-row>
        <table:table-row table:style-name="TableRow0903">
          <table:table-cell table:style-name="TableCell090300">
            <text:p text:style-name="P254"><text:span text:style-name="T504">Cruise Feature</text:span><text:span text:style-name="T505"/></text:p>
          </table:table-cell>
          <table:table-cell table:style-name="TableCell090301">
            <text:p text:style-name="P254"><text:span text:style-name="T506">Disable</text:span><text:span text:style-name="T507"/></text:p>
          </table:table-cell>
          <table:table-cell table:style-name="TableCell090302">
            <text:p text:style-name="P255"><text:span text:style-name="T508">Enable/Disable the cruise function. It can only be enabled with Walk assist enabled.</text:span></text:p>
            <text:p text:style-name="P255"><text:span text:style-name="T508">By pressing the DOWN button for a long time at speeds above 9 km/h and with the function enabled, the current speed is stored and maintained for as long as the button is pressed.</text:span></text:p>
            <text:p text:style-name="P255"><text:span text:style-name="T508">Speed may not be achieved due to limited motor power.</text:span></text:p>
            <text:p text:style-name="P255"><text:span text:style-name="T508">The speed limit has priority.</text:span></text:p>
            <text:p text:style-name="P255"><text:span text:style-name="T508">It is recommended to use cruise mode with brake sensors installed.</text:span></text:p>
            <text:p text:style-name="P256"><text:span text:style-name="T508">Find out about the legal restrictions in your country.</text:span><text:span text:style-name="T509"/></text:p>
          </table:table-cell>
        </table:table-row>
      </table:table>
      <text:p text:style-name="P258"><text:span text:style-name="T510">Startup BOOST / Start Power</text:span><text:span text:style-name="T511"/></text:p>
      <table:table table:style-name="Table10">
        <table:table-column table:style-name="TableColumn1000"/>
        <table:table-column table:style-name="TableColumn1001"/>
        <table:table-column table:style-name="TableColumn1002"/>
        <table:table-row table:style-name="TableRow1000">
          <table:table-cell table:style-name="TableCell100000">
            <text:p text:style-name="P260"><text:span text:style-name="T513">Name</text:span><text:span text:style-name="T514"/></text:p>
          </table:table-cell>
          <table:table-cell table:style-name="TableCell100001">
            <text:p text:style-name="P260"><text:span text:style-name="T515">Recommended value</text:span><text:span text:style-name="T516"/></text:p>
          </table:table-cell>
          <table:table-cell table:style-name="TableCell100002">
            <text:p text:style-name="P260"><text:span text:style-name="T517">Description</text:span><text:span text:style-name="T518"/></text:p>
          </table:table-cell>
        </table:table-row>
        <table:table-row table:style-name="TableRow1001">
          <table:table-cell table:style-name="TableCell100100">
            <text:p text:style-name="P263"><text:span text:style-name="T519">Feature</text:span><text:span text:style-name="T520"/></text:p>
          </table:table-cell>
          <table:table-cell table:style-name="TableCell100101">
            <text:p text:style-name="P263"><text:span text:style-name="T521">Enable</text:span><text:span text:style-name="T522"/></text:p>
          </table:table-cell>
          <table:table-cell table:style-name="TableCell100102">
            <text:p text:style-name="P263"><text:span text:style-name="T523">“Startup boost” must be enabled. The feature only works in POWER mode. Uses torque and cadence to give additional power at startup.</text:span><text:span text:style-name="T524"/></text:p>
          </table:table-cell>
        </table:table-row>
        <table:table-row table:style-name="TableRow1002">
          <table:table-cell table:style-name="TableCell100200">
            <text:p text:style-name="P266"><text:span text:style-name="T525">Boost Torque Factor</text:span><text:span text:style-name="T526"/></text:p>
          </table:table-cell>
          <table:table-cell table:style-name="TableCell100201">
            <text:p text:style-name="P266"><text:span text:style-name="T527">300<text:s/></text:span><text:span text:style-name="T528"/></text:p>
          </table:table-cell>
          <table:table-cell table:style-name="TableCell100202">
            <text:p text:style-name="P267"><text:span text:style-name="T529">It is used to increase the starting assistance and at a low cadence.</text:span></text:p>
            <text:p text:style-name="P267"><text:span text:style-name="T529">Available only in "Power assist" mode.</text:span></text:p>
            <text:p text:style-name="P267"><text:span text:style-name="T529">It works both with a standing start and with resuming the pedaling in motion.</text:span></text:p>
            <text:p text:style-name="P267"><text:span text:style-name="T529">The value of this parameter is the percentage increase in torque applied to the pedals with cadence = 0. This value gradually decreases as the cadence increases, depending on the next parameter.</text:span></text:p>
            <text:p text:style-name="P268"><text:span text:style-name="T529">Set carefully, aware that setting too high a value can cause greater stress to the transmission. Value in %, recommended 250, maximum 500.</text:span><text:span text:style-name="T530"/></text:p>
          </table:table-cell>
        </table:table-row>
        <table:table-row table:style-name="TableRow1003">
          <table:table-cell table:style-name="TableCell100300">
            <text:p text:style-name="P271"><text:span text:style-name="T531">Startup boost cadence step</text:span><text:span text:style-name="T532"/></text:p>
          </table:table-cell>
          <table:table-cell table:style-name="TableCell100301">
            <text:p text:style-name="P271"><text:span text:style-name="T533">20</text:span><text:span text:style-name="T534"/></text:p>
          </table:table-cell>
          <table:table-cell table:style-name="TableCell100302">
            <text:p text:style-name="P272"><text:span text:style-name="T535">It is used to calculate the decrease in the boost torque factor as the cadence increases until extinction.</text:span></text:p>
            <text:p text:style-name="P273"><text:span text:style-name="T535">Recommended value 25. Limits from 10 to 50, higher value = shorter effect.</text:span><text:span text:style-name="T536"/></text:p>
          </table:table-cell>
        </table:table-row>
      </table:table>
      <text:p text:style-name="P275"><text:span text:style-name="T537">Motor temperature<text:s/></text:span><text:span text:style-name="T538"/></text:p>
      <text:p text:style-name="P276"><text:span text:style-name="T539">Here you can enable or disable the throttle or the motor temperature protection that will let you push the motor limits. Note that you must first install the </text:span><text:a xlink:href="https://github.com/OpenSource-EBike-firmware/TSDZ2_wiki/wiki/How-to-install-motor-temperature-sensor"><text:span text:style-name="T541">motor temperature sensor</text:span></text:a><text:span text:style-name="T542">.</text:span></text:p>
      <text:p text:style-name="P276"><text:span text:style-name="T543">NOTES:</text:span><text:span text:style-name="T544"/></text:p>
      <text:list text:style-name="L277">
        <text:list-item>
          <text:p text:style-name="P277"><text:span text:style-name="T544">The throttle and the motor temperature protection cannot be active simultaneously. This is because they use the same hardware ports to operate.</text:span><text:span text:style-name="T545"/></text:p>
        </text:list-item>
        <text:list-item>
          <text:p text:style-name="P278"><text:span text:style-name="T546">If the motor temperature sensor is installed it is not possible to use the throttle. Do NOT enable throttle if that is the case.</text:span><text:span text:style-name="T547"/></text:p>
        </text:list-item>
      </text:list>
      <table:table table:style-name="Table11">
        <table:table-column table:style-name="TableColumn1100"/>
        <table:table-column table:style-name="TableColumn1101"/>
        <table:table-column table:style-name="TableColumn1102"/>
        <table:table-row table:style-name="TableRow1100">
          <table:table-cell table:style-name="TableCell110000">
            <text:p text:style-name="P280"><text:span text:style-name="T549">Name</text:span><text:span text:style-name="T550"/></text:p>
          </table:table-cell>
          <table:table-cell table:style-name="TableCell110001">
            <text:p text:style-name="P280"><text:span text:style-name="T551">Recommended value</text:span><text:span text:style-name="T552"/></text:p>
          </table:table-cell>
          <table:table-cell table:style-name="TableCell110002">
            <text:p text:style-name="P280"><text:span text:style-name="T553">Description</text:span><text:span text:style-name="T554"/></text:p>
          </table:table-cell>
        </table:table-row>
        <table:table-row table:style-name="TableRow1101">
          <table:table-cell table:style-name="TableCell110100">
            <text:p text:style-name="P283"><text:span text:style-name="T555">Feature</text:span><text:span text:style-name="T556"/></text:p>
          </table:table-cell>
          <table:table-cell table:style-name="TableCell110101">
            <text:p text:style-name="P283"><text:span text:style-name="T557">Throttle</text:span><text:span text:style-name="T558"/></text:p>
          </table:table-cell>
          <table:table-cell table:style-name="TableCell110102">
            <text:p text:style-name="P284"><text:span text:style-name="T559">NOTE: THIS SETTING ENABLES THROTTLE. You must also enable throttle in STREET MODE to fully activate.</text:span></text:p>
            <text:p text:style-name="P285"><text:span text:style-name="T559">"disabled" means that neither motor temperature limit function nor throttle is enabled. Set to "temperature" to enable the automatic motor temperature control limit or set to "throttle" to enable the throttle.<text:line-break/><text:line-break/>NOTE: Do NOT enable the throttle if you have installed the </text:span><text:a xlink:href="https://github.com/OpenSource-EBike-firmware/TSDZ2_wiki/wiki/How-to-install-motor-temperature-sensor"><text:span text:style-name="T561">motor temperature sensor</text:span></text:a><text:span text:style-name="T562">. If you have the temp sensor installed you need to either have the motor temperature limit function enabled or everything disabled.</text:span><text:span text:style-name="T563"/></text:p>
          </table:table-cell>
        </table:table-row>
        <table:table-row table:style-name="TableRow1102">
          <table:table-cell table:style-name="TableCell110200">
            <text:p text:style-name="P287"><text:span text:style-name="T564">Min limit</text:span><text:span text:style-name="T565"/></text:p>
          </table:table-cell>
          <table:table-cell table:style-name="TableCell110201">
            <text:p text:style-name="P287"><text:span text:style-name="T566">149F or 75°C</text:span><text:span text:style-name="T567"/></text:p>
          </table:table-cell>
          <table:table-cell table:style-name="TableCell110202">
            <text:p text:style-name="P287"><text:span text:style-name="T568">Set the minimum motor temperature at which the power will start to be limited.</text:span><text:span text:style-name="T569"/></text:p>
          </table:table-cell>
        </table:table-row>
        <table:table-row table:style-name="TableRow1103">
          <table:table-cell table:style-name="TableCell110300">
            <text:p text:style-name="P289"><text:span text:style-name="T570">Max limit</text:span><text:span text:style-name="T571"/></text:p>
          </table:table-cell>
          <table:table-cell table:style-name="TableCell110301">
            <text:p text:style-name="P289"><text:span text:style-name="T572">185F or 85°C</text:span><text:span text:style-name="T573"/></text:p>
          </table:table-cell>
          <table:table-cell table:style-name="TableCell110302">
            <text:p text:style-name="P289"><text:span text:style-name="T574">Set the maximum motor temperature at which the power will be completely blocked, i.e. no motor assistance. Max recommended value is 85 degrees Celsius.</text:span><text:span text:style-name="T575"/></text:p>
          </table:table-cell>
        </table:table-row>
      </table:table>
      <text:p text:style-name="P291"><text:span text:style-name="T577">Street mode<text:s/></text:span><text:span text:style-name="T578"/></text:p>
      <text:p text:style-name="P292"><text:span text:style-name="T579">This feature enables users to limit speed and power when using the bike on public roads (useful in the case the local laws impose such limitations - YOU MUST CHECK YOUR OWN LOCAL LAWS AND COMPLY WITH THEM). It is also possible to disable the throttle function when in Street Mode.</text:span></text:p>
      <text:p text:style-name="P292"><text:span text:style-name="T579">On the 860C display, you will see the ASSIST label with orange color when the street mode is disabled. </text:span></text:p>
      <table:table table:style-name="Table12">
        <table:table-column table:style-name="TableColumn1200"/>
        <table:table-column table:style-name="TableColumn1201"/>
        <table:table-column table:style-name="TableColumn1202"/>
        <table:table-row table:style-name="TableRow1200">
          <table:table-cell table:style-name="TableCell120000">
            <text:p text:style-name="P294"><text:span text:style-name="T581">Name</text:span><text:span text:style-name="T582"/></text:p>
          </table:table-cell>
          <table:table-cell table:style-name="TableCell120001">
            <text:p text:style-name="P294"><text:span text:style-name="T583">Recommended value</text:span><text:span text:style-name="T584"/></text:p>
          </table:table-cell>
          <table:table-cell table:style-name="TableCell120002">
            <text:p text:style-name="P294"><text:span text:style-name="T585">Description</text:span><text:span text:style-name="T586"/></text:p>
          </table:table-cell>
        </table:table-row>
        <table:table-row table:style-name="TableRow1201">
          <table:table-cell table:style-name="TableCell120100">
            <text:p text:style-name="P297"><text:span text:style-name="T587">Enable Mode</text:span><text:span text:style-name="T588"/></text:p>
          </table:table-cell>
          <table:table-cell table:style-name="TableCell120101">
            <text:p text:style-name="P297"><text:span text:style-name="T589">No</text:span><text:span text:style-name="T590"/></text:p>
          </table:table-cell>
          <table:table-cell table:style-name="TableCell120102">
            <text:p text:style-name="P297"><text:span text:style-name="T591">When this feature is disabled, you cannot activate it from the main screen.</text:span><text:span text:style-name="T592"/></text:p>
          </table:table-cell>
        </table:table-row>
        <table:table-row table:style-name="TableRow1202">
          <table:table-cell table:style-name="TableCell120200">
            <text:p text:style-name="P300"><text:span text:style-name="T593">Enable at startup<text:s/></text:span><text:span text:style-name="T594"/></text:p>
          </table:table-cell>
          <table:table-cell table:style-name="TableCell120201">
            <text:p text:style-name="P300"><text:span text:style-name="T595">No</text:span><text:span text:style-name="T596"/></text:p>
          </table:table-cell>
          <table:table-cell table:style-name="TableCell120202">
            <text:p text:style-name="P300"><text:span text:style-name="T597">Determines whether Street mode should be active on system startup.</text:span><text:span text:style-name="T598"/></text:p>
          </table:table-cell>
        </table:table-row>
        <table:table-row table:style-name="TableRow1203">
          <table:table-cell table:style-name="TableCell120300">
            <text:p text:style-name="P303"><text:span text:style-name="T599">Speed limit<text:s/></text:span><text:span text:style-name="T600"/></text:p>
          </table:table-cell>
          <table:table-cell table:style-name="TableCell120301">
            <text:p text:style-name="P304"><text:span text:style-name="T601">25 km/h</text:span></text:p>
            <text:p text:style-name="P305"><text:span text:style-name="T601">35 mph</text:span><text:span text:style-name="T602"/></text:p>
          </table:table-cell>
          <table:table-cell table:style-name="TableCell120302">
            <text:p text:style-name="P305"><text:span text:style-name="T603">Set the speed limit for when Street Mode is active. The motor will fade out power from -0.5 km/h to +2,0 km/h to prevent overspeeding.</text:span><text:span text:style-name="T604"/></text:p>
          </table:table-cell>
        </table:table-row>
        <table:table-row table:style-name="TableRow1204">
          <table:table-cell table:style-name="TableCell120400">
            <text:p text:style-name="P308"><text:span text:style-name="T605">Motor power limit<text:s/></text:span><text:span text:style-name="T606"/></text:p>
          </table:table-cell>
          <table:table-cell table:style-name="TableCell120401">
            <text:p text:style-name="P308"><text:span text:style-name="T607">250 W</text:span><text:span text:style-name="T608"/></text:p>
          </table:table-cell>
          <table:table-cell table:style-name="TableCell120402">
            <text:p text:style-name="P308"><text:span text:style-name="T609">The power limit in watts when Street Mode is active.</text:span><text:span text:style-name="T610"/></text:p>
          </table:table-cell>
        </table:table-row>
        <table:table-row table:style-name="TableRow1205">
          <table:table-cell table:style-name="TableCell120500">
            <text:p text:style-name="P311"><text:span text:style-name="T611">Throttle enable<text:s/></text:span><text:span text:style-name="T612"/></text:p>
          </table:table-cell>
          <table:table-cell table:style-name="TableCell120501">
            <text:p text:style-name="P311"><text:span text:style-name="T613">Yes</text:span><text:span text:style-name="T614"/></text:p>
          </table:table-cell>
          <table:table-cell table:style-name="TableCell120502">
            <text:p text:style-name="P311"><text:span text:style-name="T615">Determines if the throttle is enabled in Street Mode.</text:span><text:span text:style-name="T616"/></text:p>
          </table:table-cell>
        </table:table-row>
        <table:table-row table:style-name="TableRow1206">
          <table:table-cell table:style-name="TableCell120600">
            <text:p text:style-name="P314"><text:span text:style-name="T617">Cruise enable</text:span><text:span text:style-name="T618"/></text:p>
          </table:table-cell>
          <table:table-cell table:style-name="TableCell120601">
            <text:p text:style-name="P314"><text:span text:style-name="T619">No</text:span><text:span text:style-name="T620"/></text:p>
          </table:table-cell>
          <table:table-cell table:style-name="TableCell120602">
            <text:p text:style-name="P314"><text:span text:style-name="T621">Enable/disable the cruise function in "Street mode".</text:span><text:span text:style-name="T622"/></text:p>
          </table:table-cell>
        </table:table-row>
        <table:table-row table:style-name="TableRow1207">
          <table:table-cell table:style-name="TableCell120700">
            <text:p text:style-name="P317"><text:span text:style-name="T623">Hotkey enable</text:span><text:span text:style-name="T624"/></text:p>
          </table:table-cell>
          <table:table-cell table:style-name="TableCell120701">
            <text:p text:style-name="P317"><text:span text:style-name="T625">No</text:span><text:span text:style-name="T626"/></text:p>
          </table:table-cell>
          <table:table-cell table:style-name="TableCell120702">
            <text:p text:style-name="P318"><text:span text:style-name="T627">No / Yes, enable activation via a combination of buttons, the functions:</text:span></text:p>
            <text:p text:style-name="P318"><text:span text:style-name="T627">Street mode: on / off</text:span></text:p>
            <text:p text:style-name="P318"><text:span text:style-name="T627">Motor max power: set value</text:span></text:p>
            <text:p text:style-name="P319"><text:span text:style-name="T627">Virtual throttle: set and use</text:span><text:span text:style-name="T628"/></text:p>
          </table:table-cell>
        </table:table-row>
      </table:table>
      <text:p text:style-name="P321"><text:span text:style-name="T629">Variables</text:span><text:span text:style-name="T630"/></text:p>
      <text:p text:style-name="P322"><text:span text:style-name="T631">This configuration lets you configure some options of the possible variables shown on the numeric field and on graphs.</text:span></text:p>
      <table:table table:style-name="Table13">
        <table:table-column table:style-name="TableColumn1300"/>
        <table:table-column table:style-name="TableColumn1301"/>
        <table:table-column table:style-name="TableColumn1302"/>
        <table:table-row table:style-name="TableRow1300">
          <table:table-cell table:style-name="TableCell130000">
            <text:p text:style-name="P324"><text:span text:style-name="T633">Name</text:span><text:span text:style-name="T634"/></text:p>
          </table:table-cell>
          <table:table-cell table:style-name="TableCell130001">
            <text:p text:style-name="P324"><text:span text:style-name="T635">Recommended value</text:span><text:span text:style-name="T636"/></text:p>
          </table:table-cell>
          <table:table-cell table:style-name="TableCell130002">
            <text:p text:style-name="P324"><text:span text:style-name="T637">Description</text:span><text:span text:style-name="T638"/></text:p>
          </table:table-cell>
        </table:table-row>
        <table:table-row table:style-name="TableRow1301">
          <table:table-cell table:style-name="TableCell130100">
            <text:p text:style-name="P327"><text:span text:style-name="T639">Graph auto max min</text:span><text:span text:style-name="T640"/></text:p>
          </table:table-cell>
          <table:table-cell table:style-name="TableCell130101">
            <text:p text:style-name="P327"><text:span text:style-name="T641">x</text:span><text:span text:style-name="T642"/></text:p>
          </table:table-cell>
          <table:table-cell table:style-name="TableCell130102">
            <text:p text:style-name="P327"><text:span text:style-name="T643">Should the graph use automatic values for max and min or use the following manual values.</text:span><text:span text:style-name="T644"/></text:p>
          </table:table-cell>
        </table:table-row>
        <table:table-row table:style-name="TableRow1302">
          <table:table-cell table:style-name="TableCell130200">
            <text:p text:style-name="P330"><text:span text:style-name="T645">Graph max</text:span><text:span text:style-name="T646"/></text:p>
          </table:table-cell>
          <table:table-cell table:style-name="TableCell130201">
            <text:p text:style-name="P330"><text:span text:style-name="T647">x</text:span><text:span text:style-name="T648"/></text:p>
          </table:table-cell>
          <table:table-cell table:style-name="TableCell130202">
            <text:p text:style-name="P330"><text:span text:style-name="T649">Set the graph max value. Will be set up to when a new value on the graph is lower than this value.</text:span><text:span text:style-name="T650"/></text:p>
          </table:table-cell>
        </table:table-row>
        <table:table-row table:style-name="TableRow1303">
          <table:table-cell table:style-name="TableCell130300">
            <text:p text:style-name="P333"><text:span text:style-name="T651">Graph min</text:span><text:span text:style-name="T652"/></text:p>
          </table:table-cell>
          <table:table-cell table:style-name="TableCell130301">
            <text:p text:style-name="P333"><text:span text:style-name="T653">x</text:span><text:span text:style-name="T654"/></text:p>
          </table:table-cell>
          <table:table-cell table:style-name="TableCell130302">
            <text:p text:style-name="P333"><text:span text:style-name="T655">Set the graph min value. Will be set up to when a new value on the graph is higher than this value.</text:span><text:span text:style-name="T656"/></text:p>
          </table:table-cell>
        </table:table-row>
        <table:table-row table:style-name="TableRow1304">
          <table:table-cell table:style-name="TableCell130400">
            <text:p text:style-name="P336"><text:span text:style-name="T657">Thresholds</text:span><text:span text:style-name="T658"/></text:p>
          </table:table-cell>
          <table:table-cell table:style-name="TableCell130401">
            <text:p text:style-name="P336"><text:span text:style-name="T659">x</text:span><text:span text:style-name="T660"/></text:p>
          </table:table-cell>
          <table:table-cell table:style-name="TableCell130402">
            <text:p text:style-name="P336"><text:span text:style-name="T661">Thresholds will make the graph or numeric field values fade to yellow or red color, depending on the variable value. For instance, as soon as motor speed starts to approach near its max value, the color will fade first to yellow and then to red.<text:line-break/>You can disable, set to manual or automatic the thresholds.</text:span><text:span text:style-name="T662"/></text:p>
          </table:table-cell>
        </table:table-row>
        <table:table-row table:style-name="TableRow1305">
          <table:table-cell table:style-name="TableCell130500">
            <text:p text:style-name="P339"><text:span text:style-name="T663">Max threshold</text:span><text:span text:style-name="T664"/></text:p>
          </table:table-cell>
          <table:table-cell table:style-name="TableCell130501">
            <text:p text:style-name="P339"><text:span text:style-name="T665">x</text:span><text:span text:style-name="T666"/></text:p>
          </table:table-cell>
          <table:table-cell table:style-name="TableCell130502">
            <text:p text:style-name="P339"><text:span text:style-name="T667">Set the value for manual max threshold, for red color.</text:span><text:span text:style-name="T668"/></text:p>
          </table:table-cell>
        </table:table-row>
        <table:table-row table:style-name="TableRow1306">
          <table:table-cell table:style-name="TableCell130600">
            <text:p text:style-name="P342"><text:span text:style-name="T669">Max threshold</text:span><text:span text:style-name="T670"/></text:p>
          </table:table-cell>
          <table:table-cell table:style-name="TableCell130601">
            <text:p text:style-name="P342"><text:span text:style-name="T671">x</text:span><text:span text:style-name="T672"/></text:p>
          </table:table-cell>
          <table:table-cell table:style-name="TableCell130602">
            <text:p text:style-name="P342"><text:span text:style-name="T673">Set the value for manual max threshold, for yellow color.</text:span><text:span text:style-name="T674"/></text:p>
          </table:table-cell>
        </table:table-row>
      </table:table>
      <text:p text:style-name="P344"><text:span text:style-name="T675">Various</text:span><text:span text:style-name="T676"/></text:p>
      <table:table table:style-name="Table14">
        <table:table-column table:style-name="TableColumn1400"/>
        <table:table-column table:style-name="TableColumn1401"/>
        <table:table-column table:style-name="TableColumn1402"/>
        <table:table-row table:style-name="TableRow1400">
          <table:table-cell table:style-name="TableCell140000">
            <text:p text:style-name="P346"><text:span text:style-name="T678">Name</text:span><text:span text:style-name="T679"/></text:p>
          </table:table-cell>
          <table:table-cell table:style-name="TableCell140001">
            <text:p text:style-name="P346"><text:span text:style-name="T680">Recommended value</text:span><text:span text:style-name="T681"/></text:p>
          </table:table-cell>
          <table:table-cell table:style-name="TableCell140002">
            <text:p text:style-name="P346"><text:span text:style-name="T682">Description</text:span><text:span text:style-name="T683"/></text:p>
          </table:table-cell>
        </table:table-row>
        <table:table-row table:style-name="TableRow1401">
          <table:table-cell table:style-name="TableCell140100">
            <text:p text:style-name="P349"><text:span text:style-name="T684">Lights configuration</text:span><text:span text:style-name="T685"/></text:p>
          </table:table-cell>
          <table:table-cell table:style-name="TableCell140101">
            <text:p text:style-name="P349"><text:span text:style-name="T686">x</text:span><text:span text:style-name="T687"/></text:p>
          </table:table-cell>
          <table:table-cell table:style-name="TableCell140102">
            <text:p text:style-name="P350"><text:span text:style-name="T688">Choose your preferred mode from the 9 available.</text:span></text:p>
            <text:p text:style-name="P351"><text:span text:style-name="T688">With light control ON:<text:line-break/>0<text:s/></text:span><text:span text:style-name="T689">–</text:span><text:span text:style-name="T690"><text:s/>on<text:line-break/>1<text:s/></text:span><text:span text:style-name="T691">–</text:span><text:span text:style-name="T692"><text:s/>flashing<text:line-break/>2 - on and fast flashing when braking<text:line-break/>3 - flashing and on when braking<text:line-break/>4 - flashing and fast flashing when braking<text:line-break/>5 - on and on during braking also with light control OFF<text:line-break/>6 - on and fast flashing when braking even with the light control OFF<text:line-break/>7 - flashing and switched on when braking even with the light control OFF<text:line-break/>8 - flashing and fast flashing when braking even with the light control OFF</text:span></text:p>
            <text:p text:style-name="P351"><text:span text:style-name="T692">The braking modes are only available with the brake sensors installed.</text:span><text:span text:style-name="T693"/></text:p>
          </table:table-cell>
        </table:table-row>
        <table:table-row table:style-name="TableRow1402">
          <table:table-cell table:style-name="TableCell140200">
            <text:p text:style-name="P354"><text:span text:style-name="T694">Assist with error</text:span><text:span text:style-name="T695"/></text:p>
          </table:table-cell>
          <table:table-cell table:style-name="TableCell140201">
            <text:p text:style-name="P354"><text:span text:style-name="T696">0</text:span><text:span text:style-name="T697"/></text:p>
          </table:table-cell>
          <table:table-cell table:style-name="TableCell140202">
            <text:p text:style-name="P355"><text:span text:style-name="T698">Enabled / Disabled. The presence of an error disables assistance in all modes.</text:span></text:p>
            <text:p text:style-name="P355"><text:span text:style-name="T698">It is however possible to force assistance even with an error if this is caused by a problem with a sensor. Torque, cadence or speed sensor.</text:span></text:p>
            <text:p text:style-name="P355"><text:span text:style-name="T698">You will have to choose the assistance mode that does not involve the use of the faulty sensor.</text:span></text:p>
            <text:p text:style-name="P355"><text:span text:style-name="T698">Use only in case of need, with this function enabled there are limitations in assistance.</text:span></text:p>
            <text:p text:style-name="P356"><text:span text:style-name="T698">See error codes below.</text:span><text:span text:style-name="T699"/></text:p>
          </table:table-cell>
        </table:table-row>
        <table:table-row table:style-name="TableRow1403">
          <table:table-cell table:style-name="TableCell140300">
            <text:p text:style-name="P359"><text:span text:style-name="T700">Virtual throttle step<text:s/></text:span><text:span text:style-name="T701"/></text:p>
          </table:table-cell>
          <table:table-cell table:style-name="TableCell140301">
            <text:p text:style-name="P359"><text:span text:style-name="T702">5</text:span><text:span text:style-name="T703"/></text:p>
          </table:table-cell>
          <table:table-cell table:style-name="TableCell140302">
            <text:p text:style-name="P359"><text:span text:style-name="T704">Amount steps for each increase and decrease of Virtual throttle.</text:span><text:span text:style-name="T705"/></text:p>
          </table:table-cell>
        </table:table-row>
        <table:table-row table:style-name="TableRow1404">
          <table:table-cell table:style-name="TableCell140400">
            <text:p text:style-name="P362"><text:span text:style-name="T706">Odometer</text:span><text:span text:style-name="T707"/></text:p>
          </table:table-cell>
          <table:table-cell table:style-name="TableCell140401">
            <text:p text:style-name="P362"><text:span text:style-name="T708">0</text:span><text:span text:style-name="T709"/></text:p>
          </table:table-cell>
          <table:table-cell table:style-name="TableCell140402">
            <text:p text:style-name="P362"><text:span text:style-name="T710">This field shows the current odometer value. You can also edit the value, like set to 0 to reset the odometer.</text:span><text:span text:style-name="T711"/></text:p>
          </table:table-cell>
        </table:table-row>
      </table:table>
      <text:p text:style-name="P364"><text:span text:style-name="T712">Display</text:span><text:span text:style-name="T713"/></text:p>
      <table:table table:style-name="Table15">
        <table:table-column table:style-name="TableColumn1500"/>
        <table:table-column table:style-name="TableColumn1501"/>
        <table:table-column table:style-name="TableColumn1502"/>
        <table:table-row table:style-name="TableRow1500">
          <table:table-cell table:style-name="TableCell150000">
            <text:p text:style-name="P366"><text:span text:style-name="T715">Name</text:span><text:span text:style-name="T716"/></text:p>
          </table:table-cell>
          <table:table-cell table:style-name="TableCell150001">
            <text:p text:style-name="P366"><text:span text:style-name="T717">Recommended value</text:span><text:span text:style-name="T718"/></text:p>
          </table:table-cell>
          <table:table-cell table:style-name="TableCell150002">
            <text:p text:style-name="P366"><text:span text:style-name="T719">Description</text:span><text:span text:style-name="T720"/></text:p>
          </table:table-cell>
        </table:table-row>
        <table:table-row table:style-name="TableRow1501">
          <table:table-cell table:style-name="TableCell150100">
            <text:p text:style-name="P369"><text:span text:style-name="T721">Clock hours<text:s/></text:span><text:span text:style-name="T722"/></text:p>
          </table:table-cell>
          <table:table-cell table:style-name="TableCell150101">
            <text:p text:style-name="P369"><text:span text:style-name="T723">0</text:span><text:span text:style-name="T724"/></text:p>
          </table:table-cell>
          <table:table-cell table:style-name="TableCell150102">
            <text:p text:style-name="P369"><text:span text:style-name="T725">See current hour value or set a different value.</text:span><text:span text:style-name="T726"/></text:p>
          </table:table-cell>
        </table:table-row>
        <table:table-row table:style-name="TableRow1502">
          <table:table-cell table:style-name="TableCell150200">
            <text:p text:style-name="P372"><text:span text:style-name="T727">Clock minutes<text:s/></text:span><text:span text:style-name="T728"/></text:p>
          </table:table-cell>
          <table:table-cell table:style-name="TableCell150201">
            <text:p text:style-name="P372"><text:span text:style-name="T729">0</text:span><text:span text:style-name="T730"/></text:p>
          </table:table-cell>
          <table:table-cell table:style-name="TableCell150202">
            <text:p text:style-name="P372"><text:span text:style-name="T731">See current minutes value or set a different value.</text:span><text:span text:style-name="T732"/></text:p>
          </table:table-cell>
        </table:table-row>
        <table:table-row table:style-name="TableRow1503">
          <table:table-cell table:style-name="TableCell150300">
            <text:p text:style-name="P375"><text:span text:style-name="T733">Brightness on<text:s/></text:span><text:span text:style-name="T734"/></text:p>
          </table:table-cell>
          <table:table-cell table:style-name="TableCell150301">
            <text:p text:style-name="P375"><text:span text:style-name="T735">100%</text:span><text:span text:style-name="T736"/></text:p>
          </table:table-cell>
          <table:table-cell table:style-name="TableCell150302">
            <text:p text:style-name="P375"><text:span text:style-name="T737">Set display backlight brightness when lights are on.</text:span><text:span text:style-name="T738"/></text:p>
          </table:table-cell>
        </table:table-row>
        <table:table-row table:style-name="TableRow1504">
          <table:table-cell table:style-name="TableCell150400">
            <text:p text:style-name="P378"><text:span text:style-name="T739">Brightness off<text:s/></text:span><text:span text:style-name="T740"/></text:p>
          </table:table-cell>
          <table:table-cell table:style-name="TableCell150401">
            <text:p text:style-name="P378"><text:span text:style-name="T741">30%</text:span><text:span text:style-name="T742"/></text:p>
          </table:table-cell>
          <table:table-cell table:style-name="TableCell150402">
            <text:p text:style-name="P378"><text:span text:style-name="T743">Set display backlight brightness when lights are off.</text:span><text:span text:style-name="T744"/></text:p>
          </table:table-cell>
        </table:table-row>
        <table:table-row table:style-name="TableRow1505">
          <table:table-cell table:style-name="TableCell150500">
            <text:p text:style-name="P381"><text:span text:style-name="T745">Auto power off</text:span><text:span text:style-name="T746"/></text:p>
          </table:table-cell>
          <table:table-cell table:style-name="TableCell150501">
            <text:p text:style-name="P381"><text:span text:style-name="T747">25m</text:span><text:span text:style-name="T748"/></text:p>
          </table:table-cell>
          <table:table-cell table:style-name="TableCell150502">
            <text:p text:style-name="P381"><text:span text:style-name="T749">Set the number of minutes for the display automatic power off.<text:line-break/>The auto power-off timer counter is reset when wheel speed or battery current is higher than 0, or if brakes or buttons are active.</text:span><text:span text:style-name="T750"/></text:p>
          </table:table-cell>
        </table:table-row>
        <table:table-row table:style-name="TableRow1506">
          <table:table-cell table:style-name="TableCell150600">
            <text:p text:style-name="P384"><text:span text:style-name="T751">Units</text:span><text:span text:style-name="T752"/></text:p>
          </table:table-cell>
          <table:table-cell table:style-name="TableCell150601">
            <text:p text:style-name="P384"><text:span text:style-name="T753">Imp</text:span><text:span text:style-name="T754"/></text:p>
          </table:table-cell>
          <table:table-cell table:style-name="TableCell150602">
            <text:p text:style-name="P384"><text:span text:style-name="T755">Set units to SI or Imperial.</text:span><text:span text:style-name="T756"/></text:p>
          </table:table-cell>
        </table:table-row>
        <table:table-row table:style-name="TableRow1507">
          <table:table-cell table:style-name="TableCell150700">
            <text:p text:style-name="P387"><text:span text:style-name="T757">LCD type<text:s/></text:span><text:span text:style-name="T758"/></text:p>
          </table:table-cell>
          <table:table-cell table:style-name="TableCell150701">
            <text:p text:style-name="P387"><text:span text:style-name="T759">x</text:span><text:span text:style-name="T760"/></text:p>
          </table:table-cell>
          <table:table-cell table:style-name="TableCell150702">
            <text:p text:style-name="P387"><text:span text:style-name="T761">This is read-only and is the LCD type on the display and is relevant for developers. Actual options are ILI9481, ST7796 and unknown.</text:span><text:span text:style-name="T762"/></text:p>
          </table:table-cell>
        </table:table-row>
        <table:table-row table:style-name="TableRow1508">
          <table:table-cell table:style-name="TableCell150800">
            <text:p text:style-name="P390"><text:span text:style-name="T763">Reset to defaults</text:span><text:span text:style-name="T764"/></text:p>
          </table:table-cell>
          <table:table-cell table:style-name="TableCell150801">
            <text:p text:style-name="P390"><text:span text:style-name="T765">no</text:span><text:span text:style-name="T766"/></text:p>
          </table:table-cell>
          <table:table-cell table:style-name="TableCell150802">
            <text:p text:style-name="P390"><text:span text:style-name="T767">Set yes to reset all the configurations to default values.</text:span><text:span text:style-name="T768"/></text:p>
          </table:table-cell>
        </table:table-row>
        <table:table-row table:style-name="TableRow1509">
          <table:table-cell table:style-name="TableCell150900">
            <text:p text:style-name="P393"><text:span text:style-name="T769">Config Shortcut Key for 860C</text:span><text:span text:style-name="T770"/></text:p>
          </table:table-cell>
          <table:table-cell table:style-name="TableCell150901">
            <text:p text:style-name="P393"><text:span text:style-name="T771">Yes</text:span><text:span text:style-name="T772"/></text:p>
          </table:table-cell>
          <table:table-cell table:style-name="TableCell150902">
            <text:p text:style-name="P394"><text:span text:style-name="T773">By enabling this function (yes), with an assistance level greater than zero, it is possible to directly access the configuration menu with a long press of the M button.</text:span></text:p>
            <text:p text:style-name="P394"><text:span text:style-name="T773">Only with level = 0, long pressing of the M button activates the customization of the numerical fields and graphs in the 3 main screens.<text:line-break/></text:span></text:p>
            <text:p text:style-name="P395"><text:span text:style-name="T773">It is always possible to access the configuration menu with the UP + DOWN + POWER buttons.</text:span><text:span text:style-name="T774"/></text:p>
          </table:table-cell>
        </table:table-row>
      </table:table>
      <text:p text:style-name="P397"><text:span text:style-name="T775">Technical</text:span><text:span text:style-name="T776"/></text:p>
      <text:p text:style-name="P398"><text:span text:style-name="T777">Here you can see the values of some variables of the system. This can help debug issues on TSDZ2 or help you understand how the system works.</text:span></text:p>
      <table:table table:style-name="Table16">
        <table:table-column table:style-name="TableColumn1600"/>
        <table:table-column table:style-name="TableColumn1601"/>
        <table:table-column table:style-name="TableColumn1602"/>
        <table:table-row table:style-name="TableRow1600">
          <table:table-cell table:style-name="TableCell160000">
            <text:p text:style-name="P400"><text:span text:style-name="T779">Name</text:span><text:span text:style-name="T780"/></text:p>
          </table:table-cell>
          <table:table-cell table:style-name="TableCell160001">
            <text:p text:style-name="P400"><text:span text:style-name="T781">Recommended value</text:span><text:span text:style-name="T782"/></text:p>
          </table:table-cell>
          <table:table-cell table:style-name="TableCell160002">
            <text:p text:style-name="P400"><text:span text:style-name="T783">Description</text:span><text:span text:style-name="T784"/></text:p>
          </table:table-cell>
        </table:table-row>
        <table:table-row table:style-name="TableRow1601">
          <table:table-cell table:style-name="TableCell160100">
            <text:p text:style-name="P403"><text:span text:style-name="T785">ADC Battery Current</text:span><text:span text:style-name="T786"/></text:p>
          </table:table-cell>
          <table:table-cell table:style-name="TableCell160101">
            <text:p text:style-name="P403"><text:span text:style-name="T787">x</text:span><text:span text:style-name="T788"/></text:p>
          </table:table-cell>
          <table:table-cell table:style-name="TableCell160102">
            <text:p text:style-name="P403"><text:span text:style-name="T789">How much current is being drawn from the battery?</text:span><text:span text:style-name="T790"/></text:p>
          </table:table-cell>
        </table:table-row>
        <table:table-row table:style-name="TableRow1602">
          <table:table-cell table:style-name="TableCell160200">
            <text:p text:style-name="P405"><text:span text:style-name="T791">ADC throttle sensor</text:span><text:span text:style-name="T792"/></text:p>
          </table:table-cell>
          <table:table-cell table:style-name="TableCell160201">
            <text:p text:style-name="P405"><text:span text:style-name="T793">x</text:span><text:span text:style-name="T794"/></text:p>
          </table:table-cell>
          <table:table-cell table:style-name="TableCell160202">
            <text:p text:style-name="P405"><text:span text:style-name="T795">The current value of the input signal from the throttle, from 0 to 255.</text:span><text:span text:style-name="T796"/></text:p>
          </table:table-cell>
        </table:table-row>
        <table:table-row table:style-name="TableRow1603">
          <table:table-cell table:style-name="TableCell160300">
            <text:p text:style-name="P408"><text:span text:style-name="T797">Throttle sensor</text:span><text:span text:style-name="T798"/></text:p>
          </table:table-cell>
          <table:table-cell table:style-name="TableCell160301">
            <text:p text:style-name="P408"><text:span text:style-name="T799">x</text:span><text:span text:style-name="T800"/></text:p>
          </table:table-cell>
          <table:table-cell table:style-name="TableCell160302">
            <text:p text:style-name="P408"><text:span text:style-name="T801">The current value of the input signal from the throttle, without offset, from 0 to 255.</text:span><text:span text:style-name="T802"/></text:p>
          </table:table-cell>
        </table:table-row>
        <table:table-row table:style-name="TableRow1604">
          <table:table-cell table:style-name="TableCell160400">
            <text:p text:style-name="P411"><text:span text:style-name="T803">ADC torque sensor</text:span><text:span text:style-name="T804"/></text:p>
          </table:table-cell>
          <table:table-cell table:style-name="TableCell160401">
            <text:p text:style-name="P411"><text:span text:style-name="T805">x</text:span><text:span text:style-name="T806"/></text:p>
          </table:table-cell>
          <table:table-cell table:style-name="TableCell160402">
            <text:p text:style-name="P411"><text:span text:style-name="T807">The current value of the input signal from the torque sensor, from 0 to 1023.</text:span><text:span text:style-name="T808"/></text:p>
          </table:table-cell>
        </table:table-row>
        <table:table-row table:style-name="TableRow1605">
          <table:table-cell table:style-name="TableCell160500">
            <text:p text:style-name="P414"><text:span text:style-name="T809">ADC torque delta</text:span><text:span text:style-name="T810"/></text:p>
          </table:table-cell>
          <table:table-cell table:style-name="TableCell160501">
            <text:p text:style-name="P414"><text:span text:style-name="T811">x</text:span><text:span text:style-name="T812"/></text:p>
          </table:table-cell>
          <table:table-cell table:style-name="TableCell160502">
            <text:p text:style-name="P415"><text:span text:style-name="T813">ADC value of the torque sensor without offset.</text:span></text:p>
            <text:p text:style-name="P416"><text:span text:style-name="T813">It is possible to observe and analyze the variations resulting from the calibration.</text:span><text:span text:style-name="T814"/></text:p>
          </table:table-cell>
        </table:table-row>
        <table:table-row table:style-name="TableRow1606">
          <table:table-cell table:style-name="TableCell160600">
            <text:p text:style-name="P419"><text:span text:style-name="T815">ADC torque boost</text:span><text:span text:style-name="T816"/></text:p>
          </table:table-cell>
          <table:table-cell table:style-name="TableCell160601">
            <text:p text:style-name="P419"><text:span text:style-name="T817">x</text:span><text:span text:style-name="T818"/></text:p>
          </table:table-cell>
          <table:table-cell table:style-name="TableCell160602">
            <text:p text:style-name="P419"><text:span text:style-name="T819">ADC value of the torque sensor without offset and with the increase of the "Startup boost" function if enabled. Only in "Power assist" mode.</text:span><text:span text:style-name="T820"/></text:p>
          </table:table-cell>
        </table:table-row>
        <table:table-row table:style-name="TableRow1607">
          <table:table-cell table:style-name="TableCell160700">
            <text:p text:style-name="P422"><text:span text:style-name="T821">ADC torque step calc</text:span><text:span text:style-name="T822"/></text:p>
          </table:table-cell>
          <table:table-cell table:style-name="TableCell160701">
            <text:p text:style-name="P422"><text:span text:style-name="T823">x</text:span><text:span text:style-name="T824"/></text:p>
          </table:table-cell>
          <table:table-cell table:style-name="TableCell160702">
            <text:p text:style-name="P423"><text:span text:style-name="T825">The conversion factor of the torque applied to the pedal obtained from the weight calibration.</text:span></text:p>
            <text:p text:style-name="P423"><text:span text:style-name="T825">Used for the calculation of the human power shown on the display.</text:span></text:p>
            <text:p text:style-name="P424"><text:span text:style-name="T825">This value can be entered in the "ADC torque step" parameter for a correct ratio in the assistance calculation (only in "Power assist").</text:span><text:span text:style-name="T826"/></text:p>
          </table:table-cell>
        </table:table-row>
        <table:table-row table:style-name="TableRow1608">
          <table:table-cell table:style-name="TableCell160800">
            <text:p text:style-name="P427"><text:span text:style-name="T827">Pedal cadence</text:span><text:span text:style-name="T828"/></text:p>
          </table:table-cell>
          <table:table-cell table:style-name="TableCell160801">
            <text:p text:style-name="P427"><text:span text:style-name="T829">x</text:span><text:span text:style-name="T830"/></text:p>
          </table:table-cell>
          <table:table-cell table:style-name="TableCell160802">
            <text:p text:style-name="P427"><text:span text:style-name="T831">The instantaneous value of the pedal cadence.</text:span><text:span text:style-name="T832"/></text:p>
          </table:table-cell>
        </table:table-row>
        <table:table-row table:style-name="TableRow1609">
          <table:table-cell table:style-name="TableCell160900">
            <text:p text:style-name="P430"><text:span text:style-name="T833">PWM duty-cycle</text:span><text:span text:style-name="T834"/></text:p>
          </table:table-cell>
          <table:table-cell table:style-name="TableCell160901">
            <text:p text:style-name="P430"><text:span text:style-name="T835">x</text:span><text:span text:style-name="T836"/></text:p>
          </table:table-cell>
          <table:table-cell table:style-name="TableCell160902">
            <text:p text:style-name="P430"><text:span text:style-name="T837">These values can fluctuate between 0 and 100 max. Where 0 means 0 battery voltage applied to motor coils while 100 means max battery voltage applied. When this value hits the max of 100, means that the max motor power possible is being applied.</text:span><text:span text:style-name="T838"/></text:p>
          </table:table-cell>
        </table:table-row>
        <table:table-row table:style-name="TableRow1610">
          <table:table-cell table:style-name="TableCell161000">
            <text:p text:style-name="P433"><text:span text:style-name="T839">Motor speed</text:span><text:span text:style-name="T840"/></text:p>
          </table:table-cell>
          <table:table-cell table:style-name="TableCell161001">
            <text:p text:style-name="P433"><text:span text:style-name="T841">x</text:span><text:span text:style-name="T842"/></text:p>
          </table:table-cell>
          <table:table-cell table:style-name="TableCell161002">
            <text:p text:style-name="P433"><text:span text:style-name="T843">In ERPS (electric rotation per second) units. The motor has 8 pairs of magnets inside, meaning each 1 ERPs equal to one RPS (rotation per second).</text:span><text:span text:style-name="T844"/></text:p>
          </table:table-cell>
        </table:table-row>
        <table:table-row table:style-name="TableRow1611">
          <table:table-cell table:style-name="TableCell161100">
            <text:p text:style-name="P436"><text:span text:style-name="T845">Motor FOC</text:span><text:span text:style-name="T846"/></text:p>
          </table:table-cell>
          <table:table-cell table:style-name="TableCell161101">
            <text:p text:style-name="P436"><text:span text:style-name="T847">x</text:span><text:span text:style-name="T848"/></text:p>
          </table:table-cell>
          <table:table-cell table:style-name="TableCell161102">
            <text:p text:style-name="P436"><text:span text:style-name="T849">Angle calculated by FOC algorithm, between 0 and 30. Higher motor phase current and/or higher motor speed makes this value increase.</text:span><text:span text:style-name="T850"/></text:p>
          </table:table-cell>
        </table:table-row>
        <table:table-row table:style-name="TableRow1612">
          <table:table-cell table:style-name="TableCell161200">
            <text:p text:style-name="P439"><text:span text:style-name="T851">Hall sensors</text:span><text:span text:style-name="T852"/></text:p>
          </table:table-cell>
          <table:table-cell table:style-name="TableCell161201">
            <text:p text:style-name="P439"><text:span text:style-name="T853">x</text:span><text:span text:style-name="T854"/></text:p>
          </table:table-cell>
          <table:table-cell table:style-name="TableCell161202">
            <text:p text:style-name="P439"><text:span text:style-name="T855">The current value of the motor hall sensor. You can rotate very slowly the bicycle wheel back backward to see this value changing and it must always follow the next same sequence and values must be only the next ones: 4, 6, 2, 3, 1, 5.</text:span><text:span text:style-name="T856"/></text:p>
          </table:table-cell>
        </table:table-row>
      </table:table>
      <text:p text:style-name="P441"><text:span text:style-name="T857"/></text:p>
      <text:p text:style-name="P441"><text:span text:style-name="T858">Error codes</text:span><text:span text:style-name="T859"/></text:p>
      <text:p text:style-name="P441"><text:span text:style-name="T860">Error codes and description:</text:span></text:p>
      <text:p text:style-name="P441"><text:span text:style-name="T860"><text:line-break/>E02 - ERROR_TORQUE_SENSOR<text:line-break/>A mechanical problem may have occurred with the torque sensor or the calibration at startup has not been performed correctly. A torque was probably applied to the pedals during power on. Switch off and on again so that the system can recalibrate, without forcing the pedals. If the "Torque sensor calibration" function is enabled, check on the display if the value of "Pedal torque ADC offset" with free pedals and "Pedal torque ADC max" with maximum effort, correspond to those entered.</text:span></text:p>
      <text:p text:style-name="P441"><text:span text:style-name="T860">E03 - ERROR_CADENCE_SENSOR<text:line-break/>While pedaling, no pulses are generated by the cadence sensor, possibly faulty.</text:span></text:p>
      <text:p text:style-name="P441"><text:span text:style-name="T860">E04 - ERROR_MOTOR_BLOCKED<text:line-break/>Motor or wheel blocked, excessive current absorption without motor rotation.<text:line-break/>Check the cause. After 6 seconds the error disappears and the bike can be reused.</text:span></text:p>
      <text:p text:style-name="P441"><text:span text:style-name="T860">E08 - ERROR_SPEED_SENSOR<text:line-break/>Faulty speed sensor or magnet too far away.</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